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automatic" fo:background-color="transparent" style:repeat-content="false"/>
      <style:paragraph-properties fo:text-align="start" fo:margin-left="0cm"/>
    </style:style>
    <style:style style:name="ce4" style:family="table-cell" style:parent-style-name="Default" style:data-style-name="N0">
      <style:table-cell-properties style:vertical-align="automatic" style:repeat-content="false"/>
      <style:paragraph-properties fo:text-align="start" fo:margin-left="0cm"/>
    </style:style>
    <style:style style:name="ce5"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6"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7"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8" style:family="table-cell" style:parent-style-name="Default" style:data-style-name="N0">
      <style:table-cell-properties style:vertical-align="automatic" fo:background-color="#FFFF00" style:repeat-content="false"/>
      <style:paragraph-properties fo:text-align="start" fo:margin-left="0cm"/>
    </style:style>
    <style:style style:name="ce9" style:family="table-cell" style:parent-style-name="Default" style:data-style-name="N0">
      <style:table-cell-properties style:vertical-align="automatic" fo:background-color="#FFFF00" style:repeat-content="false"/>
      <style:paragraph-properties fo:text-align="center"/>
    </style:style>
    <style:style style:name="ce10" style:family="table-cell" style:parent-style-name="Default" style:data-style-name="N0">
      <style:table-cell-properties style:vertical-align="automatic" fo:background-color="#FFFFFF" style:repeat-content="false"/>
      <style:paragraph-properties fo:text-align="start" fo:margin-left="0cm"/>
    </style:style>
    <style:style style:name="ce11" style:family="table-cell" style:parent-style-name="Default" style:data-style-name="N0">
      <style:table-cell-properties style:vertical-align="automatic" fo:background-color="#DCE6F1" style:repeat-content="false"/>
      <style:paragraph-properties fo:text-align="start" fo:margin-left="0cm"/>
    </style:style>
    <style:style style:name="ce12" style:family="table-cell" style:parent-style-name="Default" style:data-style-name="N0">
      <style:table-cell-properties style:vertical-align="automatic" fo:background-color="#DCE6F1" style:repeat-content="false"/>
      <style:paragraph-properties fo:text-align="center"/>
      <style:text-properties fo:font-weight="bold" style:font-weight-asian="bold" style:font-weight-complex="bold"/>
    </style:style>
    <style:style style:name="ce13"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style>
    <style:style style:name="ce14" style:family="table-cell" style:parent-style-name="Default" style:data-style-name="N0">
      <style:table-cell-properties style:vertical-align="automatic" fo:background-color="#DCE6F1" style:repeat-content="false"/>
      <style:paragraph-properties fo:text-align="center"/>
    </style:style>
    <style:style style:name="ce15" style:family="table-cell" style:parent-style-name="Default" style:data-style-name="N0">
      <style:table-cell-properties style:vertical-align="automatic" fo:background-color="#FDE9D9" style:repeat-content="false"/>
      <style:paragraph-properties fo:text-align="start" fo:margin-left="0cm"/>
    </style:style>
    <style:style style:name="ce16" style:family="table-cell" style:parent-style-name="Default" style:data-style-name="N0">
      <style:table-cell-properties style:vertical-align="automatic" fo:background-color="#FDE9D9" style:repeat-content="false"/>
      <style:paragraph-properties fo:text-align="center"/>
    </style:style>
    <style:style style:name="ce17" style:family="table-cell" style:parent-style-name="Default" style:data-style-name="N0">
      <style:table-cell-properties style:vertical-align="automatic" fo:background-color="#FFFFFF" style:repeat-content="false"/>
      <style:paragraph-properties fo:text-align="center"/>
    </style:style>
    <style:style style:name="ce18" style:family="table-cell" style:parent-style-name="Default" style:data-style-name="N0">
      <style:table-cell-properties style:vertical-align="middle" fo:background-color="#FFFFFF" style:repeat-content="false"/>
      <style:paragraph-properties fo:text-align="start" fo:margin-left="0cm"/>
    </style:style>
    <style:style style:name="ce19"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20" style:family="table-cell" style:parent-style-name="Default" style:data-style-name="N19">
      <style:table-cell-properties style:vertical-align="automatic" fo:background-color="#FFFFFF" style:repeat-content="false"/>
      <style:paragraph-properties fo:text-align="start" fo:margin-left="0cm"/>
    </style:style>
    <style:style style:name="ce21" style:family="table-cell" style:parent-style-name="Default" style:data-style-name="N15">
      <style:table-cell-properties style:vertical-align="automatic" fo:background-color="#FFFFFF" style:repeat-content="false"/>
      <style:paragraph-properties fo:text-align="start" fo:margin-left="0cm"/>
    </style:style>
    <style:style style:name="ce22"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23" style:family="table-cell" style:parent-style-name="Default" style:data-style-name="N0">
      <style:table-cell-properties style:vertical-align="automatic" style:repeat-content="false"/>
      <style:paragraph-properties fo:text-align="center"/>
    </style:style>
    <style:style style:name="ce24" style:family="table-cell" style:parent-style-name="Default" style:data-style-name="N0">
      <style:table-cell-properties style:vertical-align="middle" style:repeat-content="false"/>
      <style:paragraph-properties fo:text-align="start" fo:margin-left="0cm"/>
    </style:style>
    <style:style style:name="ce25"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26" style:family="table-cell" style:parent-style-name="Default" style:data-style-name="N0">
      <style:table-cell-properties style:vertical-align="automatic" fo:background-color="#EEECE1" style:repeat-content="false"/>
      <style:paragraph-properties fo:text-align="start" fo:margin-left="0cm"/>
    </style:style>
    <style:style style:name="ce27" style:family="table-cell" style:parent-style-name="Default" style:data-style-name="N0">
      <style:table-cell-properties style:vertical-align="automatic"/>
    </style:style>
    <style:style style:name="ce28" style:family="table-cell" style:parent-style-name="Default" style:data-style-name="N0">
      <style:table-cell-properties style:vertical-align="automatic" fo:background-color="#FFFFFF"/>
    </style:style>
    <style:style style:name="ce29"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30"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31"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32" style:family="table-cell" style:parent-style-name="Default" style:data-style-name="N0">
      <style:table-cell-properties fo:background-color="transparent"/>
    </style:style>
    <style:style style:name="ce33" style:family="table-cell" style:parent-style-name="Default" style:data-style-name="N0">
      <style:table-cell-properties fo:background-color="#FFFFFF"/>
    </style:style>
    <style:style style:name="ce34" style:family="table-cell" style:parent-style-name="Default" style:data-style-name="N0">
      <style:table-cell-properties style:vertical-align="automatic" fo:background-color="#FFFF00"/>
    </style:style>
    <style:style style:name="ce35"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style>
    <style:style style:name="ce36" style:family="table-cell" style:parent-style-name="Default" style:data-style-name="N0">
      <style:table-cell-properties style:vertical-align="automatic" fo:background-color="transparent"/>
    </style:style>
    <style:style style:name="ce37" style:family="table-cell" style:parent-style-name="Default" style:data-style-name="N0">
      <style:table-cell-properties style:vertical-align="automatic" fo:background-color="transparent"/>
      <style:text-properties style:text-underline-style="solid" style:text-underline-type="single"/>
    </style:style>
    <style:style style:name="ce38" style:family="table-cell" style:parent-style-name="Default" style:data-style-name="N0">
      <style:table-cell-properties style:vertical-align="automatic"/>
      <style:text-properties style:text-underline-style="solid" style:text-underline-type="single"/>
    </style:style>
    <style:style style:name="ce39" style:family="table-cell" style:parent-style-name="Default" style:data-style-name="N0">
      <style:table-cell-properties style:vertical-align="automatic" fo:background-color="#EEECE1" style:repeat-content="false"/>
      <style:paragraph-properties fo:text-align="center"/>
      <style:text-properties fo:font-weight="bold" style:font-weight-asian="bold" style:font-weight-complex="bold"/>
    </style:style>
    <style:style style:name="ce40" style:family="table-cell" style:parent-style-name="Default" style:data-style-name="N0">
      <style:table-cell-properties style:vertical-align="automatic" fo:background-color="#EEECE1" style:repeat-content="false"/>
      <style:paragraph-properties fo:text-align="center"/>
    </style:style>
    <style:style style:name="ce41" style:family="table-cell" style:parent-style-name="Default" style:data-style-name="N0">
      <style:table-cell-properties fo:border="thin solid #000000" style:vertical-align="automatic" fo:background-color="#DCE6F1" style:repeat-content="false"/>
      <style:paragraph-properties fo:text-align="center"/>
      <style:text-properties fo:font-weight="bold" style:font-weight-asian="bold" style:font-weight-complex="bold"/>
    </style:style>
    <style:style style:name="ce42" style:family="table-cell" style:parent-style-name="Default" style:data-style-name="N0">
      <style:table-cell-properties fo:border="thin solid #000000" style:vertical-align="automatic" fo:background-color="#EEECE1" style:repeat-content="false"/>
      <style:paragraph-properties fo:text-align="center"/>
      <style:text-properties fo:font-weight="bold" style:font-weight-asian="bold" style:font-weight-complex="bold"/>
    </style:style>
    <style:style style:name="ce43" style:family="table-cell" style:parent-style-name="Default" style:data-style-name="N0">
      <style:table-cell-properties style:vertical-align="automatic" fo:background-color="#EEECE1" style:repeat-content="false"/>
      <style:paragraph-properties fo:text-align="end" fo:margin-right="0cm"/>
    </style:style>
    <style:style style:name="ce44" style:family="table-cell" style:parent-style-name="Default" style:data-style-name="N0">
      <style:table-cell-properties style:vertical-align="automatic" fo:background-color="#FFFFFF" style:repeat-content="false"/>
      <style:paragraph-properties fo:text-align="start" fo:margin-left="0cm"/>
      <style:text-properties style:text-underline-style="solid" style:text-underline-type="single"/>
    </style:style>
    <style:style style:name="ce45" style:family="table-cell" style:parent-style-name="Default" style:data-style-name="N0">
      <style:table-cell-properties style:vertical-align="automatic" fo:background-color="#FFFFFF" style:repeat-content="false"/>
      <style:paragraph-properties fo:text-align="end" fo:margin-right="0cm"/>
    </style:style>
    <style:style style:name="ce46" style:family="table-cell" style:parent-style-name="Default" style:data-style-name="N0">
      <style:table-cell-properties fo:background-color="#FFFFFF"/>
      <style:text-properties style:text-underline-style="solid" style:text-underline-type="single"/>
    </style:style>
    <style:style style:name="ce47" style:family="table-cell" style:parent-style-name="Default" style:data-style-name="N19">
      <style:table-cell-properties fo:background-color="#FFFFFF"/>
    </style:style>
    <style:style style:name="ce48" style:family="table-cell" style:parent-style-name="Default" style:data-style-name="N0">
      <style:text-properties style:text-underline-style="solid" style:text-underline-type="single"/>
    </style:style>
    <style:style style:name="ce49" style:family="table-cell" style:parent-style-name="Default" style:data-style-name="N0">
      <style:table-cell-properties style:vertical-align="automatic" fo:background-color="#FFFFFF" style:repeat-content="false"/>
      <style:paragraph-properties fo:text-align="center"/>
      <style:text-properties style:text-underline-style="solid" style:text-underline-type="single"/>
    </style:style>
    <style:style style:name="ce50" style:family="table-cell" style:parent-style-name="Default" style:data-style-name="N0">
      <style:table-cell-properties fo:background-color="transparent"/>
      <style:text-properties style:text-underline-style="solid" style:text-underline-type="single"/>
    </style:style>
    <style:style style:name="ce51"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52"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53" style:family="table-cell" style:parent-style-name="Default" style:data-style-name="N0">
      <style:table-cell-properties style:vertical-align="automatic" fo:background-color="transparent" style:repeat-content="false"/>
      <style:paragraph-properties fo:text-align="center"/>
    </style:style>
    <style:style style:name="ce54"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55" style:family="table-cell" style:parent-style-name="Default" style:data-style-name="N19">
      <style:table-cell-properties style:vertical-align="automatic" fo:background-color="#EEECE1" style:repeat-content="false"/>
      <style:paragraph-properties fo:text-align="start" fo:margin-left="0cm"/>
    </style:style>
    <style:style style:name="ce56"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57"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58"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59" style:family="table-cell" style:parent-style-name="Default" style:data-style-name="N0">
      <style:table-cell-properties style:vertical-align="automatic" fo:background-color="#EEECE1" style:repeat-content="false"/>
      <style:paragraph-properties fo:text-align="start" fo:margin-left="0cm"/>
      <style:text-properties fo:font-weight="bold" style:font-weight-asian="bold" style:font-weight-complex="bold"/>
    </style:style>
    <style:style style:name="ce60" style:family="table-cell" style:parent-style-name="Default" style:data-style-name="N0">
      <style:table-cell-properties style:vertical-align="middle" fo:background-color="#FFFF00" style:repeat-content="false"/>
      <style:paragraph-properties fo:text-align="start" fo:margin-left="0cm"/>
    </style:style>
    <style:style style:name="ce61" style:family="table-cell" style:parent-style-name="Default" style:data-style-name="N0">
      <style:table-cell-properties fo:background-color="#FFFF00"/>
    </style:style>
    <style:style style:name="ce62" style:family="table-cell" style:parent-style-name="Default" style:data-style-name="N15">
      <style:table-cell-properties fo:background-color="#FFFF00"/>
    </style:style>
    <style:style style:name="ce63" style:family="table-cell" style:parent-style-name="Default" style:data-style-name="N0">
      <style:table-cell-properties fo:border="thin solid #000000" style:vertical-align="automatic" fo:background-color="#EEECE1" style:repeat-content="false"/>
      <style:paragraph-properties fo:text-align="center"/>
    </style:style>
    <style:style style:name="ce64" style:family="table-cell" style:parent-style-name="Default" style:data-style-name="N0">
      <style:table-cell-properties fo:border="thin solid #000000" style:vertical-align="automatic" fo:background-color="#FFFFFF" style:repeat-content="false"/>
      <style:paragraph-properties fo:text-align="center"/>
    </style:style>
    <style:style style:name="ce65"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66"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67"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style>
    <style:style style:name="ce68" style:family="table-cell" style:parent-style-name="Default" style:data-style-name="N0">
      <style:table-cell-properties style:vertical-align="automatic" fo:background-color="#FFFFFF" style:repeat-content="false"/>
      <style:paragraph-properties fo:text-align="start" fo:margin-left="0cm"/>
    </style:style>
    <style:style style:name="ce69" style:family="table-cell" style:parent-style-name="Default" style:data-style-name="N0">
      <style:table-cell-properties style:vertical-align="middle" fo:background-color="#FFFFFF" style:repeat-content="false"/>
      <style:paragraph-properties fo:text-align="start" fo:margin-left="0cm"/>
    </style:style>
    <style:style style:name="ce70" style:family="table-cell" style:parent-style-name="Default" style:data-style-name="N0">
      <style:table-cell-properties style:vertical-align="automatic" fo:background-color="#FFFFFF" style:repeat-content="false"/>
      <style:paragraph-properties fo:text-align="start" fo:margin-left="0cm"/>
    </style:style>
    <style:style style:name="ce71" style:family="table-cell" style:parent-style-name="Default" style:data-style-name="N0">
      <style:table-cell-properties style:vertical-align="automatic" fo:background-color="#FFFFFF" style:repeat-content="false"/>
      <style:paragraph-properties fo:text-align="center"/>
    </style:style>
    <style:style style:name="ce72" style:family="table-cell" style:parent-style-name="Default" style:data-style-name="N0">
      <style:table-cell-properties fo:background-color="#FFFFFF"/>
    </style:style>
    <style:style style:name="ce73" style:family="table-cell" style:parent-style-name="Default" style:data-style-name="N0">
      <style:table-cell-properties style:vertical-align="middle" fo:background-color="#FFFFFF" style:repeat-content="false"/>
      <style:paragraph-properties fo:text-align="start" fo:margin-left="0cm"/>
    </style:style>
    <style:style style:name="ce74" style:family="table-cell" style:parent-style-name="Default" style:data-style-name="N0">
      <style:table-cell-properties style:vertical-align="automatic" fo:background-color="#EEECE1" style:repeat-content="false"/>
      <style:paragraph-properties fo:text-align="start" fo:margin-left="0cm"/>
    </style:style>
    <style:style style:name="ce75"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76" style:family="table-cell" style:parent-style-name="Default" style:data-style-name="N0">
      <style:table-cell-properties style:vertical-align="middle" fo:background-color="#FFFFFF" style:repeat-content="false"/>
      <style:paragraph-properties fo:text-align="center"/>
    </style:style>
    <style:style style:name="ce77"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78" style:family="table-cell" style:parent-style-name="Default" style:data-style-name="N0">
      <style:table-cell-properties fo:border-top="thin solid #000000" fo:border-bottom="none" fo:border-left="thin solid #000000" fo:border-right="thin solid #000000" style:vertical-align="automatic" fo:background-color="#FDE9D9" style:repeat-content="false"/>
      <style:paragraph-properties fo:text-align="center"/>
      <style:text-properties fo:font-weight="bold" style:font-weight-asian="bold" style:font-weight-complex="bold"/>
    </style:style>
    <style:style style:name="ce79" style:family="table-cell" style:parent-style-name="Default" style:data-style-name="N0">
      <style:table-cell-properties fo:border="thin solid #000000" style:vertical-align="automatic" fo:background-color="#EEECE1" style:repeat-content="false"/>
      <style:paragraph-properties fo:text-align="center"/>
      <style:text-properties fo:font-weight="bold" style:font-weight-asian="bold" style:font-weight-complex="bold"/>
    </style:style>
    <style:style style:name="ce80" style:family="table-cell" style:parent-style-name="Default" style:data-style-name="N0">
      <style:table-cell-properties fo:border="thin solid #000000" style:vertical-align="automatic" fo:background-color="#DCE6F1" style:repeat-content="false"/>
      <style:paragraph-properties fo:text-align="center"/>
      <style:text-properties fo:font-weight="bold" style:font-weight-asian="bold" style:font-weight-complex="bold"/>
    </style:style>
    <style:style style:name="ce81"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82" style:family="table-cell" style:parent-style-name="Default" style:data-style-name="N0">
      <style:table-cell-properties fo:background-color="#FFFFFF"/>
    </style:style>
    <style:style style:name="ce83" style:family="table-cell" style:parent-style-name="Default" style:data-style-name="N0">
      <style:table-cell-properties style:vertical-align="middle" fo:background-color="#FFFF00" style:repeat-content="false"/>
      <style:paragraph-properties fo:text-align="center"/>
    </style:style>
    <style:style style:name="ce84" style:family="table-cell" style:parent-style-name="Default" style:data-style-name="N0">
      <style:table-cell-properties fo:background-color="transparent"/>
    </style:style>
    <style:style style:name="ce85" style:family="table-cell" style:parent-style-name="Default" style:data-style-name="N0"/>
    <style:style style:name="ce86" style:family="table-cell" style:parent-style-name="Default" style:data-style-name="N0">
      <style:table-cell-properties fo:background-color="#FFFFFF"/>
    </style:style>
    <style:style style:name="ce87" style:family="table-cell" style:parent-style-name="Default" style:data-style-name="N0">
      <style:table-cell-properties style:vertical-align="automatic" fo:background-color="#FFFFFF" style:repeat-content="false"/>
      <style:paragraph-properties fo:text-align="start" fo:margin-left="0cm"/>
    </style:style>
    <style:style style:name="ce88" style:family="table-cell" style:parent-style-name="Default" style:data-style-name="N0">
      <style:table-cell-properties style:vertical-align="automatic" fo:background-color="#FFFFFF" style:repeat-content="false"/>
      <style:paragraph-properties fo:text-align="end" fo:margin-right="0cm"/>
    </style:style>
    <style:style style:name="ce89" style:family="table-cell" style:parent-style-name="Default" style:data-style-name="N0">
      <style:table-cell-properties style:vertical-align="middle" fo:background-color="#FFFFFF" style:repeat-content="false"/>
      <style:paragraph-properties fo:text-align="start" fo:margin-left="0cm"/>
    </style:style>
    <style:style style:name="ce90" style:family="table-cell" style:parent-style-name="Default" style:data-style-name="N0">
      <style:table-cell-properties style:vertical-align="automatic" style:repeat-content="false"/>
      <style:paragraph-properties fo:text-align="start" fo:margin-left="0cm"/>
    </style:style>
    <style:style style:name="ce91" style:family="table-cell" style:parent-style-name="Default" style:data-style-name="N0">
      <style:table-cell-properties style:vertical-align="automatic" fo:background-color="transparent" style:repeat-content="false"/>
      <style:paragraph-properties fo:text-align="start" fo:margin-left="0cm"/>
    </style:style>
    <style:style style:name="ce92" style:family="table-cell" style:parent-style-name="Default" style:data-style-name="N19">
      <style:table-cell-properties fo:background-color="#FFFFFF"/>
    </style:style>
    <style:style style:name="ce93" style:family="table-cell" style:parent-style-name="Default" style:data-style-name="N0">
      <style:table-cell-properties style:vertical-align="automatic" fo:background-color="#FFFFFF" style:repeat-content="false"/>
      <style:paragraph-properties fo:text-align="center"/>
    </style:style>
    <style:style style:name="ce94" style:family="table-cell" style:parent-style-name="Default" style:data-style-name="N19">
      <style:table-cell-properties style:vertical-align="automatic" fo:background-color="#EEECE1" style:repeat-content="false"/>
      <style:paragraph-properties fo:text-align="start" fo:margin-left="0cm"/>
    </style:style>
    <style:style style:name="ce95" style:family="table-cell" style:parent-style-name="Default" style:data-style-name="N21">
      <style:table-cell-properties style:vertical-align="automatic" fo:background-color="#EEECE1" style:repeat-content="false"/>
      <style:paragraph-properties fo:text-align="start" fo:margin-left="0cm"/>
    </style:style>
    <style:style style:name="ce96" style:family="table-cell" style:parent-style-name="Default" style:data-style-name="N21">
      <style:table-cell-properties style:vertical-align="automatic" fo:background-color="#FFFFFF" style:repeat-content="false"/>
      <style:paragraph-properties fo:text-align="start" fo:margin-left="0cm"/>
    </style:style>
    <style:style style:name="ce97"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98"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99"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100"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fo:font-weight="bold" style:font-weight-asian="bold" style:font-weight-complex="bold"/>
    </style:style>
    <style:style style:name="ce101"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02" style:family="table-cell" style:parent-style-name="Default" style:data-style-name="N0">
      <style:table-cell-properties style:vertical-align="automatic" fo:background-color="transparent" style:repeat-content="false"/>
      <style:paragraph-properties fo:text-align="start" fo:margin-left="0cm"/>
    </style:style>
    <style:style style:name="ce103" style:family="table-cell" style:parent-style-name="Default" style:data-style-name="N0">
      <style:table-cell-properties style:vertical-align="automatic" style:repeat-content="false"/>
      <style:paragraph-properties fo:text-align="start" fo:margin-left="0cm"/>
    </style:style>
    <style:style style:name="ce104"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105"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106"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107" style:family="table-cell" style:parent-style-name="Default" style:data-style-name="N0">
      <style:table-cell-properties style:vertical-align="automatic" fo:background-color="#FFFF00" style:repeat-content="false"/>
      <style:paragraph-properties fo:text-align="start" fo:margin-left="0cm"/>
    </style:style>
    <style:style style:name="ce108" style:family="table-cell" style:parent-style-name="Default" style:data-style-name="N0">
      <style:table-cell-properties style:vertical-align="automatic" fo:background-color="#FFFF00" style:repeat-content="false"/>
      <style:paragraph-properties fo:text-align="center"/>
    </style:style>
    <style:style style:name="ce109" style:family="table-cell" style:parent-style-name="Default" style:data-style-name="N0">
      <style:table-cell-properties style:vertical-align="automatic" fo:background-color="#FFFFFF" style:repeat-content="false"/>
      <style:paragraph-properties fo:text-align="start" fo:margin-left="0cm"/>
    </style:style>
    <style:style style:name="ce110" style:family="table-cell" style:parent-style-name="Default" style:data-style-name="N0">
      <style:table-cell-properties style:vertical-align="automatic" fo:background-color="#DCE6F1" style:repeat-content="false"/>
      <style:paragraph-properties fo:text-align="start" fo:margin-left="0cm"/>
    </style:style>
    <style:style style:name="ce111" style:family="table-cell" style:parent-style-name="Default" style:data-style-name="N0">
      <style:table-cell-properties style:vertical-align="automatic" fo:background-color="#DCE6F1" style:repeat-content="false"/>
      <style:paragraph-properties fo:text-align="center"/>
      <style:text-properties fo:font-weight="bold" style:font-weight-asian="bold" style:font-weight-complex="bold"/>
    </style:style>
    <style:style style:name="ce112"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style>
    <style:style style:name="ce113" style:family="table-cell" style:parent-style-name="Default" style:data-style-name="N0"/>
    <style:style style:name="ce114" style:family="table-cell" style:parent-style-name="Default" style:data-style-name="N0">
      <style:table-cell-properties style:vertical-align="automatic" fo:background-color="#DCE6F1" style:repeat-content="false"/>
      <style:paragraph-properties fo:text-align="center"/>
    </style:style>
    <style:style style:name="ce115" style:family="table-cell" style:parent-style-name="Default" style:data-style-name="N0">
      <style:table-cell-properties fo:background-color="#FFFFFF"/>
    </style:style>
    <style:style style:name="ce116" style:family="table-cell" style:parent-style-name="Default" style:data-style-name="N0">
      <style:table-cell-properties style:vertical-align="automatic" fo:background-color="#FDE9D9" style:repeat-content="false"/>
      <style:paragraph-properties fo:text-align="start" fo:margin-left="0cm"/>
    </style:style>
    <style:style style:name="ce117" style:family="table-cell" style:parent-style-name="Default" style:data-style-name="N0">
      <style:table-cell-properties style:vertical-align="automatic" fo:background-color="#FDE9D9" style:repeat-content="false"/>
      <style:paragraph-properties fo:text-align="center"/>
      <style:text-properties fo:font-weight="bold" style:font-weight-asian="bold" style:font-weight-complex="bold"/>
    </style:style>
    <style:style style:name="ce118" style:family="table-cell" style:parent-style-name="Default" style:data-style-name="N0">
      <style:table-cell-properties style:vertical-align="automatic" fo:background-color="#FDE9D9" style:repeat-content="false"/>
      <style:paragraph-properties fo:text-align="center"/>
    </style:style>
    <style:style style:name="ce119"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20" style:family="table-cell" style:parent-style-name="Default" style:data-style-name="N0">
      <style:table-cell-properties style:vertical-align="automatic" fo:background-color="#FFFFFF" style:repeat-content="false"/>
      <style:paragraph-properties fo:text-align="center"/>
    </style:style>
    <style:style style:name="ce121" style:family="table-cell" style:parent-style-name="Default" style:data-style-name="N0">
      <style:table-cell-properties style:vertical-align="middle" fo:background-color="#FFFFFF" style:repeat-content="false"/>
      <style:paragraph-properties fo:text-align="start" fo:margin-left="0cm"/>
    </style:style>
    <style:style style:name="ce122"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123" style:family="table-cell" style:parent-style-name="Default" style:data-style-name="N19">
      <style:table-cell-properties style:vertical-align="automatic" fo:background-color="#FFFFFF" style:repeat-content="false"/>
      <style:paragraph-properties fo:text-align="start" fo:margin-left="0cm"/>
    </style:style>
    <style:style style:name="ce124" style:family="table-cell" style:parent-style-name="Default" style:data-style-name="N15">
      <style:table-cell-properties style:vertical-align="automatic" fo:background-color="#FFFFFF" style:repeat-content="false"/>
      <style:paragraph-properties fo:text-align="start" fo:margin-left="0cm"/>
    </style:style>
    <style:style style:name="ce125"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126" style:family="table-cell" style:parent-style-name="Default" style:data-style-name="N0">
      <style:table-cell-properties style:vertical-align="automatic" style:repeat-content="false"/>
      <style:paragraph-properties fo:text-align="center"/>
    </style:style>
    <style:style style:name="ce127" style:family="table-cell" style:parent-style-name="Default" style:data-style-name="N0">
      <style:table-cell-properties style:vertical-align="middle" style:repeat-content="false"/>
      <style:paragraph-properties fo:text-align="start" fo:margin-left="0cm"/>
    </style:style>
    <style:style style:name="ce128" style:family="table-cell" style:parent-style-name="Default" style:data-style-name="N0">
      <style:table-cell-properties style:vertical-align="automatic" fo:background-color="#FFFF00" style:repeat-content="false"/>
      <style:paragraph-properties fo:text-align="start" fo:margin-left="0cm"/>
    </style:style>
    <style:style style:name="ce129" style:family="table-cell" style:parent-style-name="Default" style:data-style-name="N0">
      <style:table-cell-properties style:vertical-align="automatic" fo:background-color="#FFFF00" style:repeat-content="false"/>
      <style:paragraph-properties fo:text-align="start" fo:margin-left="0cm"/>
    </style:style>
    <style:style style:name="ce130" style:family="table-cell" style:parent-style-name="Default" style:data-style-name="N0">
      <style:table-cell-properties fo:background-color="#FFFF00"/>
    </style:style>
    <style:style style:name="ce131" style:family="table-cell" style:parent-style-name="Default" style:data-style-name="N0">
      <style:table-cell-properties style:vertical-align="middle" fo:background-color="#FFFFFF" style:repeat-content="false"/>
      <style:paragraph-properties fo:text-align="center"/>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0.370416666666667cm" style:use-optimal-column-width="true"/>
    </style:style>
    <style:style style:name="co2" style:family="table-column">
      <style:table-column-properties fo:break-before="auto" style:column-width="1.984375cm"/>
    </style:style>
    <style:style style:name="co3" style:family="table-column">
      <style:table-column-properties fo:break-before="auto" style:column-width="0.502708333333333cm" style:use-optimal-column-width="true"/>
    </style:style>
    <style:style style:name="co4" style:family="table-column">
      <style:table-column-properties fo:break-before="auto" style:column-width="0.687916666666667cm" style:use-optimal-column-width="true"/>
    </style:style>
    <style:style style:name="co5" style:family="table-column">
      <style:table-column-properties fo:break-before="auto" style:column-width="4.78895833333333cm"/>
    </style:style>
    <style:style style:name="co6" style:family="table-column">
      <style:table-column-properties fo:break-before="auto" style:column-width="7.88458333333333cm"/>
    </style:style>
    <style:style style:name="co7" style:family="table-column">
      <style:table-column-properties fo:break-before="auto" style:column-width="3.59833333333333cm"/>
    </style:style>
    <style:style style:name="co8" style:family="table-column">
      <style:table-column-properties fo:break-before="auto" style:column-width="1.95791666666667cm" style:use-optimal-column-width="true"/>
    </style:style>
    <style:style style:name="co9" style:family="table-column">
      <style:table-column-properties fo:break-before="auto" style:column-width="2.16958333333333cm"/>
    </style:style>
    <style:style style:name="co10" style:family="table-column">
      <style:table-column-properties fo:break-before="auto" style:column-width="2.48708333333333cm"/>
    </style:style>
    <style:style style:name="co11" style:family="table-column">
      <style:table-column-properties fo:break-before="auto" style:column-width="2.56645833333333cm"/>
    </style:style>
    <style:style style:name="co12" style:family="table-column">
      <style:table-column-properties fo:break-before="auto" style:column-width="2.91041666666667cm"/>
    </style:style>
    <style:style style:name="co13" style:family="table-column">
      <style:table-column-properties fo:break-before="auto" style:column-width="2.11666666666667cm"/>
    </style:style>
    <style:style style:name="co14" style:family="table-column">
      <style:table-column-properties fo:break-before="auto" style:column-width="0.47625cm" style:use-optimal-column-width="true"/>
    </style:style>
    <style:style style:name="co15" style:family="table-column">
      <style:table-column-properties fo:break-before="auto" style:column-width="2.06375cm" style:use-optimal-column-width="true"/>
    </style:style>
    <style:style style:name="co16" style:family="table-column">
      <style:table-column-properties fo:break-before="auto" style:column-width="4.07458333333333cm" style:use-optimal-column-width="true"/>
    </style:style>
    <style:style style:name="co17" style:family="table-column">
      <style:table-column-properties fo:break-before="auto" style:column-width="4.048125cm" style:use-optimal-column-width="true"/>
    </style:style>
    <style:style style:name="co18" style:family="table-column">
      <style:table-column-properties fo:break-before="auto" style:column-width="2.143125cm" style:use-optimal-column-width="true"/>
    </style:style>
    <style:style style:name="co19" style:family="table-column">
      <style:table-column-properties fo:break-before="auto" style:column-width="2.619375cm" style:use-optimal-column-width="true"/>
    </style:style>
    <style:style style:name="co20" style:family="table-column">
      <style:table-column-properties fo:break-before="auto" style:column-width="0.635cm" style:use-optimal-column-width="true"/>
    </style:style>
    <style:style style:name="co21" style:family="table-column">
      <style:table-column-properties fo:break-before="auto" style:column-width="0.661458333333333cm" style:use-optimal-column-width="true"/>
    </style:style>
    <style:style style:name="co22" style:family="table-column">
      <style:table-column-properties fo:break-before="auto" style:column-width="4.206875cm"/>
    </style:style>
    <style:style style:name="co23" style:family="table-column">
      <style:table-column-properties fo:break-before="auto" style:column-width="7.27604166666667cm" style:use-optimal-column-width="true"/>
    </style:style>
    <style:style style:name="co24" style:family="table-column">
      <style:table-column-properties fo:break-before="auto" style:column-width="2.35479166666667cm"/>
    </style:style>
    <style:style style:name="co25" style:family="table-column">
      <style:table-column-properties fo:break-before="auto" style:column-width="2.778125cm"/>
    </style:style>
    <style:style style:name="co26" style:family="table-column">
      <style:table-column-properties fo:break-before="auto" style:column-width="0.555625cm" style:use-optimal-column-width="true"/>
    </style:style>
    <style:style style:name="co27" style:family="table-column">
      <style:table-column-properties fo:break-before="auto" style:column-width="3.38666666666667cm" style:use-optimal-column-width="true"/>
    </style:style>
    <style:style style:name="co28" style:family="table-column">
      <style:table-column-properties fo:break-before="auto" style:column-width="0.343958333333333cm" style:use-optimal-column-width="true"/>
    </style:style>
    <style:style style:name="co29" style:family="table-column">
      <style:table-column-properties fo:break-before="auto" style:column-width="0cm"/>
    </style:style>
    <style:style style:name="co30" style:family="table-column">
      <style:table-column-properties fo:break-before="auto" style:column-width="1.5875cm"/>
    </style:style>
    <style:style style:name="co31" style:family="table-column">
      <style:table-column-properties fo:break-before="auto" style:column-width="1.53458333333333cm"/>
    </style:style>
    <style:style style:name="co32" style:family="table-column">
      <style:table-column-properties fo:break-before="auto" style:column-width="5.84729166666667cm" style:use-optimal-column-width="true"/>
    </style:style>
    <style:style style:name="co33" style:family="table-column">
      <style:table-column-properties fo:break-before="auto" style:column-width="7.48770833333333cm"/>
    </style:style>
    <style:style style:name="co34" style:family="table-column">
      <style:table-column-properties fo:break-before="auto" style:column-width="1.74625cm"/>
    </style:style>
    <style:style style:name="co35" style:family="table-column">
      <style:table-column-properties fo:break-before="auto" style:column-width="0.502708333333333cm"/>
    </style:style>
    <style:style style:name="co36" style:family="table-column">
      <style:table-column-properties fo:break-before="auto" style:column-width="1.24354166666667cm"/>
    </style:style>
    <style:style style:name="co37" style:family="table-column">
      <style:table-column-properties fo:break-before="auto" style:column-width="0.47625cm"/>
    </style:style>
    <style:style style:name="co38" style:family="table-column">
      <style:table-column-properties fo:break-before="auto" style:column-width="0.661458333333333cm"/>
    </style:style>
    <style:style style:name="co39" style:family="table-column">
      <style:table-column-properties fo:break-before="auto" style:column-width="1.42875cm"/>
    </style:style>
    <style:style style:name="co40" style:family="table-column">
      <style:table-column-properties fo:break-before="auto" style:column-width="3.78354166666667cm"/>
    </style:style>
    <style:style style:name="co41" style:family="table-column">
      <style:table-column-properties fo:break-before="auto" style:column-width="0.343958333333333cm"/>
    </style:style>
    <style:style style:name="co42" style:family="table-column">
      <style:table-column-properties fo:break-before="auto" style:column-width="1.29645833333333cm"/>
    </style:style>
    <style:style style:name="co43" style:family="table-column">
      <style:table-column-properties fo:break-before="auto" style:column-width="1.77270833333333cm"/>
    </style:style>
    <style:style style:name="co44" style:family="table-column">
      <style:table-column-properties fo:break-before="auto" style:column-width="1.45520833333333cm"/>
    </style:style>
    <style:style style:name="co45" style:family="table-column">
      <style:table-column-properties fo:break-before="auto" style:column-width="4.02166666666667cm"/>
    </style:style>
    <style:style style:name="co46" style:family="table-column">
      <style:table-column-properties fo:break-before="auto" style:column-width="0.846666666666667cm"/>
    </style:style>
    <style:style style:name="co47" style:family="table-column">
      <style:table-column-properties fo:break-before="auto" style:column-width="3.33375cm"/>
    </style:style>
    <style:style style:name="co48" style:family="table-column">
      <style:table-column-properties fo:break-before="auto" style:column-width="2.80458333333333cm" style:use-optimal-column-width="true"/>
    </style:style>
    <style:style style:name="co49" style:family="table-column">
      <style:table-column-properties fo:break-before="auto" style:column-width="1.508125cm"/>
    </style:style>
    <style:style style:name="co50" style:family="table-column">
      <style:table-column-properties fo:break-before="auto" style:column-width="1.00541666666667cm"/>
    </style:style>
    <style:style style:name="co51" style:family="table-column">
      <style:table-column-properties fo:break-before="auto" style:column-width="2.98979166666667cm"/>
    </style:style>
    <style:style style:name="co52" style:family="table-column">
      <style:table-column-properties fo:break-before="auto" style:column-width="1.349375cm"/>
    </style:style>
    <style:style style:name="co53" style:family="table-column">
      <style:table-column-properties fo:break-before="auto" style:column-width="2.32833333333333cm"/>
    </style:style>
    <style:style style:name="co54" style:family="table-column">
      <style:table-column-properties fo:break-before="auto" style:column-width="0.529166666666667cm" style:use-optimal-column-width="true"/>
    </style:style>
    <style:style style:name="co55" style:family="table-column">
      <style:table-column-properties fo:break-before="auto" style:column-width="0.714375cm"/>
    </style:style>
    <style:style style:name="co56" style:family="table-column">
      <style:table-column-properties fo:break-before="auto" style:column-width="1.79916666666667cm"/>
    </style:style>
    <style:style style:name="co57" style:family="table-column">
      <style:table-column-properties fo:break-before="auto" style:column-width="6.85270833333333cm"/>
    </style:style>
    <style:style style:name="co58" style:family="table-column">
      <style:table-column-properties fo:break-before="auto" style:column-width="8.255cm"/>
    </style:style>
    <style:style style:name="co59" style:family="table-column">
      <style:table-column-properties fo:break-before="auto" style:column-width="2.56645833333333cm" style:use-optimal-column-width="true"/>
    </style:style>
    <style:style style:name="co60" style:family="table-column">
      <style:table-column-properties fo:break-before="auto" style:column-width="2.8575cm"/>
    </style:style>
    <style:style style:name="co61" style:family="table-column">
      <style:table-column-properties fo:break-before="auto" style:column-width="8.04333333333333cm" style:use-optimal-column-width="true"/>
    </style:style>
    <style:style style:name="co62" style:family="table-column">
      <style:table-column-properties fo:break-before="auto" style:column-width="0.687916666666667cm"/>
    </style:style>
    <style:style style:name="co63" style:family="table-column">
      <style:table-column-properties fo:break-before="auto" style:column-width="2.09020833333333cm"/>
    </style:style>
    <style:style style:name="co64" style:family="table-column">
      <style:table-column-properties fo:break-before="auto" style:column-width="8.38729166666667cm" style:use-optimal-column-width="true"/>
    </style:style>
    <style:style style:name="co65" style:family="table-column">
      <style:table-column-properties fo:break-before="auto" style:column-width="2.24895833333333cm"/>
    </style:style>
    <style:style style:name="co66" style:family="table-column">
      <style:table-column-properties fo:break-before="auto" style:column-width="4.07458333333333cm"/>
    </style:style>
    <style:style style:name="co67" style:family="table-column">
      <style:table-column-properties fo:break-before="auto" style:column-width="1.05833333333333cm"/>
    </style:style>
    <style:style style:name="co68" style:family="table-column">
      <style:table-column-properties fo:break-before="auto" style:column-width="2.03729166666667cm"/>
    </style:style>
    <style:style style:name="co69" style:family="table-column">
      <style:table-column-properties fo:break-before="auto" style:column-width="1.21708333333333cm"/>
    </style:style>
    <style:style style:name="co70" style:family="table-column">
      <style:table-column-properties fo:break-before="auto" style:column-width="2.27541666666667cm"/>
    </style:style>
    <style:style style:name="co71" style:family="table-column">
      <style:table-column-properties fo:break-before="auto" style:column-width="0.926041666666667cm"/>
    </style:style>
    <style:style style:name="co72" style:family="table-column">
      <style:table-column-properties fo:break-before="auto" style:column-width="1.11125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EG-Convictions" table:style-name="ta1">
        <table:table-column table:style-name="co1" table:default-cell-style-name="ce102"/>
        <table:table-column table:style-name="co2" table:number-columns-repeated="6" table:default-cell-style-name="ce103"/>
        <table:table-column table:style-name="co3" table:number-columns-repeated="2" table:default-cell-style-name="ce103"/>
        <table:table-column table:style-name="co4" table:number-columns-repeated="8" table:default-cell-style-name="ce103"/>
        <table:table-column table:style-name="co5" table:default-cell-style-name="ce103"/>
        <table:table-column table:style-name="co6" table:default-cell-style-name="ce103"/>
        <table:table-column table:style-name="co7" table:default-cell-style-name="ce103"/>
        <table:table-column table:style-name="co8" table:default-cell-style-name="ce126"/>
        <table:table-column table:style-name="co9" table:default-cell-style-name="ce127"/>
        <table:table-column table:style-name="co10" table:default-cell-style-name="ce127"/>
        <table:table-column table:style-name="co11" table:default-cell-style-name="ce103"/>
        <table:table-column table:style-name="co12" table:default-cell-style-name="ce103"/>
        <table:table-column table:style-name="co13" table:number-columns-repeated="16359" table:default-cell-style-name="ce103"/>
        <table:table-row table:style-name="ro1">
          <table:table-cell office:value-type="float" office:value="1" table:style-name="ce97">
            <text:p>1</text:p>
          </table:table-cell>
          <table:table-cell office:value-type="float" office:value="2" table:style-name="ce98">
            <text:p>2</text:p>
          </table:table-cell>
          <table:table-cell office:value-type="float" office:value="3" table:style-name="ce97">
            <text:p>3</text:p>
          </table:table-cell>
          <table:table-cell office:value-type="float" office:value="4" table:style-name="ce98">
            <text:p>4</text:p>
          </table:table-cell>
          <table:table-cell office:value-type="float" office:value="5" table:style-name="ce97">
            <text:p>5</text:p>
          </table:table-cell>
          <table:table-cell office:value-type="float" office:value="6" table:style-name="ce98">
            <text:p>6</text:p>
          </table:table-cell>
          <table:table-cell office:value-type="float" office:value="7" table:style-name="ce97">
            <text:p>7</text:p>
          </table:table-cell>
          <table:table-cell office:value-type="float" office:value="8" table:style-name="ce98">
            <text:p>8</text:p>
          </table:table-cell>
          <table:table-cell office:value-type="float" office:value="9" table:style-name="ce97">
            <text:p>9</text:p>
          </table:table-cell>
          <table:table-cell office:value-type="float" office:value="10" table:style-name="ce98">
            <text:p>10</text:p>
          </table:table-cell>
          <table:table-cell office:value-type="float" office:value="11" table:style-name="ce97">
            <text:p>11</text:p>
          </table:table-cell>
          <table:table-cell office:value-type="float" office:value="12" table:style-name="ce98">
            <text:p>12</text:p>
          </table:table-cell>
          <table:table-cell office:value-type="float" office:value="13" table:style-name="ce97">
            <text:p>13</text:p>
          </table:table-cell>
          <table:table-cell office:value-type="float" office:value="14" table:style-name="ce98">
            <text:p>14</text:p>
          </table:table-cell>
          <table:table-cell office:value-type="float" office:value="15" table:style-name="ce97">
            <text:p>15</text:p>
          </table:table-cell>
          <table:table-cell office:value-type="float" office:value="16" table:style-name="ce98">
            <text:p>16</text:p>
          </table:table-cell>
          <table:table-cell office:value-type="float" office:value="17" table:style-name="ce97">
            <text:p>17</text:p>
          </table:table-cell>
          <table:table-cell office:value-type="float" office:value="18" table:style-name="ce98">
            <text:p>18</text:p>
          </table:table-cell>
          <table:table-cell office:value-type="float" office:value="19" table:style-name="ce97">
            <text:p>19</text:p>
          </table:table-cell>
          <table:table-cell office:value-type="float" office:value="20" table:style-name="ce98">
            <text:p>20</text:p>
          </table:table-cell>
          <table:table-cell office:value-type="float" office:value="21" table:style-name="ce99">
            <text:p>21</text:p>
          </table:table-cell>
          <table:table-cell office:value-type="float" office:value="22" table:style-name="ce98">
            <text:p>22</text:p>
          </table:table-cell>
          <table:table-cell office:value-type="float" office:value="23" table:style-name="ce97">
            <text:p>23</text:p>
          </table:table-cell>
          <table:table-cell office:value-type="float" office:value="24" table:style-name="ce98">
            <text:p>24</text:p>
          </table:table-cell>
          <table:table-cell office:value-type="float" office:value="25" table:style-name="ce97">
            <text:p>25</text:p>
          </table:table-cell>
          <table:table-cell table:style-name="ce100"/>
          <table:table-cell table:number-columns-repeated="16358" table:style-name="ce101"/>
        </table:table-row>
        <table:table-row table:style-name="ro1">
          <table:table-cell table:style-name="ce102"/>
          <table:table-cell table:style-name="ce103"/>
          <table:table-cell table:number-columns-repeated="15" table:style-name="ce101"/>
          <table:table-cell office:value-type="string" table:style-name="ce101">
            <text:p>Name</text:p>
          </table:table-cell>
          <table:table-cell office:value-type="string" table:style-name="ce101">
            <text:p>Description</text:p>
          </table:table-cell>
          <table:table-cell office:value-type="string" table:style-name="ce101">
            <text:p>Value(example)</text:p>
          </table:table-cell>
          <table:table-cell office:value-type="string" table:style-name="ce104">
            <text:p>Cardinality</text:p>
          </table:table-cell>
          <table:table-cell office:value-type="string" table:style-name="ce105">
            <text:p>PropertyDataType</text:p>
          </table:table-cell>
          <table:table-cell office:value-type="string" table:style-name="ce105">
            <text:p>ElementUUID</text:p>
          </table:table-cell>
          <table:table-cell office:value-type="string" table:style-name="ce101">
            <text:p>Element Code</text:p>
          </table:table-cell>
          <table:table-cell office:value-type="string" table:style-name="ce101">
            <text:p>Comment</text:p>
          </table:table-cell>
          <table:table-cell table:style-name="ce106"/>
          <table:table-cell table:number-columns-repeated="16358"/>
        </table:table-row>
        <table:table-row table:style-name="ro1">
          <table:table-cell office:value-type="float" office:value="1" table:style-name="ce102">
            <text:p>1</text:p>
          </table:table-cell>
          <table:table-cell office:value-type="string" table:style-name="ce107">
            <text:p>{CRITERION</text:p>
          </table:table-cell>
          <table:table-cell table:number-columns-repeated="15" table:style-name="ce107"/>
          <table:table-cell office:value-type="string" table:style-name="ce107">
            <text:p>Participation in a criminal organisation</text:p>
          </table:table-cell>
          <table:table-cell office:value-type="string" table:style-name="ce107">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107">
            <text:p><text:s/></text:p>
          </table:table-cell>
          <table:table-cell office:value-type="string" table:style-name="ce108">
            <text:p><text:s/></text:p>
          </table:table-cell>
          <table:table-cell office:value-type="string" table:style-name="ce107">
            <text:p><text:s/></text:p>
          </table:table-cell>
          <table:table-cell office:value-type="string" table:style-name="ce107">
            <text:p>005eb9ed-1347-4ca3-bb29-9bc0db64e1ab</text:p>
          </table:table-cell>
          <table:table-cell office:value-type="string" table:style-name="ce107">
            <text:p>CRITERION.EXCLUSION.CONVICTIONS.PARTICIPATION_IN_CRIMINAL_ORGANISATION</text:p>
          </table:table-cell>
          <table:table-cell office:value-type="string" table:style-name="ce107">
            <text:p>REGULATED_EG-Convictions_DS</text:p>
          </table:table-cell>
          <table:table-cell table:style-name="ce106"/>
          <table:table-cell table:number-columns-repeated="16358"/>
        </table:table-row>
        <table:table-row table:style-name="ro1">
          <table:table-cell table:style-name="ce102"/>
          <table:table-cell table:style-name="ce109"/>
          <table:table-cell office:value-type="string" table:style-name="ce110">
            <text:p>{SUBCRITERION</text:p>
          </table:table-cell>
          <table:table-cell table:number-columns-repeated="14" table:style-name="ce110"/>
          <table:table-cell office:value-type="string" table:style-name="ce110">
            <text:p><text:s/>[Name of the National Criterion]</text:p>
          </table:table-cell>
          <table:table-cell office:value-type="string" table:style-name="ce110">
            <text:p>[Description of the National Criterion ]</text:p>
          </table:table-cell>
          <table:table-cell table:style-name="ce110"/>
          <table:table-cell office:value-type="string" table:style-name="ce111">
            <text:p>0..n</text:p>
          </table:table-cell>
          <table:table-cell office:value-type="string" table:style-name="ce110">
            <text:p><text:s/></text:p>
          </table:table-cell>
          <table:table-cell office:value-type="string" table:style-name="ce110">
            <text:p>e6b21867-95b5-4549-8180-f4673219b179</text:p>
          </table:table-cell>
          <table:table-cell office:value-type="string" table:style-name="ce110">
            <text:p>ON*</text:p>
          </table:table-cell>
          <table:table-cell office:value-type="string" table:style-name="ce112">
            <text:p>Subcriterions are used to specify National Criteria, which get their UUIDs from e-Certi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float" office:value="1" table:style-name="ce114">
            <text:p>1</text:p>
          </table:table-cell>
          <table:table-cell office:value-type="string" table:style-name="ce110">
            <text:p><text:s/></text:p>
          </table:table-cell>
          <table:table-cell office:value-type="string" table:style-name="ce110">
            <text:p>8c39b505-8abe-44fa-a3e0-f2d78b9d8224</text:p>
          </table:table-cell>
          <table:table-cell office:value-type="string" table:style-name="ce110">
            <text:p>ON*</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CAPTION}</text:p>
          </table:table-cell>
          <table:table-cell table:number-columns-repeated="13" table:style-name="ce110"/>
          <table:table-cell office:value-type="string" table:style-name="ce110">
            <text:p>[Additional information; e.g. no evidences online]</text:p>
          </table:table-cell>
          <table:table-cell table:style-name="ce110"/>
          <table:table-cell office:value-type="float" office:value="1" table:style-name="ce114">
            <text:p>1</text:p>
          </table:table-cell>
          <table:table-cell office:value-type="string" table:style-name="ce110">
            <text:p>NONE</text:p>
          </table:table-cell>
          <table:table-cell office:value-type="string" table:style-name="ce110">
            <text:p><text:s/></text:p>
          </table:table-cell>
          <table:table-cell office:value-type="string" table:style-name="ce110">
            <text:p><text:s/></text:p>
          </table:table-cell>
          <table:table-cell office:value-type="string" table:style-name="ce112">
            <text:p>UUIDs for CAPTIONS, REQUIREMENT and QUESTIONS must be geenerated automatically</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QUESTION}</text:p>
          </table:table-cell>
          <table:table-cell table:number-columns-repeated="13" table:style-name="ce110"/>
          <table:table-cell office:value-type="string" table:style-name="ce110">
            <text:p>Your Answer</text:p>
          </table:table-cell>
          <table:table-cell table:style-name="ce110"/>
          <table:table-cell office:value-type="float" office:value="1" table:style-name="ce114">
            <text:p>1</text:p>
          </table:table-cell>
          <table:table-cell office:value-type="string" table:style-name="ce110">
            <text:p>INDICATOR</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string" table:style-name="ce114">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10">
            <text:p>SUBCRITERION}</text:p>
          </table:table-cell>
          <table:table-cell table:number-columns-repeated="17" table:style-name="ce110"/>
          <table:table-cell table:style-name="ce114"/>
          <table:table-cell table:number-columns-repeated="4" table:style-name="ce110"/>
          <table:table-cell table:style-name="ce106"/>
          <table:table-cell table:number-columns-repeated="16358" table:style-name="ce113"/>
        </table:table-row>
        <table:table-row table:style-name="ro1">
          <table:table-cell office:value-type="string" table:style-name="ce102">
            <text:p><text:s/></text:p>
          </table:table-cell>
          <table:table-cell office:value-type="string" table:style-name="ce115">
            <text:p><text:s/></text:p>
          </table:table-cell>
          <table:table-cell office:value-type="string" table:style-name="ce116">
            <text:p>{LEGISLATION}</text:p>
          </table:table-cell>
          <table:table-cell table:number-columns-repeated="17" table:style-name="ce116"/>
          <table:table-cell office:value-type="string" table:style-name="ce117">
            <text:p>0..n</text:p>
          </table:table-cell>
          <table:table-cell table:style-name="ce116"/>
          <table:table-cell office:value-type="string" table:style-name="ce116">
            <text:p>c753a2c5-59e6-4970-b6eb-27224e96bf76</text:p>
          </table:table-cell>
          <table:table-cell office:value-type="string" table:style-name="ce118">
            <text:p><text:s/></text:p>
          </table:table-cell>
          <table:table-cell table:style-name="ce116"/>
          <table:table-cell table:number-columns-repeated="16359"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table:style-name="ce119"/>
          <table:table-cell office:value-type="string" table:style-name="ce109">
            <text:p><text:s/></text:p>
          </table:table-cell>
          <table:table-cell office:value-type="string" table:style-name="ce120">
            <text:p>1..n</text:p>
          </table:table-cell>
          <table:table-cell office:value-type="string" table:style-name="ce121">
            <text:p><text:s/></text:p>
          </table:table-cell>
          <table:table-cell office:value-type="string" table:style-name="ce109">
            <text:p>7c637c0c-7703-4389-ba52-02997a055bd7</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Your answer</text:p>
          </table:table-cell>
          <table:table-cell office:value-type="string" table:style-name="ce109">
            <text:p>true</text:p>
          </table:table-cell>
          <table:table-cell office:value-type="float" office:value="1" table:style-name="ce120">
            <text:p>1</text:p>
          </table:table-cell>
          <table:table-cell office:value-type="string" table:style-name="ce121">
            <text:p>INDICATOR</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table:style-name="ce119"/>
          <table:table-cell office:value-type="string" table:style-name="ce109">
            <text:p><text:s/></text:p>
          </table:table-cell>
          <table:table-cell office:value-type="string" table:style-name="ce122">
            <text:p>0..n</text:p>
          </table:table-cell>
          <table:table-cell office:value-type="string" table:style-name="ce121">
            <text:p><text:s/></text:p>
          </table:table-cell>
          <table:table-cell office:value-type="string" table:style-name="ce109">
            <text:p>41dd2e9b-1bfd-44c7-93ee-56bd74a4334b</text:p>
          </table:table-cell>
          <table:table-cell office:value-type="string" table:style-name="ce121">
            <text:p>ONTRUE</text:p>
          </table:table-cell>
          <table:table-cell office:value-type="string" table:style-name="ce101">
            <text:p>This group may be repeated n time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Date of conviction</text:p>
          </table:table-cell>
          <table:table-cell office:value-type="string" table:style-name="ce123">
            <text:p>2015-12-09</text:p>
          </table:table-cell>
          <table:table-cell office:value-type="float" office:value="1" table:style-name="ce120">
            <text:p>1</text:p>
          </table:table-cell>
          <table:table-cell office:value-type="string" table:style-name="ce121">
            <text:p>DATE</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Reason</text:p>
          </table:table-cell>
          <table:table-cell office:value-type="string" table:style-name="ce109">
            <text:p>[Reason provided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Who has been convicted</text:p>
          </table:table-cell>
          <table:table-cell office:value-type="string" table:style-name="ce109">
            <text:p>[Convicted person or legal entity]</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Length of the period of exclusion</text:p>
          </table:table-cell>
          <table:table-cell office:value-type="string" table:style-name="ce123">
            <text:p>2016-01-01</text:p>
          </table:table-cell>
          <table:table-cell office:value-type="float" office:value="1" table:style-name="ce120">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5" table:style-name="ce109"/>
          <table:table-cell office:value-type="float" office:value="1" table:style-name="ce120">
            <text:p>1</text:p>
          </table:table-cell>
          <table:table-cell office:value-type="string" table:style-name="ce109">
            <text:p><text:s/></text:p>
          </table:table-cell>
          <table:table-cell office:value-type="string" table:style-name="ce109">
            <text:p>5f9f09f7-f701-432c-9fdc-c22c124a74c9</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text:p>
          </table:table-cell>
          <table:table-cell table:number-columns-repeated="12" table:style-name="ce109"/>
          <table:table-cell office:value-type="string" table:style-name="ce109">
            <text:p>Have you taken measures to demonstrate your reliability (Self-Cleaning)?</text:p>
          </table:table-cell>
          <table:table-cell office:value-type="string" table:style-name="ce109">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09">
            <text:p><text:s/></text:p>
          </table:table-cell>
          <table:table-cell office:value-type="string" table:style-name="ce109">
            <text:p>74e6c7b4-757b-4b40-ada6-fad6a997c310</text:p>
          </table:table-cell>
          <table:table-cell office:value-type="string" table:style-name="ce121">
            <text:p>ONTRUE</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5" table:style-name="ce109"/>
          <table:table-cell office:value-type="string" table:style-name="ce109">
            <text:p>{QUESTION}</text:p>
          </table:table-cell>
          <table:table-cell table:number-columns-repeated="11" table:style-name="ce109"/>
          <table:table-cell office:value-type="string" table:style-name="ce109">
            <text:p>Please describe them</text:p>
          </table:table-cell>
          <table:table-cell office:value-type="string" table:style-name="ce109">
            <text:p>[Measures taken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3"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float" office:value="1" table:style-name="ce120">
            <text:p>1</text:p>
          </table:table-cell>
          <table:table-cell office:value-type="string" table:style-name="ce121">
            <text:p><text:s/></text:p>
          </table:table-cell>
          <table:table-cell office:value-type="string" table:style-name="ce124">
            <text:p>9026e403-3eb6-4705-a9e9-e21a1efc867d</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Is this information available at no cost to the authorities from an EU Member State database?</text:p>
          </table:table-cell>
          <table:table-cell office:value-type="string" table:style-name="ce123">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21">
            <text:p><text:s/></text:p>
          </table:table-cell>
          <table:table-cell office:value-type="string" table:style-name="ce109">
            <text:p>0a166f0a-0c5f-42b0-81e9-0fc9fa598a48</text:p>
          </table:table-cell>
          <table:table-cell office:value-type="string" table:style-name="ce109">
            <text:p>ONTRUE</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Evidence Supplied</text:p>
          </table:table-cell>
          <table:table-cell office:value-type="string" table:style-name="ce125">
            <text:p><text:a xlink:href="http://public_site/repository/evidences/evidence?id=EVIDENCE-00001">EVIDENCE-00001</text:a></text:p>
          </table:table-cell>
          <table:table-cell office:value-type="float" office:value="1" table:style-name="ce120">
            <text:p>1</text:p>
          </table:table-cell>
          <table:table-cell office:value-type="string" table:style-name="ce109">
            <text:p>EVIDENCE_IDENTIFIER</text:p>
          </table:table-cell>
          <table:table-cell table:style-name="ce121"/>
          <table:table-cell office:value-type="string" table:style-name="ce121">
            <text:p><text:s/></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7" table:style-name="ce109"/>
          <table:table-cell table:style-name="ce120"/>
          <table:table-cell table:number-columns-repeated="4" table:style-name="ce109"/>
          <table:table-cell table:style-name="ce106"/>
          <table:table-cell table:number-columns-repeated="16358" table:style-name="ce113"/>
        </table:table-row>
        <table:table-row table:style-name="ro1">
          <table:table-cell table:style-name="ce102"/>
          <table:table-cell office:value-type="string" table:style-name="ce107">
            <text:p>CRITERION}</text:p>
          </table:table-cell>
          <table:table-cell table:number-columns-repeated="18" table:style-name="ce107"/>
          <table:table-cell table:style-name="ce108"/>
          <table:table-cell table:number-columns-repeated="4" table:style-name="ce107"/>
          <table:table-cell table:style-name="ce106"/>
          <table:table-cell table:number-columns-repeated="16358" table:style-name="ce113"/>
        </table:table-row>
        <table:table-row table:style-name="ro1">
          <table:table-cell office:value-type="float" office:value="2" table:style-name="ce102">
            <text:p>2</text:p>
          </table:table-cell>
          <table:table-cell office:value-type="string" table:style-name="ce107">
            <text:p>{CRITERION</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number-columns-repeated="10" table:style-name="ce107"/>
          <table:table-cell office:value-type="string" table:style-name="ce107">
            <text:p>Corruption</text:p>
          </table:table-cell>
          <table:table-cell office:value-type="string" table:style-name="ce107">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107">
            <text:p><text:s/></text:p>
          </table:table-cell>
          <table:table-cell office:value-type="string" table:style-name="ce108">
            <text:p><text:s/></text:p>
          </table:table-cell>
          <table:table-cell office:value-type="string" table:style-name="ce107">
            <text:p><text:s/></text:p>
          </table:table-cell>
          <table:table-cell office:value-type="string" table:style-name="ce107">
            <text:p>c27b7c4e-c837-4529-b867-ed55ce639db5</text:p>
          </table:table-cell>
          <table:table-cell office:value-type="string" table:style-name="ce107">
            <text:p>CRITERION.EXCLUSION.CONVICTIONS.CORRUPTION</text:p>
          </table:table-cell>
          <table:table-cell office:value-type="string" table:style-name="ce107">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10">
            <text:p>{SUBCRITERION</text:p>
          </table:table-cell>
          <table:table-cell table:number-columns-repeated="14" table:style-name="ce110"/>
          <table:table-cell office:value-type="string" table:style-name="ce110">
            <text:p><text:s/>[Name of the National Criterion]</text:p>
          </table:table-cell>
          <table:table-cell office:value-type="string" table:style-name="ce110">
            <text:p>[Description of the National Criterion ]</text:p>
          </table:table-cell>
          <table:table-cell office:value-type="string" table:style-name="ce110">
            <text:p><text:s/></text:p>
          </table:table-cell>
          <table:table-cell office:value-type="string" table:style-name="ce111">
            <text:p>0..n</text:p>
          </table:table-cell>
          <table:table-cell office:value-type="string" table:style-name="ce110">
            <text:p><text:s/></text:p>
          </table:table-cell>
          <table:table-cell office:value-type="string" table:style-name="ce110">
            <text:p>e6b21867-95b5-4549-8180-f4673219b179</text:p>
          </table:table-cell>
          <table:table-cell office:value-type="string" table:style-name="ce110">
            <text:p>ON*</text:p>
          </table:table-cell>
          <table:table-cell office:value-type="string" table:style-name="ce112">
            <text:p>Subcriterions are used to specify National Criteria, which get their UUIDs from e-Certi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float" office:value="1" table:style-name="ce114">
            <text:p>1</text:p>
          </table:table-cell>
          <table:table-cell office:value-type="string" table:style-name="ce110">
            <text:p><text:s/></text:p>
          </table:table-cell>
          <table:table-cell office:value-type="string" table:style-name="ce110">
            <text:p>8c39b505-8abe-44fa-a3e0-f2d78b9d8224</text:p>
          </table:table-cell>
          <table:table-cell office:value-type="string" table:style-name="ce110">
            <text:p>ON*</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CAPTION}</text:p>
          </table:table-cell>
          <table:table-cell table:number-columns-repeated="13" table:style-name="ce110"/>
          <table:table-cell office:value-type="string" table:style-name="ce110">
            <text:p>[Additional information; e.g. no evidences online]</text:p>
          </table:table-cell>
          <table:table-cell office:value-type="string" table:style-name="ce110">
            <text:p><text:s/></text:p>
          </table:table-cell>
          <table:table-cell office:value-type="float" office:value="1" table:style-name="ce114">
            <text:p>1</text:p>
          </table:table-cell>
          <table:table-cell office:value-type="string" table:style-name="ce110">
            <text:p>NONE</text:p>
          </table:table-cell>
          <table:table-cell office:value-type="string" table:style-name="ce110">
            <text:p><text:s/></text:p>
          </table:table-cell>
          <table:table-cell office:value-type="string" table:style-name="ce110">
            <text:p><text:s/></text:p>
          </table:table-cell>
          <table:table-cell office:value-type="string" table:style-name="ce112">
            <text:p>UUIDs for CAPTIONS, REQUIREMENT and QUESTIONS must be geenerated automatically</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QUESTION}</text:p>
          </table:table-cell>
          <table:table-cell table:number-columns-repeated="13" table:style-name="ce110"/>
          <table:table-cell office:value-type="string" table:style-name="ce110">
            <text:p>Your Answer</text:p>
          </table:table-cell>
          <table:table-cell office:value-type="string" table:style-name="ce110">
            <text:p><text:s/></text:p>
          </table:table-cell>
          <table:table-cell office:value-type="float" office:value="1" table:style-name="ce114">
            <text:p>1</text:p>
          </table:table-cell>
          <table:table-cell office:value-type="string" table:style-name="ce110">
            <text:p>INDICATOR</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string" table:style-name="ce114">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10">
            <text:p>SUBCRITERION}</text:p>
          </table:table-cell>
          <table:table-cell table:number-columns-repeated="17" table:style-name="ce110"/>
          <table:table-cell table:style-name="ce114"/>
          <table:table-cell table:number-columns-repeated="4" table:style-name="ce110"/>
          <table:table-cell table:style-name="ce106"/>
          <table:table-cell table:number-columns-repeated="16358" table:style-name="ce113"/>
        </table:table-row>
        <table:table-row table:style-name="ro1">
          <table:table-cell office:value-type="string" table:style-name="ce102">
            <text:p><text:s/></text:p>
          </table:table-cell>
          <table:table-cell office:value-type="string" table:style-name="ce115">
            <text:p><text:s/></text:p>
          </table:table-cell>
          <table:table-cell office:value-type="string" table:style-name="ce116">
            <text:p>{LEGISLATION}</text:p>
          </table:table-cell>
          <table:table-cell table:number-columns-repeated="17" table:style-name="ce116"/>
          <table:table-cell office:value-type="string" table:style-name="ce117">
            <text:p>0..n</text:p>
          </table:table-cell>
          <table:table-cell table:style-name="ce116"/>
          <table:table-cell office:value-type="string" table:style-name="ce116">
            <text:p>c753a2c5-59e6-4970-b6eb-27224e96bf76</text:p>
          </table:table-cell>
          <table:table-cell office:value-type="string" table:style-name="ce118">
            <text:p><text:s/></text:p>
          </table:table-cell>
          <table:table-cell table:style-name="ce116"/>
          <table:table-cell table:number-columns-repeated="16359"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table:style-name="ce119"/>
          <table:table-cell office:value-type="string" table:style-name="ce109">
            <text:p><text:s/></text:p>
          </table:table-cell>
          <table:table-cell office:value-type="string" table:style-name="ce120">
            <text:p>1..n</text:p>
          </table:table-cell>
          <table:table-cell office:value-type="string" table:style-name="ce121">
            <text:p><text:s/></text:p>
          </table:table-cell>
          <table:table-cell office:value-type="string" table:style-name="ce109">
            <text:p>7c637c0c-7703-4389-ba52-02997a055bd7</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Your answer</text:p>
          </table:table-cell>
          <table:table-cell office:value-type="string" table:style-name="ce109">
            <text:p>true</text:p>
          </table:table-cell>
          <table:table-cell office:value-type="float" office:value="1" table:style-name="ce120">
            <text:p>1</text:p>
          </table:table-cell>
          <table:table-cell office:value-type="string" table:style-name="ce121">
            <text:p>INDICATOR</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table:style-name="ce119"/>
          <table:table-cell office:value-type="string" table:style-name="ce109">
            <text:p><text:s/></text:p>
          </table:table-cell>
          <table:table-cell office:value-type="string" table:style-name="ce122">
            <text:p>0..n</text:p>
          </table:table-cell>
          <table:table-cell office:value-type="string" table:style-name="ce121">
            <text:p><text:s/></text:p>
          </table:table-cell>
          <table:table-cell office:value-type="string" table:style-name="ce109">
            <text:p>41dd2e9b-1bfd-44c7-93ee-56bd74a4334b</text:p>
          </table:table-cell>
          <table:table-cell office:value-type="string" table:style-name="ce121">
            <text:p>ONTRUE</text:p>
          </table:table-cell>
          <table:table-cell office:value-type="string" table:style-name="ce101">
            <text:p>This group may be repeated n time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Date of conviction</text:p>
          </table:table-cell>
          <table:table-cell office:value-type="string" table:style-name="ce123">
            <text:p>2015-12-09</text:p>
          </table:table-cell>
          <table:table-cell office:value-type="float" office:value="1" table:style-name="ce120">
            <text:p>1</text:p>
          </table:table-cell>
          <table:table-cell office:value-type="string" table:style-name="ce121">
            <text:p>DATE</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Reason</text:p>
          </table:table-cell>
          <table:table-cell office:value-type="string" table:style-name="ce109">
            <text:p>[Reason provided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Who has been convicted</text:p>
          </table:table-cell>
          <table:table-cell office:value-type="string" table:style-name="ce109">
            <text:p>[Convicted person or legal entity]</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Length of the period of exclusion</text:p>
          </table:table-cell>
          <table:table-cell office:value-type="string" table:style-name="ce123">
            <text:p>2016-01-01</text:p>
          </table:table-cell>
          <table:table-cell office:value-type="float" office:value="1" table:style-name="ce120">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5" table:style-name="ce109"/>
          <table:table-cell office:value-type="float" office:value="1" table:style-name="ce120">
            <text:p>1</text:p>
          </table:table-cell>
          <table:table-cell office:value-type="string" table:style-name="ce109">
            <text:p><text:s/></text:p>
          </table:table-cell>
          <table:table-cell office:value-type="string" table:style-name="ce109">
            <text:p>5f9f09f7-f701-432c-9fdc-c22c124a74c9</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text:p>
          </table:table-cell>
          <table:table-cell table:number-columns-repeated="12" table:style-name="ce109"/>
          <table:table-cell office:value-type="string" table:style-name="ce109">
            <text:p>Have you taken measures to demonstrate your reliability (Self-Cleaning)?</text:p>
          </table:table-cell>
          <table:table-cell office:value-type="string" table:style-name="ce109">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09">
            <text:p><text:s/></text:p>
          </table:table-cell>
          <table:table-cell office:value-type="string" table:style-name="ce109">
            <text:p>74e6c7b4-757b-4b40-ada6-fad6a997c310</text:p>
          </table:table-cell>
          <table:table-cell office:value-type="string" table:style-name="ce121">
            <text:p>ONTRUE</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5" table:style-name="ce109"/>
          <table:table-cell office:value-type="string" table:style-name="ce109">
            <text:p>{QUESTION}</text:p>
          </table:table-cell>
          <table:table-cell table:number-columns-repeated="11" table:style-name="ce109"/>
          <table:table-cell office:value-type="string" table:style-name="ce109">
            <text:p>Please describe them</text:p>
          </table:table-cell>
          <table:table-cell office:value-type="string" table:style-name="ce109">
            <text:p>[Measures taken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3"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float" office:value="1" table:style-name="ce120">
            <text:p>1</text:p>
          </table:table-cell>
          <table:table-cell office:value-type="string" table:style-name="ce121">
            <text:p><text:s/></text:p>
          </table:table-cell>
          <table:table-cell office:value-type="string" table:style-name="ce124">
            <text:p>9026e403-3eb6-4705-a9e9-e21a1efc867d</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Is this information available at no cost to the authorities from an EU Member State database?</text:p>
          </table:table-cell>
          <table:table-cell office:value-type="string" table:style-name="ce123">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21">
            <text:p><text:s/></text:p>
          </table:table-cell>
          <table:table-cell office:value-type="string" table:style-name="ce109">
            <text:p>0a166f0a-0c5f-42b0-81e9-0fc9fa598a48</text:p>
          </table:table-cell>
          <table:table-cell office:value-type="string" table:style-name="ce109">
            <text:p>ONTRUE</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Evidence supplied</text:p>
          </table:table-cell>
          <table:table-cell office:value-type="string" table:style-name="ce109">
            <text:p><text:a xlink:href="http://public_site/repository/evidences/evidence?id=EVIDENCE-00001">EVIDENCE-00001</text:a></text:p>
          </table:table-cell>
          <table:table-cell office:value-type="float" office:value="1" table:style-name="ce120">
            <text:p>1</text:p>
          </table:table-cell>
          <table:table-cell office:value-type="string" table:style-name="ce109">
            <text:p>EVIDENCE_IDENTIFIER</text:p>
          </table:table-cell>
          <table:table-cell table:style-name="ce121"/>
          <table:table-cell office:value-type="string" table:style-name="ce121">
            <text:p><text:s/></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7" table:style-name="ce109"/>
          <table:table-cell table:style-name="ce120"/>
          <table:table-cell table:number-columns-repeated="4" table:style-name="ce109"/>
          <table:table-cell table:style-name="ce106"/>
          <table:table-cell table:number-columns-repeated="16358" table:style-name="ce113"/>
        </table:table-row>
        <table:table-row table:style-name="ro1">
          <table:table-cell office:value-type="string" table:style-name="ce102">
            <text:p><text:s/></text:p>
          </table:table-cell>
          <table:table-cell office:value-type="string" table:style-name="ce107">
            <text:p>CRITERION}</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number-columns-repeated="10" table:style-name="ce107"/>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8">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style-name="ce106"/>
          <table:table-cell table:number-columns-repeated="16358" table:style-name="ce113"/>
        </table:table-row>
        <table:table-row table:style-name="ro1">
          <table:table-cell office:value-type="float" office:value="3" table:style-name="ce102">
            <text:p>3</text:p>
          </table:table-cell>
          <table:table-cell office:value-type="string" table:style-name="ce107">
            <text:p>{CRITERION</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number-columns-repeated="10" table:style-name="ce107"/>
          <table:table-cell office:value-type="string" table:style-name="ce107">
            <text:p>Fraud</text:p>
          </table:table-cell>
          <table:table-cell office:value-type="string" table:style-name="ce107">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107">
            <text:p><text:s/></text:p>
          </table:table-cell>
          <table:table-cell office:value-type="string" table:style-name="ce108">
            <text:p><text:s/></text:p>
          </table:table-cell>
          <table:table-cell office:value-type="string" table:style-name="ce107">
            <text:p><text:s/></text:p>
          </table:table-cell>
          <table:table-cell office:value-type="string" table:style-name="ce107">
            <text:p>297d2323-3ede-424e-94bc-a91561e6f320</text:p>
          </table:table-cell>
          <table:table-cell office:value-type="string" table:style-name="ce107">
            <text:p>CRITERION.EXCLUSION.CONVICTIONS.FRAUD</text:p>
          </table:table-cell>
          <table:table-cell office:value-type="string" table:style-name="ce107">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10">
            <text:p>{SUBCRITERION</text:p>
          </table:table-cell>
          <table:table-cell table:number-columns-repeated="14" table:style-name="ce110"/>
          <table:table-cell office:value-type="string" table:style-name="ce110">
            <text:p><text:s/>[Name of the National Criterion]</text:p>
          </table:table-cell>
          <table:table-cell office:value-type="string" table:style-name="ce110">
            <text:p>[Description of the National Criterion ]</text:p>
          </table:table-cell>
          <table:table-cell office:value-type="string" table:style-name="ce110">
            <text:p><text:s/></text:p>
          </table:table-cell>
          <table:table-cell office:value-type="string" table:style-name="ce111">
            <text:p>0..n</text:p>
          </table:table-cell>
          <table:table-cell office:value-type="string" table:style-name="ce110">
            <text:p><text:s/></text:p>
          </table:table-cell>
          <table:table-cell office:value-type="string" table:style-name="ce110">
            <text:p>e6b21867-95b5-4549-8180-f4673219b179</text:p>
          </table:table-cell>
          <table:table-cell office:value-type="string" table:style-name="ce110">
            <text:p>ON*</text:p>
          </table:table-cell>
          <table:table-cell office:value-type="string" table:style-name="ce112">
            <text:p>Subcriterions are used to specify National Criteria, which get their UUIDs from e-Certi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float" office:value="1" table:style-name="ce114">
            <text:p>1</text:p>
          </table:table-cell>
          <table:table-cell office:value-type="string" table:style-name="ce110">
            <text:p><text:s/></text:p>
          </table:table-cell>
          <table:table-cell office:value-type="string" table:style-name="ce110">
            <text:p>8c39b505-8abe-44fa-a3e0-f2d78b9d8224</text:p>
          </table:table-cell>
          <table:table-cell office:value-type="string" table:style-name="ce110">
            <text:p>ON*</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CAPTION}</text:p>
          </table:table-cell>
          <table:table-cell table:number-columns-repeated="13" table:style-name="ce110"/>
          <table:table-cell office:value-type="string" table:style-name="ce110">
            <text:p>[Additional information; e.g. no evidences online]</text:p>
          </table:table-cell>
          <table:table-cell office:value-type="string" table:style-name="ce110">
            <text:p><text:s/></text:p>
          </table:table-cell>
          <table:table-cell office:value-type="float" office:value="1" table:style-name="ce114">
            <text:p>1</text:p>
          </table:table-cell>
          <table:table-cell office:value-type="string" table:style-name="ce110">
            <text:p>NONE</text:p>
          </table:table-cell>
          <table:table-cell office:value-type="string" table:style-name="ce110">
            <text:p><text:s/></text:p>
          </table:table-cell>
          <table:table-cell office:value-type="string" table:style-name="ce110">
            <text:p><text:s/></text:p>
          </table:table-cell>
          <table:table-cell office:value-type="string" table:style-name="ce112">
            <text:p>UUIDs for CAPTIONS, REQUIREMENT and QUESTIONS must be geenerated automatically</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QUESTION}</text:p>
          </table:table-cell>
          <table:table-cell table:number-columns-repeated="13" table:style-name="ce110"/>
          <table:table-cell office:value-type="string" table:style-name="ce110">
            <text:p>Your Answer</text:p>
          </table:table-cell>
          <table:table-cell office:value-type="string" table:style-name="ce110">
            <text:p><text:s/></text:p>
          </table:table-cell>
          <table:table-cell office:value-type="float" office:value="1" table:style-name="ce114">
            <text:p>1</text:p>
          </table:table-cell>
          <table:table-cell office:value-type="string" table:style-name="ce110">
            <text:p>INDICATOR</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string" table:style-name="ce114">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10">
            <text:p>SUBCRITERION}</text:p>
          </table:table-cell>
          <table:table-cell table:number-columns-repeated="17" table:style-name="ce110"/>
          <table:table-cell table:style-name="ce114"/>
          <table:table-cell table:number-columns-repeated="4" table:style-name="ce110"/>
          <table:table-cell table:style-name="ce106"/>
          <table:table-cell table:number-columns-repeated="16358" table:style-name="ce113"/>
        </table:table-row>
        <table:table-row table:style-name="ro1">
          <table:table-cell office:value-type="string" table:style-name="ce102">
            <text:p><text:s/></text:p>
          </table:table-cell>
          <table:table-cell office:value-type="string" table:style-name="ce115">
            <text:p><text:s/></text:p>
          </table:table-cell>
          <table:table-cell office:value-type="string" table:style-name="ce116">
            <text:p>{LEGISLATION}</text:p>
          </table:table-cell>
          <table:table-cell table:number-columns-repeated="17" table:style-name="ce116"/>
          <table:table-cell office:value-type="string" table:style-name="ce117">
            <text:p>0..n</text:p>
          </table:table-cell>
          <table:table-cell table:style-name="ce116"/>
          <table:table-cell office:value-type="string" table:style-name="ce116">
            <text:p>c753a2c5-59e6-4970-b6eb-27224e96bf76</text:p>
          </table:table-cell>
          <table:table-cell office:value-type="string" table:style-name="ce118">
            <text:p><text:s/></text:p>
          </table:table-cell>
          <table:table-cell table:style-name="ce116"/>
          <table:table-cell table:number-columns-repeated="16359"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table:style-name="ce119"/>
          <table:table-cell office:value-type="string" table:style-name="ce109">
            <text:p><text:s/></text:p>
          </table:table-cell>
          <table:table-cell office:value-type="string" table:style-name="ce120">
            <text:p>1..n</text:p>
          </table:table-cell>
          <table:table-cell office:value-type="string" table:style-name="ce121">
            <text:p><text:s/></text:p>
          </table:table-cell>
          <table:table-cell office:value-type="string" table:style-name="ce109">
            <text:p>7c637c0c-7703-4389-ba52-02997a055bd7</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Your answer</text:p>
          </table:table-cell>
          <table:table-cell office:value-type="string" table:style-name="ce109">
            <text:p>true</text:p>
          </table:table-cell>
          <table:table-cell office:value-type="float" office:value="1" table:style-name="ce120">
            <text:p>1</text:p>
          </table:table-cell>
          <table:table-cell office:value-type="string" table:style-name="ce121">
            <text:p>INDICATOR</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table:style-name="ce119"/>
          <table:table-cell office:value-type="string" table:style-name="ce109">
            <text:p><text:s/></text:p>
          </table:table-cell>
          <table:table-cell office:value-type="string" table:style-name="ce122">
            <text:p>0..n</text:p>
          </table:table-cell>
          <table:table-cell office:value-type="string" table:style-name="ce121">
            <text:p><text:s/></text:p>
          </table:table-cell>
          <table:table-cell office:value-type="string" table:style-name="ce109">
            <text:p>41dd2e9b-1bfd-44c7-93ee-56bd74a4334b</text:p>
          </table:table-cell>
          <table:table-cell office:value-type="string" table:style-name="ce121">
            <text:p>ONTRUE</text:p>
          </table:table-cell>
          <table:table-cell office:value-type="string" table:style-name="ce101">
            <text:p>This group may be repeated n time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Date of conviction</text:p>
          </table:table-cell>
          <table:table-cell office:value-type="string" table:style-name="ce123">
            <text:p>2015-12-09</text:p>
          </table:table-cell>
          <table:table-cell office:value-type="float" office:value="1" table:style-name="ce120">
            <text:p>1</text:p>
          </table:table-cell>
          <table:table-cell office:value-type="string" table:style-name="ce121">
            <text:p>DATE</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Reason</text:p>
          </table:table-cell>
          <table:table-cell office:value-type="string" table:style-name="ce109">
            <text:p>[Reason provided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Who has been convicted</text:p>
          </table:table-cell>
          <table:table-cell office:value-type="string" table:style-name="ce109">
            <text:p>[Convicted person or legal entity]</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Length of the period of exclusion</text:p>
          </table:table-cell>
          <table:table-cell office:value-type="string" table:style-name="ce123">
            <text:p>2016-01-01</text:p>
          </table:table-cell>
          <table:table-cell office:value-type="float" office:value="1" table:style-name="ce120">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5" table:style-name="ce109"/>
          <table:table-cell office:value-type="float" office:value="1" table:style-name="ce120">
            <text:p>1</text:p>
          </table:table-cell>
          <table:table-cell office:value-type="string" table:style-name="ce109">
            <text:p><text:s/></text:p>
          </table:table-cell>
          <table:table-cell office:value-type="string" table:style-name="ce109">
            <text:p>5f9f09f7-f701-432c-9fdc-c22c124a74c9</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text:p>
          </table:table-cell>
          <table:table-cell table:number-columns-repeated="12" table:style-name="ce109"/>
          <table:table-cell office:value-type="string" table:style-name="ce109">
            <text:p>Have you taken measures to demonstrate your reliability (Self-Cleaning)?</text:p>
          </table:table-cell>
          <table:table-cell office:value-type="string" table:style-name="ce109">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09">
            <text:p><text:s/></text:p>
          </table:table-cell>
          <table:table-cell office:value-type="string" table:style-name="ce109">
            <text:p>74e6c7b4-757b-4b40-ada6-fad6a997c310</text:p>
          </table:table-cell>
          <table:table-cell office:value-type="string" table:style-name="ce121">
            <text:p>ONTRUE</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5" table:style-name="ce109"/>
          <table:table-cell office:value-type="string" table:style-name="ce109">
            <text:p>{QUESTION}</text:p>
          </table:table-cell>
          <table:table-cell table:number-columns-repeated="11" table:style-name="ce109"/>
          <table:table-cell office:value-type="string" table:style-name="ce109">
            <text:p>Please describe them</text:p>
          </table:table-cell>
          <table:table-cell office:value-type="string" table:style-name="ce109">
            <text:p>[Measures taken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3"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float" office:value="1" table:style-name="ce120">
            <text:p>1</text:p>
          </table:table-cell>
          <table:table-cell office:value-type="string" table:style-name="ce121">
            <text:p><text:s/></text:p>
          </table:table-cell>
          <table:table-cell office:value-type="string" table:style-name="ce124">
            <text:p>9026e403-3eb6-4705-a9e9-e21a1efc867d</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Is this information available at no cost to the authorities from an EU Member State database?</text:p>
          </table:table-cell>
          <table:table-cell office:value-type="string" table:style-name="ce123">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21">
            <text:p><text:s/></text:p>
          </table:table-cell>
          <table:table-cell office:value-type="string" table:style-name="ce109">
            <text:p>0a166f0a-0c5f-42b0-81e9-0fc9fa598a48</text:p>
          </table:table-cell>
          <table:table-cell office:value-type="string" table:style-name="ce109">
            <text:p>ONTRUE</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Evidence supplied</text:p>
          </table:table-cell>
          <table:table-cell office:value-type="string" table:style-name="ce125">
            <text:p><text:a xlink:href="http://public_site/repository/evidences/evidence?id=EVIDENCE-00001">EVIDENCE-00001</text:a></text:p>
          </table:table-cell>
          <table:table-cell office:value-type="float" office:value="1" table:style-name="ce120">
            <text:p>1</text:p>
          </table:table-cell>
          <table:table-cell office:value-type="string" table:style-name="ce109">
            <text:p>EVIDENCE_IDENTIFIER</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7" table:style-name="ce109"/>
          <table:table-cell table:style-name="ce120"/>
          <table:table-cell table:number-columns-repeated="4" table:style-name="ce109"/>
          <table:table-cell table:style-name="ce106"/>
          <table:table-cell table:number-columns-repeated="16358" table:style-name="ce113"/>
        </table:table-row>
        <table:table-row table:style-name="ro1">
          <table:table-cell office:value-type="string" table:style-name="ce102">
            <text:p><text:s/></text:p>
          </table:table-cell>
          <table:table-cell office:value-type="string" table:style-name="ce107">
            <text:p>CRITERION}</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number-columns-repeated="10" table:style-name="ce107"/>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8">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style-name="ce106"/>
          <table:table-cell table:number-columns-repeated="16358" table:style-name="ce113"/>
        </table:table-row>
        <table:table-row table:style-name="ro1">
          <table:table-cell office:value-type="float" office:value="4" table:style-name="ce102">
            <text:p>4</text:p>
          </table:table-cell>
          <table:table-cell office:value-type="string" table:style-name="ce107">
            <text:p>{CRITERION</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number-columns-repeated="10" table:style-name="ce107"/>
          <table:table-cell office:value-type="string" table:style-name="ce107">
            <text:p>Terrorist offences or offences linked to terrorist activities</text:p>
          </table:table-cell>
          <table:table-cell office:value-type="string" table:style-name="ce107">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107">
            <text:p><text:s/></text:p>
          </table:table-cell>
          <table:table-cell office:value-type="string" table:style-name="ce108">
            <text:p><text:s/></text:p>
          </table:table-cell>
          <table:table-cell office:value-type="string" table:style-name="ce107">
            <text:p><text:s/></text:p>
          </table:table-cell>
          <table:table-cell office:value-type="string" table:style-name="ce107">
            <text:p>d486fb70-86b3-4e75-97f2-0d71b5697c7d</text:p>
          </table:table-cell>
          <table:table-cell office:value-type="string" table:style-name="ce107">
            <text:p>CRITERION.EXCLUSION.CONVICTIONS.TERRORIST_OFFENCES</text:p>
          </table:table-cell>
          <table:table-cell office:value-type="string" table:style-name="ce107">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10">
            <text:p>{SUBCRITERION</text:p>
          </table:table-cell>
          <table:table-cell table:number-columns-repeated="14" table:style-name="ce110"/>
          <table:table-cell office:value-type="string" table:style-name="ce110">
            <text:p><text:s/>[Name of the National Criterion]</text:p>
          </table:table-cell>
          <table:table-cell office:value-type="string" table:style-name="ce110">
            <text:p>[Description of the National Criterion ]</text:p>
          </table:table-cell>
          <table:table-cell office:value-type="string" table:style-name="ce110">
            <text:p><text:s/></text:p>
          </table:table-cell>
          <table:table-cell office:value-type="string" table:style-name="ce111">
            <text:p>0..n</text:p>
          </table:table-cell>
          <table:table-cell office:value-type="string" table:style-name="ce110">
            <text:p><text:s/></text:p>
          </table:table-cell>
          <table:table-cell office:value-type="string" table:style-name="ce110">
            <text:p>e6b21867-95b5-4549-8180-f4673219b179</text:p>
          </table:table-cell>
          <table:table-cell office:value-type="string" table:style-name="ce110">
            <text:p>ON*</text:p>
          </table:table-cell>
          <table:table-cell office:value-type="string" table:style-name="ce112">
            <text:p>Subcriterions are used to specify National Criteria, which get their UUIDs from e-Certi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float" office:value="1" table:style-name="ce114">
            <text:p>1</text:p>
          </table:table-cell>
          <table:table-cell office:value-type="string" table:style-name="ce110">
            <text:p><text:s/></text:p>
          </table:table-cell>
          <table:table-cell office:value-type="string" table:style-name="ce110">
            <text:p>8c39b505-8abe-44fa-a3e0-f2d78b9d8224</text:p>
          </table:table-cell>
          <table:table-cell office:value-type="string" table:style-name="ce110">
            <text:p>ON*</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CAPTION}</text:p>
          </table:table-cell>
          <table:table-cell table:number-columns-repeated="13" table:style-name="ce110"/>
          <table:table-cell office:value-type="string" table:style-name="ce110">
            <text:p>[Additional information; e.g. no evidences online]</text:p>
          </table:table-cell>
          <table:table-cell office:value-type="string" table:style-name="ce110">
            <text:p><text:s/></text:p>
          </table:table-cell>
          <table:table-cell office:value-type="float" office:value="1" table:style-name="ce114">
            <text:p>1</text:p>
          </table:table-cell>
          <table:table-cell office:value-type="string" table:style-name="ce110">
            <text:p>NONE</text:p>
          </table:table-cell>
          <table:table-cell office:value-type="string" table:style-name="ce110">
            <text:p><text:s/></text:p>
          </table:table-cell>
          <table:table-cell office:value-type="string" table:style-name="ce110">
            <text:p><text:s/></text:p>
          </table:table-cell>
          <table:table-cell office:value-type="string" table:style-name="ce112">
            <text:p>UUIDs for CAPTIONS, REQUIREMENT and QUESTIONS must be geenerated automatically</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QUESTION}</text:p>
          </table:table-cell>
          <table:table-cell table:number-columns-repeated="13" table:style-name="ce110"/>
          <table:table-cell office:value-type="string" table:style-name="ce110">
            <text:p>Your Answer</text:p>
          </table:table-cell>
          <table:table-cell office:value-type="string" table:style-name="ce110">
            <text:p><text:s/></text:p>
          </table:table-cell>
          <table:table-cell office:value-type="float" office:value="1" table:style-name="ce114">
            <text:p>1</text:p>
          </table:table-cell>
          <table:table-cell office:value-type="string" table:style-name="ce110">
            <text:p>INDICATOR</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string" table:style-name="ce114">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10">
            <text:p>SUBCRITERION}</text:p>
          </table:table-cell>
          <table:table-cell table:number-columns-repeated="17" table:style-name="ce110"/>
          <table:table-cell table:style-name="ce114"/>
          <table:table-cell table:number-columns-repeated="4" table:style-name="ce110"/>
          <table:table-cell table:style-name="ce106"/>
          <table:table-cell table:number-columns-repeated="16358" table:style-name="ce113"/>
        </table:table-row>
        <table:table-row table:style-name="ro1">
          <table:table-cell office:value-type="string" table:style-name="ce102">
            <text:p><text:s/></text:p>
          </table:table-cell>
          <table:table-cell office:value-type="string" table:style-name="ce115">
            <text:p><text:s/></text:p>
          </table:table-cell>
          <table:table-cell office:value-type="string" table:style-name="ce116">
            <text:p>{LEGISLATION}</text:p>
          </table:table-cell>
          <table:table-cell table:number-columns-repeated="17" table:style-name="ce116"/>
          <table:table-cell office:value-type="string" table:style-name="ce117">
            <text:p>0..n</text:p>
          </table:table-cell>
          <table:table-cell table:style-name="ce116"/>
          <table:table-cell office:value-type="string" table:style-name="ce116">
            <text:p>c753a2c5-59e6-4970-b6eb-27224e96bf76</text:p>
          </table:table-cell>
          <table:table-cell office:value-type="string" table:style-name="ce118">
            <text:p><text:s/></text:p>
          </table:table-cell>
          <table:table-cell table:style-name="ce116"/>
          <table:table-cell table:number-columns-repeated="16359"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table:style-name="ce119"/>
          <table:table-cell office:value-type="string" table:style-name="ce109">
            <text:p><text:s/></text:p>
          </table:table-cell>
          <table:table-cell office:value-type="string" table:style-name="ce120">
            <text:p>1..n</text:p>
          </table:table-cell>
          <table:table-cell office:value-type="string" table:style-name="ce121">
            <text:p><text:s/></text:p>
          </table:table-cell>
          <table:table-cell office:value-type="string" table:style-name="ce109">
            <text:p>7c637c0c-7703-4389-ba52-02997a055bd7</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Your answer</text:p>
          </table:table-cell>
          <table:table-cell office:value-type="string" table:style-name="ce109">
            <text:p>true</text:p>
          </table:table-cell>
          <table:table-cell office:value-type="float" office:value="1" table:style-name="ce120">
            <text:p>1</text:p>
          </table:table-cell>
          <table:table-cell office:value-type="string" table:style-name="ce121">
            <text:p>INDICATOR</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table:style-name="ce119"/>
          <table:table-cell office:value-type="string" table:style-name="ce109">
            <text:p><text:s/></text:p>
          </table:table-cell>
          <table:table-cell office:value-type="string" table:style-name="ce122">
            <text:p>0..n</text:p>
          </table:table-cell>
          <table:table-cell office:value-type="string" table:style-name="ce121">
            <text:p><text:s/></text:p>
          </table:table-cell>
          <table:table-cell office:value-type="string" table:style-name="ce109">
            <text:p>41dd2e9b-1bfd-44c7-93ee-56bd74a4334b</text:p>
          </table:table-cell>
          <table:table-cell office:value-type="string" table:style-name="ce121">
            <text:p>ONTRUE</text:p>
          </table:table-cell>
          <table:table-cell office:value-type="string" table:style-name="ce101">
            <text:p>This group may be repeated n time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Date of conviction</text:p>
          </table:table-cell>
          <table:table-cell office:value-type="string" table:style-name="ce123">
            <text:p>2015-12-09</text:p>
          </table:table-cell>
          <table:table-cell office:value-type="float" office:value="1" table:style-name="ce120">
            <text:p>1</text:p>
          </table:table-cell>
          <table:table-cell office:value-type="string" table:style-name="ce121">
            <text:p>DATE</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Reason</text:p>
          </table:table-cell>
          <table:table-cell office:value-type="string" table:style-name="ce109">
            <text:p>[Reason provided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Who has been convicted</text:p>
          </table:table-cell>
          <table:table-cell office:value-type="string" table:style-name="ce109">
            <text:p>[Convicted person or legal entity]</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Length of the period of exclusion</text:p>
          </table:table-cell>
          <table:table-cell office:value-type="string" table:style-name="ce123">
            <text:p>2016-01-01</text:p>
          </table:table-cell>
          <table:table-cell office:value-type="float" office:value="1" table:style-name="ce120">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5" table:style-name="ce109"/>
          <table:table-cell office:value-type="float" office:value="1" table:style-name="ce120">
            <text:p>1</text:p>
          </table:table-cell>
          <table:table-cell office:value-type="string" table:style-name="ce109">
            <text:p><text:s/></text:p>
          </table:table-cell>
          <table:table-cell office:value-type="string" table:style-name="ce109">
            <text:p>5f9f09f7-f701-432c-9fdc-c22c124a74c9</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text:p>
          </table:table-cell>
          <table:table-cell table:number-columns-repeated="12" table:style-name="ce109"/>
          <table:table-cell office:value-type="string" table:style-name="ce109">
            <text:p>Have you taken measures to demonstrate your reliability (Self-Cleaning)?</text:p>
          </table:table-cell>
          <table:table-cell office:value-type="string" table:style-name="ce109">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09">
            <text:p><text:s/></text:p>
          </table:table-cell>
          <table:table-cell office:value-type="string" table:style-name="ce109">
            <text:p>74e6c7b4-757b-4b40-ada6-fad6a997c310</text:p>
          </table:table-cell>
          <table:table-cell office:value-type="string" table:style-name="ce121">
            <text:p>ONTRUE</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5" table:style-name="ce109"/>
          <table:table-cell office:value-type="string" table:style-name="ce109">
            <text:p>{QUESTION}</text:p>
          </table:table-cell>
          <table:table-cell table:number-columns-repeated="11" table:style-name="ce109"/>
          <table:table-cell office:value-type="string" table:style-name="ce109">
            <text:p>Please describe them</text:p>
          </table:table-cell>
          <table:table-cell office:value-type="string" table:style-name="ce109">
            <text:p>[Measures taken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3"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float" office:value="1" table:style-name="ce120">
            <text:p>1</text:p>
          </table:table-cell>
          <table:table-cell office:value-type="string" table:style-name="ce121">
            <text:p><text:s/></text:p>
          </table:table-cell>
          <table:table-cell office:value-type="string" table:style-name="ce124">
            <text:p>9026e403-3eb6-4705-a9e9-e21a1efc867d</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Is this information available at no cost to the authorities from an EU Member State database?</text:p>
          </table:table-cell>
          <table:table-cell office:value-type="string" table:style-name="ce123">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21">
            <text:p><text:s/></text:p>
          </table:table-cell>
          <table:table-cell office:value-type="string" table:style-name="ce109">
            <text:p>0a166f0a-0c5f-42b0-81e9-0fc9fa598a48</text:p>
          </table:table-cell>
          <table:table-cell office:value-type="string" table:style-name="ce109">
            <text:p>ONTRUE</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Evidence supplied</text:p>
          </table:table-cell>
          <table:table-cell office:value-type="string" table:style-name="ce125">
            <text:p><text:a xlink:href="http://public_site/repository/evidences/evidence?id=EVIDENCE-00001">EVIDENCE-00001</text:a></text:p>
          </table:table-cell>
          <table:table-cell office:value-type="float" office:value="1" table:style-name="ce120">
            <text:p>1</text:p>
          </table:table-cell>
          <table:table-cell office:value-type="string" table:style-name="ce109">
            <text:p>EVIDENCE_IDENTIFIER</text:p>
          </table:table-cell>
          <table:table-cell table:style-name="ce121"/>
          <table:table-cell office:value-type="string" table:style-name="ce121">
            <text:p><text:s/></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7" table:style-name="ce109"/>
          <table:table-cell table:style-name="ce120"/>
          <table:table-cell table:number-columns-repeated="4" table:style-name="ce109"/>
          <table:table-cell table:style-name="ce106"/>
          <table:table-cell table:number-columns-repeated="16358" table:style-name="ce113"/>
        </table:table-row>
        <table:table-row table:style-name="ro1">
          <table:table-cell office:value-type="string" table:style-name="ce102">
            <text:p><text:s/></text:p>
          </table:table-cell>
          <table:table-cell office:value-type="string" table:style-name="ce107">
            <text:p>CRITERION}</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number-columns-repeated="10" table:style-name="ce107"/>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8">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style-name="ce106"/>
          <table:table-cell table:number-columns-repeated="16358" table:style-name="ce113"/>
        </table:table-row>
        <table:table-row table:style-name="ro1">
          <table:table-cell office:value-type="float" office:value="5" table:style-name="ce102">
            <text:p>5</text:p>
          </table:table-cell>
          <table:table-cell office:value-type="string" table:style-name="ce107">
            <text:p>{CRITERION</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number-columns-repeated="10" table:style-name="ce107"/>
          <table:table-cell office:value-type="string" table:style-name="ce107">
            <text:p>Money laundering or terrorist financing</text:p>
          </table:table-cell>
          <table:table-cell office:value-type="string" table:style-name="ce107">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107">
            <text:p><text:s/></text:p>
          </table:table-cell>
          <table:table-cell office:value-type="string" table:style-name="ce108">
            <text:p><text:s/></text:p>
          </table:table-cell>
          <table:table-cell office:value-type="string" table:style-name="ce107">
            <text:p><text:s/></text:p>
          </table:table-cell>
          <table:table-cell office:value-type="string" table:style-name="ce107">
            <text:p>47112079-6fec-47a3-988f-e561668c3aef</text:p>
          </table:table-cell>
          <table:table-cell office:value-type="string" table:style-name="ce107">
            <text:p>CRITERION.EXCLUSION.CONVICTIONS.MONEY_LAUNDERING</text:p>
          </table:table-cell>
          <table:table-cell office:value-type="string" table:style-name="ce107">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10">
            <text:p>{SUBCRITERION</text:p>
          </table:table-cell>
          <table:table-cell table:number-columns-repeated="14" table:style-name="ce110"/>
          <table:table-cell office:value-type="string" table:style-name="ce110">
            <text:p><text:s/>[Name of the National Criterion]</text:p>
          </table:table-cell>
          <table:table-cell office:value-type="string" table:style-name="ce110">
            <text:p>[Description of the National Criterion ]</text:p>
          </table:table-cell>
          <table:table-cell office:value-type="string" table:style-name="ce110">
            <text:p><text:s/></text:p>
          </table:table-cell>
          <table:table-cell office:value-type="string" table:style-name="ce111">
            <text:p>0..n</text:p>
          </table:table-cell>
          <table:table-cell office:value-type="string" table:style-name="ce110">
            <text:p><text:s/></text:p>
          </table:table-cell>
          <table:table-cell office:value-type="string" table:style-name="ce110">
            <text:p>e6b21867-95b5-4549-8180-f4673219b179</text:p>
          </table:table-cell>
          <table:table-cell office:value-type="string" table:style-name="ce110">
            <text:p>ON*</text:p>
          </table:table-cell>
          <table:table-cell office:value-type="string" table:style-name="ce112">
            <text:p>Subcriterions are used to specify National Criteria, which get their UUIDs from e-Certi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float" office:value="1" table:style-name="ce114">
            <text:p>1</text:p>
          </table:table-cell>
          <table:table-cell office:value-type="string" table:style-name="ce110">
            <text:p><text:s/></text:p>
          </table:table-cell>
          <table:table-cell office:value-type="string" table:style-name="ce110">
            <text:p>8c39b505-8abe-44fa-a3e0-f2d78b9d8224</text:p>
          </table:table-cell>
          <table:table-cell office:value-type="string" table:style-name="ce110">
            <text:p>ON*</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CAPTION}</text:p>
          </table:table-cell>
          <table:table-cell table:number-columns-repeated="13" table:style-name="ce110"/>
          <table:table-cell office:value-type="string" table:style-name="ce110">
            <text:p>[Additional information; e.g. no evidences online]</text:p>
          </table:table-cell>
          <table:table-cell office:value-type="string" table:style-name="ce110">
            <text:p><text:s/></text:p>
          </table:table-cell>
          <table:table-cell office:value-type="float" office:value="1" table:style-name="ce114">
            <text:p>1</text:p>
          </table:table-cell>
          <table:table-cell office:value-type="string" table:style-name="ce110">
            <text:p>NONE</text:p>
          </table:table-cell>
          <table:table-cell office:value-type="string" table:style-name="ce110">
            <text:p><text:s/></text:p>
          </table:table-cell>
          <table:table-cell office:value-type="string" table:style-name="ce110">
            <text:p><text:s/></text:p>
          </table:table-cell>
          <table:table-cell office:value-type="string" table:style-name="ce112">
            <text:p>UUIDs for CAPTIONS, REQUIREMENT and QUESTIONS must be geenerated automatically</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QUESTION}</text:p>
          </table:table-cell>
          <table:table-cell table:number-columns-repeated="13" table:style-name="ce110"/>
          <table:table-cell office:value-type="string" table:style-name="ce110">
            <text:p>Your Answer</text:p>
          </table:table-cell>
          <table:table-cell office:value-type="string" table:style-name="ce110">
            <text:p><text:s/></text:p>
          </table:table-cell>
          <table:table-cell office:value-type="float" office:value="1" table:style-name="ce114">
            <text:p>1</text:p>
          </table:table-cell>
          <table:table-cell office:value-type="string" table:style-name="ce110">
            <text:p>INDICATOR</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string" table:style-name="ce114">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10">
            <text:p>SUBCRITERION}</text:p>
          </table:table-cell>
          <table:table-cell table:number-columns-repeated="17" table:style-name="ce110"/>
          <table:table-cell table:style-name="ce114"/>
          <table:table-cell table:number-columns-repeated="4" table:style-name="ce110"/>
          <table:table-cell table:style-name="ce106"/>
          <table:table-cell table:number-columns-repeated="16358" table:style-name="ce113"/>
        </table:table-row>
        <table:table-row table:style-name="ro1">
          <table:table-cell office:value-type="string" table:style-name="ce102">
            <text:p><text:s/></text:p>
          </table:table-cell>
          <table:table-cell office:value-type="string" table:style-name="ce115">
            <text:p><text:s/></text:p>
          </table:table-cell>
          <table:table-cell office:value-type="string" table:style-name="ce116">
            <text:p>{LEGISLATION}</text:p>
          </table:table-cell>
          <table:table-cell table:number-columns-repeated="17" table:style-name="ce116"/>
          <table:table-cell office:value-type="string" table:style-name="ce117">
            <text:p>0..n</text:p>
          </table:table-cell>
          <table:table-cell table:style-name="ce116"/>
          <table:table-cell office:value-type="string" table:style-name="ce116">
            <text:p>c753a2c5-59e6-4970-b6eb-27224e96bf76</text:p>
          </table:table-cell>
          <table:table-cell office:value-type="string" table:style-name="ce118">
            <text:p><text:s/></text:p>
          </table:table-cell>
          <table:table-cell table:style-name="ce116"/>
          <table:table-cell table:number-columns-repeated="16359"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table:style-name="ce119"/>
          <table:table-cell office:value-type="string" table:style-name="ce109">
            <text:p><text:s/></text:p>
          </table:table-cell>
          <table:table-cell office:value-type="string" table:style-name="ce120">
            <text:p>1..n</text:p>
          </table:table-cell>
          <table:table-cell office:value-type="string" table:style-name="ce121">
            <text:p><text:s/></text:p>
          </table:table-cell>
          <table:table-cell office:value-type="string" table:style-name="ce109">
            <text:p>7c637c0c-7703-4389-ba52-02997a055bd7</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Your answer</text:p>
          </table:table-cell>
          <table:table-cell office:value-type="string" table:style-name="ce109">
            <text:p>true</text:p>
          </table:table-cell>
          <table:table-cell office:value-type="float" office:value="1" table:style-name="ce120">
            <text:p>1</text:p>
          </table:table-cell>
          <table:table-cell office:value-type="string" table:style-name="ce121">
            <text:p>INDICATOR</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table:style-name="ce119"/>
          <table:table-cell office:value-type="string" table:style-name="ce109">
            <text:p><text:s/></text:p>
          </table:table-cell>
          <table:table-cell office:value-type="string" table:style-name="ce122">
            <text:p>0..n</text:p>
          </table:table-cell>
          <table:table-cell office:value-type="string" table:style-name="ce121">
            <text:p><text:s/></text:p>
          </table:table-cell>
          <table:table-cell office:value-type="string" table:style-name="ce109">
            <text:p>41dd2e9b-1bfd-44c7-93ee-56bd74a4334b</text:p>
          </table:table-cell>
          <table:table-cell office:value-type="string" table:style-name="ce121">
            <text:p>ONTRUE</text:p>
          </table:table-cell>
          <table:table-cell office:value-type="string" table:style-name="ce101">
            <text:p>This group may be repeated n time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Date of conviction</text:p>
          </table:table-cell>
          <table:table-cell office:value-type="string" table:style-name="ce123">
            <text:p>2015-12-09</text:p>
          </table:table-cell>
          <table:table-cell office:value-type="float" office:value="1" table:style-name="ce120">
            <text:p>1</text:p>
          </table:table-cell>
          <table:table-cell office:value-type="string" table:style-name="ce121">
            <text:p>DATE</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Reason</text:p>
          </table:table-cell>
          <table:table-cell office:value-type="string" table:style-name="ce109">
            <text:p>[Reason provided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Who has been convicted</text:p>
          </table:table-cell>
          <table:table-cell office:value-type="string" table:style-name="ce109">
            <text:p>[Convicted person or legal entity]</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Length of the period of exclusion</text:p>
          </table:table-cell>
          <table:table-cell office:value-type="string" table:style-name="ce123">
            <text:p>2016-01-01</text:p>
          </table:table-cell>
          <table:table-cell office:value-type="float" office:value="1" table:style-name="ce120">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5" table:style-name="ce109"/>
          <table:table-cell office:value-type="float" office:value="1" table:style-name="ce120">
            <text:p>1</text:p>
          </table:table-cell>
          <table:table-cell office:value-type="string" table:style-name="ce109">
            <text:p><text:s/></text:p>
          </table:table-cell>
          <table:table-cell office:value-type="string" table:style-name="ce109">
            <text:p>5f9f09f7-f701-432c-9fdc-c22c124a74c9</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text:p>
          </table:table-cell>
          <table:table-cell table:number-columns-repeated="12" table:style-name="ce109"/>
          <table:table-cell office:value-type="string" table:style-name="ce109">
            <text:p>Have you taken measures to demonstrate your reliability (Self-Cleaning)?</text:p>
          </table:table-cell>
          <table:table-cell office:value-type="string" table:style-name="ce109">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09">
            <text:p><text:s/></text:p>
          </table:table-cell>
          <table:table-cell office:value-type="string" table:style-name="ce109">
            <text:p>74e6c7b4-757b-4b40-ada6-fad6a997c310</text:p>
          </table:table-cell>
          <table:table-cell office:value-type="string" table:style-name="ce121">
            <text:p>ONTRUE</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5" table:style-name="ce109"/>
          <table:table-cell office:value-type="string" table:style-name="ce109">
            <text:p>{QUESTION}</text:p>
          </table:table-cell>
          <table:table-cell table:number-columns-repeated="11" table:style-name="ce109"/>
          <table:table-cell office:value-type="string" table:style-name="ce109">
            <text:p>Please describe them</text:p>
          </table:table-cell>
          <table:table-cell office:value-type="string" table:style-name="ce109">
            <text:p>[Measures taken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3"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float" office:value="1" table:style-name="ce120">
            <text:p>1</text:p>
          </table:table-cell>
          <table:table-cell office:value-type="string" table:style-name="ce121">
            <text:p><text:s/></text:p>
          </table:table-cell>
          <table:table-cell office:value-type="string" table:style-name="ce124">
            <text:p>9026e403-3eb6-4705-a9e9-e21a1efc867d</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Is this information available at no cost to the authorities from an EU Member State database?</text:p>
          </table:table-cell>
          <table:table-cell office:value-type="string" table:style-name="ce123">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21">
            <text:p><text:s/></text:p>
          </table:table-cell>
          <table:table-cell office:value-type="string" table:style-name="ce109">
            <text:p>0a166f0a-0c5f-42b0-81e9-0fc9fa598a48</text:p>
          </table:table-cell>
          <table:table-cell office:value-type="string" table:style-name="ce109">
            <text:p>ONTRUE</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Evidence supplied</text:p>
          </table:table-cell>
          <table:table-cell office:value-type="string" table:style-name="ce125">
            <text:p><text:a xlink:href="http://public_site/repository/evidences/evidence?id=EVIDENCE-00001">EVIDENCE-00001</text:a></text:p>
          </table:table-cell>
          <table:table-cell office:value-type="float" office:value="1" table:style-name="ce120">
            <text:p>1</text:p>
          </table:table-cell>
          <table:table-cell office:value-type="string" table:style-name="ce109">
            <text:p>EVIDENCE_IDENTIFIER</text:p>
          </table:table-cell>
          <table:table-cell table:style-name="ce121"/>
          <table:table-cell office:value-type="string" table:style-name="ce121">
            <text:p><text:s/></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7" table:style-name="ce109"/>
          <table:table-cell table:style-name="ce120"/>
          <table:table-cell table:number-columns-repeated="4" table:style-name="ce109"/>
          <table:table-cell table:style-name="ce106"/>
          <table:table-cell table:number-columns-repeated="16358" table:style-name="ce113"/>
        </table:table-row>
        <table:table-row table:style-name="ro1">
          <table:table-cell office:value-type="string" table:style-name="ce102">
            <text:p><text:s/></text:p>
          </table:table-cell>
          <table:table-cell office:value-type="string" table:style-name="ce107">
            <text:p>CRITERION}</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number-columns-repeated="10" table:style-name="ce107"/>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8">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style-name="ce106"/>
          <table:table-cell table:number-columns-repeated="16358" table:style-name="ce113"/>
        </table:table-row>
        <table:table-row table:style-name="ro1">
          <table:table-cell office:value-type="float" office:value="6" table:style-name="ce102">
            <text:p>6</text:p>
          </table:table-cell>
          <table:table-cell office:value-type="string" table:style-name="ce107">
            <text:p>{CRITERION</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number-columns-repeated="10" table:style-name="ce107"/>
          <table:table-cell office:value-type="string" table:style-name="ce107">
            <text:p>Child labour and other forms of trafficking in human beings</text:p>
          </table:table-cell>
          <table:table-cell office:value-type="string" table:style-name="ce107">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107">
            <text:p><text:s/></text:p>
          </table:table-cell>
          <table:table-cell office:value-type="string" table:style-name="ce108">
            <text:p><text:s/></text:p>
          </table:table-cell>
          <table:table-cell office:value-type="string" table:style-name="ce107">
            <text:p><text:s/></text:p>
          </table:table-cell>
          <table:table-cell office:value-type="string" table:style-name="ce107">
            <text:p><text:s/>d789d01a-fe03-4ccd-9898-73f9cfa080d1</text:p>
          </table:table-cell>
          <table:table-cell office:value-type="string" table:style-name="ce107">
            <text:p>CRITERION.EXCLUSION.CONVICTIONS.CHILD_LABOUR-HUMAN_TRAFFICKING</text:p>
          </table:table-cell>
          <table:table-cell office:value-type="string" table:style-name="ce107">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10">
            <text:p>{SUBCRITERION</text:p>
          </table:table-cell>
          <table:table-cell table:number-columns-repeated="14" table:style-name="ce110"/>
          <table:table-cell office:value-type="string" table:style-name="ce110">
            <text:p><text:s/>[Name of the National Criterion]</text:p>
          </table:table-cell>
          <table:table-cell office:value-type="string" table:style-name="ce110">
            <text:p>[Description of the National Criterion ]</text:p>
          </table:table-cell>
          <table:table-cell office:value-type="string" table:style-name="ce110">
            <text:p><text:s/></text:p>
          </table:table-cell>
          <table:table-cell office:value-type="string" table:style-name="ce111">
            <text:p>0..n</text:p>
          </table:table-cell>
          <table:table-cell office:value-type="string" table:style-name="ce110">
            <text:p><text:s/></text:p>
          </table:table-cell>
          <table:table-cell office:value-type="string" table:style-name="ce110">
            <text:p>e6b21867-95b5-4549-8180-f4673219b179</text:p>
          </table:table-cell>
          <table:table-cell office:value-type="string" table:style-name="ce110">
            <text:p>ON*</text:p>
          </table:table-cell>
          <table:table-cell office:value-type="string" table:style-name="ce112">
            <text:p>Subcriterions are used to specify National Criteria, which get their UUIDs from e-Certi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float" office:value="1" table:style-name="ce114">
            <text:p>1</text:p>
          </table:table-cell>
          <table:table-cell office:value-type="string" table:style-name="ce110">
            <text:p><text:s/></text:p>
          </table:table-cell>
          <table:table-cell office:value-type="string" table:style-name="ce110">
            <text:p>8c39b505-8abe-44fa-a3e0-f2d78b9d8224</text:p>
          </table:table-cell>
          <table:table-cell office:value-type="string" table:style-name="ce110">
            <text:p>ON*</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CAPTION}</text:p>
          </table:table-cell>
          <table:table-cell table:number-columns-repeated="13" table:style-name="ce110"/>
          <table:table-cell office:value-type="string" table:style-name="ce110">
            <text:p>[Additional information; e.g. no evidences online]</text:p>
          </table:table-cell>
          <table:table-cell office:value-type="string" table:style-name="ce110">
            <text:p><text:s/></text:p>
          </table:table-cell>
          <table:table-cell office:value-type="float" office:value="1" table:style-name="ce114">
            <text:p>1</text:p>
          </table:table-cell>
          <table:table-cell office:value-type="string" table:style-name="ce110">
            <text:p>NONE</text:p>
          </table:table-cell>
          <table:table-cell office:value-type="string" table:style-name="ce110">
            <text:p><text:s/></text:p>
          </table:table-cell>
          <table:table-cell office:value-type="string" table:style-name="ce110">
            <text:p><text:s/></text:p>
          </table:table-cell>
          <table:table-cell office:value-type="string" table:style-name="ce112">
            <text:p>UUIDs for CAPTIONS, REQUIREMENT and QUESTIONS must be geenerated automatically</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QUESTION}</text:p>
          </table:table-cell>
          <table:table-cell table:number-columns-repeated="13" table:style-name="ce110"/>
          <table:table-cell office:value-type="string" table:style-name="ce110">
            <text:p>Your Answer</text:p>
          </table:table-cell>
          <table:table-cell office:value-type="string" table:style-name="ce110">
            <text:p><text:s/></text:p>
          </table:table-cell>
          <table:table-cell office:value-type="float" office:value="1" table:style-name="ce114">
            <text:p>1</text:p>
          </table:table-cell>
          <table:table-cell office:value-type="string" table:style-name="ce110">
            <text:p>INDICATOR</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string" table:style-name="ce114">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10">
            <text:p>SUBCRITERION}</text:p>
          </table:table-cell>
          <table:table-cell table:number-columns-repeated="17" table:style-name="ce110"/>
          <table:table-cell table:style-name="ce114"/>
          <table:table-cell table:number-columns-repeated="4" table:style-name="ce110"/>
          <table:table-cell table:style-name="ce106"/>
          <table:table-cell table:number-columns-repeated="16358" table:style-name="ce113"/>
        </table:table-row>
        <table:table-row table:style-name="ro1">
          <table:table-cell office:value-type="string" table:style-name="ce102">
            <text:p><text:s/></text:p>
          </table:table-cell>
          <table:table-cell office:value-type="string" table:style-name="ce115">
            <text:p><text:s/></text:p>
          </table:table-cell>
          <table:table-cell office:value-type="string" table:style-name="ce116">
            <text:p>{LEGISLATION}</text:p>
          </table:table-cell>
          <table:table-cell table:number-columns-repeated="17" table:style-name="ce116"/>
          <table:table-cell office:value-type="string" table:style-name="ce117">
            <text:p>0..n</text:p>
          </table:table-cell>
          <table:table-cell table:style-name="ce116"/>
          <table:table-cell office:value-type="string" table:style-name="ce116">
            <text:p>c753a2c5-59e6-4970-b6eb-27224e96bf76</text:p>
          </table:table-cell>
          <table:table-cell office:value-type="string" table:style-name="ce118">
            <text:p><text:s/></text:p>
          </table:table-cell>
          <table:table-cell table:style-name="ce116"/>
          <table:table-cell table:number-columns-repeated="16359"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table:style-name="ce119"/>
          <table:table-cell office:value-type="string" table:style-name="ce109">
            <text:p><text:s/></text:p>
          </table:table-cell>
          <table:table-cell office:value-type="string" table:style-name="ce120">
            <text:p>1..n</text:p>
          </table:table-cell>
          <table:table-cell office:value-type="string" table:style-name="ce121">
            <text:p><text:s/></text:p>
          </table:table-cell>
          <table:table-cell office:value-type="string" table:style-name="ce109">
            <text:p>7c637c0c-7703-4389-ba52-02997a055bd7</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Your answer</text:p>
          </table:table-cell>
          <table:table-cell office:value-type="string" table:style-name="ce109">
            <text:p>true</text:p>
          </table:table-cell>
          <table:table-cell office:value-type="float" office:value="1" table:style-name="ce120">
            <text:p>1</text:p>
          </table:table-cell>
          <table:table-cell office:value-type="string" table:style-name="ce121">
            <text:p>INDICATOR</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table:style-name="ce119"/>
          <table:table-cell office:value-type="string" table:style-name="ce109">
            <text:p><text:s/></text:p>
          </table:table-cell>
          <table:table-cell office:value-type="string" table:style-name="ce122">
            <text:p>0..n</text:p>
          </table:table-cell>
          <table:table-cell office:value-type="string" table:style-name="ce121">
            <text:p><text:s/></text:p>
          </table:table-cell>
          <table:table-cell office:value-type="string" table:style-name="ce109">
            <text:p>41dd2e9b-1bfd-44c7-93ee-56bd74a4334b</text:p>
          </table:table-cell>
          <table:table-cell office:value-type="string" table:style-name="ce121">
            <text:p>ONTRUE</text:p>
          </table:table-cell>
          <table:table-cell office:value-type="string" table:style-name="ce101">
            <text:p>This group may be repeated n time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Date of conviction</text:p>
          </table:table-cell>
          <table:table-cell office:value-type="string" table:style-name="ce123">
            <text:p>2015-12-09</text:p>
          </table:table-cell>
          <table:table-cell office:value-type="float" office:value="1" table:style-name="ce120">
            <text:p>1</text:p>
          </table:table-cell>
          <table:table-cell office:value-type="string" table:style-name="ce121">
            <text:p>DATE</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Reason</text:p>
          </table:table-cell>
          <table:table-cell office:value-type="string" table:style-name="ce109">
            <text:p>[Reason provided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Who has been convicted</text:p>
          </table:table-cell>
          <table:table-cell office:value-type="string" table:style-name="ce109">
            <text:p>[Convicted person or legal entity]</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Length of the period of exclusion</text:p>
          </table:table-cell>
          <table:table-cell office:value-type="string" table:style-name="ce123">
            <text:p>2016-01-01</text:p>
          </table:table-cell>
          <table:table-cell office:value-type="float" office:value="1" table:style-name="ce120">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5" table:style-name="ce109"/>
          <table:table-cell office:value-type="float" office:value="1" table:style-name="ce120">
            <text:p>1</text:p>
          </table:table-cell>
          <table:table-cell office:value-type="string" table:style-name="ce109">
            <text:p><text:s/></text:p>
          </table:table-cell>
          <table:table-cell office:value-type="string" table:style-name="ce109">
            <text:p>5f9f09f7-f701-432c-9fdc-c22c124a74c9</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text:p>
          </table:table-cell>
          <table:table-cell table:number-columns-repeated="12" table:style-name="ce109"/>
          <table:table-cell office:value-type="string" table:style-name="ce109">
            <text:p>Have you taken measures to demonstrate your reliability (Self-Cleaning)?</text:p>
          </table:table-cell>
          <table:table-cell office:value-type="string" table:style-name="ce109">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09">
            <text:p><text:s/></text:p>
          </table:table-cell>
          <table:table-cell office:value-type="string" table:style-name="ce109">
            <text:p>74e6c7b4-757b-4b40-ada6-fad6a997c310</text:p>
          </table:table-cell>
          <table:table-cell office:value-type="string" table:style-name="ce121">
            <text:p>ONTRUE</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5" table:style-name="ce109"/>
          <table:table-cell office:value-type="string" table:style-name="ce109">
            <text:p>{QUESTION}</text:p>
          </table:table-cell>
          <table:table-cell table:number-columns-repeated="11" table:style-name="ce109"/>
          <table:table-cell office:value-type="string" table:style-name="ce109">
            <text:p>Please describe them</text:p>
          </table:table-cell>
          <table:table-cell office:value-type="string" table:style-name="ce109">
            <text:p>[Measures taken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3"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float" office:value="1" table:style-name="ce120">
            <text:p>1</text:p>
          </table:table-cell>
          <table:table-cell office:value-type="string" table:style-name="ce121">
            <text:p><text:s/></text:p>
          </table:table-cell>
          <table:table-cell office:value-type="string" table:style-name="ce124">
            <text:p>9026e403-3eb6-4705-a9e9-e21a1efc867d</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Is this information available at no cost to the authorities from an EU Member State database?</text:p>
          </table:table-cell>
          <table:table-cell office:value-type="string" table:style-name="ce123">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21">
            <text:p><text:s/></text:p>
          </table:table-cell>
          <table:table-cell office:value-type="string" table:style-name="ce109">
            <text:p>0a166f0a-0c5f-42b0-81e9-0fc9fa598a48</text:p>
          </table:table-cell>
          <table:table-cell office:value-type="string" table:style-name="ce109">
            <text:p>ONTRUE</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Evidence supplied</text:p>
          </table:table-cell>
          <table:table-cell office:value-type="string" table:style-name="ce125">
            <text:p><text:a xlink:href="http://public_site/repository/evidences/evidence?id=EVIDENCE-00001">EVIDENCE-00001</text:a></text:p>
          </table:table-cell>
          <table:table-cell office:value-type="float" office:value="1" table:style-name="ce120">
            <text:p>1</text:p>
          </table:table-cell>
          <table:table-cell office:value-type="string" table:style-name="ce109">
            <text:p>EVIDENCE_IDENTIFIER</text:p>
          </table:table-cell>
          <table:table-cell table:style-name="ce121"/>
          <table:table-cell office:value-type="string" table:style-name="ce121">
            <text:p><text:s/></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7" table:style-name="ce109"/>
          <table:table-cell table:style-name="ce120"/>
          <table:table-cell table:number-columns-repeated="4" table:style-name="ce109"/>
          <table:table-cell table:style-name="ce106"/>
          <table:table-cell table:number-columns-repeated="16358" table:style-name="ce113"/>
        </table:table-row>
        <table:table-row table:style-name="ro1">
          <table:table-cell table:style-name="ce102"/>
          <table:table-cell office:value-type="string" table:style-name="ce107">
            <text:p>CRITERION}</text:p>
          </table:table-cell>
          <table:table-cell table:number-columns-repeated="18" table:style-name="ce107"/>
          <table:table-cell table:style-name="ce108"/>
          <table:table-cell table:number-columns-repeated="4" table:style-name="ce107"/>
          <table:table-cell table:style-name="ce106"/>
          <table:table-cell table:number-columns-repeated="16358" table:style-name="ce113"/>
        </table:table-row>
        <table:table-row table:number-rows-repeated="1048394" table:style-name="ro1">
          <table:table-cell table:number-columns-repeated="16384"/>
        </table:table-row>
      </table:table>
      <table:table table:name="EG-Contributions" table:style-name="ta1">
        <table:table-column table:style-name="co14" table:default-cell-style-name="ce4"/>
        <table:table-column table:style-name="co15" table:default-cell-style-name="ce4"/>
        <table:table-column table:style-name="co16" table:default-cell-style-name="ce4"/>
        <table:table-column table:style-name="co17" table:number-columns-repeated="4" table:default-cell-style-name="ce4"/>
        <table:table-column table:style-name="co18" table:default-cell-style-name="ce4"/>
        <table:table-column table:style-name="co19" table:default-cell-style-name="ce4"/>
        <table:table-column table:style-name="co20" table:default-cell-style-name="ce4"/>
        <table:table-column table:style-name="co21" table:number-columns-repeated="7" table:default-cell-style-name="ce4"/>
        <table:table-column table:style-name="co13" table:default-cell-style-name="ce4"/>
        <table:table-column table:style-name="co22" table:default-cell-style-name="ce4"/>
        <table:table-column table:style-name="co13" table:default-cell-style-name="ce4" table:visibility="collapse"/>
        <table:table-column table:style-name="co13" table:number-columns-repeated="2" table:default-cell-style-name="ce4"/>
        <table:table-column table:style-name="co23" table:default-cell-style-name="ce4"/>
        <table:table-column table:style-name="co24" table:default-cell-style-name="ce4"/>
        <table:table-column table:style-name="co25" table:default-cell-style-name="ce4"/>
        <table:table-column table:style-name="co13" table:number-columns-repeated="16359" table:default-cell-style-name="ce4"/>
        <table:table-row table:style-name="ro1">
          <table:table-cell office:value-type="float" office:value="1" table:style-name="ce25">
            <text:p>1</text:p>
          </table:table-cell>
          <table:table-cell office:value-type="float" office:value="2" table:style-name="ce25">
            <text:p>2</text:p>
          </table:table-cell>
          <table:table-cell office:value-type="float" office:value="3" table:style-name="ce25">
            <text:p>3</text:p>
          </table:table-cell>
          <table:table-cell office:value-type="float" office:value="4" table:style-name="ce25">
            <text:p>4</text:p>
          </table:table-cell>
          <table:table-cell office:value-type="float" office:value="5" table:style-name="ce25">
            <text:p>5</text:p>
          </table:table-cell>
          <table:table-cell office:value-type="float" office:value="6" table:style-name="ce25">
            <text:p>6</text:p>
          </table:table-cell>
          <table:table-cell office:value-type="float" office:value="7" table:style-name="ce25">
            <text:p>7</text:p>
          </table:table-cell>
          <table:table-cell office:value-type="float" office:value="8" table:style-name="ce25">
            <text:p>8</text:p>
          </table:table-cell>
          <table:table-cell office:value-type="float" office:value="9" table:style-name="ce25">
            <text:p>9</text:p>
          </table:table-cell>
          <table:table-cell office:value-type="float" office:value="10" table:style-name="ce25">
            <text:p>10</text:p>
          </table:table-cell>
          <table:table-cell office:value-type="float" office:value="11" table:style-name="ce25">
            <text:p>11</text:p>
          </table:table-cell>
          <table:table-cell office:value-type="float" office:value="12" table:style-name="ce25">
            <text:p>12</text:p>
          </table:table-cell>
          <table:table-cell office:value-type="float" office:value="13" table:style-name="ce25">
            <text:p>13</text:p>
          </table:table-cell>
          <table:table-cell office:value-type="float" office:value="14" table:style-name="ce25">
            <text:p>14</text:p>
          </table:table-cell>
          <table:table-cell office:value-type="float" office:value="15" table:style-name="ce25">
            <text:p>15</text:p>
          </table:table-cell>
          <table:table-cell office:value-type="float" office:value="16" table:style-name="ce25">
            <text:p>16</text:p>
          </table:table-cell>
          <table:table-cell office:value-type="float" office:value="17" table:style-name="ce25">
            <text:p>17</text:p>
          </table:table-cell>
          <table:table-cell office:value-type="float" office:value="18" table:style-name="ce25">
            <text:p>18</text:p>
          </table:table-cell>
          <table:table-cell office:value-type="float" office:value="19" table:style-name="ce25">
            <text:p>19</text:p>
          </table:table-cell>
          <table:table-cell office:value-type="float" office:value="20" table:style-name="ce25">
            <text:p>20</text:p>
          </table:table-cell>
          <table:table-cell office:value-type="float" office:value="21" table:style-name="ce25">
            <text:p>21</text:p>
          </table:table-cell>
          <table:table-cell office:value-type="float" office:value="22" table:style-name="ce25">
            <text:p>22</text:p>
          </table:table-cell>
          <table:table-cell office:value-type="float" office:value="23" table:style-name="ce25">
            <text:p>23</text:p>
          </table:table-cell>
          <table:table-cell office:value-type="float" office:value="24" table:style-name="ce25">
            <text:p>24</text:p>
          </table:table-cell>
          <table:table-cell office:value-type="float" office:value="25" table:style-name="ce25">
            <text:p>25</text:p>
          </table:table-cell>
          <table:table-cell table:number-columns-repeated="16359" table:style-name="ce1"/>
        </table:table-row>
        <table:table-row table:style-name="ro1">
          <table:table-cell table:style-name="ce1"/>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number-columns-repeated="16359" table:style-name="ce1"/>
        </table:table-row>
        <table:table-row table:style-name="ro1">
          <table:table-cell office:value-type="float" office:value="7" table:style-name="ce1">
            <text:p>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9" table:style-name="ce8"/>
          <table:table-cell office:value-type="string" table:style-name="ce8">
            <text:p>Payment of taxes</text:p>
          </table:table-cell>
          <table:table-cell office:value-type="string" table:style-name="ce8">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61bbeb7-690e-4a40-bc68-d6d4ecfaa3d4</text:p>
          </table:table-cell>
          <table:table-cell office:value-type="string" table:style-name="ce8">
            <text:p>CRITERION.EXCLUSION.CONTRIBUTIONS.PAYMENT_OF_TAXES</text:p>
          </table:table-cell>
          <table:table-cell office:value-type="string" table:style-name="ce128">
            <text:p>REGULATED_EG-Contributions_D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3">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6">
            <text:p>1</text:p>
          </table:table-cell>
          <table:table-cell office:value-type="string" table:style-name="ce26">
            <text:p><text:s/></text:p>
          </table:table-cell>
          <table:table-cell office:value-type="string" table:style-name="ce26">
            <text:p>53c9aad8-dc80-48f8-85d9-755c2aab8e95</text:p>
          </table:table-cell>
          <table:table-cell office:value-type="string" table:style-name="ce26">
            <text:p>ON*</text:p>
          </table:table-cell>
          <table:table-cell office:value-type="string" table:style-name="ce26">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hreshold</text:p>
          </table:table-cell>
          <table:table-cell office:value-type="float" office:value="500000" table:style-name="ce26">
            <text:p>500000</text:p>
          </table:table-cell>
          <table:table-cell office:value-type="float" office:value="1" table:style-name="ce26">
            <text:p>1</text:p>
          </table:table-cell>
          <table:table-cell office:value-type="string" table:style-name="ce26">
            <text:p>AMOU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Additional Information</text:p>
          </table:table-cell>
          <table:table-cell office:value-type="string" table:style-name="ce26">
            <text:p>[Additional information provided by the CA]</text:p>
          </table:table-cell>
          <table:table-cell office:value-type="float" office:value="1" table:style-name="ce26">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table:style-name="ce27"/>
          <table:table-cell office:value-type="string" table:style-name="ce10">
            <text:p><text:s/></text:p>
          </table:table-cell>
          <table:table-cell table:style-name="ce28"/>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98fd3cc-466e-4233-af1a-affe09471bce</text:p>
          </table:table-cell>
          <table:table-cell office:value-type="string" table:style-name="ce10">
            <text:p>ON*</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string" table:style-name="ce10">
            <text:p><text:s/></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f8499787-f9f8-4355-95e2-9784426f4d7b</text:p>
          </table:table-cell>
          <table:table-cell office:value-type="string" table:style-name="ce10">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Country or member state concerned</text:p>
          </table:table-cell>
          <table:table-cell office:value-type="string" table:style-name="ce10">
            <text:p>[Country concerned]</text:p>
          </table:table-cell>
          <table:table-cell office:value-type="float" office:value="1" table:style-name="ce10">
            <text:p>1</text:p>
          </table:table-cell>
          <table:table-cell office:value-type="string" table:style-name="ce10">
            <text:p>CODE_COUNTRY</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Amount concerned</text:p>
          </table:table-cell>
          <table:table-cell office:value-type="string" table:style-name="ce10">
            <text:p>[Amount concerned]</text:p>
          </table:table-cell>
          <table:table-cell office:value-type="float" office:value="1" table:style-name="ce10">
            <text:p>1</text:p>
          </table:table-cell>
          <table:table-cell office:value-type="string" table:style-name="ce10">
            <text:p>AMOUNT</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7c2aec9f-4876-4c33-89e6-2ab6d6cf5d02</text:p>
          </table:table-cell>
          <table:table-cell office:value-type="string" table:style-name="ce10">
            <text:p>ON*</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Has this breach of obligations been established by means other than a judicial or administrative decision?</text:p>
          </table:table-cell>
          <table:table-cell office:value-type="string" table:style-name="ce10">
            <text:p>true</text:p>
          </table:table-cell>
          <table:table-cell office:value-type="float" office:value="1" table:style-name="ce10">
            <text:p>1</text:p>
          </table:table-cell>
          <table:table-cell office:value-type="string" table:style-name="ce10">
            <text:p>INDICATOR</text:p>
          </table:table-cell>
          <table:table-cell office:value-type="string" table:style-name="ce10">
            <text:p><text:s/></text:p>
          </table:table-cell>
          <table:table-cell table:style-name="ce4"/>
          <table:table-cell office:value-type="string" table:style-name="ce2">
            <text:p><text:span text:style-name="T1">Beware that this subgroup is produced if the previous answer was<text:s/></text:span>TRUE</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text:s/>80633323-a7b6-4206-9728-e4534eaad8b2</text:p>
          </table:table-cell>
          <table:table-cell office:value-type="string" table:style-name="ce29">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Please describe which means were used</text:p>
          </table:table-cell>
          <table:table-cell office:value-type="string" table:style-name="ce10">
            <text:p>[Description of mean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text:s/>a49e6e25-0059-47da-9397-72c2db5fd5b1</text:p>
            <text:p/>
          </table:table-cell>
          <table:table-cell office:value-type="string" table:style-name="ce10">
            <text:p>ON*</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10">
            <text:p>true</text:p>
          </table:table-cell>
          <table:table-cell office:value-type="float" office:value="1" table:style-name="ce10">
            <text:p>1</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42a44eb9-b8c9-4a67-8776-e77fc5356efe</text:p>
          </table:table-cell>
          <table:table-cell office:value-type="string" table:style-name="ce10">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8"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536417dc-8130-4981-85c5-fceba5541c58</text:p>
          </table:table-cell>
          <table:table-cell office:value-type="string" table:style-name="ce29">
            <text:p>ONFALS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If this breach of obligations was established through a judicial or administrative decision, was this decision final and binding?</text:p>
          </table:table-cell>
          <table:table-cell office:value-type="string" table:style-name="ce10">
            <text:p><text:s/></text:p>
          </table:table-cell>
          <table:table-cell office:value-type="float" office:value="1" table:style-name="ce10">
            <text:p>1</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text:s/>8aaac22d-1b59-442e-9210-a6e70ec05962</text:p>
          </table:table-cell>
          <table:table-cell office:value-type="string" table:style-name="ce10">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8" table:style-name="ce10"/>
          <table:table-cell office:value-type="string" table:style-name="ce10">
            <text:p><text:s/></text:p>
          </table:table-cell>
          <table:table-cell office:value-type="string" table:style-name="ce10">
            <text:p>Please indicate the date of conviction or decision</text:p>
          </table:table-cell>
          <table:table-cell office:value-type="string" table:style-name="ce10">
            <text:p><text:s/></text:p>
          </table:table-cell>
          <table:table-cell office:value-type="float" office:value="1" table:style-name="ce10">
            <text:p>1</text:p>
          </table:table-cell>
          <table:table-cell office:value-type="string" table:style-name="ce10">
            <text:p>DATE</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8" table:style-name="ce10"/>
          <table:table-cell office:value-type="string" table:style-name="ce10">
            <text:p><text:s/></text:p>
          </table:table-cell>
          <table:table-cell office:value-type="string" table:style-name="ce10">
            <text:p>In case of a conviction insofar as established directly therein, the length of the period of exclusion</text:p>
          </table:table-cell>
          <table:table-cell office:value-type="string" table:style-name="ce10">
            <text:p><text:s/></text:p>
          </table:table-cell>
          <table:table-cell office:value-type="float" office:value="1" table:style-name="ce10">
            <text:p>1</text:p>
          </table:table-cell>
          <table:table-cell office:value-type="string" table:style-name="ce10">
            <text:p>PERIOD</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0">
            <text:p>1</text:p>
          </table:table-cell>
          <table:table-cell office:value-type="string" table:style-name="ce10">
            <text:p>INDICATOR</text:p>
          </table:table-cell>
          <table:table-cell table:style-name="ce18"/>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0">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table:number-columns-repeated="16366"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table:style-name="ce27"/>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9"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27"/>
        </table:table-row>
        <table:table-row table:style-name="ro1">
          <table:table-cell office:value-type="float" office:value="8" table:style-name="ce27">
            <text:p>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9" table:style-name="ce8"/>
          <table:table-cell office:value-type="string" table:style-name="ce8">
            <text:p>Payment of social security contributions</text:p>
          </table:table-cell>
          <table:table-cell office:value-type="string" table:style-name="ce8">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d85e333-bbab-49c0-be8d-c36d71a72f5e</text:p>
          </table:table-cell>
          <table:table-cell office:value-type="string" table:style-name="ce8">
            <text:p>CRITERION.EXCLUSION.CONTRIBUTIONS.PAYMENT_OF_SOCIAL_SECURITY</text:p>
          </table:table-cell>
          <table:table-cell office:value-type="string" table:style-name="ce8">
            <text:p><text:s/></text:p>
          </table:table-cell>
          <table:table-cell table:number-columns-repeated="16359" table:style-name="ce27"/>
        </table:table-row>
        <table:table-row table:style-name="ro1">
          <table:table-cell table:style-name="ce1"/>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3">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6">
            <text:p>1</text:p>
          </table:table-cell>
          <table:table-cell office:value-type="string" table:style-name="ce26">
            <text:p><text:s/></text:p>
          </table:table-cell>
          <table:table-cell office:value-type="string" table:style-name="ce26">
            <text:p>53c9aad8-dc80-48f8-85d9-755c2aab8e95</text:p>
          </table:table-cell>
          <table:table-cell office:value-type="string" table:style-name="ce26">
            <text:p>ON*</text:p>
          </table:table-cell>
          <table:table-cell office:value-type="string" table:style-name="ce26">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hreshold</text:p>
          </table:table-cell>
          <table:table-cell office:value-type="float" office:value="500000" table:style-name="ce26">
            <text:p>500000</text:p>
          </table:table-cell>
          <table:table-cell office:value-type="float" office:value="1" table:style-name="ce26">
            <text:p>1</text:p>
          </table:table-cell>
          <table:table-cell office:value-type="string" table:style-name="ce26">
            <text:p>AMOU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Additional Information</text:p>
          </table:table-cell>
          <table:table-cell office:value-type="string" table:style-name="ce26">
            <text:p>[Additional information provided by the CA]</text:p>
          </table:table-cell>
          <table:table-cell office:value-type="float" office:value="1" table:style-name="ce26">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table:style-name="ce27"/>
          <table:table-cell office:value-type="string" table:style-name="ce10">
            <text:p><text:s/></text:p>
          </table:table-cell>
          <table:table-cell table:style-name="ce28"/>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98fd3cc-466e-4233-af1a-affe09471bce</text:p>
          </table:table-cell>
          <table:table-cell office:value-type="string" table:style-name="ce10">
            <text:p>ON*</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string" table:style-name="ce10">
            <text:p><text:s/></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f8499787-f9f8-4355-95e2-9784426f4d7b</text:p>
          </table:table-cell>
          <table:table-cell office:value-type="string" table:style-name="ce10">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Country or member state concerned</text:p>
          </table:table-cell>
          <table:table-cell office:value-type="string" table:style-name="ce10">
            <text:p>[Country concerned]</text:p>
          </table:table-cell>
          <table:table-cell office:value-type="float" office:value="1" table:style-name="ce10">
            <text:p>1</text:p>
          </table:table-cell>
          <table:table-cell office:value-type="string" table:style-name="ce10">
            <text:p>CODE_COUNTRY</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Amount concerned</text:p>
          </table:table-cell>
          <table:table-cell office:value-type="string" table:style-name="ce10">
            <text:p>[Amount concerned]</text:p>
          </table:table-cell>
          <table:table-cell office:value-type="float" office:value="1" table:style-name="ce10">
            <text:p>1</text:p>
          </table:table-cell>
          <table:table-cell office:value-type="string" table:style-name="ce10">
            <text:p>AMOUNT</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7c2aec9f-4876-4c33-89e6-2ab6d6cf5d02</text:p>
          </table:table-cell>
          <table:table-cell office:value-type="string" table:style-name="ce10">
            <text:p>ON*</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Has this breach of obligations been established by means other than a judicial or administrative decision?</text:p>
          </table:table-cell>
          <table:table-cell office:value-type="string" table:style-name="ce10">
            <text:p>true</text:p>
          </table:table-cell>
          <table:table-cell office:value-type="float" office:value="1" table:style-name="ce10">
            <text:p>1</text:p>
          </table:table-cell>
          <table:table-cell office:value-type="string" table:style-name="ce10">
            <text:p>INDICATOR</text:p>
          </table:table-cell>
          <table:table-cell office:value-type="string" table:style-name="ce10">
            <text:p><text:s/></text:p>
          </table:table-cell>
          <table:table-cell table:style-name="ce4"/>
          <table:table-cell office:value-type="string" table:style-name="ce2">
            <text:p><text:span text:style-name="T1">Beware that this subgroup is produced if the previous answer was<text:s/></text:span>TRUE</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text:s/>80633323-a7b6-4206-9728-e4534eaad8b2</text:p>
          </table:table-cell>
          <table:table-cell office:value-type="string" table:style-name="ce29">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Please describe which means were used</text:p>
          </table:table-cell>
          <table:table-cell office:value-type="string" table:style-name="ce10">
            <text:p>[Description of mean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text:s/>a49e6e25-0059-47da-9397-72c2db5fd5b1</text:p>
            <text:p/>
          </table:table-cell>
          <table:table-cell office:value-type="string" table:style-name="ce10">
            <text:p>ON*</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10">
            <text:p>true</text:p>
          </table:table-cell>
          <table:table-cell office:value-type="float" office:value="1" table:style-name="ce10">
            <text:p>1</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42a44eb9-b8c9-4a67-8776-e77fc5356efe</text:p>
          </table:table-cell>
          <table:table-cell office:value-type="string" table:style-name="ce10">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536417dc-8130-4981-85c5-fceba5541c58</text:p>
          </table:table-cell>
          <table:table-cell office:value-type="string" table:style-name="ce29">
            <text:p>ONFALS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If this breach of obligations was established through a judicial or administrative decision, was this decision final and binding?</text:p>
          </table:table-cell>
          <table:table-cell office:value-type="string" table:style-name="ce10">
            <text:p><text:s/></text:p>
          </table:table-cell>
          <table:table-cell office:value-type="float" office:value="1" table:style-name="ce10">
            <text:p>1</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text:s/>8aaac22d-1b59-442e-9210-a6e70ec05962</text:p>
          </table:table-cell>
          <table:table-cell office:value-type="string" table:style-name="ce10">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8" table:style-name="ce10"/>
          <table:table-cell office:value-type="string" table:style-name="ce10">
            <text:p><text:s/></text:p>
          </table:table-cell>
          <table:table-cell office:value-type="string" table:style-name="ce10">
            <text:p>Please indicate the date of conviction or decision</text:p>
          </table:table-cell>
          <table:table-cell office:value-type="string" table:style-name="ce10">
            <text:p><text:s/></text:p>
          </table:table-cell>
          <table:table-cell office:value-type="float" office:value="1" table:style-name="ce10">
            <text:p>1</text:p>
          </table:table-cell>
          <table:table-cell office:value-type="string" table:style-name="ce10">
            <text:p>DATE</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In case of a conviction insofar as established directly therein, the length of the period of exclusion</text:p>
          </table:table-cell>
          <table:table-cell office:value-type="string" table:style-name="ce10">
            <text:p><text:s/></text:p>
          </table:table-cell>
          <table:table-cell office:value-type="float" office:value="1" table:style-name="ce10">
            <text:p>1</text:p>
          </table:table-cell>
          <table:table-cell office:value-type="string" table:style-name="ce10">
            <text:p>PERIOD</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0">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0">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table:style-name="ce10"/>
          <table:table-cell table:style-name="ce28"/>
          <table:table-cell table:style-name="ce10"/>
          <table:table-cell office:value-type="string" table:style-name="ce10">
            <text:p>QUESTION_SUBGROUP}</text:p>
          </table:table-cell>
          <table:table-cell table:number-columns-repeated="14" table:style-name="ce10"/>
          <table:table-cell table:style-name="ce22"/>
          <table:table-cell table:number-columns-repeated="2" table:style-name="ce10"/>
          <table:table-cell table:number-columns-repeated="2" table:style-name="ce18"/>
          <table:table-cell table:style-name="ce10"/>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table:style-name="ce27"/>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9"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27"/>
        </table:table-row>
        <table:table-row table:number-rows-repeated="1048483" table:style-name="ro1">
          <table:table-cell table:number-columns-repeated="16384"/>
        </table:table-row>
      </table:table>
      <table:table table:name="EG-Environ-Social-Labour_Law" table:style-name="ta1">
        <table:table-column table:style-name="co26" table:default-cell-style-name="ce3"/>
        <table:table-column table:style-name="co15" table:default-cell-style-name="ce4"/>
        <table:table-column table:style-name="co27" table:default-cell-style-name="ce4"/>
        <table:table-column table:style-name="co17" table:number-columns-repeated="3" table:default-cell-style-name="ce4"/>
        <table:table-column table:style-name="co18" table:default-cell-style-name="ce4"/>
        <table:table-column table:style-name="co28" table:number-columns-repeated="2" table:default-cell-style-name="ce4"/>
        <table:table-column table:style-name="co3" table:number-columns-repeated="8" table:default-cell-style-name="ce4"/>
        <table:table-column table:style-name="co13" table:number-columns-repeated="2" table:default-cell-style-name="ce4"/>
        <table:table-column table:style-name="co29" table:default-cell-style-name="ce4" table:visibility="collapse"/>
        <table:table-column table:style-name="co13" table:number-columns-repeated="16364" table:default-cell-style-name="ce4"/>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style-name="ce4"/>
          <table:table-cell table:number-columns-repeated="16358" table:style-name="ce1"/>
        </table:table-row>
        <table:table-row table:style-name="ro1">
          <table:table-cell office:value-type="float" office:value="9" table:style-name="ce3">
            <text:p>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Breaching of obligations in the fields of environmental law</text:p>
          </table:table-cell>
          <table:table-cell office:value-type="string" table:style-name="ce8">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80ddb62-d25b-4e4e-ae22-3968460dc0a9</text:p>
          </table:table-cell>
          <table:table-cell office:value-type="string" table:style-name="ce8">
            <text:p>CRITERION.EXCLUSION.SOCIAL.ENVIRONMENTAL_LAW</text:p>
          </table:table-cell>
          <table:table-cell office:value-type="string" table:style-name="ce107">
            <text:p>REGULATED_EG-Environ-Social-Labour_Law_D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976b5acb-c00f-46ca-8f83-5ce6abfdfe43</text:p>
          </table:table-cell>
          <table:table-cell office:value-type="string" table:style-name="ce10">
            <text:p>ON*</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64a2102c-4af1-4ecb-97b3-0c41907ec0f6</text:p>
          </table:table-cell>
          <table:table-cell office:value-type="string" table:style-name="ce10">
            <text:p>ONTRUE</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table:number-columns-repeated="3" table:style-name="ce10"/>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5f9f09f7-f701-432c-9fdc-c22c124a74c9</text:p>
          </table:table-cell>
          <table:table-cell office:value-type="string" table:style-name="ce10">
            <text:p>ON*</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Have you taken measures to demonstrate your reliability (Self-Cleaning)?</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74e6c7b4-757b-4b40-ada6-fad6a997c310</text:p>
          </table:table-cell>
          <table:table-cell office:value-type="string" table:style-name="ce10">
            <text:p>ONTRUE</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float" office:value="10" table:style-name="ce3">
            <text:p>1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Breaching of obligations in the fields of social law</text:p>
          </table:table-cell>
          <table:table-cell office:value-type="string" table:style-name="ce8">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261a395-ed17-4939-9c75-b9ff1109ca6e</text:p>
          </table:table-cell>
          <table:table-cell office:value-type="string" table:style-name="ce8">
            <text:p>CRITERION.EXCLUSION.SOCIAL.SOCIAL_LAW</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1">
            <text:p>0..1</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976b5acb-c00f-46ca-8f83-5ce6abfdfe43</text:p>
          </table:table-cell>
          <table:table-cell office:value-type="string" table:style-name="ce10">
            <text:p>ON*</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64a2102c-4af1-4ecb-97b3-0c41907ec0f6</text:p>
          </table:table-cell>
          <table:table-cell office:value-type="string" table:style-name="ce10">
            <text:p>ONTRUE</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table:number-columns-repeated="3" table:style-name="ce10"/>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5f9f09f7-f701-432c-9fdc-c22c124a74c9</text:p>
          </table:table-cell>
          <table:table-cell office:value-type="string" table:style-name="ce10">
            <text:p>ON*</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Have you taken measures to demonstrate your reliability (Self-Cleaning)?</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74e6c7b4-757b-4b40-ada6-fad6a997c310</text:p>
          </table:table-cell>
          <table:table-cell office:value-type="string" table:style-name="ce10">
            <text:p>ONTRUE</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float" office:value="11" table:style-name="ce3">
            <text:p>1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Breaching of obligations in the fields of labour law</text:p>
          </table:table-cell>
          <table:table-cell office:value-type="string" table:style-name="ce8">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34b70d6-c43d-4726-9a88-8e2b438424bf</text:p>
          </table:table-cell>
          <table:table-cell office:value-type="string" table:style-name="ce8">
            <text:p>CRITERION.EXCLUSION.SOCIAL.LABOUR_LAW</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1">
            <text:p>0..1</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976b5acb-c00f-46ca-8f83-5ce6abfdfe43</text:p>
          </table:table-cell>
          <table:table-cell office:value-type="string" table:style-name="ce10">
            <text:p>ON*</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64a2102c-4af1-4ecb-97b3-0c41907ec0f6</text:p>
          </table:table-cell>
          <table:table-cell office:value-type="string" table:style-name="ce10">
            <text:p>ONTRUE</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table:number-columns-repeated="3" table:style-name="ce10"/>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5f9f09f7-f701-432c-9fdc-c22c124a74c9</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Have you taken measures to demonstrate your reliability (Self-Cleaning)?</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74e6c7b4-757b-4b40-ada6-fad6a997c310</text:p>
          </table:table-cell>
          <table:table-cell office:value-type="string" table:style-name="ce10">
            <text:p>ONTRUE</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
          <table:table-cell table:number-columns-repeated="16358" table:style-name="ce1"/>
        </table:table-row>
        <table:table-row table:number-rows-repeated="1048511" table:style-name="ro1">
          <table:table-cell table:number-columns-repeated="16384"/>
        </table:table-row>
      </table:table>
      <table:table table:name="EG-Business" table:style-name="ta2">
        <table:table-column table:style-name="co26" table:default-cell-style-name="ce31"/>
        <table:table-column table:style-name="co15" table:default-cell-style-name="ce7"/>
        <table:table-column table:style-name="co27" table:default-cell-style-name="ce7"/>
        <table:table-column table:style-name="co17" table:default-cell-style-name="ce7"/>
        <table:table-column table:style-name="co18" table:default-cell-style-name="ce7"/>
        <table:table-column table:style-name="co28" table:number-columns-repeated="4" table:default-cell-style-name="ce7"/>
        <table:table-column table:style-name="co3" table:number-columns-repeated="8" table:default-cell-style-name="ce7"/>
        <table:table-column table:style-name="co13" table:number-columns-repeated="16367" table:default-cell-style-name="ce7"/>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style-name="ce7"/>
          <table:table-cell table:number-columns-repeated="16358" table:style-name="ce1"/>
        </table:table-row>
        <table:table-row table:style-name="ro1">
          <table:table-cell office:value-type="float" office:value="12" table:style-name="ce3">
            <text:p>1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Bankruptcy</text:p>
          </table:table-cell>
          <table:table-cell office:value-type="string" table:style-name="ce8">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3732c09-7d62-4edc-a172-241da6636e7c</text:p>
          </table:table-cell>
          <table:table-cell office:value-type="string" table:style-name="ce8">
            <text:p>CRITERION.EXCLUSION.BUSINESS.BANKRUPTCY</text:p>
          </table:table-cell>
          <table:table-cell office:value-type="string" table:style-name="ce8">
            <text:p>REGULATED_EG-Business_D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3">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d91c11a1-f19e-4b83-8ade-c4be2bf00555</text:p>
          </table:table-cell>
          <table:table-cell office:value-type="string" table:style-name="ce10">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aeef523b-c8fc-4dba-9c34-03e34812567b</text:p>
          </table:table-cell>
          <table:table-cell office:value-type="string" table:style-name="ce10">
            <text:p>ONTRUE</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ndicate reasons for being nevertheless to perform the contract</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0">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0"/>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0">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style-name="ce4"/>
        </table:table-row>
        <table:table-row table:style-name="ro1">
          <table:table-cell office:value-type="float" office:value="13" table:style-name="ce3">
            <text:p>1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Insolvency</text:p>
          </table:table-cell>
          <table:table-cell office:value-type="string" table:style-name="ce8">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96f288a-e267-4c20-851a-ed4f7498f137</text:p>
          </table:table-cell>
          <table:table-cell office:value-type="string" table:style-name="ce8">
            <text:p>CRITERION.EXCLUSION.BUSINESS.INSOLVENCY</text:p>
          </table:table-cell>
          <table:table-cell office:value-type="string" table:style-name="ce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1">
            <text:p>0..1</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d91c11a1-f19e-4b83-8ade-c4be2bf00555</text:p>
          </table:table-cell>
          <table:table-cell office:value-type="string" table:style-name="ce10">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aeef523b-c8fc-4dba-9c34-03e34812567b</text:p>
          </table:table-cell>
          <table:table-cell office:value-type="string" table:style-name="ce10">
            <text:p>ONTRUE</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ndicate reasons for being nevertheless to perform the contract</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0">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0"/>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0">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style-name="ce4"/>
        </table:table-row>
        <table:table-row table:style-name="ro1">
          <table:table-cell office:value-type="float" office:value="14" table:style-name="ce3">
            <text:p>1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rrangement with creditors</text:p>
          </table:table-cell>
          <table:table-cell office:value-type="string" table:style-name="ce8">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8918c7a-f5bc-4a1a-a62f-ad8983600d48</text:p>
          </table:table-cell>
          <table:table-cell office:value-type="string" table:style-name="ce8">
            <text:p>CRITERION.EXCLUSION.BUSINESS.CREDITORS_ARRANGEMENT</text:p>
          </table:table-cell>
          <table:table-cell office:value-type="string" table:style-name="ce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1">
            <text:p>0..1</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d91c11a1-f19e-4b83-8ade-c4be2bf00555</text:p>
          </table:table-cell>
          <table:table-cell office:value-type="string" table:style-name="ce10">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aeef523b-c8fc-4dba-9c34-03e34812567b</text:p>
          </table:table-cell>
          <table:table-cell office:value-type="string" table:style-name="ce10">
            <text:p>ONTRUE</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ndicate reasons for being nevertheless to perform the contract</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0">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0"/>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0">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style-name="ce4"/>
        </table:table-row>
        <table:table-row table:style-name="ro1">
          <table:table-cell office:value-type="float" office:value="15" table:style-name="ce3">
            <text:p>1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nalogous situation like bankruptcy under national law</text:p>
          </table:table-cell>
          <table:table-cell office:value-type="string" table:style-name="ce8">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affa2a9-9f8f-4568-8be8-7b8bf306d096</text:p>
          </table:table-cell>
          <table:table-cell office:value-type="string" table:style-name="ce8">
            <text:p>CRITERION.EXCLUSION.BUSINESS.BANKRUPTCY_ANALOGOUS</text:p>
          </table:table-cell>
          <table:table-cell office:value-type="string" table:style-name="ce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1">
            <text:p>0..1</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d91c11a1-f19e-4b83-8ade-c4be2bf00555</text:p>
          </table:table-cell>
          <table:table-cell office:value-type="string" table:style-name="ce10">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aeef523b-c8fc-4dba-9c34-03e34812567b</text:p>
          </table:table-cell>
          <table:table-cell office:value-type="string" table:style-name="ce10">
            <text:p>ONTRUE</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ndicate reasons for being nevertheless to perform the contract</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0">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0"/>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0">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style-name="ce4"/>
        </table:table-row>
        <table:table-row table:style-name="ro1">
          <table:table-cell office:value-type="float" office:value="16" table:style-name="ce3">
            <text:p>1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ssets being administered by liquidator</text:p>
          </table:table-cell>
          <table:table-cell office:value-type="string" table:style-name="ce8">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8fda202a-0c37-41bb-9d7d-de3f49edbfcb</text:p>
          </table:table-cell>
          <table:table-cell office:value-type="string" table:style-name="ce8">
            <text:p>CRITERION.EXCLUSION.BUSINESS.LIQUIDATOR_ADMINISTERED</text:p>
          </table:table-cell>
          <table:table-cell office:value-type="string" table:style-name="ce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1">
            <text:p>0..1</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5">
            <text:p>{LEGISLA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d91c11a1-f19e-4b83-8ade-c4be2bf00555</text:p>
          </table:table-cell>
          <table:table-cell office:value-type="string" table:style-name="ce10">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aeef523b-c8fc-4dba-9c34-03e34812567b</text:p>
          </table:table-cell>
          <table:table-cell office:value-type="string" table:style-name="ce10">
            <text:p>ONTRUE</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ndicate reasons for being nevertheless to perform the contract</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0">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0"/>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0">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style-name="ce4"/>
        </table:table-row>
        <table:table-row table:style-name="ro1">
          <table:table-cell office:value-type="float" office:value="17" table:style-name="ce3">
            <text:p>1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Business activities are suspended</text:p>
          </table:table-cell>
          <table:table-cell office:value-type="string" table:style-name="ce8">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166536e2-77f7-455c-b018-70582474e4f6</text:p>
          </table:table-cell>
          <table:table-cell office:value-type="string" table:style-name="ce8">
            <text:p>CRITERION.EXCLUSION.BUSINESS.ACTIVITIES_SUSPENDED</text:p>
          </table:table-cell>
          <table:table-cell office:value-type="string" table:style-name="ce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1">
            <text:p>0..1</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d91c11a1-f19e-4b83-8ade-c4be2bf00555</text:p>
          </table:table-cell>
          <table:table-cell office:value-type="string" table:style-name="ce10">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aeef523b-c8fc-4dba-9c34-03e34812567b</text:p>
          </table:table-cell>
          <table:table-cell office:value-type="string" table:style-name="ce10">
            <text:p>ONTRUE</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ndicate reasons for being nevertheless to perform the contract</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0">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0"/>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0">
            <text:p>1</text:p>
          </table:table-cell>
          <table:table-cell office:value-type="string" table:style-name="ce10">
            <text:p>EVIDENCE_IDENTIFIER</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style-name="ce4"/>
        </table:table-row>
        <table:table-row table:number-rows-repeated="1048442" table:style-name="ro1">
          <table:table-cell table:number-columns-repeated="16384"/>
        </table:table-row>
      </table:table>
      <table:table table:name="EG-Misconduct" table:style-name="ta2">
        <table:table-column table:style-name="co26" table:default-cell-style-name="ce32"/>
        <table:table-column table:style-name="co15" table:default-cell-style-name="ce1"/>
        <table:table-column table:style-name="co27" table:default-cell-style-name="ce1"/>
        <table:table-column table:style-name="co17" table:number-columns-repeated="2" table:default-cell-style-name="ce1"/>
        <table:table-column table:style-name="co18" table:default-cell-style-name="ce1"/>
        <table:table-column table:style-name="co28" table:number-columns-repeated="3" table:default-cell-style-name="ce1"/>
        <table:table-column table:style-name="co3" table:number-columns-repeated="8" table:default-cell-style-name="ce1"/>
        <table:table-column table:style-name="co13" table:number-columns-repeated="2" table:default-cell-style-name="ce1"/>
        <table:table-column table:style-name="co29" table:default-cell-style-name="ce1" table:visibility="collapse"/>
        <table:table-column table:style-name="co13" table:number-columns-repeated="3" table:default-cell-style-name="ce1"/>
        <table:table-column table:style-name="co30" table:default-cell-style-name="ce1"/>
        <table:table-column table:style-name="co13" table:number-columns-repeated="16360" table:default-cell-style-name="ce1"/>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number-columns-repeated="16359" table:style-name="ce7"/>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number-columns-repeated="16359" table:style-name="ce7"/>
        </table:table-row>
        <table:table-row table:style-name="ro1">
          <table:table-cell office:value-type="float" office:value="18" table:style-name="ce3">
            <text:p>1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Guilty of grave professional misconduct</text:p>
          </table:table-cell>
          <table:table-cell office:value-type="string" table:style-name="ce8">
            <text:p>Is the economic operator  guilty of grave professional misconduct? Where applicable, see definitions in national law, the relevant notice or the in the ESPD, the relevant notice or .</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514d3fde-1e3e-4dcd-b02a-9f984d5bbda3</text:p>
          </table:table-cell>
          <table:table-cell office:value-type="string" table:style-name="ce8">
            <text:p>CRITERION.EXCLUSION.MISCONDUCT.MC_PROFESSIONAL</text:p>
          </table:table-cell>
          <table:table-cell office:value-type="string" table:style-name="ce8">
            <text:p>REGULATED_EG-Misconduct_D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3">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67362ec7-cec3-4cb8-a38e-5d7a2a31e6d8</text:p>
          </table:table-cell>
          <table:table-cell office:value-type="string" table:style-name="ce10">
            <text:p>ON*</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2cbcf978-765c-40aa-996b-b1d082485cef</text:p>
          </table:table-cell>
          <table:table-cell office:value-type="string" table:style-name="ce10">
            <text:p>ONTRUE</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5f9f09f7-f701-432c-9fdc-c22c124a74c9</text:p>
          </table:table-cell>
          <table:table-cell office:value-type="string" table:style-name="ce10">
            <text:p>ON*</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Have you taken measures to demonstrate your reliability<text:s/></text:p>
          </table:table-cell>
          <table:table-cell office:value-type="string" table:style-name="ce10">
            <text:p><text:s/></text:p>
          </table:table-cell>
          <table:table-cell office:value-type="float" office:value="1" table:style-name="ce10">
            <text:p>1</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3">
            <text:p>0..1</text:p>
          </table:table-cell>
          <table:table-cell office:value-type="string" table:style-name="ce10">
            <text:p><text:s/></text:p>
          </table:table-cell>
          <table:table-cell office:value-type="string" table:style-name="ce3">
            <text:p>74e6c7b4-757b-4b40-ada6-fad6a997c310</text:p>
          </table:table-cell>
          <table:table-cell office:value-type="string" table:style-name="ce10">
            <text:p>ON*</text:p>
          </table:table-cell>
          <table:table-cell office:value-type="string" table:style-name="ce3">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style-name="ce4"/>
        </table:table-row>
        <table:table-row table:style-name="ro1">
          <table:table-cell office:value-type="float" office:value="19" table:style-name="ce3">
            <text:p>1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greements with other economic operators aimed at distorting competition</text:p>
          </table:table-cell>
          <table:table-cell office:value-type="string" table:style-name="ce8">
            <text:p>Has the economic operator entered into agreements with other economic operators aimed at distorting competit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56d13e3d-76e8-4f23-8af6-13e60a2ee356</text:p>
          </table:table-cell>
          <table:table-cell office:value-type="string" table:style-name="ce8">
            <text:p>CRITERION.EXCLUSION.MISCONDUCT.MARKET_DISTORTION</text:p>
          </table:table-cell>
          <table:table-cell office:value-type="string" table:style-name="ce8">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3">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67362ec7-cec3-4cb8-a38e-5d7a2a31e6d8</text:p>
          </table:table-cell>
          <table:table-cell office:value-type="string" table:style-name="ce10">
            <text:p>ON*</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2cbcf978-765c-40aa-996b-b1d082485cef</text:p>
          </table:table-cell>
          <table:table-cell office:value-type="string" table:style-name="ce10">
            <text:p>ONTRUE</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5f9f09f7-f701-432c-9fdc-c22c124a74c9</text:p>
          </table:table-cell>
          <table:table-cell office:value-type="string" table:style-name="ce10">
            <text:p>ON*</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Have you taken measures to demonstrate your reliability<text:s/></text:p>
          </table:table-cell>
          <table:table-cell office:value-type="string" table:style-name="ce10">
            <text:p><text:s/></text:p>
          </table:table-cell>
          <table:table-cell office:value-type="float" office:value="1" table:style-name="ce10">
            <text:p>1</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3">
            <text:p>0..1</text:p>
          </table:table-cell>
          <table:table-cell office:value-type="string" table:style-name="ce10">
            <text:p><text:s/></text:p>
          </table:table-cell>
          <table:table-cell office:value-type="string" table:style-name="ce3">
            <text:p>74e6c7b4-757b-4b40-ada6-fad6a997c310</text:p>
          </table:table-cell>
          <table:table-cell office:value-type="string" table:style-name="ce10">
            <text:p>ON*</text:p>
          </table:table-cell>
          <table:table-cell office:value-type="string" table:style-name="ce3">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style-name="ce4"/>
        </table:table-row>
        <table:table-row table:number-rows-repeated="1048532" table:style-name="ro1">
          <table:table-cell table:number-columns-repeated="16384"/>
        </table:table-row>
      </table:table>
      <table:table table:name="EG-Conflict_of_interest" table:style-name="ta1">
        <table:table-column table:style-name="co26" table:default-cell-style-name="ce32"/>
        <table:table-column table:style-name="co15" table:default-cell-style-name="ce1"/>
        <table:table-column table:style-name="co27" table:default-cell-style-name="ce1"/>
        <table:table-column table:style-name="co17" table:default-cell-style-name="ce1"/>
        <table:table-column table:style-name="co18" table:default-cell-style-name="ce1"/>
        <table:table-column table:style-name="co28" table:number-columns-repeated="4" table:default-cell-style-name="ce1"/>
        <table:table-column table:style-name="co3" table:number-columns-repeated="8" table:default-cell-style-name="ce1"/>
        <table:table-column table:style-name="co13" table:number-columns-repeated="2" table:default-cell-style-name="ce1"/>
        <table:table-column table:style-name="co29" table:default-cell-style-name="ce1" table:visibility="collapse"/>
        <table:table-column table:style-name="co13" table:number-columns-repeated="3" table:default-cell-style-name="ce1"/>
        <table:table-column table:style-name="co31" table:default-cell-style-name="ce1"/>
        <table:table-column table:style-name="co13" table:number-columns-repeated="16360" table:default-cell-style-name="ce1"/>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number-columns-repeated="16359" table:style-name="ce4"/>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number-columns-repeated="16359" table:style-name="ce4"/>
        </table:table-row>
        <table:table-row table:style-name="ro1">
          <table:table-cell office:value-type="float" office:value="20" table:style-name="ce3">
            <text:p>2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Conflict of interest due to its participation in the procurement procedure</text:p>
          </table:table-cell>
          <table:table-cell office:value-type="string" table:style-name="ce8">
            <text:p>Is the economic operator aware of any conflict of interest, as indicated in national law, the relevant notice or the in the ESPD, the relevant notice or <text:s/>due to its participation in the procurement procedur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1b5ac18-f393-4280-9659-1367943c1a2e</text:p>
          </table:table-cell>
          <table:table-cell office:value-type="string" table:style-name="ce8">
            <text:p>CRITERION.EXCLUSION.CONFLICT_OF_INTEREST.PROCEDURE_PARTICIPATION</text:p>
          </table:table-cell>
          <table:table-cell office:value-type="string" table:style-name="ce129">
            <text:p>REGULATED_EG-Conflict_of_interest_DS</text:p>
          </table:table-cell>
          <table:table-cell table:number-columns-repeated="16359" table:style-name="ce4"/>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3">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67362ec7-cec3-4cb8-a38e-5d7a2a31e6d8</text:p>
          </table:table-cell>
          <table:table-cell office:value-type="string" table:style-name="ce10">
            <text:p>ON*</text:p>
          </table:table-cell>
          <table:table-cell office:value-type="string" table:style-name="ce10">
            <text:p><text:s/></text:p>
          </table:table-cell>
          <table:table-cell table:number-columns-repeated="16359" table:style-name="ce10"/>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10"/>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73f0fe4c-4ed9-4343-8096-d898cf200146</text:p>
          </table:table-cell>
          <table:table-cell office:value-type="string" table:style-name="ce10">
            <text:p><text:s/>ONTRUE</text:p>
          </table:table-cell>
          <table:table-cell office:value-type="string" table:style-name="ce10">
            <text:p><text:s/></text:p>
          </table:table-cell>
          <table:table-cell table:number-columns-repeated="16359" table:style-name="ce33"/>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33"/>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33"/>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33"/>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style-name="ro1">
          <table:table-cell office:value-type="float" office:value="21" table:style-name="ce3">
            <text:p>2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Direct or indirect involvement in the preparation of this procurement procedure</text:p>
          </table:table-cell>
          <table:table-cell office:value-type="string" table:style-name="ce8">
            <text:p>Has the economic operator or an undertaking related to it advised the contracting authority or contracting entity or otherwise been involved in the preparation of the procurement procedur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1874050-5130-4f1c-a174-720939c7b483</text:p>
          </table:table-cell>
          <table:table-cell office:value-type="string" table:style-name="ce8">
            <text:p>CRITERION.EXCLUSION.CONFLICT_OF_INTEREST.PROCEDURE_PREPARATION</text:p>
          </table:table-cell>
          <table:table-cell office:value-type="string" table:style-name="ce8">
            <text:p><text:s/></text:p>
          </table:table-cell>
          <table:table-cell table:number-columns-repeated="16359" table:style-name="ce4"/>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1">
            <text:p>0..1</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67362ec7-cec3-4cb8-a38e-5d7a2a31e6d8</text:p>
          </table:table-cell>
          <table:table-cell office:value-type="string" table:style-name="ce10">
            <text:p>ON*</text:p>
          </table:table-cell>
          <table:table-cell office:value-type="string" table:style-name="ce10">
            <text:p><text:s/></text:p>
          </table:table-cell>
          <table:table-cell table:number-columns-repeated="16359" table:style-name="ce10"/>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10"/>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73f0fe4c-4ed9-4343-8096-d898cf200146</text:p>
          </table:table-cell>
          <table:table-cell office:value-type="string" table:style-name="ce10">
            <text:p><text:s/>ONTRUE</text:p>
          </table:table-cell>
          <table:table-cell office:value-type="string" table:style-name="ce10">
            <text:p><text:s/></text:p>
          </table:table-cell>
          <table:table-cell table:number-columns-repeated="16359" table:style-name="ce33"/>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33"/>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33"/>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33"/>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number-rows-repeated="2" table:style-name="ro1">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table:number-columns-repeated="10" table:style-name="ce3"/>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table:number-columns-repeated="16359"/>
        </table:table-row>
        <table:table-row table:number-rows-repeated="1048542" table:style-name="ro1">
          <table:table-cell table:number-columns-repeated="16384"/>
        </table:table-row>
      </table:table>
      <table:table table:name="EG-Early_termination" table:style-name="ta2">
        <table:table-column table:style-name="co26" table:default-cell-style-name="ce3"/>
        <table:table-column table:style-name="co15" table:default-cell-style-name="ce4"/>
        <table:table-column table:style-name="co27" table:default-cell-style-name="ce4"/>
        <table:table-column table:style-name="co17" table:number-columns-repeated="3" table:default-cell-style-name="ce4"/>
        <table:table-column table:style-name="co18" table:default-cell-style-name="ce4"/>
        <table:table-column table:style-name="co28" table:number-columns-repeated="2" table:default-cell-style-name="ce4"/>
        <table:table-column table:style-name="co3" table:number-columns-repeated="8" table:default-cell-style-name="ce4"/>
        <table:table-column table:style-name="co13" table:number-columns-repeated="2" table:default-cell-style-name="ce4"/>
        <table:table-column table:style-name="co29" table:default-cell-style-name="ce4" table:visibility="collapse"/>
        <table:table-column table:style-name="co13" table:number-columns-repeated="16364" table:default-cell-style-name="ce4"/>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style-name="ce4"/>
          <table:table-cell table:number-columns-repeated="16358" table:style-name="ce1"/>
        </table:table-row>
        <table:table-row table:style-name="ro1">
          <table:table-cell office:value-type="float" office:value="22" table:style-name="ce3">
            <text:p>2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Early termination, damages or other comparable sanctions</text:p>
          </table:table-cell>
          <table:table-cell office:value-type="string" table:style-name="ce8">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293e92b-7f3e-42f1-bee6-a7641bb04251</text:p>
          </table:table-cell>
          <table:table-cell office:value-type="string" table:style-name="ce8">
            <text:p>CRITERION.EXCLUSION.CONFLICT_OF_INTEREST.EARLY_TERMINATION</text:p>
          </table:table-cell>
          <table:table-cell office:value-type="string" table:style-name="ce8">
            <text:p>REGULATED_EG-Early_termination_D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3">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67362ec7-cec3-4cb8-a38e-5d7a2a31e6d8</text:p>
          </table:table-cell>
          <table:table-cell office:value-type="string" table:style-name="ce10">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73f0fe4c-4ed9-4343-8096-d898cf200146</text:p>
          </table:table-cell>
          <table:table-cell office:value-type="string" table:style-name="ce10">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20c5361b-7599-4ee6-b030-7f8323174d1e</text:p>
          </table:table-cell>
          <table:table-cell office:value-type="string" table:style-name="ce10">
            <text:p>ON*</text:p>
          </table:table-cell>
          <table:table-cell table:style-name="ce10"/>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Have you taken measures to demonstrate your reliability (Self-Cleaning)?</text:p>
          </table:table-cell>
          <table:table-cell table:style-name="ce10"/>
          <table:table-cell office:value-type="float" office:value="1" table:style-name="ce10">
            <text:p>1</text:p>
          </table:table-cell>
          <table:table-cell office:value-type="string" table:style-name="ce10">
            <text:p>DESCRIPTION</text:p>
          </table:table-cell>
          <table:table-cell table:style-name="ce10"/>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10" table:style-name="ce10"/>
          <table:table-cell office:value-type="string" table:style-name="ce10">
            <text:p><text:s/></text:p>
          </table:table-cell>
          <table:table-cell table:number-columns-repeated="2" table:style-name="ce10"/>
          <table:table-cell office:value-type="string" table:style-name="ce10">
            <text:p>0..1</text:p>
          </table:table-cell>
          <table:table-cell table:style-name="ce10"/>
          <table:table-cell office:value-type="string" table:style-name="ce10">
            <text:p>74e6c7b4-757b-4b40-ada6-fad6a997c310</text:p>
          </table:table-cell>
          <table:table-cell office:value-type="string" table:style-name="ce10">
            <text:p><text:s/>ONTRUE</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table:style-name="ce10"/>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1"/>
        </table:table-row>
        <table:table-row table:number-rows-repeated="1048553" table:style-name="ro1">
          <table:table-cell table:number-columns-repeated="16384"/>
        </table:table-row>
      </table:table>
      <table:table table:name="EG-Misinterpretation" table:style-name="ta1">
        <table:table-column table:style-name="co26" table:default-cell-style-name="ce37"/>
        <table:table-column table:style-name="co32" table:default-cell-style-name="ce38"/>
        <table:table-column table:style-name="co27" table:number-columns-repeated="2" table:default-cell-style-name="ce38"/>
        <table:table-column table:style-name="co18" table:default-cell-style-name="ce38"/>
        <table:table-column table:style-name="co28" table:number-columns-repeated="4" table:default-cell-style-name="ce38"/>
        <table:table-column table:style-name="co3" table:number-columns-repeated="8" table:default-cell-style-name="ce38"/>
        <table:table-column table:style-name="co13" table:number-columns-repeated="16367" table:default-cell-style-name="ce38"/>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style-name="ce27"/>
          <table:table-cell table:number-columns-repeated="16358" table:style-name="ce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style-name="ce27"/>
          <table:table-cell table:number-columns-repeated="16358" table:style-name="ce1"/>
        </table:table-row>
        <table:table-row table:style-name="ro1">
          <table:table-cell office:value-type="float" office:value="23" table:style-name="ce3">
            <text:p>2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Guilty of misinterpretation, withheld information, unable to provide required documents and obtained confidential information of this procedure</text:p>
          </table:table-cell>
          <table:table-cell office:value-type="string" table:style-name="ce8">
            <text:p>Can the economic operator confirm tha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34">
            <text:p>696a75b2-6107-428f-8b74-82affb67e184</text:p>
          </table:table-cell>
          <table:table-cell office:value-type="string" table:style-name="ce8">
            <text:p>CRITERION.EXCLUSION.CONFLICT_OF_INTEREST.MISINTERPRETATION</text:p>
          </table:table-cell>
          <table:table-cell office:value-type="string" table:style-name="ce130">
            <text:p>REGULATED_EG-Misinterpretation_DS</text:p>
          </table:table-cell>
          <table:table-cell table:style-name="ce27"/>
          <table:table-cell table:number-columns-repeated="16358" table:style-name="ce1"/>
        </table:table-row>
        <table:table-row table:style-name="ro1">
          <table:table-cell table:style-name="ce3"/>
          <table:table-cell office:value-type="string" table:style-name="ce8">
            <text:p>{ADDITIONAL_DESCRIPTION_LINE}</text:p>
          </table:table-cell>
          <table:table-cell table:number-columns-repeated="2" table:style-name="ce8"/>
          <table:table-cell office:value-type="string" table:style-name="ce8">
            <text:p><text:s/></text:p>
          </table:table-cell>
          <table:table-cell table:number-columns-repeated="13" table:style-name="ce8"/>
          <table:table-cell office:value-type="string" table:style-name="ce8">
            <text:p>a) It has been guilty of serious misrepresentation in supplying the information required for the verification of the absence of grounds for exclusion or the fulfilment of the selection criteria,</text:p>
          </table:table-cell>
          <table:table-cell table:number-columns-repeated="3" table:style-name="ce8"/>
          <table:table-cell table:style-name="ce34"/>
          <table:table-cell table:style-name="ce8"/>
          <table:table-cell office:value-type="string" table:style-name="ce35">
            <text:p>BEWARE THAT IN THIS CASE, THE CRITERION DESCRIPTION IS SPLIT IN THREE LINES. THIS WILL GENERATE THREE DESCRIPTION ELEMENTS IN THE XML INSTANCE (THE UBL-2.2 XSD SCHEMA DOES ALWAY CATTER FOR 0..n DESCRIPTION LINES.</text:p>
          </table:table-cell>
          <table:table-cell office:value-type="string" table:style-name="ce27">
            <text:p><text:s/></text:p>
          </table:table-cell>
          <table:table-cell table:number-columns-repeated="16358" table:style-name="ce1"/>
        </table:table-row>
        <table:table-row table:style-name="ro1">
          <table:table-cell table:style-name="ce3"/>
          <table:table-cell office:value-type="string" table:style-name="ce8">
            <text:p>{ADDITIONAL_DESCRIPTION_LINE}</text:p>
          </table:table-cell>
          <table:table-cell table:number-columns-repeated="2" table:style-name="ce8"/>
          <table:table-cell office:value-type="string" table:style-name="ce8">
            <text:p><text:s/></text:p>
          </table:table-cell>
          <table:table-cell table:number-columns-repeated="13" table:style-name="ce8"/>
          <table:table-cell office:value-type="string" table:style-name="ce8">
            <text:p>b) It has withheld such information,</text:p>
          </table:table-cell>
          <table:table-cell table:number-columns-repeated="3" table:style-name="ce8"/>
          <table:table-cell table:style-name="ce34"/>
          <table:table-cell table:style-name="ce8"/>
          <table:table-cell office:value-type="string" table:style-name="ce28">
            <text:p><text:s/></text:p>
          </table:table-cell>
          <table:table-cell table:style-name="ce27"/>
          <table:table-cell table:number-columns-repeated="16358" table:style-name="ce1"/>
        </table:table-row>
        <table:table-row table:style-name="ro1">
          <table:table-cell table:style-name="ce3"/>
          <table:table-cell office:value-type="string" table:style-name="ce8">
            <text:p>{ADDITIONAL_DESCRIPTION_LINE}</text:p>
          </table:table-cell>
          <table:table-cell table:number-columns-repeated="2" table:style-name="ce8"/>
          <table:table-cell office:value-type="string" table:style-name="ce8">
            <text:p><text:s/></text:p>
          </table:table-cell>
          <table:table-cell table:number-columns-repeated="13" table:style-name="ce8"/>
          <table:table-cell office:value-type="string" table:style-name="ce8">
            <text:p>c) It has not been able, without delay, to submit the supporting documents required by a contracting authority or contracting entity, and</text:p>
          </table:table-cell>
          <table:table-cell table:number-columns-repeated="3" table:style-name="ce8"/>
          <table:table-cell table:style-name="ce34"/>
          <table:table-cell table:style-name="ce8"/>
          <table:table-cell office:value-type="string" table:style-name="ce28">
            <text:p><text:s/></text:p>
          </table:table-cell>
          <table:table-cell office:value-type="string" table:style-name="ce27">
            <text:p><text:s/></text:p>
          </table:table-cell>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3">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f3a6836d-2de2-4cd1-81ca-fb06178d05c5</text:p>
          </table:table-cell>
          <table:table-cell office:value-type="string" table:style-name="ce10">
            <text:p>ON*</text:p>
          </table:table-cell>
          <table:table-cell office:value-type="string" table:style-name="ce28">
            <text:p><text:s/></text:p>
          </table:table-cell>
          <table:table-cell table:style-name="ce2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28">
            <text:p><text:s/></text:p>
          </table:table-cell>
          <table:table-cell table:style-name="ce27"/>
          <table:table-cell table:number-columns-repeated="16358" table:style-name="ce1"/>
        </table:table-row>
        <table:table-row table:style-name="ro1">
          <table:table-cell office:value-type="string" table:style-name="ce36">
            <text:p><text:s/></text:p>
          </table:table-cell>
          <table:table-cell office:value-type="string" table:style-name="ce28">
            <text:p><text:s/></text:p>
          </table:table-cell>
          <table:table-cell office:value-type="string" table:style-name="ce10">
            <text:p>QUESTION_GROUP}</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7"/>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
          <table:table-cell table:number-columns-repeated="16358" table:style-name="ce7"/>
        </table:table-row>
        <table:table-row table:number-rows-repeated="1048559" table:style-name="ro1">
          <table:table-cell table:number-columns-repeated="16384"/>
        </table:table-row>
      </table:table>
      <table:table table:name="EG-Purely_national" table:style-name="ta2">
        <table:table-column table:style-name="co26" table:default-cell-style-name="ce1"/>
        <table:table-column table:style-name="co15" table:default-cell-style-name="ce1"/>
        <table:table-column table:style-name="co27" table:default-cell-style-name="ce1"/>
        <table:table-column table:style-name="co17" table:number-columns-repeated="2" table:default-cell-style-name="ce1"/>
        <table:table-column table:style-name="co18" table:default-cell-style-name="ce1"/>
        <table:table-column table:style-name="co28" table:number-columns-repeated="3" table:default-cell-style-name="ce1"/>
        <table:table-column table:style-name="co3" table:number-columns-repeated="8" table:default-cell-style-name="ce1"/>
        <table:table-column table:style-name="co13" table:default-cell-style-name="ce1"/>
        <table:table-column table:style-name="co33" table:default-cell-style-name="ce1"/>
        <table:table-column table:style-name="co13" table:default-cell-style-name="ce1" table:visibility="collapse"/>
        <table:table-column table:style-name="co13" table:number-columns-repeated="16364" table:default-cell-style-name="ce1"/>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number-columns-repeated="16359" table:style-name="ce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 (example)</text:p>
          </table:table-cell>
          <table:table-cell office:value-type="string" table:style-name="ce2">
            <text:p>Cardinality</text:p>
          </table:table-cell>
          <table:table-cell office:value-type="string" table:style-name="ce6">
            <text:p>Property Data Type</text:p>
          </table:table-cell>
          <table:table-cell office:value-type="string" table:style-name="ce6">
            <text:p>Element UUID</text:p>
          </table:table-cell>
          <table:table-cell office:value-type="string" table:style-name="ce2">
            <text:p>Element Code</text:p>
          </table:table-cell>
          <table:table-cell office:value-type="string" table:style-name="ce2">
            <text:p>Comment</text:p>
          </table:table-cell>
          <table:table-cell table:number-columns-repeated="16359" table:style-name="ce1"/>
        </table:table-row>
        <table:table-row table:style-name="ro1">
          <table:table-cell office:value-type="float" office:value="24" table:style-name="ce3">
            <text:p>2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Purely national exclusion grounds</text:p>
          </table:table-cell>
          <table:table-cell office:value-type="string" table:style-name="ce8">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63adb07d-db1b-4ef0-a14e-a99785cf8cf6</text:p>
          </table:table-cell>
          <table:table-cell office:value-type="string" table:style-name="ce8">
            <text:p>CRITERION.EXCLUSION.NATIONAL.OTHER</text:p>
          </table:table-cell>
          <table:table-cell office:value-type="string" table:style-name="ce107">
            <text:p>REGULATED_EG-Purely_national_DS</text:p>
          </table:table-cell>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text:s/></text:p>
          </table:table-cell>
          <table:table-cell office:value-type="string" table:style-name="ce18">
            <text:p>ON*</text:p>
          </table:table-cell>
          <table:table-cell table:style-name="ce10"/>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10">
            <text:p><text:s/></text:p>
          </table:table-cell>
          <table:table-cell office:value-type="string" table:style-name="ce10">
            <text:p>{CA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29">
            <text:p>1..n</text:p>
          </table:table-cell>
          <table:table-cell office:value-type="string" table:style-name="ce10">
            <text:p><text:s/></text:p>
          </table:table-cell>
          <table:table-cell office:value-type="string" table:style-name="ce10">
            <text:p><text:s/></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CAP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 describing the national criterion]</text:p>
          </table:table-cell>
          <table:table-cell office:value-type="string" table:style-name="ce10">
            <text:p>Failure to submit certification or a self-declaration concerning requirements provided for in art. 17 of Law No. 68/99 ( Legislative Decree No. 50/2016 80.5 (i))'</text:p>
          </table:table-cell>
          <table:table-cell table:style-name="ce10"/>
          <table:table-cell office:value-type="string" table:style-name="ce10">
            <text:p>NONE</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CAP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ype of evidence from e-Certis]</text:p>
          </table:table-cell>
          <table:table-cell office:value-type="string" table:style-name="ce10">
            <text:p>No evidence for this criterion</text:p>
          </table:table-cell>
          <table:table-cell office:value-type="string" table:style-name="ce10">
            <text:p><text:s/></text:p>
          </table:table-cell>
          <table:table-cell office:value-type="string" table:style-name="ce10">
            <text:p>NONE</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ext:s/></text:p>
          </table:table-cell>
          <table:table-cell office:value-type="string" table:style-name="ce10">
            <text:p><text:s/></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table:style-name="ce10"/>
          <table:table-cell table:style-name="ce20"/>
          <table:table-cell table:number-columns-repeated="2" table:style-name="ce10"/>
          <table:table-cell table:style-name="ce18"/>
          <table:table-cell table:number-columns-repeated="2" table:style-name="ce10"/>
          <table:table-cell table:style-name="ce4"/>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0">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0"/>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0">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8">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table-row>
        <table:table-row table:style-name="ro1">
          <table:table-cell table:number-columns-repeated="2" table:style-name="ce1"/>
          <table:table-cell office:value-type="string" table:style-name="ce10">
            <text:p>QUESTION_GROUP}</text:p>
          </table:table-cell>
          <table:table-cell table:number-columns-repeated="16381"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table-row>
        <table:table-row table:number-rows-repeated="1048557" table:style-name="ro1">
          <table:table-cell table:number-columns-repeated="16384"/>
        </table:table-row>
      </table:table>
      <table:table table:name="SC-Suitability" table:style-name="ta1">
        <table:table-column table:style-name="co26" table:default-cell-style-name="ce3"/>
        <table:table-column table:style-name="co2" table:number-columns-repeated="5" table:default-cell-style-name="ce4"/>
        <table:table-column table:style-name="co34" table:default-cell-style-name="ce4"/>
        <table:table-column table:style-name="co28" table:number-columns-repeated="2" table:default-cell-style-name="ce4"/>
        <table:table-column table:style-name="co3" table:default-cell-style-name="ce4"/>
        <table:table-column table:style-name="co35" table:number-columns-repeated="6" table:default-cell-style-name="ce4" table:visibility="collapse"/>
        <table:table-column table:style-name="co3" table:default-cell-style-name="ce4"/>
        <table:table-column table:style-name="co13" table:default-cell-style-name="ce4"/>
        <table:table-column table:style-name="co24" table:default-cell-style-name="ce4"/>
        <table:table-column table:style-name="co13" table:default-cell-style-name="ce4" table:visibility="collapse"/>
        <table:table-column table:style-name="co13" table:default-cell-style-name="ce23"/>
        <table:table-column table:style-name="co13" table:number-columns-repeated="2" table:default-cell-style-name="ce4"/>
        <table:table-column table:style-name="co13" table:default-cell-style-name="ce23"/>
        <table:table-column table:style-name="co13" table:number-columns-repeated="16360" table:default-cell-style-name="ce4"/>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75">
            <text:p>24</text:p>
          </table:table-cell>
          <table:table-cell office:value-type="float" office:value="25" table:style-name="ce30">
            <text:p>25</text:p>
          </table:table-cell>
          <table:table-cell table:number-columns-repeated="16359" table:style-name="ce2"/>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 (example)</text:p>
          </table:table-cell>
          <table:table-cell office:value-type="string" table:style-name="ce5">
            <text:p>Cardinality</text:p>
          </table:table-cell>
          <table:table-cell office:value-type="string" table:style-name="ce6">
            <text:p>Property Data Type</text:p>
          </table:table-cell>
          <table:table-cell office:value-type="string" table:style-name="ce6">
            <text:p>Element UUID</text:p>
          </table:table-cell>
          <table:table-cell office:value-type="string" table:style-name="ce5">
            <text:p>Element Code</text:p>
          </table:table-cell>
          <table:table-cell office:value-type="string" table:style-name="ce2">
            <text:p>Comment</text:p>
          </table:table-cell>
          <table:table-cell table:style-name="ce4"/>
          <table:table-cell table:number-columns-repeated="16358" table:style-name="ce1"/>
        </table:table-row>
        <table:table-row table:style-name="ro1">
          <table:table-cell office:value-type="float" office:value="25" table:style-name="ce3">
            <text:p>25</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Enrolment in a relevant professional register</text:p>
          </table:table-cell>
          <table:table-cell office:value-type="string" table:style-name="ce8">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8"/>
          <table:table-cell office:value-type="string" table:style-name="ce9">
            <text:p><text:s/></text:p>
          </table:table-cell>
          <table:table-cell office:value-type="string" table:style-name="ce8">
            <text:p><text:s/></text:p>
          </table:table-cell>
          <table:table-cell office:value-type="string" table:style-name="ce8">
            <text:p>6ee55a59-6adb-4c3a-b89f-e62a7ad7be7f</text:p>
          </table:table-cell>
          <table:table-cell office:value-type="string" table:style-name="ce9">
            <text:p>CRITERION.SELECTION.SUITABILITY.PROFESSIONAL_REGISTER_ENROLMENT</text:p>
          </table:table-cell>
          <table:table-cell office:value-type="string" table:style-name="ce129">
            <text:p>REGULATED_SC-Suitability_D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table:number-columns-repeated="11"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80">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table:number-columns-repeated="11"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table:number-columns-repeated="11"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Capton]</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table:number-columns-repeated="11"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table:number-columns-repeated="11"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table:number-columns-repeated="11"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number-columns-repeated="2" table:style-name="ce26"/>
          <table:table-cell office:value-type="string" table:style-name="ce26">
            <text:p><text:s/></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79">
            <text:p>0..n</text:p>
          </table:table-cell>
          <table:table-cell office:value-type="string" table:style-name="ce26">
            <text:p><text:s/></text:p>
          </table:table-cell>
          <table:table-cell office:value-type="string" table:style-name="ce26">
            <text:p>a53561d5-6614-4dbe-987e-b96f35387f46</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table:number-columns-repeated="11" table:style-name="ce26"/>
          <table:table-cell office:value-type="string" table:style-name="ce26">
            <text:p><text:s/></text:p>
          </table:table-cell>
          <table:table-cell office:value-type="string" table:style-name="ce26">
            <text:p>Lots the requirement apply to</text:p>
          </table:table-cell>
          <table:table-cell office:value-type="string" table:style-name="ce26">
            <text:p><text:s/></text:p>
          </table:table-cell>
          <table:table-cell office:value-type="float" office:value="1" table:style-name="ce40">
            <text:p>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table:number-columns-repeated="11" table:style-name="ce26"/>
          <table:table-cell office:value-type="string" table:style-name="ce26">
            <text:p><text:s/></text:p>
          </table:table-cell>
          <table:table-cell office:value-type="string" table:style-name="ce26">
            <text:p>LotID</text:p>
          </table:table-cell>
          <table:table-cell office:value-type="string" table:style-name="ce26">
            <text:p>Lot1</text:p>
          </table:table-cell>
          <table:table-cell office:value-type="string" table:style-name="ce79">
            <text:p>1..n</text:p>
          </table:table-cell>
          <table:table-cell office:value-type="string" table:style-name="ce26">
            <text:p>IDENTIFIER</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3aacb82e-afba-440c-b64e-1834007965a2</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2" table:style-name="ce26"/>
          <table:table-cell office:value-type="string" table:style-name="ce26">
            <text:p><text:s/></text:p>
          </table:table-cell>
          <table:table-cell office:value-type="string" table:style-name="ce26">
            <text:p>Register name</text:p>
          </table:table-cell>
          <table:table-cell office:value-type="string" table:style-name="ce26">
            <text:p>[Register Name]</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2" table:style-name="ce26"/>
          <table:table-cell office:value-type="string" table:style-name="ce26">
            <text:p><text:s/></text:p>
          </table:table-cell>
          <table:table-cell office:value-type="string" table:style-name="ce26">
            <text:p>URL</text:p>
          </table:table-cell>
          <table:table-cell office:value-type="string" table:style-name="ce26">
            <text:p>[Register URL]</text:p>
          </table:table-cell>
          <table:table-cell office:value-type="float" office:value="1" table:style-name="ce40">
            <text:p>1</text:p>
          </table:table-cell>
          <table:table-cell office:value-type="string" table:style-name="ce26">
            <text:p>URL</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77">
            <text:p>1..n</text:p>
          </table:table-cell>
          <table:table-cell office:value-type="string" table:style-name="ce10">
            <text:p><text:s/></text:p>
          </table:table-cell>
          <table:table-cell office:value-type="string" table:style-name="ce10">
            <text:p><text:s/>6cce6b8e-c53d-4598-8150-ac49aba3b9c7</text:p>
          </table:table-cell>
          <table:table-cell office:value-type="string" table:style-name="ce17">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text:p>
          </table:table-cell>
          <table:table-cell table:number-columns-repeated="12"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7">
            <text:p>1</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3a4a5421-81cc-468e-b69f-b86bf8c7932d</text:p>
          </table:table-cell>
          <table:table-cell office:value-type="string" table:style-name="ce77">
            <text:p>ONFALSE</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1" table:style-name="ce10"/>
          <table:table-cell office:value-type="string" table:style-name="ce10">
            <text:p><text:s/></text:p>
          </table:table-cell>
          <table:table-cell office:value-type="string" table:style-name="ce10">
            <text:p>Reasons why your are not registered</text:p>
          </table:table-cell>
          <table:table-cell office:value-type="string" table:style-name="ce10">
            <text:p>[Reasons]</text:p>
          </table:table-cell>
          <table:table-cell office:value-type="float" office:value="1" table:style-name="ce17">
            <text:p>1</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76">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1"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1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77">
            <text:p>ONTRUE</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10">
            <text:p><text:a xlink:href="http://public_site/repository/evidences/evidence?id=EVIDENCE-00001">[URL]</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76">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table:number-columns-repeated="5" table:style-name="ce1"/>
          <table:table-cell table:style-name="ce23"/>
          <table:table-cell table:style-name="ce1"/>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9">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float" office:value="26" table:style-name="ce3">
            <text:p>26</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Enrolment in a trade register</text:p>
          </table:table-cell>
          <table:table-cell office:value-type="string" table:style-name="ce8">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8"/>
          <table:table-cell office:value-type="string" table:style-name="ce9">
            <text:p><text:s/></text:p>
          </table:table-cell>
          <table:table-cell office:value-type="string" table:style-name="ce8">
            <text:p><text:s/></text:p>
          </table:table-cell>
          <table:table-cell office:value-type="string" table:style-name="ce8">
            <text:p>87b3fa26-3549-4f92-b8e0-3fd8f04bf5c7</text:p>
          </table:table-cell>
          <table:table-cell office:value-type="string" table:style-name="ce9">
            <text:p>CRITERION.SELECTION.SUITABILITY.TRADE_REGISTER_ENROLMENT</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Capton]</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9">
            <text:p>0..n</text:p>
          </table:table-cell>
          <table:table-cell office:value-type="string" table:style-name="ce26">
            <text:p><text:s/></text:p>
          </table:table-cell>
          <table:table-cell office:value-type="string" table:style-name="ce26">
            <text:p>a53561d5-6614-4dbe-987e-b96f35387f46</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s the requirement apply to</text:p>
          </table:table-cell>
          <table:table-cell office:value-type="string" table:style-name="ce26">
            <text:p><text:s/></text:p>
          </table:table-cell>
          <table:table-cell office:value-type="float" office:value="1" table:style-name="ce40">
            <text:p>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ID</text:p>
          </table:table-cell>
          <table:table-cell office:value-type="string" table:style-name="ce26">
            <text:p>Lot1</text:p>
          </table:table-cell>
          <table:table-cell office:value-type="string" table:style-name="ce39">
            <text:p>1..n</text:p>
          </table:table-cell>
          <table:table-cell office:value-type="string" table:style-name="ce26">
            <text:p>IDENTIFIER</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3aacb82e-afba-440c-b64e-1834007965a2</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Register name</text:p>
          </table:table-cell>
          <table:table-cell office:value-type="string" table:style-name="ce26">
            <text:p>[Register Name]</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URL</text:p>
          </table:table-cell>
          <table:table-cell office:value-type="string" table:style-name="ce26">
            <text:p>[Register URL]</text:p>
          </table:table-cell>
          <table:table-cell office:value-type="float" office:value="1" table:style-name="ce40">
            <text:p>1</text:p>
          </table:table-cell>
          <table:table-cell office:value-type="string" table:style-name="ce26">
            <text:p>URL</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9">
            <text:p>1..n</text:p>
          </table:table-cell>
          <table:table-cell office:value-type="string" table:style-name="ce10">
            <text:p><text:s/></text:p>
          </table:table-cell>
          <table:table-cell office:value-type="string" table:style-name="ce10">
            <text:p><text:s/>6cce6b8e-c53d-4598-8150-ac49aba3b9c7</text:p>
          </table:table-cell>
          <table:table-cell office:value-type="string" table:style-name="ce17">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7">
            <text:p>1</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3a4a5421-81cc-468e-b69f-b86bf8c7932d</text:p>
          </table:table-cell>
          <table:table-cell office:value-type="string" table:style-name="ce17">
            <text:p>ONFALSE</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Reasons why your are not registered</text:p>
          </table:table-cell>
          <table:table-cell office:value-type="string" table:style-name="ce10">
            <text:p>[Reasons]</text:p>
          </table:table-cell>
          <table:table-cell office:value-type="float" office:value="1" table:style-name="ce17">
            <text:p>1</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76">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1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7">
            <text:p>ONTRUE</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10">
            <text:p><text:a xlink:href="http://public_site/repository/evidences/evidence?id=EVIDENCE-00001">[URL]</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76">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table:number-columns-repeated="5" table:style-name="ce1"/>
          <table:table-cell table:style-name="ce23"/>
          <table:table-cell table:style-name="ce1"/>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9">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float" office:value="27" table:style-name="ce3">
            <text:p>2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or service contracts: authorisation of particular organisation needed</text:p>
          </table:table-cell>
          <table:table-cell office:value-type="string" table:style-name="ce8">
            <text:p>Is a particular membership of a particular organisation needed in order to be able to perform the service in question in the country of establishment of the economic operator?</text:p>
          </table:table-cell>
          <table:table-cell table:style-name="ce8"/>
          <table:table-cell office:value-type="string" table:style-name="ce9">
            <text:p><text:s/></text:p>
          </table:table-cell>
          <table:table-cell office:value-type="string" table:style-name="ce8">
            <text:p><text:s/></text:p>
          </table:table-cell>
          <table:table-cell office:value-type="string" table:style-name="ce8">
            <text:p>9eeb6d5c-0eb8-48e8-a4c5-5087a7c095a4</text:p>
          </table:table-cell>
          <table:table-cell office:value-type="string" table:style-name="ce9">
            <text:p>CRITERION.SELECTION.SUITABILITY.AUTHORISATION</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Capton]</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9">
            <text:p>0..n</text:p>
          </table:table-cell>
          <table:table-cell office:value-type="string" table:style-name="ce26">
            <text:p><text:s/></text:p>
          </table:table-cell>
          <table:table-cell office:value-type="string" table:style-name="ce26">
            <text:p>a53561d5-6614-4dbe-987e-b96f35387f46</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s the requirement apply to</text:p>
          </table:table-cell>
          <table:table-cell office:value-type="string" table:style-name="ce26">
            <text:p><text:s/></text:p>
          </table:table-cell>
          <table:table-cell office:value-type="float" office:value="1" table:style-name="ce40">
            <text:p>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ID</text:p>
          </table:table-cell>
          <table:table-cell office:value-type="string" table:style-name="ce26">
            <text:p>Lot1</text:p>
          </table:table-cell>
          <table:table-cell office:value-type="string" table:style-name="ce39">
            <text:p>1..n</text:p>
          </table:table-cell>
          <table:table-cell office:value-type="string" table:style-name="ce26">
            <text:p>IDENTIFIER</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3aacb82e-afba-440c-b64e-1834007965a2</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Register name</text:p>
          </table:table-cell>
          <table:table-cell office:value-type="string" table:style-name="ce26">
            <text:p>[Register Name]</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URL</text:p>
          </table:table-cell>
          <table:table-cell office:value-type="string" table:style-name="ce26">
            <text:p>[Register URL]</text:p>
          </table:table-cell>
          <table:table-cell office:value-type="float" office:value="1" table:style-name="ce40">
            <text:p>1</text:p>
          </table:table-cell>
          <table:table-cell office:value-type="string" table:style-name="ce26">
            <text:p>URL</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9">
            <text:p>1..n</text:p>
          </table:table-cell>
          <table:table-cell office:value-type="string" table:style-name="ce10">
            <text:p><text:s/></text:p>
          </table:table-cell>
          <table:table-cell office:value-type="string" table:style-name="ce10">
            <text:p><text:s/>6cce6b8e-c53d-4598-8150-ac49aba3b9c7</text:p>
          </table:table-cell>
          <table:table-cell office:value-type="string" table:style-name="ce17">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7">
            <text:p>1</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3a4a5421-81cc-468e-b69f-b86bf8c7932d</text:p>
          </table:table-cell>
          <table:table-cell office:value-type="string" table:style-name="ce17">
            <text:p>ONFALSE</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Reasons why your are not registered</text:p>
          </table:table-cell>
          <table:table-cell office:value-type="string" table:style-name="ce10">
            <text:p>[Reasons]</text:p>
          </table:table-cell>
          <table:table-cell office:value-type="float" office:value="1" table:style-name="ce17">
            <text:p>1</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76">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1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7">
            <text:p>ONTRUE</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10">
            <text:p><text:a xlink:href="http://public_site/repository/evidences/evidence?id=EVIDENCE-00001">[URL]</text:a></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76">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table:number-columns-repeated="5" table:style-name="ce1"/>
          <table:table-cell table:style-name="ce23"/>
          <table:table-cell table:style-name="ce1"/>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9">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float" office:value="28" table:style-name="ce3">
            <text:p>28</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or service contracts: membership of particular organisation needed</text:p>
          </table:table-cell>
          <table:table-cell office:value-type="string" table:style-name="ce8">
            <text:p>Is a particular membership of a particular organisation needed in order to be able to perform the service in question in the country of establishment of the economic operator?</text:p>
          </table:table-cell>
          <table:table-cell table:style-name="ce8"/>
          <table:table-cell office:value-type="string" table:style-name="ce9">
            <text:p><text:s/></text:p>
          </table:table-cell>
          <table:table-cell office:value-type="string" table:style-name="ce8">
            <text:p><text:s/></text:p>
          </table:table-cell>
          <table:table-cell office:value-type="string" table:style-name="ce8">
            <text:p>73f10e36-ed7a-412e-995c-aa76463e3776</text:p>
          </table:table-cell>
          <table:table-cell office:value-type="string" table:style-name="ce9">
            <text:p>CRITERION.SELECTION.SUITABILITY.MEMBERSHIP</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Capton]</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9">
            <text:p>0..n</text:p>
          </table:table-cell>
          <table:table-cell office:value-type="string" table:style-name="ce26">
            <text:p><text:s/></text:p>
          </table:table-cell>
          <table:table-cell office:value-type="string" table:style-name="ce26">
            <text:p>a53561d5-6614-4dbe-987e-b96f35387f46</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s the requirement apply to</text:p>
          </table:table-cell>
          <table:table-cell office:value-type="string" table:style-name="ce26">
            <text:p><text:s/></text:p>
          </table:table-cell>
          <table:table-cell office:value-type="float" office:value="1" table:style-name="ce40">
            <text:p>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ID</text:p>
          </table:table-cell>
          <table:table-cell office:value-type="string" table:style-name="ce26">
            <text:p>Lot1</text:p>
          </table:table-cell>
          <table:table-cell office:value-type="string" table:style-name="ce39">
            <text:p>1..n</text:p>
          </table:table-cell>
          <table:table-cell office:value-type="string" table:style-name="ce26">
            <text:p>IDENTIFIER</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3aacb82e-afba-440c-b64e-1834007965a2</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Register name</text:p>
          </table:table-cell>
          <table:table-cell office:value-type="string" table:style-name="ce26">
            <text:p>[Register Name]</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URL</text:p>
          </table:table-cell>
          <table:table-cell office:value-type="string" table:style-name="ce26">
            <text:p>[Register URL]</text:p>
          </table:table-cell>
          <table:table-cell office:value-type="float" office:value="1" table:style-name="ce40">
            <text:p>1</text:p>
          </table:table-cell>
          <table:table-cell office:value-type="string" table:style-name="ce26">
            <text:p>URL</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9">
            <text:p>1..n</text:p>
          </table:table-cell>
          <table:table-cell office:value-type="string" table:style-name="ce10">
            <text:p><text:s/></text:p>
          </table:table-cell>
          <table:table-cell office:value-type="string" table:style-name="ce10">
            <text:p><text:s/>6cce6b8e-c53d-4598-8150-ac49aba3b9c7</text:p>
          </table:table-cell>
          <table:table-cell office:value-type="string" table:style-name="ce17">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7">
            <text:p>1</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3a4a5421-81cc-468e-b69f-b86bf8c7932d</text:p>
          </table:table-cell>
          <table:table-cell office:value-type="string" table:style-name="ce17">
            <text:p>ONFALSE</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Reasons why your are not registered</text:p>
          </table:table-cell>
          <table:table-cell office:value-type="string" table:style-name="ce10">
            <text:p>[Reasons]</text:p>
          </table:table-cell>
          <table:table-cell office:value-type="float" office:value="1" table:style-name="ce17">
            <text:p>1</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76">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1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7">
            <text:p>ONTRUE</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URL</text:p>
          </table:table-cell>
          <table:table-cell office:value-type="string" table:style-name="ce10">
            <text:p><text:a xlink:href="http://public_site/repository/evidences/evidence?id=EVIDENCE-00001">[URL]</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76">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table:number-columns-repeated="5" table:style-name="ce1"/>
          <table:table-cell table:style-name="ce23"/>
          <table:table-cell table:style-name="ce1"/>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9">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style-name="ce4"/>
          <table:table-cell table:number-columns-repeated="16358" table:style-name="ce1"/>
        </table:table-row>
        <table:table-row table:number-rows-repeated="1048458" table:style-name="ro1">
          <table:table-cell table:number-columns-repeated="16384"/>
        </table:table-row>
      </table:table>
      <table:table table:name="SC-General_Turnover" table:style-name="ta1">
        <table:table-column table:style-name="co26" table:default-cell-style-name="ce50"/>
        <table:table-column table:style-name="co36" table:default-cell-style-name="ce48"/>
        <table:table-column table:style-name="co2" table:number-columns-repeated="3" table:default-cell-style-name="ce48"/>
        <table:table-column table:style-name="co14" table:default-cell-style-name="ce48"/>
        <table:table-column table:style-name="co37" table:number-columns-repeated="3" table:default-cell-style-name="ce48" table:visibility="collapse"/>
        <table:table-column table:style-name="co38" table:number-columns-repeated="7" table:default-cell-style-name="ce48" table:visibility="collapse"/>
        <table:table-column table:style-name="co21" table:default-cell-style-name="ce48"/>
        <table:table-column table:style-name="co39" table:default-cell-style-name="ce48"/>
        <table:table-column table:style-name="co40" table:default-cell-style-name="ce48"/>
        <table:table-column table:style-name="co41" table:default-cell-style-name="ce48" table:visibility="collapse"/>
        <table:table-column table:style-name="co13" table:default-cell-style-name="ce51"/>
        <table:table-column table:style-name="co13" table:number-columns-repeated="2" table:default-cell-style-name="ce48"/>
        <table:table-column table:style-name="co13" table:default-cell-style-name="ce51"/>
        <table:table-column table:style-name="co13" table:number-columns-repeated="16360" table:default-cell-style-name="ce48"/>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75">
            <text:p>24</text:p>
          </table:table-cell>
          <table:table-cell office:value-type="float" office:value="25" table:style-name="ce30">
            <text:p>25</text:p>
          </table:table-cell>
          <table:table-cell table:number-columns-repeated="16359" table:style-name="ce2"/>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 (example)</text:p>
          </table:table-cell>
          <table:table-cell office:value-type="string" table:style-name="ce5">
            <text:p>Cardinality</text:p>
          </table:table-cell>
          <table:table-cell office:value-type="string" table:style-name="ce6">
            <text:p>Property Data Type</text:p>
          </table:table-cell>
          <table:table-cell office:value-type="string" table:style-name="ce6">
            <text:p>Element UUID</text:p>
          </table:table-cell>
          <table:table-cell office:value-type="string" table:style-name="ce5">
            <text:p>Element Code</text:p>
          </table:table-cell>
          <table:table-cell office:value-type="string" table:style-name="ce2">
            <text:p>Comment</text:p>
          </table:table-cell>
          <table:table-cell table:number-columns-repeated="16359" table:style-name="ce4"/>
        </table:table-row>
        <table:table-row table:style-name="ro1">
          <table:table-cell office:value-type="float" office:value="29" table:style-name="ce3">
            <text:p>29</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General yearly turnover</text:p>
          </table:table-cell>
          <table:table-cell office:value-type="string" table:style-name="ce8">
            <text:p>Its general yearly turnover for the number of financial years required in the relevant notice, the in the ESPD, the relevant notice or <text:s/>or the ESPD is as follows:</text:p>
          </table:table-cell>
          <table:table-cell table:style-name="ce8"/>
          <table:table-cell office:value-type="string" table:style-name="ce9">
            <text:p><text:s/></text:p>
          </table:table-cell>
          <table:table-cell office:value-type="string" table:style-name="ce8">
            <text:p><text:s/></text:p>
          </table:table-cell>
          <table:table-cell office:value-type="string" table:style-name="ce8">
            <text:p>499efc97-2ac1-4af2-9e84-323c2ca67747</text:p>
          </table:table-cell>
          <table:table-cell office:value-type="string" table:style-name="ce9">
            <text:p>CRITERION.SELECTION.ECONOMIC_FINANCIAL_STANDING.TURNOVER.GENERAL_YEARLY</text:p>
          </table:table-cell>
          <table:table-cell office:value-type="string" table:style-name="ce8">
            <text:p>SELFCONTAINED_SC-General_Turnover_D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number-columns-repeated="14"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2"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2"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2">
            <text:p>1..n</text:p>
          </table:table-cell>
          <table:table-cell office:value-type="string" table:style-name="ce26">
            <text:p><text:s/></text:p>
          </table:table-cell>
          <table:table-cell office:value-type="string" table:style-name="ce26">
            <text:p>5ca58d66-3ef1-4145-957c-45d5b18a837f</text:p>
          </table:table-cell>
          <table:table-cell office:value-type="string" table:style-name="ce40">
            <text:p>ON*</text:p>
          </table:table-cell>
          <table:table-cell office:value-type="string" table:style-name="ce26">
            <text:p>The CA defines three minimum amounts</text:p>
          </table:table-cell>
          <table:table-cell table:number-columns-repeated="16359" table:style-name="ce4"/>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table:number-columns-repeated="13" table:style-name="ce26"/>
          <table:table-cell office:value-type="string" table:style-name="ce26">
            <text:p><text:s/></text:p>
          </table:table-cell>
          <table:table-cell office:value-type="string" table:style-name="ce26">
            <text:p>Minimum requirement</text:p>
          </table:table-cell>
          <table:table-cell office:value-type="float" office:value="100000" table:style-name="ce43">
            <text:p>100000</text:p>
          </table:table-cell>
          <table:table-cell office:value-type="float" office:value="1" table:style-name="ce40">
            <text:p>1</text:p>
          </table:table-cell>
          <table:table-cell office:value-type="string" table:style-name="ce26">
            <text:p>AMOUNT</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4"/>
        </table:table-row>
        <table:table-row table:style-name="ro1">
          <table:table-cell table:style-name="ce3"/>
          <table:table-cell office:value-type="string" table:style-name="ce10">
            <text:p><text:s/></text:p>
          </table:table-cell>
          <table:table-cell table:style-name="ce44"/>
          <table:table-cell office:value-type="string" table:style-name="ce33">
            <text:p>{QUESTION_SUBGROUP</text:p>
          </table:table-cell>
          <table:table-cell table:style-name="ce33"/>
          <table:table-cell table:number-columns-repeated="12" table:style-name="ce10"/>
          <table:table-cell office:value-type="string" table:style-name="ce10">
            <text:p><text:s/></text:p>
          </table:table-cell>
          <table:table-cell office:value-type="string" table:style-name="ce29">
            <text:p><text:s/></text:p>
          </table:table-cell>
          <table:table-cell office:value-type="string" table:style-name="ce45">
            <text:p><text:s/></text:p>
          </table:table-cell>
          <table:table-cell office:value-type="float" office:value="1" table:style-name="ce17">
            <text:p>1</text:p>
          </table:table-cell>
          <table:table-cell office:value-type="string" table:style-name="ce18">
            <text:p><text:s/></text:p>
          </table:table-cell>
          <table:table-cell office:value-type="string" table:style-name="ce10">
            <text:p>c0cd9c1c-e90a-4ff9-bce3-ac0fe31abf16</text:p>
          </table:table-cell>
          <table:table-cell office:value-type="string" table:style-name="ce76">
            <text:p>ON*</text:p>
          </table:table-cell>
          <table:table-cell office:value-type="string" table:style-name="ce10">
            <text:p>The EO is required to provide data for the past three recent year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table:style-name="ce44"/>
          <table:table-cell office:value-type="string" table:style-name="ce33">
            <text:p><text:s/></text:p>
          </table:table-cell>
          <table:table-cell office:value-type="string" table:style-name="ce33">
            <text:p>{QUESTION}</text:p>
          </table:table-cell>
          <table:table-cell table:number-columns-repeated="12" table:style-name="ce10"/>
          <table:table-cell office:value-type="string" table:style-name="ce10">
            <text:p><text:s/></text:p>
          </table:table-cell>
          <table:table-cell office:value-type="string" table:style-name="ce33">
            <text:p>Amount</text:p>
          </table:table-cell>
          <table:table-cell office:value-type="float" office:value="1000001" table:style-name="ce45">
            <text:p>1000001</text:p>
          </table:table-cell>
          <table:table-cell office:value-type="float" office:value="1" table:style-name="ce17">
            <text:p>1</text:p>
          </table:table-cell>
          <table:table-cell office:value-type="string" table:style-name="ce33">
            <text:p>AMOUNT</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table:number-columns-repeated="16359" table:style-name="ce7"/>
        </table:table-row>
        <table:table-row table:style-name="ro1">
          <table:table-cell office:value-type="string" table:style-name="ce32">
            <text:p><text:s/></text:p>
          </table:table-cell>
          <table:table-cell office:value-type="string" table:style-name="ce33">
            <text:p><text:s/></text:p>
          </table:table-cell>
          <table:table-cell table:style-name="ce46"/>
          <table:table-cell office:value-type="string" table:style-name="ce33">
            <text:p><text:s/></text:p>
          </table:table-cell>
          <table:table-cell office:value-type="string" table:style-name="ce33">
            <text:p>{QUESTION}</text:p>
          </table:table-cell>
          <table:table-cell table:number-columns-repeated="12" table:style-name="ce33"/>
          <table:table-cell office:value-type="string" table:style-name="ce33">
            <text:p><text:s/></text:p>
          </table:table-cell>
          <table:table-cell office:value-type="string" table:style-name="ce33">
            <text:p>Start date; End date</text:p>
          </table:table-cell>
          <table:table-cell office:value-type="string" table:style-name="ce47">
            <text:p>2016-01-01</text:p>
          </table:table-cell>
          <table:table-cell office:value-type="float" office:value="1" table:style-name="ce17">
            <text:p>1</text:p>
          </table:table-cell>
          <table:table-cell office:value-type="string" table:style-name="ce33">
            <text:p>PERIOD</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table:style-name="ce48"/>
          <table:table-cell table:number-columns-repeated="16358" table:style-name="ce1"/>
        </table:table-row>
        <table:table-row table:style-name="ro1">
          <table:table-cell office:value-type="string" table:style-name="ce32">
            <text:p><text:s/></text:p>
          </table:table-cell>
          <table:table-cell office:value-type="string" table:style-name="ce33">
            <text:p><text:s/></text:p>
          </table:table-cell>
          <table:table-cell table:style-name="ce46"/>
          <table:table-cell office:value-type="string" table:style-name="ce10">
            <text:p>QUESTION_SUBGROUP}</text:p>
          </table:table-cell>
          <table:table-cell table:number-columns-repeated="13" table:style-name="ce33"/>
          <table:table-cell office:value-type="string" table:style-name="ce33">
            <text:p><text:s/></text:p>
          </table:table-cell>
          <table:table-cell table:number-columns-repeated="2" table:style-name="ce46"/>
          <table:table-cell table:style-name="ce49"/>
          <table:table-cell table:number-columns-repeated="2" table:style-name="ce46"/>
          <table:table-cell table:style-name="ce49"/>
          <table:table-cell table:style-name="ce46"/>
          <table:table-cell table:style-name="ce48"/>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4"/>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number-columns-repeated="16359" table:style-name="ce4"/>
        </table:table-row>
        <table:table-row table:number-rows-repeated="1048558" table:style-name="ro1">
          <table:table-cell table:number-columns-repeated="16384"/>
        </table:table-row>
      </table:table>
      <table:table table:name="SC-Specific_Turnover" table:style-name="ta1">
        <table:table-column table:style-name="co26" table:default-cell-style-name="ce50"/>
        <table:table-column table:style-name="co42" table:default-cell-style-name="ce48"/>
        <table:table-column table:style-name="co43" table:default-cell-style-name="ce48"/>
        <table:table-column table:style-name="co2" table:number-columns-repeated="2" table:default-cell-style-name="ce48"/>
        <table:table-column table:style-name="co28" table:number-columns-repeated="2" table:default-cell-style-name="ce48"/>
        <table:table-column table:style-name="co41" table:number-columns-repeated="2" table:default-cell-style-name="ce48" table:visibility="collapse"/>
        <table:table-column table:style-name="co35" table:number-columns-repeated="7" table:default-cell-style-name="ce48" table:visibility="collapse"/>
        <table:table-column table:style-name="co3" table:default-cell-style-name="ce48"/>
        <table:table-column table:style-name="co39" table:default-cell-style-name="ce48"/>
        <table:table-column table:style-name="co40" table:default-cell-style-name="ce48"/>
        <table:table-column table:style-name="co12" table:default-cell-style-name="ce48"/>
        <table:table-column table:style-name="co13" table:default-cell-style-name="ce51"/>
        <table:table-column table:style-name="co13" table:number-columns-repeated="16363" table:default-cell-style-name="ce48"/>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30">
            <text:p>18</text:p>
          </table:table-cell>
          <table:table-cell office:value-type="float" office:value="19" table:style-name="ce25">
            <text:p>19</text:p>
          </table:table-cell>
          <table:table-cell office:value-type="float" office:value="20" table:style-name="ce30">
            <text:p>20</text:p>
          </table:table-cell>
          <table:table-cell office:value-type="float" office:value="21" table:style-name="ce25">
            <text:p>21</text:p>
          </table:table-cell>
          <table:table-cell office:value-type="float" office:value="22" table:style-name="ce30">
            <text:p>22</text:p>
          </table:table-cell>
          <table:table-cell office:value-type="float" office:value="23" table:style-name="ce25">
            <text:p>23</text:p>
          </table:table-cell>
          <table:table-cell office:value-type="float" office:value="24" table:style-name="ce30">
            <text:p>24</text:p>
          </table:table-cell>
          <table:table-cell office:value-type="float" office:value="25" table:style-name="ce25">
            <text:p>25</text:p>
          </table:table-cell>
          <table:table-cell table:number-columns-repeated="16359" table:style-name="ce2"/>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 (example)</text:p>
          </table:table-cell>
          <table:table-cell office:value-type="string" table:style-name="ce5">
            <text:p>Cardinality</text:p>
          </table:table-cell>
          <table:table-cell office:value-type="string" table:style-name="ce6">
            <text:p>Property Data Type</text:p>
          </table:table-cell>
          <table:table-cell office:value-type="string" table:style-name="ce6">
            <text:p>Element UUID</text:p>
          </table:table-cell>
          <table:table-cell office:value-type="string" table:style-name="ce2">
            <text:p>Element Code</text:p>
          </table:table-cell>
          <table:table-cell office:value-type="string" table:style-name="ce2">
            <text:p>Comment</text:p>
          </table:table-cell>
          <table:table-cell table:number-columns-repeated="16359" table:style-name="ce4"/>
        </table:table-row>
        <table:table-row table:style-name="ro1">
          <table:table-cell office:value-type="float" office:value="30" table:style-name="ce3">
            <text:p>30</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Specific yearly turnover</text:p>
          </table:table-cell>
          <table:table-cell office:value-type="string" table:style-name="ce8">
            <text:p>Its specific yearly turnover in the business area covered by the contract for the number of financial years required in the relevant notice, the in the ESPD, the relevant notice or <text:s/>or the ESPD is as follows:</text:p>
          </table:table-cell>
          <table:table-cell table:style-name="ce8"/>
          <table:table-cell office:value-type="string" table:style-name="ce9">
            <text:p><text:s/></text:p>
          </table:table-cell>
          <table:table-cell office:value-type="string" table:style-name="ce8">
            <text:p><text:s/></text:p>
          </table:table-cell>
          <table:table-cell office:value-type="string" table:style-name="ce8">
            <text:p>074f6031-55f9-4e99-b9a4-c4363e8bc315</text:p>
          </table:table-cell>
          <table:table-cell office:value-type="string" table:style-name="ce8">
            <text:p>CRITERION.SELECTION.ECONOMIC_FINANCIAL_STANDING.TURNOVER.SPECIFIC_YEARLY</text:p>
          </table:table-cell>
          <table:table-cell office:value-type="string" table:style-name="ce8">
            <text:p>SELFCONTAINED_SC-SC-Specific_Turnover_D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number-columns-repeated="2"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5ca58d66-3ef1-4145-957c-45d5b18a837f</text:p>
          </table:table-cell>
          <table:table-cell office:value-type="string" table:style-name="ce26">
            <text:p>ON*</text:p>
          </table:table-cell>
          <table:table-cell office:value-type="string" table:style-name="ce26">
            <text:p>The CA defines three minimum amounts</text:p>
          </table:table-cell>
          <table:table-cell table:number-columns-repeated="16359" table:style-name="ce4"/>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Number of fiscal years</text:p>
          </table:table-cell>
          <table:table-cell office:value-type="float" office:value="3" table:style-name="ce43">
            <text:p>3</text:p>
          </table:table-cell>
          <table:table-cell office:value-type="float" office:value="1" table:style-name="ce40">
            <text:p>1</text:p>
          </table:table-cell>
          <table:table-cell office:value-type="string" table:style-name="ce26">
            <text:p>AMOU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Business domain description</text:p>
          </table:table-cell>
          <table:table-cell office:value-type="string" table:style-name="ce26">
            <text:p>IT consulting / development of semantic interoperability solutions</text:p>
          </table:table-cell>
          <table:table-cell office:value-type="float" office:value="1" table:style-name="ce40">
            <text:p>1</text:p>
          </table:table-cell>
          <table:table-cell office:value-type="string" table:style-name="ce26">
            <text:p>DESCRIPTION</text:p>
          </table:table-cell>
          <table:table-cell table:style-name="ce26"/>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Minimum requirement</text:p>
          </table:table-cell>
          <table:table-cell office:value-type="float" office:value="1000000" table:style-name="ce43">
            <text:p>1000000</text:p>
          </table:table-cell>
          <table:table-cell office:value-type="float" office:value="1" table:style-name="ce40">
            <text:p>1</text:p>
          </table:table-cell>
          <table:table-cell office:value-type="string" table:style-name="ce26">
            <text:p>AMOU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REQUIREMENT_SUB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text:s/>6d87673d-af3f-4c39-b0e4-fbef046bd435</text:p>
          </table:table-cell>
          <table:table-cell office:value-type="string" table:style-name="ce26">
            <text:p>ON*</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CPVs:</text:p>
          </table:table-cell>
          <table:table-cell office:value-type="string" table:style-name="ce26">
            <text:p><text:s/></text:p>
          </table:table-cell>
          <table:table-cell office:value-type="string" table:style-name="ce40">
            <text:p><text:s/></text:p>
          </table:table-cell>
          <table:table-cell office:value-type="string" table:style-name="ce26">
            <text:p>NONE</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2" table:style-name="ce26"/>
          <table:table-cell office:value-type="string" table:style-name="ce26">
            <text:p><text:s/></text:p>
          </table:table-cell>
          <table:table-cell office:value-type="string" table:style-name="ce26">
            <text:p>CPV Code</text:p>
          </table:table-cell>
          <table:table-cell office:value-type="string" table:style-name="ce26">
            <text:p>70000000-5</text:p>
          </table:table-cell>
          <table:table-cell office:value-type="string" table:style-name="ce79">
            <text:p>1..n</text:p>
          </table:table-cell>
          <table:table-cell office:value-type="string" table:style-name="ce26">
            <text:p>CODE</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REQUIREMENT_SUB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office:value-type="string" table:style-name="ce10">
            <text:p><text:s/></text:p>
          </table:table-cell>
          <table:table-cell table:style-name="ce44"/>
          <table:table-cell office:value-type="string" table:style-name="ce33">
            <text:p>{QUESTION_SUBGROUP</text:p>
          </table:table-cell>
          <table:table-cell table:style-name="ce33"/>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29">
            <text:p><text:s/></text:p>
          </table:table-cell>
          <table:table-cell office:value-type="string" table:style-name="ce45">
            <text:p><text:s/></text:p>
          </table:table-cell>
          <table:table-cell office:value-type="string" table:style-name="ce52">
            <text:p>1..n</text:p>
          </table:table-cell>
          <table:table-cell office:value-type="string" table:style-name="ce18">
            <text:p><text:s/></text:p>
          </table:table-cell>
          <table:table-cell office:value-type="string" table:style-name="ce10">
            <text:p>c0cd9c1c-e90a-4ff9-bce3-ac0fe31abf16</text:p>
          </table:table-cell>
          <table:table-cell office:value-type="string" table:style-name="ce18">
            <text:p>ON*</text:p>
          </table:table-cell>
          <table:table-cell office:value-type="string" table:style-name="ce10">
            <text:p>The EO is required to provide data for the past three recent year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table:style-name="ce44"/>
          <table:table-cell office:value-type="string" table:style-name="ce33">
            <text:p><text:s/></text:p>
          </table:table-cell>
          <table:table-cell office:value-type="string" table:style-name="ce33">
            <text:p>{QUESTION}</text:p>
          </table:table-cell>
          <table:table-cell table:number-columns-repeated="12" table:style-name="ce10"/>
          <table:table-cell office:value-type="string" table:style-name="ce10">
            <text:p><text:s/></text:p>
          </table:table-cell>
          <table:table-cell office:value-type="string" table:style-name="ce33">
            <text:p>Start date; End date</text:p>
          </table:table-cell>
          <table:table-cell office:value-type="string" table:style-name="ce47">
            <text:p>2016-01-01</text:p>
          </table:table-cell>
          <table:table-cell office:value-type="float" office:value="1" table:style-name="ce17">
            <text:p>1</text:p>
          </table:table-cell>
          <table:table-cell office:value-type="string" table:style-name="ce33">
            <text:p>PERIOD</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7"/>
        </table:table-row>
        <table:table-row table:style-name="ro1">
          <table:table-cell office:value-type="string" table:style-name="ce32">
            <text:p><text:s/></text:p>
          </table:table-cell>
          <table:table-cell office:value-type="string" table:style-name="ce33">
            <text:p><text:s/></text:p>
          </table:table-cell>
          <table:table-cell table:style-name="ce33"/>
          <table:table-cell office:value-type="string" table:style-name="ce33">
            <text:p><text:s/></text:p>
          </table:table-cell>
          <table:table-cell office:value-type="string" table:style-name="ce33">
            <text:p>{QUESTION}</text:p>
          </table:table-cell>
          <table:table-cell table:number-columns-repeated="12" table:style-name="ce33"/>
          <table:table-cell office:value-type="string" table:style-name="ce33">
            <text:p><text:s/></text:p>
          </table:table-cell>
          <table:table-cell office:value-type="string" table:style-name="ce33">
            <text:p>Amount</text:p>
          </table:table-cell>
          <table:table-cell office:value-type="float" office:value="1000001" table:style-name="ce45">
            <text:p>1000001</text:p>
          </table:table-cell>
          <table:table-cell office:value-type="float" office:value="1" table:style-name="ce17">
            <text:p>1</text:p>
          </table:table-cell>
          <table:table-cell office:value-type="string" table:style-name="ce33">
            <text:p>AMOUNT</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48"/>
          <table:table-cell table:number-columns-repeated="16358" table:style-name="ce1"/>
        </table:table-row>
        <table:table-row table:style-name="ro1">
          <table:table-cell office:value-type="string" table:style-name="ce32">
            <text:p><text:s/></text:p>
          </table:table-cell>
          <table:table-cell office:value-type="string" table:style-name="ce33">
            <text:p><text:s/></text:p>
          </table:table-cell>
          <table:table-cell table:style-name="ce33"/>
          <table:table-cell office:value-type="string" table:style-name="ce10">
            <text:p>QUESTION_SUBGROUP}</text:p>
          </table:table-cell>
          <table:table-cell table:number-columns-repeated="13" table:style-name="ce33"/>
          <table:table-cell office:value-type="string" table:style-name="ce33">
            <text:p><text:s/></text:p>
          </table:table-cell>
          <table:table-cell table:number-columns-repeated="7" table:style-name="ce1"/>
          <table:table-cell table:style-name="ce48"/>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REQUIREMENT_GROUP}</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number-rows-repeated="1048552" table:style-name="ro1">
          <table:table-cell table:number-columns-repeated="16384"/>
        </table:table-row>
      </table:table>
      <table:table table:name="SC-General_Average_Turnover" table:style-name="ta2">
        <table:table-column table:style-name="co26" table:default-cell-style-name="ce7"/>
        <table:table-column table:style-name="co44" table:default-cell-style-name="ce7"/>
        <table:table-column table:style-name="co2" table:number-columns-repeated="3" table:default-cell-style-name="ce7"/>
        <table:table-column table:style-name="co28" table:default-cell-style-name="ce7"/>
        <table:table-column table:style-name="co41" table:number-columns-repeated="3" table:default-cell-style-name="ce7" table:visibility="collapse"/>
        <table:table-column table:style-name="co35" table:number-columns-repeated="7" table:default-cell-style-name="ce7" table:visibility="collapse"/>
        <table:table-column table:style-name="co3" table:default-cell-style-name="ce7"/>
        <table:table-column table:style-name="co13" table:default-cell-style-name="ce7"/>
        <table:table-column table:style-name="co45" table:default-cell-style-name="ce7"/>
        <table:table-column table:style-name="co13" table:default-cell-style-name="ce7"/>
        <table:table-column table:style-name="co13" table:default-cell-style-name="ce51"/>
        <table:table-column table:style-name="co13" table:number-columns-repeated="2" table:default-cell-style-name="ce7"/>
        <table:table-column table:style-name="co13" table:default-cell-style-name="ce51"/>
        <table:table-column table:style-name="co13" table:number-columns-repeated="16360" table:default-cell-style-name="ce7"/>
        <table:table-row table:style-name="ro1">
          <table:table-cell office:value-type="float" office:value="1" table:style-name="ce25">
            <text:p>1</text:p>
          </table:table-cell>
          <table:table-cell office:value-type="float" office:value="2" table:style-name="ce25">
            <text:p>2</text:p>
          </table:table-cell>
          <table:table-cell office:value-type="float" office:value="3" table:style-name="ce25">
            <text:p>3</text:p>
          </table:table-cell>
          <table:table-cell office:value-type="float" office:value="4" table:style-name="ce25">
            <text:p>4</text:p>
          </table:table-cell>
          <table:table-cell office:value-type="float" office:value="5" table:style-name="ce25">
            <text:p>5</text:p>
          </table:table-cell>
          <table:table-cell office:value-type="float" office:value="6" table:style-name="ce25">
            <text:p>6</text:p>
          </table:table-cell>
          <table:table-cell office:value-type="float" office:value="7" table:style-name="ce25">
            <text:p>7</text:p>
          </table:table-cell>
          <table:table-cell office:value-type="float" office:value="8" table:style-name="ce25">
            <text:p>8</text:p>
          </table:table-cell>
          <table:table-cell office:value-type="float" office:value="9" table:style-name="ce25">
            <text:p>9</text:p>
          </table:table-cell>
          <table:table-cell office:value-type="float" office:value="10" table:style-name="ce25">
            <text:p>10</text:p>
          </table:table-cell>
          <table:table-cell office:value-type="float" office:value="11" table:style-name="ce25">
            <text:p>11</text:p>
          </table:table-cell>
          <table:table-cell office:value-type="float" office:value="12" table:style-name="ce25">
            <text:p>12</text:p>
          </table:table-cell>
          <table:table-cell office:value-type="float" office:value="13" table:style-name="ce25">
            <text:p>13</text:p>
          </table:table-cell>
          <table:table-cell office:value-type="float" office:value="14" table:style-name="ce25">
            <text:p>14</text:p>
          </table:table-cell>
          <table:table-cell office:value-type="float" office:value="15" table:style-name="ce25">
            <text:p>15</text:p>
          </table:table-cell>
          <table:table-cell office:value-type="float" office:value="16" table:style-name="ce25">
            <text:p>16</text:p>
          </table:table-cell>
          <table:table-cell office:value-type="float" office:value="17" table:style-name="ce25">
            <text:p>17</text:p>
          </table:table-cell>
          <table:table-cell office:value-type="float" office:value="18" table:style-name="ce25">
            <text:p>18</text:p>
          </table:table-cell>
          <table:table-cell office:value-type="float" office:value="19" table:style-name="ce25">
            <text:p>19</text:p>
          </table:table-cell>
          <table:table-cell office:value-type="float" office:value="20" table:style-name="ce25">
            <text:p>20</text:p>
          </table:table-cell>
          <table:table-cell office:value-type="float" office:value="21" table:style-name="ce25">
            <text:p>21</text:p>
          </table:table-cell>
          <table:table-cell office:value-type="float" office:value="22" table:style-name="ce25">
            <text:p>22</text:p>
          </table:table-cell>
          <table:table-cell office:value-type="float" office:value="23" table:style-name="ce25">
            <text:p>23</text:p>
          </table:table-cell>
          <table:table-cell office:value-type="float" office:value="24" table:style-name="ce75">
            <text:p>24</text:p>
          </table:table-cell>
          <table:table-cell office:value-type="float" office:value="25" table:style-name="ce25">
            <text:p>25</text:p>
          </table:table-cell>
          <table:table-cell table:number-columns-repeated="16359" table:style-name="ce2"/>
        </table:table-row>
        <table:table-row table:style-name="ro1">
          <table:table-cell office:value-type="string" table:style-name="ce10">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 (example)</text:p>
          </table:table-cell>
          <table:table-cell office:value-type="string" table:style-name="ce5">
            <text:p>Cardinality</text:p>
          </table:table-cell>
          <table:table-cell office:value-type="string" table:style-name="ce6">
            <text:p>Property Data Type</text:p>
          </table:table-cell>
          <table:table-cell office:value-type="string" table:style-name="ce6">
            <text:p>Element UUID</text:p>
          </table:table-cell>
          <table:table-cell office:value-type="string" table:style-name="ce5">
            <text:p>Element Code</text:p>
          </table:table-cell>
          <table:table-cell office:value-type="string" table:style-name="ce2">
            <text:p>Comment</text:p>
          </table:table-cell>
          <table:table-cell table:number-columns-repeated="16359" table:style-name="ce4"/>
        </table:table-row>
        <table:table-row table:style-name="ro1">
          <table:table-cell office:value-type="float" office:value="31" table:style-name="ce10">
            <text:p>31</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verage yearly turnover</text:p>
          </table:table-cell>
          <table:table-cell office:value-type="string" table:style-name="ce8">
            <text:p>Its average yearly turnover for the number of years required in the relevant notice, the in the ESPD, the relevant notice or <text:s/>or the ESPD is as follows:</text:p>
          </table:table-cell>
          <table:table-cell table:style-name="ce8"/>
          <table:table-cell office:value-type="string" table:style-name="ce9">
            <text:p><text:s/></text:p>
          </table:table-cell>
          <table:table-cell office:value-type="string" table:style-name="ce8">
            <text:p><text:s/></text:p>
          </table:table-cell>
          <table:table-cell office:value-type="string" table:style-name="ce8">
            <text:p>b16cb9fc-6cb7-4585-9302-9533b415cf48</text:p>
          </table:table-cell>
          <table:table-cell office:value-type="string" table:style-name="ce9">
            <text:p>CRITERION.SELECTION.ECONOMIC_FINANCIAL_STANDING.TURNOVER.AVERAGE_YEARLY</text:p>
          </table:table-cell>
          <table:table-cell office:value-type="string" table:style-name="ce8">
            <text:p>SELFCONTAINED_SC-General_Average_Turnover_D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number-columns-repeated="2"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80">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number-columns-repeated="2"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number-columns-repeated="2"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5ca58d66-3ef1-4145-957c-45d5b18a837f</text:p>
          </table:table-cell>
          <table:table-cell office:value-type="string" table:style-name="ce40">
            <text:p>ON*</text:p>
          </table:table-cell>
          <table:table-cell office:value-type="string" table:style-name="ce26">
            <text:p>The CA defines three minimum amounts</text:p>
          </table:table-cell>
          <table:table-cell table:number-columns-repeated="16359" table:style-name="ce4"/>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Start date; End date;</text:p>
          </table:table-cell>
          <table:table-cell office:value-type="string" table:style-name="ce43">
            <text:p>2016-01-01</text:p>
          </table:table-cell>
          <table:table-cell office:value-type="float" office:value="1" table:style-name="ce40">
            <text:p>1</text:p>
          </table:table-cell>
          <table:table-cell office:value-type="string" table:style-name="ce26">
            <text:p>PERIOD</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4"/>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Minimum requirement</text:p>
          </table:table-cell>
          <table:table-cell office:value-type="float" office:value="120000" table:style-name="ce43">
            <text:p>120000</text:p>
          </table:table-cell>
          <table:table-cell office:value-type="float" office:value="1" table:style-name="ce40">
            <text:p>1</text:p>
          </table:table-cell>
          <table:table-cell office:value-type="string" table:style-name="ce26">
            <text:p>AMOUNT</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4"/>
        </table:table-row>
        <table:table-row table:style-name="ro1">
          <table:table-cell office:value-type="string" table:style-name="ce10">
            <text:p><text:s/></text:p>
          </table:table-cell>
          <table:table-cell office:value-type="string" table:style-name="ce10">
            <text:p><text:s/></text:p>
          </table:table-cell>
          <table:table-cell table:style-name="ce33"/>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10">
            <text:p>e1886054-ada4-473c-9afc-2fde82c24cf4</text:p>
          </table:table-cell>
          <table:table-cell office:value-type="string" table:style-name="ce76">
            <text:p>ON*</text:p>
          </table:table-cell>
          <table:table-cell table:style-name="ce10"/>
          <table:table-cell table:style-name="ce7"/>
          <table:table-cell table:number-columns-repeated="16358" table:style-name="ce1"/>
        </table:table-row>
        <table:table-row table:style-name="ro1">
          <table:table-cell office:value-type="string" table:style-name="ce4">
            <text:p><text:s/></text:p>
          </table:table-cell>
          <table:table-cell office:value-type="string" table:style-name="ce10">
            <text:p><text:s/></text:p>
          </table:table-cell>
          <table:table-cell table:style-name="ce33"/>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Average for the required period</text:p>
          </table:table-cell>
          <table:table-cell office:value-type="float" office:value="3000000" table:style-name="ce10">
            <text:p>3000000</text:p>
          </table:table-cell>
          <table:table-cell office:value-type="float" office:value="1" table:style-name="ce17">
            <text:p>1</text:p>
          </table:table-cell>
          <table:table-cell office:value-type="string" table:style-name="ce10">
            <text:p>AMOUNT</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4">
            <text:p><text:s/></text:p>
          </table:table-cell>
          <table:table-cell office:value-type="string" table:style-name="ce10">
            <text:p><text:s/></text:p>
          </table:table-cell>
          <table:table-cell table:style-name="ce33"/>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Additional information</text:p>
          </table:table-cell>
          <table:table-cell office:value-type="string" table:style-name="ce10">
            <text:p>[Additional information provided by the EO]</text:p>
          </table:table-cell>
          <table:table-cell office:value-type="float" office:value="1" table:style-name="ce17">
            <text:p>1</text:p>
          </table:table-cell>
          <table:table-cell office:value-type="string" table:style-name="ce10">
            <text:p>DESCRIPTION</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4">
            <text:p><text:s/></text:p>
          </table:table-cell>
          <table:table-cell office:value-type="string" table:style-name="ce10">
            <text:p><text:s/></text:p>
          </table:table-cell>
          <table:table-cell table:style-name="ce33"/>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7"/>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5ca58d66-3ef1-4145-957c-45d5b18a837f</text:p>
          </table:table-cell>
          <table:table-cell office:value-type="string" table:style-name="ce40">
            <text:p>ON*</text:p>
          </table:table-cell>
          <table:table-cell office:value-type="string" table:style-name="ce26">
            <text:p>The CA defines three minimum amounts</text:p>
          </table:table-cell>
          <table:table-cell table:number-columns-repeated="16359" table:style-name="ce4"/>
        </table:table-row>
        <table:table-row table:style-name="ro1">
          <table:table-cell office:value-type="string" table:style-name="ce10">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number-columns-repeated="16359" table:style-name="ce4"/>
        </table:table-row>
        <table:table-row table:number-rows-repeated="1048557" table:style-name="ro1">
          <table:table-cell table:number-columns-repeated="16384"/>
        </table:table-row>
      </table:table>
      <table:table table:name="SC-Specific_Average_Turnover" table:style-name="ta1">
        <table:table-column table:style-name="co26" table:default-cell-style-name="ce50"/>
        <table:table-column table:style-name="co46" table:default-cell-style-name="ce48"/>
        <table:table-column table:style-name="co16" table:default-cell-style-name="ce48"/>
        <table:table-column table:style-name="co47" table:default-cell-style-name="ce48"/>
        <table:table-column table:style-name="co48" table:default-cell-style-name="ce48"/>
        <table:table-column table:style-name="co28" table:default-cell-style-name="ce48"/>
        <table:table-column table:style-name="co41" table:number-columns-repeated="3" table:default-cell-style-name="ce48" table:visibility="collapse"/>
        <table:table-column table:style-name="co35" table:number-columns-repeated="7" table:default-cell-style-name="ce48" table:visibility="collapse"/>
        <table:table-column table:style-name="co3" table:default-cell-style-name="ce48"/>
        <table:table-column table:style-name="co39" table:default-cell-style-name="ce48"/>
        <table:table-column table:style-name="co40" table:default-cell-style-name="ce48"/>
        <table:table-column table:style-name="co12" table:default-cell-style-name="ce48"/>
        <table:table-column table:style-name="co13" table:default-cell-style-name="ce51"/>
        <table:table-column table:style-name="co13" table:number-columns-repeated="16363" table:default-cell-style-name="ce48"/>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number-columns-repeated="16359" table:style-name="ce2"/>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 (example)</text:p>
          </table:table-cell>
          <table:table-cell office:value-type="string" table:style-name="ce5">
            <text:p>Cardinality</text:p>
          </table:table-cell>
          <table:table-cell office:value-type="string" table:style-name="ce6">
            <text:p>Property Data Type</text:p>
          </table:table-cell>
          <table:table-cell office:value-type="string" table:style-name="ce6">
            <text:p>Element UUID</text:p>
          </table:table-cell>
          <table:table-cell office:value-type="string" table:style-name="ce2">
            <text:p>Element Code</text:p>
          </table:table-cell>
          <table:table-cell office:value-type="string" table:style-name="ce2">
            <text:p>Comment</text:p>
          </table:table-cell>
          <table:table-cell table:number-columns-repeated="16359" table:style-name="ce4"/>
        </table:table-row>
        <table:table-row table:style-name="ro1">
          <table:table-cell office:value-type="float" office:value="32" table:style-name="ce3">
            <text:p>32</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Specific yearly turnover</text:p>
          </table:table-cell>
          <table:table-cell office:value-type="string" table:style-name="ce8">
            <text:p>Its specific yearly turnover in the business area covered by the contract for the number of financial years required in the relevant notice, the in the ESPD, the relevant notice or <text:s/>or the ESPD is as follows:</text:p>
          </table:table-cell>
          <table:table-cell table:style-name="ce8"/>
          <table:table-cell office:value-type="string" table:style-name="ce9">
            <text:p><text:s/></text:p>
          </table:table-cell>
          <table:table-cell office:value-type="string" table:style-name="ce8">
            <text:p><text:s/></text:p>
          </table:table-cell>
          <table:table-cell office:value-type="string" table:style-name="ce8">
            <text:p>074f6031-55f9-4e99-b9a4-c4363e8bc315</text:p>
          </table:table-cell>
          <table:table-cell office:value-type="string" table:style-name="ce8">
            <text:p>CRITERION.SELECTION.ECONOMIC_FINANCIAL_STANDING.TURNOVER.SPECIFIC_YEARLY</text:p>
          </table:table-cell>
          <table:table-cell office:value-type="string" table:style-name="ce8">
            <text:p>SELFCONTAINED_SC-Specific_Average_Turnover_D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5ca58d66-3ef1-4145-957c-45d5b18a837f</text:p>
          </table:table-cell>
          <table:table-cell office:value-type="string" table:style-name="ce26">
            <text:p>ON*</text:p>
          </table:table-cell>
          <table:table-cell office:value-type="string" table:style-name="ce26">
            <text:p>The CA defines three minimum amounts</text:p>
          </table:table-cell>
          <table:table-cell table:number-columns-repeated="16359" table:style-name="ce4"/>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Number of fiscal years</text:p>
          </table:table-cell>
          <table:table-cell office:value-type="float" office:value="3" table:style-name="ce43">
            <text:p>3</text:p>
          </table:table-cell>
          <table:table-cell office:value-type="float" office:value="1" table:style-name="ce40">
            <text:p>1</text:p>
          </table:table-cell>
          <table:table-cell office:value-type="string" table:style-name="ce26">
            <text:p>AMOU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Business domain description</text:p>
          </table:table-cell>
          <table:table-cell office:value-type="string" table:style-name="ce26">
            <text:p>IT consulting / development of semantic interoperability solutions</text:p>
          </table:table-cell>
          <table:table-cell office:value-type="string" table:style-name="ce40">
            <text:p>1..n</text:p>
          </table:table-cell>
          <table:table-cell office:value-type="string" table:style-name="ce26">
            <text:p>CODE</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Minimum requirement</text:p>
          </table:table-cell>
          <table:table-cell office:value-type="float" office:value="1000000" table:style-name="ce43">
            <text:p>1000000</text:p>
          </table:table-cell>
          <table:table-cell office:value-type="float" office:value="1" table:style-name="ce40">
            <text:p>1</text:p>
          </table:table-cell>
          <table:table-cell office:value-type="string" table:style-name="ce26">
            <text:p>AMOU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REQUIREMENT_SUB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text:s/>6d87673d-af3f-4c39-b0e4-fbef046bd435</text:p>
          </table:table-cell>
          <table:table-cell office:value-type="string" table:style-name="ce26">
            <text:p>ON*</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CPVs:</text:p>
          </table:table-cell>
          <table:table-cell office:value-type="string" table:style-name="ce26">
            <text:p><text:s/></text:p>
          </table:table-cell>
          <table:table-cell office:value-type="string" table:style-name="ce40">
            <text:p><text:s/></text:p>
          </table:table-cell>
          <table:table-cell office:value-type="string" table:style-name="ce26">
            <text:p>NONE</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CPV Code</text:p>
          </table:table-cell>
          <table:table-cell office:value-type="string" table:style-name="ce26">
            <text:p>70000000-5</text:p>
          </table:table-cell>
          <table:table-cell office:value-type="string" table:style-name="ce40">
            <text:p>1..n</text:p>
          </table:table-cell>
          <table:table-cell office:value-type="string" table:style-name="ce26">
            <text:p>CODE</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REQUIREMENT_SUB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84"/>
          <table:table-cell table:style-name="ce85"/>
          <table:table-cell table:style-name="ce86"/>
          <table:table-cell office:value-type="string" table:style-name="ce87">
            <text:p>{QUESTION_SUBGROUP</text:p>
          </table:table-cell>
          <table:table-cell table:style-name="ce87"/>
          <table:table-cell table:number-columns-repeated="13" table:style-name="ce85"/>
          <table:table-cell office:value-type="string" table:style-name="ce29">
            <text:p><text:s/></text:p>
          </table:table-cell>
          <table:table-cell office:value-type="string" table:style-name="ce88">
            <text:p><text:s/></text:p>
          </table:table-cell>
          <table:table-cell office:value-type="float" office:value="1" table:style-name="ce19">
            <text:p>1</text:p>
          </table:table-cell>
          <table:table-cell office:value-type="string" table:style-name="ce89">
            <text:p><text:s/></text:p>
          </table:table-cell>
          <table:table-cell office:value-type="string" table:style-name="ce87">
            <text:p>c0cd9c1c-e90a-4ff9-bce3-ac0fe31abf16</text:p>
          </table:table-cell>
          <table:table-cell office:value-type="string" table:style-name="ce89">
            <text:p>ON*</text:p>
          </table:table-cell>
          <table:table-cell office:value-type="string" table:style-name="ce87">
            <text:p>The EO is required to provide data for the past three recent years</text:p>
          </table:table-cell>
          <table:table-cell table:style-name="ce90"/>
          <table:table-cell table:number-columns-repeated="16358" table:style-name="ce85"/>
        </table:table-row>
        <table:table-row table:style-name="ro1">
          <table:table-cell office:value-type="string" table:style-name="ce91">
            <text:p><text:s/></text:p>
          </table:table-cell>
          <table:table-cell office:value-type="string" table:style-name="ce87">
            <text:p><text:s/></text:p>
          </table:table-cell>
          <table:table-cell table:style-name="ce87"/>
          <table:table-cell office:value-type="string" table:style-name="ce86">
            <text:p><text:s/></text:p>
          </table:table-cell>
          <table:table-cell office:value-type="string" table:style-name="ce86">
            <text:p>{QUESTION}</text:p>
          </table:table-cell>
          <table:table-cell office:value-type="string" table:style-name="ce87">
            <text:p><text:s/></text:p>
          </table:table-cell>
          <table:table-cell office:value-type="string" table:style-name="ce87">
            <text:p><text:s/></text:p>
          </table:table-cell>
          <table:table-cell table:number-columns-repeated="10" table:style-name="ce87"/>
          <table:table-cell office:value-type="string" table:style-name="ce87">
            <text:p><text:s/></text:p>
          </table:table-cell>
          <table:table-cell office:value-type="string" table:style-name="ce86">
            <text:p>Start date; End date</text:p>
          </table:table-cell>
          <table:table-cell office:value-type="string" table:style-name="ce92">
            <text:p>2016-01-01</text:p>
          </table:table-cell>
          <table:table-cell office:value-type="float" office:value="1" table:style-name="ce93">
            <text:p>1</text:p>
          </table:table-cell>
          <table:table-cell office:value-type="string" table:style-name="ce86">
            <text:p>PERIOD</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style-name="ce85"/>
          <table:table-cell table:number-columns-repeated="16358" table:style-name="ce90"/>
        </table:table-row>
        <table:table-row table:style-name="ro1">
          <table:table-cell office:value-type="string" table:style-name="ce32">
            <text:p><text:s/></text:p>
          </table:table-cell>
          <table:table-cell office:value-type="string" table:style-name="ce33">
            <text:p><text:s/></text:p>
          </table:table-cell>
          <table:table-cell table:style-name="ce33"/>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Amount</text:p>
          </table:table-cell>
          <table:table-cell office:value-type="float" office:value="1000001" table:style-name="ce45">
            <text:p>1000001</text:p>
          </table:table-cell>
          <table:table-cell office:value-type="float" office:value="1" table:style-name="ce17">
            <text:p>1</text:p>
          </table:table-cell>
          <table:table-cell office:value-type="string" table:style-name="ce33">
            <text:p>AMOUNT</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48"/>
          <table:table-cell table:number-columns-repeated="16358" table:style-name="ce1"/>
        </table:table-row>
        <table:table-row table:style-name="ro1">
          <table:table-cell office:value-type="string" table:style-name="ce32">
            <text:p><text:s/></text:p>
          </table:table-cell>
          <table:table-cell office:value-type="string" table:style-name="ce33">
            <text:p><text:s/></text:p>
          </table:table-cell>
          <table:table-cell table:style-name="ce33"/>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table:number-columns-repeated="16366"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43">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number-rows-repeated="1048552" table:style-name="ro1">
          <table:table-cell table:number-columns-repeated="16384"/>
        </table:table-row>
      </table:table>
      <table:table table:name="SC-Setup_of_economic_operator" table:style-name="ta1">
        <table:table-column table:style-name="co26" table:default-cell-style-name="ce53"/>
        <table:table-column table:style-name="co49" table:number-columns-repeated="4" table:default-cell-style-name="ce23"/>
        <table:table-column table:style-name="co28" table:default-cell-style-name="ce23"/>
        <table:table-column table:style-name="co41" table:number-columns-repeated="3" table:default-cell-style-name="ce23" table:visibility="collapse"/>
        <table:table-column table:style-name="co35" table:number-columns-repeated="7" table:default-cell-style-name="ce23" table:visibility="collapse"/>
        <table:table-column table:style-name="co3" table:default-cell-style-name="ce23"/>
        <table:table-column table:style-name="co13" table:number-columns-repeated="2" table:default-cell-style-name="ce23"/>
        <table:table-column table:style-name="co29" table:default-cell-style-name="ce23" table:visibility="collapse"/>
        <table:table-column table:style-name="co13" table:number-columns-repeated="16364" table:default-cell-style-name="ce23"/>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75">
            <text:p>24</text:p>
          </table:table-cell>
          <table:table-cell office:value-type="float" office:value="25" table:style-name="ce30">
            <text:p>25</text:p>
          </table:table-cell>
          <table:table-cell table:style-name="ce23"/>
          <table:table-cell table:number-columns-repeated="16358" table:style-name="ce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5">
            <text:p>Element Code</text:p>
          </table:table-cell>
          <table:table-cell office:value-type="string" table:style-name="ce2">
            <text:p>Comment</text:p>
          </table:table-cell>
          <table:table-cell table:style-name="ce23"/>
          <table:table-cell table:number-columns-repeated="16358" table:style-name="ce1"/>
        </table:table-row>
        <table:table-row table:style-name="ro1">
          <table:table-cell office:value-type="float" office:value="33" table:style-name="ce3">
            <text:p>33</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Set up of economic operator</text:p>
          </table:table-cell>
          <table:table-cell office:value-type="string" table:style-name="ce8">
            <text:p>In case the information concerning turnover (general or specific) is not available for the entire period required, please state the date on which the economic operator was set up or started trading:</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7f481ce-ffb6-483f-8e2b-c78db5e68292</text:p>
          </table:table-cell>
          <table:table-cell office:value-type="string" table:style-name="ce9">
            <text:p>CRITERION.SELECTION.ECONOMIC_FINANCIAL_STANDING.TURNOVER.SET_UP</text:p>
          </table:table-cell>
          <table:table-cell office:value-type="string" table:style-name="ce107">
            <text:p>REGULATED_SC-Setup_of_economic_operator_D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80">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2"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4">
            <text:p>1</text:p>
          </table:table-cell>
          <table:table-cell office:value-type="string" table:style-name="ce11">
            <text:p>NONE</text:p>
          </table:table-cell>
          <table:table-cell table:style-name="ce11"/>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2"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4">
            <text:p>1</text:p>
          </table:table-cell>
          <table:table-cell office:value-type="string" table:style-name="ce11">
            <text:p>INDICATOR</text:p>
          </table:table-cell>
          <table:table-cell table:style-name="ce11"/>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table:number-columns-repeated="2" table:style-name="ce10"/>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e9aa7763-c167-4352-8060-1a3d7d3e2662</text:p>
          </table:table-cell>
          <table:table-cell office:value-type="string" table:style-name="ce17">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specify</text:p>
          </table:table-cell>
          <table:table-cell office:value-type="string" table:style-name="ce10">
            <text:p>[Specification]</text:p>
          </table:table-cell>
          <table:table-cell office:value-type="float" office:value="1" table:style-name="ce10">
            <text:p>1</text:p>
          </table:table-cell>
          <table:table-cell office:value-type="string" table:style-name="ce18">
            <text:p>DESCRIPTION</text:p>
          </table:table-cell>
          <table:table-cell table:style-name="ce18"/>
          <table:table-cell office:value-type="string" table:style-name="ce76">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table:style-name="ce4"/>
          <table:table-cell table:number-columns-repeated="19" table:style-name="ce70"/>
          <table:table-cell table:style-name="ce71"/>
          <table:table-cell table:style-name="ce70"/>
          <table:table-cell table:number-columns-repeated="16359"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number-columns-repeated="16359" table:style-name="ce4"/>
        </table:table-row>
        <table:table-row table:number-rows-repeated="1048562" table:style-name="ro1">
          <table:table-cell table:number-columns-repeated="16384"/>
        </table:table-row>
      </table:table>
      <table:table table:name="SC-Financial_ratios" table:style-name="ta1">
        <table:table-column table:style-name="co26" table:default-cell-style-name="ce31"/>
        <table:table-column table:style-name="co49" table:default-cell-style-name="ce7"/>
        <table:table-column table:style-name="co2" table:number-columns-repeated="3" table:default-cell-style-name="ce7"/>
        <table:table-column table:style-name="co28" table:default-cell-style-name="ce7"/>
        <table:table-column table:style-name="co41" table:number-columns-repeated="3" table:default-cell-style-name="ce7" table:visibility="collapse"/>
        <table:table-column table:style-name="co35" table:number-columns-repeated="7" table:default-cell-style-name="ce7" table:visibility="collapse"/>
        <table:table-column table:style-name="co35" table:default-cell-style-name="ce7"/>
        <table:table-column table:style-name="co13" table:default-cell-style-name="ce7"/>
        <table:table-column table:style-name="co22" table:default-cell-style-name="ce7"/>
        <table:table-column table:style-name="co29" table:default-cell-style-name="ce7" table:visibility="collapse"/>
        <table:table-column table:style-name="co13" table:default-cell-style-name="ce51"/>
        <table:table-column table:style-name="co13" table:number-columns-repeated="16363" table:default-cell-style-name="ce7"/>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54">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number-columns-repeated="16359"/>
        </table:table-row>
        <table:table-row table:style-name="ro1">
          <table:table-cell office:value-type="string" table:style-name="ce3">
            <text:p><text:s/></text:p>
          </table:table-cell>
          <table:table-cell office:value-type="string" table:style-name="ce4">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number-columns-repeated="16359"/>
        </table:table-row>
        <table:table-row table:style-name="ro1">
          <table:table-cell office:value-type="float" office:value="34" table:style-name="ce3">
            <text:p>34</text:p>
          </table:table-cell>
          <table:table-cell office:value-type="string" table:style-name="ce8">
            <text:p>{CRITERION</text:p>
          </table:table-cell>
          <table:table-cell table:style-name="ce8"/>
          <table:table-cell office:value-type="string" table:style-name="ce8">
            <text:p><text:s/></text:p>
          </table:table-cell>
          <table:table-cell table:style-name="ce8"/>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inancial ratio</text:p>
          </table:table-cell>
          <table:table-cell office:value-type="string" table:style-name="ce8">
            <text:p>Concerning the financial ratios <text:s/>specified in the relevant notice, the in the ESPD, the relevant notice or <text:s/>or the ESPD, the economic operator declares that the actual values for the required ratios are as follow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e4d37adc-08cd-4f4d-a8d8-32b62b0a1f46</text:p>
          </table:table-cell>
          <table:table-cell office:value-type="string" table:style-name="ce8">
            <text:p>CRITERION.SELECTION.ECONOMIC_FINANCIAL_STANDING.FINANCIAL_RATIO</text:p>
          </table:table-cell>
          <table:table-cell office:value-type="string" table:style-name="ce107">
            <text:p>REGULATED_SC-Financial_ratios_DS</text:p>
          </table:table-cell>
          <table:table-cell table:number-columns-repeated="16359"/>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REQUIREMENT_GROUP</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2">
            <text:p>1..n</text:p>
          </table:table-cell>
          <table:table-cell office:value-type="string" table:style-name="ce26">
            <text:p><text:s/></text:p>
          </table:table-cell>
          <table:table-cell office:value-type="string" table:style-name="ce26">
            <text:p>cc1da737-6c4e-4f4e-821d-c260029058f6</text:p>
          </table:table-cell>
          <table:table-cell office:value-type="string" table:style-name="ce26">
            <text:p>ON*</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26"/>
          <table:table-cell office:value-type="string" table:style-name="ce26">
            <text:p>{REQUIREMENT}</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Start and end dates</text:p>
          </table:table-cell>
          <table:table-cell office:value-type="string" table:style-name="ce55">
            <text:p>2016-01-01</text:p>
          </table:table-cell>
          <table:table-cell office:value-type="float" office:value="1" table:style-name="ce40">
            <text:p>1</text:p>
          </table:table-cell>
          <table:table-cell office:value-type="string" table:style-name="ce26">
            <text:p>PERIOD</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26"/>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ee486082-93fa-4c17-8920-fdf01b890bd1</text:p>
          </table:table-cell>
          <table:table-cell office:value-type="string" table:style-name="ce26">
            <text:p>ON*</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26"/>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Ratio Type</text:p>
          </table:table-cell>
          <table:table-cell office:value-type="string" table:style-name="ce26">
            <text:p>Assets to equity ratio</text:p>
          </table:table-cell>
          <table:table-cell office:value-type="float" office:value="1" table:style-name="ce40">
            <text:p>1</text:p>
          </table:table-cell>
          <table:table-cell office:value-type="string" table:style-name="ce26">
            <text:p>DESCRIPTION</text:p>
          </table:table-cell>
          <table:table-cell table:number-columns-repeated="3" table:style-name="ce26"/>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26"/>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Definition</text:p>
          </table:table-cell>
          <table:table-cell office:value-type="string" table:style-name="ce26">
            <text:p>Total balance sheet/Total equity</text:p>
          </table:table-cell>
          <table:table-cell office:value-type="float" office:value="1" table:style-name="ce40">
            <text:p>1</text:p>
          </table:table-cell>
          <table:table-cell office:value-type="string" table:style-name="ce26">
            <text:p>DESCRIPTION</text:p>
          </table:table-cell>
          <table:table-cell table:number-columns-repeated="3" table:style-name="ce26"/>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26"/>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Minimum requirement</text:p>
          </table:table-cell>
          <table:table-cell office:value-type="string" table:style-name="ce26">
            <text:p>0.5</text:p>
          </table:table-cell>
          <table:table-cell office:value-type="float" office:value="1" table:style-name="ce40">
            <text:p>1</text:p>
          </table:table-cell>
          <table:table-cell office:value-type="string" table:style-name="ce26">
            <text:p>QUANTITY</text:p>
          </table:table-cell>
          <table:table-cell table:number-columns-repeated="3" table:style-name="ce26"/>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26"/>
          <table:table-cell office:value-type="string" table:style-name="ce26">
            <text:p>REQUIREMENT_SUB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3" table:style-name="ce26"/>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10"/>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e9aa7763-c167-4352-8060-1a3d7d3e2662</text:p>
          </table:table-cell>
          <table:table-cell office:value-type="string" table:style-name="ce10">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10"/>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provide your ratio</text:p>
          </table:table-cell>
          <table:table-cell office:value-type="string" table:style-name="ce10">
            <text:p>0.7</text:p>
          </table:table-cell>
          <table:table-cell office:value-type="float" office:value="1" table:style-name="ce17">
            <text:p>1</text:p>
          </table:table-cell>
          <table:table-cell office:value-type="string" table:style-name="ce10">
            <text:p>QUANTITY</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10"/>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REQUIREMENT_GROUP}</text:p>
          </table:table-cell>
          <table:table-cell table:number-columns-repeated="2"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cc1da737-6c4e-4f4e-821d-c260029058f6</text:p>
          </table:table-cell>
          <table:table-cell office:value-type="string" table:style-name="ce26">
            <text:p>ON*</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table:style-name="ce8"/>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1"/>
        </table:table-row>
        <table:table-row table:number-rows-repeated="1048560" table:style-name="ro1">
          <table:table-cell table:number-columns-repeated="16384"/>
        </table:table-row>
      </table:table>
      <table:table table:name="SC-Professional_risk_insurance" table:style-name="ta1">
        <table:table-column table:style-name="co26" table:default-cell-style-name="ce53"/>
        <table:table-column table:style-name="co50" table:default-cell-style-name="ce23"/>
        <table:table-column table:style-name="co2" table:number-columns-repeated="4" table:default-cell-style-name="ce23"/>
        <table:table-column table:style-name="co28" table:default-cell-style-name="ce23"/>
        <table:table-column table:style-name="co41" table:number-columns-repeated="2" table:default-cell-style-name="ce23" table:visibility="collapse"/>
        <table:table-column table:style-name="co35" table:number-columns-repeated="7" table:default-cell-style-name="ce23" table:visibility="collapse"/>
        <table:table-column table:style-name="co3" table:default-cell-style-name="ce23"/>
        <table:table-column table:style-name="co13" table:default-cell-style-name="ce23"/>
        <table:table-column table:style-name="co51" table:default-cell-style-name="ce23"/>
        <table:table-column table:style-name="co13" table:number-columns-repeated="16365" table:default-cell-style-name="ce23"/>
        <table:table-row table:style-name="ro1">
          <table:table-cell office:value-type="float" office:value="1" table:style-name="ce56">
            <text:p>1</text:p>
          </table:table-cell>
          <table:table-cell office:value-type="float" office:value="2" table:style-name="ce57">
            <text:p>2</text:p>
          </table:table-cell>
          <table:table-cell office:value-type="float" office:value="3" table:style-name="ce56">
            <text:p>3</text:p>
          </table:table-cell>
          <table:table-cell office:value-type="float" office:value="4" table:style-name="ce57">
            <text:p>4</text:p>
          </table:table-cell>
          <table:table-cell office:value-type="float" office:value="5" table:style-name="ce56">
            <text:p>5</text:p>
          </table:table-cell>
          <table:table-cell office:value-type="float" office:value="6" table:style-name="ce57">
            <text:p>6</text:p>
          </table:table-cell>
          <table:table-cell office:value-type="float" office:value="7" table:style-name="ce56">
            <text:p>7</text:p>
          </table:table-cell>
          <table:table-cell office:value-type="float" office:value="8" table:style-name="ce57">
            <text:p>8</text:p>
          </table:table-cell>
          <table:table-cell office:value-type="float" office:value="9" table:style-name="ce56">
            <text:p>9</text:p>
          </table:table-cell>
          <table:table-cell office:value-type="float" office:value="10" table:style-name="ce57">
            <text:p>10</text:p>
          </table:table-cell>
          <table:table-cell office:value-type="float" office:value="11" table:style-name="ce56">
            <text:p>11</text:p>
          </table:table-cell>
          <table:table-cell office:value-type="float" office:value="12" table:style-name="ce57">
            <text:p>12</text:p>
          </table:table-cell>
          <table:table-cell office:value-type="float" office:value="13" table:style-name="ce56">
            <text:p>13</text:p>
          </table:table-cell>
          <table:table-cell office:value-type="float" office:value="14" table:style-name="ce57">
            <text:p>14</text:p>
          </table:table-cell>
          <table:table-cell office:value-type="float" office:value="15" table:style-name="ce56">
            <text:p>15</text:p>
          </table:table-cell>
          <table:table-cell office:value-type="float" office:value="16" table:style-name="ce57">
            <text:p>16</text:p>
          </table:table-cell>
          <table:table-cell office:value-type="float" office:value="17" table:style-name="ce56">
            <text:p>17</text:p>
          </table:table-cell>
          <table:table-cell office:value-type="float" office:value="18" table:style-name="ce57">
            <text:p>18</text:p>
          </table:table-cell>
          <table:table-cell office:value-type="float" office:value="19" table:style-name="ce56">
            <text:p>19</text:p>
          </table:table-cell>
          <table:table-cell office:value-type="float" office:value="20" table:style-name="ce57">
            <text:p>20</text:p>
          </table:table-cell>
          <table:table-cell office:value-type="float" office:value="21" table:style-name="ce58">
            <text:p>21</text:p>
          </table:table-cell>
          <table:table-cell office:value-type="float" office:value="22" table:style-name="ce57">
            <text:p>22</text:p>
          </table:table-cell>
          <table:table-cell office:value-type="float" office:value="23" table:style-name="ce56">
            <text:p>23</text:p>
          </table:table-cell>
          <table:table-cell office:value-type="float" office:value="24" table:style-name="ce57">
            <text:p>24</text:p>
          </table:table-cell>
          <table:table-cell office:value-type="float" office:value="25" table:style-name="ce56">
            <text:p>25</text:p>
          </table:table-cell>
          <table:table-cell table:number-columns-repeated="16359" table:style-name="ce23"/>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number-columns-repeated="16359" table:style-name="ce23"/>
        </table:table-row>
        <table:table-row table:style-name="ro1">
          <table:table-cell office:value-type="float" office:value="35" table:style-name="ce3">
            <text:p>35</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Professional risk indemnity insurance</text:p>
          </table:table-cell>
          <table:table-cell office:value-type="string" table:style-name="ce8">
            <text:p>The insured amount in its professional risk indemnity insurance is the following:</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7604bd40-4462-4086-8763-a50da51a869c</text:p>
          </table:table-cell>
          <table:table-cell office:value-type="string" table:style-name="ce8">
            <text:p>CRITERION.SELECTION.ECONOMIC_FINANCIAL_STANDING.RISK_INDEMNITY_INSURANCE</text:p>
          </table:table-cell>
          <table:table-cell office:value-type="string" table:style-name="ce107">
            <text:p>REGULATED_SC-Professional_risk_insurance_D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number-columns-repeated="3"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number-columns-repeated="3"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REQUIREMENT_GROUP</text:p>
          </table:table-cell>
          <table:table-cell table:number-columns-repeated="2"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83e3dcc4-c9b3-47e5-9fb8-ffd8386679f1</text:p>
          </table:table-cell>
          <table:table-cell office:value-type="string" table:style-name="ce26">
            <text:p>ON*</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CAPTION}</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s the requirement applies to</text:p>
          </table:table-cell>
          <table:table-cell office:value-type="string" table:style-name="ce26">
            <text:p><text:s/></text:p>
          </table:table-cell>
          <table:table-cell office:value-type="string" table:style-name="ce40">
            <text:p>0..1</text:p>
          </table:table-cell>
          <table:table-cell office:value-type="string" table:style-name="ce26">
            <text:p>NONE</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cc1da737-6c4e-4f4e-821d-c260029058f6</text:p>
          </table:table-cell>
          <table:table-cell office:value-type="string" table:style-name="ce26">
            <text:p>ON*</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 ID</text:p>
          </table:table-cell>
          <table:table-cell office:value-type="string" table:style-name="ce26">
            <text:p>Lot1</text:p>
          </table:table-cell>
          <table:table-cell office:value-type="string" table:style-name="ce42">
            <text:p>1..n</text:p>
          </table:table-cell>
          <table:table-cell office:value-type="string" table:style-name="ce26">
            <text:p>NONE</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table:style-name="ce26"/>
          <table:table-cell office:value-type="string" table:style-name="ce26">
            <text:p>{REQUIREMENT_SUBGROUP</text:p>
          </table:table-cell>
          <table:table-cell table:number-columns-repeated="16" table:style-name="ce26"/>
          <table:table-cell office:value-type="float" office:value="1" table:style-name="ce40">
            <text:p>1</text:p>
          </table:table-cell>
          <table:table-cell table:style-name="ce26"/>
          <table:table-cell office:value-type="string" table:style-name="ce26">
            <text:p><text:s/>6fc3a90b-0759-4517-af64-ce7d6eb4bf24</text:p>
          </table:table-cell>
          <table:table-cell office:value-type="string" table:style-name="ce26">
            <text:p>ON*</text:p>
          </table:table-cell>
          <table:table-cell table:style-name="ce26"/>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ype of insurance</text:p>
          </table:table-cell>
          <table:table-cell office:value-type="string" table:style-name="ce26">
            <text:p>Professional risk indemnity insurance</text:p>
          </table:table-cell>
          <table:table-cell office:value-type="float" office:value="1" table:style-name="ce40">
            <text:p>1</text:p>
          </table:table-cell>
          <table:table-cell office:value-type="string" table:style-name="ce26">
            <text:p>CODE</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Minimum amount</text:p>
          </table:table-cell>
          <table:table-cell office:value-type="float" office:value="50000" table:style-name="ce26">
            <text:p>50000</text:p>
          </table:table-cell>
          <table:table-cell office:value-type="float" office:value="1" table:style-name="ce40">
            <text:p>1</text:p>
          </table:table-cell>
          <table:table-cell office:value-type="string" table:style-name="ce26">
            <text:p>AMOU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42dc8062-974d-4201-91ba-7f2ea90338fd</text:p>
          </table:table-cell>
          <table:table-cell office:value-type="string" table:style-name="ce10">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Amount</text:p>
          </table:table-cell>
          <table:table-cell office:value-type="float" office:value="50001" table:style-name="ce10">
            <text:p>50001</text:p>
          </table:table-cell>
          <table:table-cell office:value-type="float" office:value="1" table:style-name="ce17">
            <text:p>1</text:p>
          </table:table-cell>
          <table:table-cell office:value-type="string" table:style-name="ce18">
            <text:p>AMOUNT</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1"/>
        </table:table-row>
        <table:table-row table:style-name="ro1">
          <table:table-cell table:style-name="ce3"/>
          <table:table-cell table:number-columns-repeated="2" table:style-name="ce10"/>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As an EO I will commit to obtain the minimum amount required</text:p>
          </table:table-cell>
          <table:table-cell office:value-type="string" table:style-name="ce10">
            <text:p>true</text:p>
          </table:table-cell>
          <table:table-cell office:value-type="float" office:value="1" table:style-name="ce17">
            <text:p>1</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table:style-name="ce3"/>
          <table:table-cell table:number-columns-repeated="2" table:style-name="ce10"/>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 am exempt</text:p>
          </table:table-cell>
          <table:table-cell office:value-type="string" table:style-name="ce10">
            <text:p>true</text:p>
          </table:table-cell>
          <table:table-cell office:value-type="float" office:value="1" table:style-name="ce17">
            <text:p>1</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10"/>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number-columns-repeated="16359" table:style-name="ce4"/>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0"/>
          <table:table-cell table:number-columns-repeated="16359" table:style-name="ce4"/>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number-columns-repeated="16359" table:style-name="ce4"/>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1"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8">
            <text:p><text:s/></text:p>
          </table:table-cell>
          <table:table-cell table:number-columns-repeated="16359" table:style-name="ce4"/>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4"/>
        </table:table-row>
        <table:table-row table:style-name="ro1">
          <table:table-cell table:style-name="ce3"/>
          <table:table-cell table:number-columns-repeated="2" table:style-name="ce10"/>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4"/>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1..n</text:p>
          </table:table-cell>
          <table:table-cell office:value-type="string" table:style-name="ce26">
            <text:p><text:s/></text:p>
          </table:table-cell>
          <table:table-cell office:value-type="string" table:style-name="ce26">
            <text:p>83e3dcc4-c9b3-47e5-9fb8-ffd8386679f1</text:p>
          </table:table-cell>
          <table:table-cell office:value-type="string" table:style-name="ce26">
            <text:p>ON*</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number-rows-repeated="1048544" table:style-name="ro1">
          <table:table-cell table:number-columns-repeated="16384"/>
        </table:table-row>
      </table:table>
      <table:table table:name="SC-Other_economic_or_financial" table:style-name="ta1">
        <table:table-column table:style-name="co26" table:default-cell-style-name="ce36"/>
        <table:table-column table:style-name="co52" table:default-cell-style-name="ce27"/>
        <table:table-column table:style-name="co2" table:number-columns-repeated="5" table:default-cell-style-name="ce27"/>
        <table:table-column table:style-name="co14" table:default-cell-style-name="ce27"/>
        <table:table-column table:style-name="co37" table:default-cell-style-name="ce27" table:visibility="collapse"/>
        <table:table-column table:style-name="co38" table:number-columns-repeated="8" table:default-cell-style-name="ce27" table:visibility="collapse"/>
        <table:table-column table:style-name="co10" table:default-cell-style-name="ce27"/>
        <table:table-column table:style-name="co13" table:default-cell-style-name="ce27"/>
        <table:table-column table:style-name="co53" table:default-cell-style-name="ce27"/>
        <table:table-column table:style-name="co13" table:default-cell-style-name="ce23"/>
        <table:table-column table:style-name="co13" table:number-columns-repeated="2" table:default-cell-style-name="ce27"/>
        <table:table-column table:style-name="co13" table:default-cell-style-name="ce23"/>
        <table:table-column table:style-name="co13" table:number-columns-repeated="16360" table:default-cell-style-name="ce27"/>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number-columns-repeated="16359" table:style-name="ce27"/>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5">
            <text:p>Element Code</text:p>
          </table:table-cell>
          <table:table-cell office:value-type="string" table:style-name="ce2">
            <text:p>Comment</text:p>
          </table:table-cell>
          <table:table-cell table:number-columns-repeated="16359" table:style-name="ce27"/>
        </table:table-row>
        <table:table-row table:style-name="ro1">
          <table:table-cell office:value-type="float" office:value="36" table:style-name="ce3">
            <text:p>36</text:p>
          </table:table-cell>
          <table:table-cell office:value-type="string" table:style-name="ce8">
            <text:p>{CRITERION</text:p>
          </table:table-cell>
          <table:table-cell table:number-columns-repeated="2"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Other economic or financial requirements</text:p>
          </table:table-cell>
          <table:table-cell office:value-type="string" table:style-name="ce8">
            <text:p>Concerning the other economic or financial requirements, if any, that may have been specified in the relevant notice or the in the ESPD, the relevant notice or , the economic operator declares that:</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ab0e7f2e-6418-40e2-8870-6713123e41ad</text:p>
          </table:table-cell>
          <table:table-cell office:value-type="string" table:style-name="ce9">
            <text:p>CRITERION.SELECTION.ECONOMIC_FINANCIAL_STANDING.OTHER_REQUIREMENTS</text:p>
          </table:table-cell>
          <table:table-cell office:value-type="string" table:style-name="ce8">
            <text:p>REGULATED_SC-Other_economic_or_financial_DS</text:p>
          </table:table-cell>
          <table:table-cell table:number-columns-repeated="16359" table:style-name="ce27"/>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2"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number-columns-repeated="3"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office:value-type="string" table:style-name="ce10">
            <text:p><text:s/></text:p>
          </table:table-cell>
          <table:table-cell office:value-type="string" table:style-name="ce26">
            <text:p>{REQUIREMENT_GROUP</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text:s/>4ddccd16-91e4-4b72-ae0f-78f2f1ab9490</text:p>
          </table:table-cell>
          <table:table-cell office:value-type="string" table:style-name="ce40">
            <text:p>ON*</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CAPTION}</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s the requirement applies to</text:p>
          </table:table-cell>
          <table:table-cell office:value-type="string" table:style-name="ce26">
            <text:p><text:s/></text:p>
          </table:table-cell>
          <table:table-cell office:value-type="string" table:style-name="ce40">
            <text:p>0..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10">
            <text:p><text:s/></text:p>
          </table:table-cell>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cc1da737-6c4e-4f4e-821d-c260029058f6</text:p>
          </table:table-cell>
          <table:table-cell office:value-type="string" table:style-name="ce40">
            <text:p>ON*</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59">
            <text:p><text:s/></text:p>
          </table:table-cell>
          <table:table-cell office:value-type="string" table:style-name="ce26">
            <text:p>{CAP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 ID</text:p>
          </table:table-cell>
          <table:table-cell office:value-type="string" table:style-name="ce55">
            <text:p>Lot1</text:p>
          </table:table-cell>
          <table:table-cell office:value-type="string" table:style-name="ce79">
            <text:p>1..n</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text:s/>26ece6a2-b360-46c1-890d-8338913b8719</text:p>
          </table:table-cell>
          <table:table-cell office:value-type="string" table:style-name="ce40">
            <text:p>ON*</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Select the type of requirement</text:p>
          </table:table-cell>
          <table:table-cell office:value-type="string" table:style-name="ce26">
            <text:p>true</text:p>
          </table:table-cell>
          <table:table-cell office:value-type="float" office:value="1" table:style-name="ce40">
            <text:p>1</text:p>
          </table:table-cell>
          <table:table-cell office:value-type="string" table:style-name="ce26">
            <text:p>INDICATOR</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text:s/>ca15c15f-110e-4a10-8d6e-5e41cf5f9098</text:p>
          </table:table-cell>
          <table:table-cell office:value-type="string" table:style-name="ce79">
            <text:p>ONTRUE</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1" table:style-name="ce26"/>
          <table:table-cell office:value-type="string" table:style-name="ce26">
            <text:p><text:s/></text:p>
          </table:table-cell>
          <table:table-cell office:value-type="string" table:style-name="ce74">
            <text:p>Description of the economic or financial requirement</text:p>
          </table:table-cell>
          <table:table-cell office:value-type="string" table:style-name="ce26">
            <text:p>[Description]</text:p>
          </table:table-cell>
          <table:table-cell office:value-type="float" office:value="1" table:style-name="ce40">
            <text:p>1</text:p>
          </table:table-cell>
          <table:table-cell office:value-type="string" table:style-name="ce26">
            <text:p>DESCRIPTION</text:p>
          </table:table-cell>
          <table:table-cell table:style-name="ce26"/>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1" table:style-name="ce26"/>
          <table:table-cell office:value-type="string" table:style-name="ce26">
            <text:p><text:s/></text:p>
          </table:table-cell>
          <table:table-cell office:value-type="string" table:style-name="ce26">
            <text:p>Minimum amount</text:p>
          </table:table-cell>
          <table:table-cell office:value-type="float" office:value="100000" table:style-name="ce26">
            <text:p>100000</text:p>
          </table:table-cell>
          <table:table-cell office:value-type="float" office:value="1" table:style-name="ce40">
            <text:p>1</text:p>
          </table:table-cell>
          <table:table-cell office:value-type="string" table:style-name="ce26">
            <text:p>AMOUNT</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1" table:style-name="ce26"/>
          <table:table-cell office:value-type="string" table:style-name="ce26">
            <text:p><text:s/></text:p>
          </table:table-cell>
          <table:table-cell office:value-type="string" table:style-name="ce26">
            <text:p>Start date; End date</text:p>
          </table:table-cell>
          <table:table-cell office:value-type="string" table:style-name="ce94">
            <text:p>2016-01-01</text:p>
          </table:table-cell>
          <table:table-cell office:value-type="float" office:value="1" table:style-name="ce40">
            <text:p>1</text:p>
          </table:table-cell>
          <table:table-cell office:value-type="string" table:style-name="ce26">
            <text:p>PERIOD</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Amount</text:p>
          </table:table-cell>
          <table:table-cell office:value-type="float" office:value="2000000" table:style-name="ce87">
            <text:p>2000000</text:p>
          </table:table-cell>
          <table:table-cell office:value-type="float" office:value="1" table:style-name="ce17">
            <text:p>1</text:p>
          </table:table-cell>
          <table:table-cell office:value-type="string" table:style-name="ce10">
            <text:p>AMOUNT</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text:s/>cc96aa19-a0be-4409-af58-ff3f3812741b</text:p>
          </table:table-cell>
          <table:table-cell office:value-type="string" table:style-name="ce79">
            <text:p>ONFALSE</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1" table:style-name="ce26"/>
          <table:table-cell office:value-type="string" table:style-name="ce26">
            <text:p><text:s/></text:p>
          </table:table-cell>
          <table:table-cell office:value-type="string" table:style-name="ce26">
            <text:p>Minimum rating</text:p>
          </table:table-cell>
          <table:table-cell office:value-type="string" table:style-name="ce95">
            <text:p>0.33</text:p>
          </table:table-cell>
          <table:table-cell office:value-type="float" office:value="1" table:style-name="ce40">
            <text:p>1</text:p>
          </table:table-cell>
          <table:table-cell office:value-type="string" table:style-name="ce26">
            <text:p>QUANTITY</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1" table:style-name="ce26"/>
          <table:table-cell office:value-type="string" table:style-name="ce26">
            <text:p><text:s/></text:p>
          </table:table-cell>
          <table:table-cell office:value-type="string" table:style-name="ce26">
            <text:p>Rating scheme</text:p>
          </table:table-cell>
          <table:table-cell office:value-type="string" table:style-name="ce26">
            <text:p>n/10, where n&lt;=10</text:p>
          </table:table-cell>
          <table:table-cell office:value-type="float" office:value="1" table:style-name="ce40">
            <text:p>1</text:p>
          </table:table-cell>
          <table:table-cell office:value-type="string" table:style-name="ce26">
            <text:p>DESCRIPTION</text:p>
          </table:table-cell>
          <table:table-cell table:style-name="ce26"/>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Rating</text:p>
          </table:table-cell>
          <table:table-cell office:value-type="string" table:style-name="ce96">
            <text:p>0.75</text:p>
          </table:table-cell>
          <table:table-cell office:value-type="float" office:value="1" table:style-name="ce17">
            <text:p>1</text:p>
          </table:table-cell>
          <table:table-cell office:value-type="string" table:style-name="ce10">
            <text:p>QUANTITY</text:p>
          </table:table-cell>
          <table:table-cell table:style-name="ce10"/>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REQUIREMENT_GROUP}</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number-columns-repeated="16359" table:style-name="ce4"/>
        </table:table-row>
        <table:table-row table:number-rows-repeated="1048541" table:style-name="ro1">
          <table:table-cell table:number-columns-repeated="16384"/>
        </table:table-row>
      </table:table>
      <table:table table:name="SC-References" table:style-name="ta1">
        <table:table-column table:style-name="co20" table:default-cell-style-name="ce4"/>
        <table:table-column table:style-name="co2" table:number-columns-repeated="7" table:default-cell-style-name="ce4"/>
        <table:table-column table:style-name="co54" table:default-cell-style-name="ce4"/>
        <table:table-column table:style-name="co55" table:number-columns-repeated="8" table:default-cell-style-name="ce4" table:visibility="collapse"/>
        <table:table-column table:style-name="co56" table:default-cell-style-name="ce4"/>
        <table:table-column table:style-name="co57" table:default-cell-style-name="ce4"/>
        <table:table-column table:style-name="co58" table:default-cell-style-name="ce4"/>
        <table:table-column table:style-name="co59" table:default-cell-style-name="ce23"/>
        <table:table-column table:style-name="co60" table:default-cell-style-name="ce24"/>
        <table:table-column table:style-name="co61" table:default-cell-style-name="ce24"/>
        <table:table-column table:style-name="co13" table:default-cell-style-name="ce23"/>
        <table:table-column table:style-name="co13" table:number-columns-repeated="16360" table:default-cell-style-name="ce4"/>
        <table:table-row table:style-name="ro1">
          <table:table-cell office:value-type="float" office:value="1" table:style-name="ce25">
            <text:p>1</text:p>
          </table:table-cell>
          <table:table-cell office:value-type="float" office:value="2" table:style-name="ce25">
            <text:p>2</text:p>
          </table:table-cell>
          <table:table-cell office:value-type="float" office:value="3" table:style-name="ce25">
            <text:p>3</text:p>
          </table:table-cell>
          <table:table-cell office:value-type="float" office:value="4" table:style-name="ce25">
            <text:p>4</text:p>
          </table:table-cell>
          <table:table-cell office:value-type="float" office:value="5" table:style-name="ce25">
            <text:p>5</text:p>
          </table:table-cell>
          <table:table-cell office:value-type="float" office:value="6" table:style-name="ce25">
            <text:p>6</text:p>
          </table:table-cell>
          <table:table-cell office:value-type="float" office:value="7" table:style-name="ce25">
            <text:p>7</text:p>
          </table:table-cell>
          <table:table-cell office:value-type="float" office:value="8" table:style-name="ce25">
            <text:p>8</text:p>
          </table:table-cell>
          <table:table-cell office:value-type="float" office:value="9" table:style-name="ce25">
            <text:p>9</text:p>
          </table:table-cell>
          <table:table-cell office:value-type="float" office:value="10" table:style-name="ce25">
            <text:p>10</text:p>
          </table:table-cell>
          <table:table-cell office:value-type="float" office:value="11" table:style-name="ce25">
            <text:p>11</text:p>
          </table:table-cell>
          <table:table-cell office:value-type="float" office:value="12" table:style-name="ce25">
            <text:p>12</text:p>
          </table:table-cell>
          <table:table-cell office:value-type="float" office:value="13" table:style-name="ce25">
            <text:p>13</text:p>
          </table:table-cell>
          <table:table-cell office:value-type="float" office:value="14" table:style-name="ce25">
            <text:p>14</text:p>
          </table:table-cell>
          <table:table-cell office:value-type="float" office:value="15" table:style-name="ce25">
            <text:p>15</text:p>
          </table:table-cell>
          <table:table-cell office:value-type="float" office:value="16" table:style-name="ce25">
            <text:p>16</text:p>
          </table:table-cell>
          <table:table-cell office:value-type="float" office:value="17" table:style-name="ce25">
            <text:p>17</text:p>
          </table:table-cell>
          <table:table-cell office:value-type="float" office:value="18" table:style-name="ce25">
            <text:p>18</text:p>
          </table:table-cell>
          <table:table-cell office:value-type="float" office:value="19" table:style-name="ce25">
            <text:p>19</text:p>
          </table:table-cell>
          <table:table-cell office:value-type="float" office:value="20" table:style-name="ce25">
            <text:p>20</text:p>
          </table:table-cell>
          <table:table-cell office:value-type="float" office:value="21" table:style-name="ce25">
            <text:p>21</text:p>
          </table:table-cell>
          <table:table-cell office:value-type="float" office:value="22" table:style-name="ce25">
            <text:p>22</text:p>
          </table:table-cell>
          <table:table-cell office:value-type="float" office:value="23" table:style-name="ce25">
            <text:p>23</text:p>
          </table:table-cell>
          <table:table-cell office:value-type="float" office:value="24" table:style-name="ce75">
            <text:p>24</text:p>
          </table:table-cell>
          <table:table-cell office:value-type="float" office:value="25" table:style-name="ce25">
            <text:p>25</text:p>
          </table:table-cell>
          <table:table-cell table:number-columns-repeated="16359" table:style-name="ce2"/>
        </table:table-row>
        <table:table-row table:style-name="ro1">
          <table:table-cell table:style-name="ce1"/>
          <table:table-cell office:value-type="string" table:style-name="ce4">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9" table:style-name="ce2"/>
          <table:table-cell office:value-type="string" table:style-name="ce2">
            <text:p>Name</text:p>
          </table:table-cell>
          <table:table-cell office:value-type="string" table:style-name="ce2">
            <text:p>Description</text:p>
          </table:table-cell>
          <table:table-cell office:value-type="string" table:style-name="ce2">
            <text:p>Value (example)</text:p>
          </table:table-cell>
          <table:table-cell office:value-type="string" table:style-name="ce5">
            <text:p>Cardinality</text:p>
          </table:table-cell>
          <table:table-cell office:value-type="string" table:style-name="ce6">
            <text:p>Property Data Type</text:p>
          </table:table-cell>
          <table:table-cell office:value-type="string" table:style-name="ce6">
            <text:p>Element UUID</text:p>
          </table:table-cell>
          <table:table-cell office:value-type="string" table:style-name="ce5">
            <text:p>Element Code</text:p>
          </table:table-cell>
          <table:table-cell office:value-type="string" table:style-name="ce2">
            <text:p>Comment</text:p>
          </table:table-cell>
          <table:table-cell table:style-name="ce4"/>
          <table:table-cell table:number-columns-repeated="16358" table:style-name="ce1"/>
        </table:table-row>
        <table:table-row table:style-name="ro1">
          <table:table-cell office:value-type="float" office:value="37" table:style-name="ce1">
            <text:p>37</text:p>
          </table:table-cell>
          <table:table-cell office:value-type="string" table:style-name="ce8">
            <text:p>{CRITERION</text:p>
          </table:table-cell>
          <table:table-cell table:number-columns-repeated="4" table:style-name="ce8"/>
          <table:table-cell office:value-type="string" table:style-name="ce8">
            <text:p><text:s/></text:p>
          </table:table-cell>
          <table:table-cell office:value-type="string" table:style-name="ce8">
            <text:p><text:s/></text:p>
          </table:table-cell>
          <table:table-cell table:number-columns-repeated="9" table:style-name="ce8"/>
          <table:table-cell office:value-type="string" table:style-name="ce60">
            <text:p>For works contracts: performance of works of the specified type</text:p>
          </table:table-cell>
          <table:table-cell office:value-type="string" table:style-name="ce61">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60">
            <text:p>cdd3bb3e-34a5-43d5-b668-2aab86a73822</text:p>
          </table:table-cell>
          <table:table-cell office:value-type="string" table:style-name="ce83">
            <text:p>CRITERION.SELECTION.TECHNICAL_PROFESSIONAL_ABILITY.REFERENCES.WORKS_PERFORMANCE</text:p>
          </table:table-cell>
          <table:table-cell office:value-type="string" table:style-name="ce107">
            <text:p>REGULATED_SC_References_Data_Structure</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table:number-columns-repeated="4" table:style-name="ce11"/>
          <table:table-cell office:value-type="string" table:style-name="ce11">
            <text:p><text:s/></text:p>
          </table:table-cell>
          <table:table-cell table:number-columns-repeated="9"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3"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2"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2"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3"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table:number-columns-repeated="4"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381bea15-9460-49f7-a6d0-15d13059de29</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Minimum number of references</text:p>
          </table:table-cell>
          <table:table-cell office:value-type="float" office:value="3" table:style-name="ce26">
            <text:p>3</text:p>
          </table:table-cell>
          <table:table-cell office:value-type="float" office:value="1" table:style-name="ce40">
            <text:p>1</text:p>
          </table:table-cell>
          <table:table-cell office:value-type="string" table:style-name="ce26">
            <text:p>QUANTITY_INTEGER</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53c9aad8-dc80-48f8-85d9-755c2aab8e95</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d663aca5-5f3c-4980-b825-81e1bd7db381</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Requirement<text:s/></text:p>
          </table:table-cell>
          <table:table-cell office:value-type="string" table:style-name="ce26">
            <text:p>[Text of the requirement]</text:p>
          </table:table-cell>
          <table:table-cell office:value-type="string" table:style-name="ce79">
            <text:p>1..n</text:p>
          </table:table-cell>
          <table:table-cell office:value-type="string" table:style-name="ce26">
            <text:p>DESCRIPTION</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167ab253-4fb7-4e45-81be-b049fba44b3a</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he following requirements apply to lots</text:p>
          </table:table-cell>
          <table:table-cell office:value-type="string" table:style-name="ce26">
            <text:p>[List of Lots Ids]</text:p>
          </table:table-cell>
          <table:table-cell office:value-type="string" table:style-name="ce79">
            <text:p>1..n</text:p>
          </table:table-cell>
          <table:table-cell office:value-type="string" table:style-name="ce26">
            <text:p>IDENTIFIER</text:p>
          </table:table-cell>
          <table:table-cell office:value-type="string" table:style-name="ce26">
            <text:p><text:s/></text:p>
          </table:table-cell>
          <table:table-cell office:value-type="string" table:style-name="ce40">
            <text:p><text:s/></text:p>
          </table:table-cell>
          <table:table-cell office:value-type="string" table:style-name="ce26">
            <text:p>Multiple additional requirements may be added to this grou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3"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string" table:style-name="ce77">
            <text:p>1..n</text:p>
          </table:table-cell>
          <table:table-cell office:value-type="string" table:style-name="ce18">
            <text:p><text:s/></text:p>
          </table:table-cell>
          <table:table-cell office:value-type="string" table:style-name="ce10">
            <text:p>a44e24e9-f878-4651-9ead-e0b1387dae09</text:p>
          </table:table-cell>
          <table:table-cell office:value-type="string" table:style-name="ce76">
            <text:p>ON*</text:p>
          </table:table-cell>
          <table:table-cell office:value-type="string" table:style-name="ce10">
            <text:p>This group contains all the information about multiple References</text:p>
          </table:table-cell>
          <table:table-cell table:style-name="ce4"/>
          <table:table-cell table:number-columns-repeated="16358" table:style-name="ce1"/>
        </table:table-row>
        <table:table-row table:style-name="ro1">
          <table:table-cell table:style-name="ce1"/>
          <table:table-cell table:number-columns-repeated="3" table:style-name="ce10"/>
          <table:table-cell office:value-type="string" table:style-name="ce10">
            <text:p>{CAPTION}</text:p>
          </table:table-cell>
          <table:table-cell table:number-columns-repeated="13" table:style-name="ce10"/>
          <table:table-cell office:value-type="string" table:style-name="ce10">
            <text:p>Lots these references apply to</text:p>
          </table:table-cell>
          <table:table-cell table:style-name="ce87"/>
          <table:table-cell office:value-type="float" office:value="1" table:style-name="ce122">
            <text:p>1</text:p>
          </table:table-cell>
          <table:table-cell office:value-type="string" table:style-name="ce89">
            <text:p>NONE</text:p>
          </table:table-cell>
          <table:table-cell table:style-name="ce10"/>
          <table:table-cell table:style-name="ce76"/>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10">
            <text:p>b9ac8ecf-5902-408e-a9a6-604568b35e1e</text:p>
          </table:table-cell>
          <table:table-cell office:value-type="string" table:style-name="ce76">
            <text:p>ON*</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Lots IDs</text:p>
          </table:table-cell>
          <table:table-cell office:value-type="string" table:style-name="ce10">
            <text:p>[Criterion Property to group the list of Lot Ids]</text:p>
          </table:table-cell>
          <table:table-cell office:value-type="float" office:value="1" table:style-name="ce17">
            <text:p>1</text:p>
          </table:table-cell>
          <table:table-cell office:value-type="string" table:style-name="ce10">
            <text:p>IDENTIFIER</text:p>
          </table:table-cell>
          <table:table-cell office:value-type="string" table:style-name="ce18">
            <text:p><text:s/></text:p>
          </table:table-cell>
          <table:table-cell office:value-type="string" table:style-name="ce76">
            <text:p><text:s/></text:p>
          </table:table-cell>
          <table:table-cell office:value-type="string" table:style-name="ce29">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76">
            <text:p><text:s/></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Reference</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10">
            <text:p>c8ec5c30-2c17-4936-abbb-392523d873e5</text:p>
          </table:table-cell>
          <table:table-cell office:value-type="string" table:style-name="ce76">
            <text:p>ON*</text:p>
          </table:table-cell>
          <table:table-cell office:value-type="string" table:style-name="ce10">
            <text:p>This group contains all the information about one Reference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Reference description</text:p>
          </table:table-cell>
          <table:table-cell office:value-type="string" table:style-name="ce10">
            <text:p>DoD consultancy on IT convergence</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otal amount</text:p>
          </table:table-cell>
          <table:table-cell office:value-type="float" office:value="150000" table:style-name="ce10">
            <text:p>150000</text:p>
          </table:table-cell>
          <table:table-cell office:value-type="string" table:style-name="ce17">
            <text:p>0..1</text:p>
          </table:table-cell>
          <table:table-cell office:value-type="string" table:style-name="ce10">
            <text:p>AMOUNT</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Activity of the economic operator</text:p>
          </table:table-cell>
          <table:table-cell office:value-type="string" table:style-name="ce10">
            <text:p>Military satellite software development</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Specific amount</text:p>
          </table:table-cell>
          <table:table-cell office:value-type="float" office:value="7591212" table:style-name="ce10">
            <text:p>7591212</text:p>
          </table:table-cell>
          <table:table-cell office:value-type="string" table:style-name="ce17">
            <text:p>0..1</text:p>
          </table:table-cell>
          <table:table-cell office:value-type="string" table:style-name="ce10">
            <text:p>AMOUNT</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Period (Start and End dates)</text:p>
          </table:table-cell>
          <table:table-cell office:value-type="string" table:style-name="ce20">
            <text:p>2014-03-02</text:p>
          </table:table-cell>
          <table:table-cell office:value-type="string" table:style-name="ce17">
            <text:p>0..1</text:p>
          </table:table-cell>
          <table:table-cell office:value-type="string" table:style-name="ce10">
            <text:p>PERIOD</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Confidential</text:p>
          </table:table-cell>
          <table:table-cell office:value-type="string" table:style-name="ce20">
            <text:p>true</text:p>
          </table:table-cell>
          <table:table-cell office:value-type="string" table:style-name="ce17">
            <text:p>0..1</text:p>
          </table:table-cell>
          <table:table-cell office:value-type="string" table:style-name="ce10">
            <text:p>INDICATOR</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29">
            <text:p>Recipients</text:p>
          </table:table-cell>
          <table:table-cell office:value-type="string" table:style-name="ce10">
            <text:p><text:s/></text:p>
          </table:table-cell>
          <table:table-cell office:value-type="string" table:style-name="ce77">
            <text:p>0..n</text:p>
          </table:table-cell>
          <table:table-cell office:value-type="string" table:style-name="ce18">
            <text:p><text:s/></text:p>
          </table:table-cell>
          <table:table-cell office:value-type="string" table:style-name="ce10">
            <text:p>6afa7569-e4c4-4538-be89-84a82b2a301b</text:p>
          </table:table-cell>
          <table:table-cell office:value-type="string" table:style-name="ce76">
            <text:p>ON*</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Recipient name</text:p>
          </table:table-cell>
          <table:table-cell office:value-type="string" table:style-name="ce10">
            <text:p>USA Department of Defence</text:p>
          </table:table-cell>
          <table:table-cell office:value-type="string" table:style-name="ce17">
            <text:p>0..n</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Contact person name</text:p>
          </table:table-cell>
          <table:table-cell office:value-type="string" table:style-name="ce10">
            <text:p>General Patton Junior</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Contact email</text:p>
          </table:table-cell>
          <table:table-cell office:value-type="string" table:style-name="ce22">
            <text:p><text:a xlink:href="mailto:patton.junior@dod.gov.usa">patton junior@dod gov usa</text:a></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table:style-name="ce10"/>
          <table:table-cell office:value-type="string" table:style-name="ce17">
            <text:p>0..1</text:p>
          </table:table-cell>
          <table:table-cell office:value-type="string" table:style-name="ce18">
            <text:p><text:s/></text:p>
          </table:table-cell>
          <table:table-cell office:value-type="string" table:style-name="ce21">
            <text:p>9026e403-3eb6-4705-a9e9-e21a1efc867d</text:p>
          </table:table-cell>
          <table:table-cell office:value-type="string" table:style-name="ce76">
            <text:p>ON*</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7"/>
          <table:table-cell office:value-type="string" table:style-name="ce10">
            <text:p>If yes, use of evidence reference <text:s/>IF CONFIDENTIAL == TRUE (in Q18) THEN THE EVIDENCE's cbc:Confidential == true, TOO<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77">
            <text:p>ONTRUE</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dod.gov.usa/sat/it/soft/prk?id=1121233">http://dod gov usa/sat/it/soft/prk?id=1121233</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21">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21">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number-columns-repeated="2" table:style-name="ce26"/>
          <table:table-cell office:value-type="string" table:style-name="ce26">
            <text:p><text:s/></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8">
            <text:p>CRITERION}</text:p>
          </table:table-cell>
          <table:table-cell table:number-columns-repeated="18" table:style-name="ce8"/>
          <table:table-cell table:style-name="ce9"/>
          <table:table-cell table:number-columns-repeated="2" table:style-name="ce60"/>
          <table:table-cell table:style-name="ce9"/>
          <table:table-cell table:style-name="ce8"/>
          <table:table-cell table:style-name="ce4"/>
          <table:table-cell table:number-columns-repeated="16358" table:style-name="ce1"/>
        </table:table-row>
        <table:table-row table:style-name="ro1">
          <table:table-cell office:value-type="float" office:value="38" table:style-name="ce1">
            <text:p>38</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9" table:style-name="ce8"/>
          <table:table-cell office:value-type="string" table:style-name="ce60">
            <text:p>For supply contracts: performance of deliveries of the specified type</text:p>
          </table:table-cell>
          <table:table-cell office:value-type="string" table:style-name="ce60">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60">
            <text:p>3a18a175-1863-4b1d-baef-588ce61960ca</text:p>
          </table:table-cell>
          <table:table-cell office:value-type="string" table:style-name="ce83">
            <text:p>CRITERION.SELECTION.TECHNICAL_PROFESSIONAL_ABILITY.REFERENCES.SUPPLIES_DELIVERY_PERFORMANCE</text:p>
          </table:table-cell>
          <table:table-cell office:value-type="string" table:style-name="ce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table:number-columns-repeated="4" table:style-name="ce11"/>
          <table:table-cell office:value-type="string" table:style-name="ce11">
            <text:p><text:s/></text:p>
          </table:table-cell>
          <table:table-cell table:number-columns-repeated="9"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3"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2"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2"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3"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table:number-columns-repeated="4"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381bea15-9460-49f7-a6d0-15d13059de29</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Minimum number of references</text:p>
          </table:table-cell>
          <table:table-cell office:value-type="float" office:value="3" table:style-name="ce26">
            <text:p>3</text:p>
          </table:table-cell>
          <table:table-cell office:value-type="float" office:value="1" table:style-name="ce40">
            <text:p>1</text:p>
          </table:table-cell>
          <table:table-cell office:value-type="string" table:style-name="ce26">
            <text:p>QUANTITY_INTEGER</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53c9aad8-dc80-48f8-85d9-755c2aab8e95</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d663aca5-5f3c-4980-b825-81e1bd7db381</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Requirement<text:s/></text:p>
          </table:table-cell>
          <table:table-cell office:value-type="string" table:style-name="ce26">
            <text:p>[Text of the requirement]</text:p>
          </table:table-cell>
          <table:table-cell office:value-type="string" table:style-name="ce79">
            <text:p>1..n</text:p>
          </table:table-cell>
          <table:table-cell office:value-type="string" table:style-name="ce26">
            <text:p>DESCRIPTION</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167ab253-4fb7-4e45-81be-b049fba44b3a</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he following requirements apply to lots</text:p>
          </table:table-cell>
          <table:table-cell office:value-type="string" table:style-name="ce26">
            <text:p>[List of Lots Ids]</text:p>
          </table:table-cell>
          <table:table-cell office:value-type="string" table:style-name="ce79">
            <text:p>1..n</text:p>
          </table:table-cell>
          <table:table-cell office:value-type="string" table:style-name="ce26">
            <text:p>IDENTIFIER</text:p>
          </table:table-cell>
          <table:table-cell office:value-type="string" table:style-name="ce26">
            <text:p><text:s/></text:p>
          </table:table-cell>
          <table:table-cell office:value-type="string" table:style-name="ce40">
            <text:p><text:s/></text:p>
          </table:table-cell>
          <table:table-cell office:value-type="string" table:style-name="ce26">
            <text:p>Multiple additional requirements may be added to this grou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3"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string" table:style-name="ce77">
            <text:p>1..n</text:p>
          </table:table-cell>
          <table:table-cell office:value-type="string" table:style-name="ce18">
            <text:p><text:s/></text:p>
          </table:table-cell>
          <table:table-cell office:value-type="string" table:style-name="ce10">
            <text:p>a44e24e9-f878-4651-9ead-e0b1387dae09</text:p>
          </table:table-cell>
          <table:table-cell office:value-type="string" table:style-name="ce76">
            <text:p>ON*</text:p>
          </table:table-cell>
          <table:table-cell office:value-type="string" table:style-name="ce10">
            <text:p>This group contains all the information about multiple References</text:p>
          </table:table-cell>
          <table:table-cell table:style-name="ce4"/>
          <table:table-cell table:number-columns-repeated="16358" table:style-name="ce1"/>
        </table:table-row>
        <table:table-row table:style-name="ro1">
          <table:table-cell table:style-name="ce1"/>
          <table:table-cell table:number-columns-repeated="3" table:style-name="ce10"/>
          <table:table-cell office:value-type="string" table:style-name="ce10">
            <text:p>{CAPTION}</text:p>
          </table:table-cell>
          <table:table-cell table:number-columns-repeated="13" table:style-name="ce10"/>
          <table:table-cell office:value-type="string" table:style-name="ce10">
            <text:p>Lots these references apply to</text:p>
          </table:table-cell>
          <table:table-cell table:style-name="ce87"/>
          <table:table-cell office:value-type="float" office:value="1" table:style-name="ce122">
            <text:p>1</text:p>
          </table:table-cell>
          <table:table-cell office:value-type="string" table:style-name="ce89">
            <text:p>NONE</text:p>
          </table:table-cell>
          <table:table-cell table:style-name="ce10"/>
          <table:table-cell table:style-name="ce76"/>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10">
            <text:p>b9ac8ecf-5902-408e-a9a6-604568b35e1e</text:p>
          </table:table-cell>
          <table:table-cell office:value-type="string" table:style-name="ce76">
            <text:p>ON*</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Lots Ids</text:p>
          </table:table-cell>
          <table:table-cell office:value-type="string" table:style-name="ce10">
            <text:p>[Criterion Property to group the list of Lot Ids]</text:p>
          </table:table-cell>
          <table:table-cell office:value-type="float" office:value="1" table:style-name="ce17">
            <text:p>1</text:p>
          </table:table-cell>
          <table:table-cell office:value-type="string" table:style-name="ce10">
            <text:p>IDENTIFIER</text:p>
          </table:table-cell>
          <table:table-cell office:value-type="string" table:style-name="ce18">
            <text:p><text:s/></text:p>
          </table:table-cell>
          <table:table-cell office:value-type="string" table:style-name="ce76">
            <text:p><text:s/></text:p>
          </table:table-cell>
          <table:table-cell office:value-type="string" table:style-name="ce29">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76">
            <text:p><text:s/></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Reference</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10">
            <text:p>c8ec5c30-2c17-4936-abbb-392523d873e5</text:p>
          </table:table-cell>
          <table:table-cell office:value-type="string" table:style-name="ce76">
            <text:p>ON*</text:p>
          </table:table-cell>
          <table:table-cell office:value-type="string" table:style-name="ce10">
            <text:p>This group contains all the information about one Reference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Reference description</text:p>
          </table:table-cell>
          <table:table-cell office:value-type="string" table:style-name="ce10">
            <text:p>DoD consultancy on IT convergence</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otal amount</text:p>
          </table:table-cell>
          <table:table-cell office:value-type="float" office:value="150000" table:style-name="ce10">
            <text:p>150000</text:p>
          </table:table-cell>
          <table:table-cell office:value-type="string" table:style-name="ce17">
            <text:p>0..1</text:p>
          </table:table-cell>
          <table:table-cell office:value-type="string" table:style-name="ce10">
            <text:p>AMOUNT</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Activity of the economic operator</text:p>
          </table:table-cell>
          <table:table-cell office:value-type="string" table:style-name="ce10">
            <text:p>Military satellite software development</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Specific amount</text:p>
          </table:table-cell>
          <table:table-cell office:value-type="float" office:value="7591212" table:style-name="ce10">
            <text:p>7591212</text:p>
          </table:table-cell>
          <table:table-cell office:value-type="string" table:style-name="ce17">
            <text:p>0..1</text:p>
          </table:table-cell>
          <table:table-cell office:value-type="string" table:style-name="ce10">
            <text:p>AMOUNT</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Period (Start and End dates)</text:p>
          </table:table-cell>
          <table:table-cell office:value-type="string" table:style-name="ce20">
            <text:p>2014-03-02</text:p>
          </table:table-cell>
          <table:table-cell office:value-type="string" table:style-name="ce17">
            <text:p>0..1</text:p>
          </table:table-cell>
          <table:table-cell office:value-type="string" table:style-name="ce10">
            <text:p>PERIOD</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Confidential</text:p>
          </table:table-cell>
          <table:table-cell office:value-type="string" table:style-name="ce20">
            <text:p>true</text:p>
          </table:table-cell>
          <table:table-cell office:value-type="string" table:style-name="ce17">
            <text:p>0..1</text:p>
          </table:table-cell>
          <table:table-cell office:value-type="string" table:style-name="ce10">
            <text:p>INDICATOR</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29">
            <text:p>Recipients</text:p>
          </table:table-cell>
          <table:table-cell office:value-type="string" table:style-name="ce10">
            <text:p><text:s/></text:p>
          </table:table-cell>
          <table:table-cell office:value-type="string" table:style-name="ce77">
            <text:p>0..n</text:p>
          </table:table-cell>
          <table:table-cell office:value-type="string" table:style-name="ce18">
            <text:p><text:s/></text:p>
          </table:table-cell>
          <table:table-cell office:value-type="string" table:style-name="ce10">
            <text:p>6afa7569-e4c4-4538-be89-84a82b2a301b</text:p>
          </table:table-cell>
          <table:table-cell office:value-type="string" table:style-name="ce76">
            <text:p>ON*</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Recipient name</text:p>
          </table:table-cell>
          <table:table-cell office:value-type="string" table:style-name="ce10">
            <text:p>USA Department of Defence</text:p>
          </table:table-cell>
          <table:table-cell office:value-type="string" table:style-name="ce17">
            <text:p>0..n</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Contact person name</text:p>
          </table:table-cell>
          <table:table-cell office:value-type="string" table:style-name="ce10">
            <text:p>General Patton Junior</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Contact email</text:p>
          </table:table-cell>
          <table:table-cell office:value-type="string" table:style-name="ce22">
            <text:p><text:a xlink:href="mailto:patton.junior@dod.gov.usa">patton junior@dod gov usa</text:a></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table:style-name="ce10"/>
          <table:table-cell office:value-type="string" table:style-name="ce17">
            <text:p>0..1</text:p>
          </table:table-cell>
          <table:table-cell office:value-type="string" table:style-name="ce18">
            <text:p><text:s/></text:p>
          </table:table-cell>
          <table:table-cell office:value-type="string" table:style-name="ce21">
            <text:p>9026e403-3eb6-4705-a9e9-e21a1efc867d</text:p>
          </table:table-cell>
          <table:table-cell office:value-type="string" table:style-name="ce76">
            <text:p>ON*</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7"/>
          <table:table-cell office:value-type="string" table:style-name="ce10">
            <text:p>If yes, use of evidence reference <text:s/>IF CONFIDENTIAL == TRUE (in Q18) THEN THE EVIDENCE's cbc:Confidential == true, TOO<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77">
            <text:p>ONTRUE</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dod.gov.usa/sat/it/soft/prk?id=1121233">http://dod gov usa/sat/it/soft/prk?id=1121233</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21">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21">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number-columns-repeated="2" table:style-name="ce26"/>
          <table:table-cell office:value-type="string" table:style-name="ce26">
            <text:p><text:s/></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8">
            <text:p>CRITERION}</text:p>
          </table:table-cell>
          <table:table-cell table:number-columns-repeated="18" table:style-name="ce8"/>
          <table:table-cell table:style-name="ce9"/>
          <table:table-cell table:number-columns-repeated="2" table:style-name="ce60"/>
          <table:table-cell table:style-name="ce9"/>
          <table:table-cell table:style-name="ce8"/>
          <table:table-cell table:style-name="ce4"/>
          <table:table-cell table:number-columns-repeated="16358" table:style-name="ce1"/>
        </table:table-row>
        <table:table-row table:style-name="ro1">
          <table:table-cell office:value-type="float" office:value="39" table:style-name="ce1">
            <text:p>39</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9" table:style-name="ce8"/>
          <table:table-cell office:value-type="string" table:style-name="ce60">
            <text:p>For service contracts: performance of services of the specified type</text:p>
          </table:table-cell>
          <table:table-cell office:value-type="string" table:style-name="ce60">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62">
            <text:p>5e506c16-26ab-4e32-bb78-b27f87dc0565</text:p>
          </table:table-cell>
          <table:table-cell office:value-type="string" table:style-name="ce9">
            <text:p>CRITERION.SELECTION.TECHNICAL_PROFESSIONAL_ABILITY.REFERENCES.SERVICES_DELIVERY_PERFORMANCE</text:p>
          </table:table-cell>
          <table:table-cell office:value-type="string" table:style-name="ce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table:number-columns-repeated="4" table:style-name="ce11"/>
          <table:table-cell office:value-type="string" table:style-name="ce11">
            <text:p><text:s/></text:p>
          </table:table-cell>
          <table:table-cell table:number-columns-repeated="9"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3"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2"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2"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3"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table:number-columns-repeated="4"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381bea15-9460-49f7-a6d0-15d13059de29</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Minimum number of references</text:p>
          </table:table-cell>
          <table:table-cell office:value-type="float" office:value="3" table:style-name="ce26">
            <text:p>3</text:p>
          </table:table-cell>
          <table:table-cell office:value-type="float" office:value="1" table:style-name="ce40">
            <text:p>1</text:p>
          </table:table-cell>
          <table:table-cell office:value-type="string" table:style-name="ce26">
            <text:p>QUANTITY_INTEGER</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53c9aad8-dc80-48f8-85d9-755c2aab8e95</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d663aca5-5f3c-4980-b825-81e1bd7db381</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Requirement<text:s/></text:p>
          </table:table-cell>
          <table:table-cell office:value-type="string" table:style-name="ce26">
            <text:p>[Text of the requirement]</text:p>
          </table:table-cell>
          <table:table-cell office:value-type="string" table:style-name="ce79">
            <text:p>1..n</text:p>
          </table:table-cell>
          <table:table-cell office:value-type="string" table:style-name="ce26">
            <text:p>DESCRIPTION</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167ab253-4fb7-4e45-81be-b049fba44b3a</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he following requirements apply to lots</text:p>
          </table:table-cell>
          <table:table-cell office:value-type="string" table:style-name="ce26">
            <text:p>[List of Lots Ids]</text:p>
          </table:table-cell>
          <table:table-cell office:value-type="string" table:style-name="ce79">
            <text:p>1..n</text:p>
          </table:table-cell>
          <table:table-cell office:value-type="string" table:style-name="ce26">
            <text:p>IDENTIFIER</text:p>
          </table:table-cell>
          <table:table-cell office:value-type="string" table:style-name="ce26">
            <text:p><text:s/></text:p>
          </table:table-cell>
          <table:table-cell office:value-type="string" table:style-name="ce40">
            <text:p><text:s/></text:p>
          </table:table-cell>
          <table:table-cell office:value-type="string" table:style-name="ce26">
            <text:p>Multiple additional requirements may be added to this grou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3"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string" table:style-name="ce77">
            <text:p>1..n</text:p>
          </table:table-cell>
          <table:table-cell office:value-type="string" table:style-name="ce18">
            <text:p><text:s/></text:p>
          </table:table-cell>
          <table:table-cell office:value-type="string" table:style-name="ce10">
            <text:p>a44e24e9-f878-4651-9ead-e0b1387dae09</text:p>
          </table:table-cell>
          <table:table-cell office:value-type="string" table:style-name="ce76">
            <text:p>ON*</text:p>
          </table:table-cell>
          <table:table-cell office:value-type="string" table:style-name="ce10">
            <text:p>This group contains all the information about multiple References</text:p>
          </table:table-cell>
          <table:table-cell table:style-name="ce4"/>
          <table:table-cell table:number-columns-repeated="16358" table:style-name="ce1"/>
        </table:table-row>
        <table:table-row table:style-name="ro1">
          <table:table-cell table:style-name="ce85"/>
          <table:table-cell table:number-columns-repeated="3" table:style-name="ce87"/>
          <table:table-cell office:value-type="string" table:style-name="ce87">
            <text:p>{CAPTION}</text:p>
          </table:table-cell>
          <table:table-cell table:number-columns-repeated="13" table:style-name="ce87"/>
          <table:table-cell office:value-type="string" table:style-name="ce10">
            <text:p>Lots these references apply to</text:p>
          </table:table-cell>
          <table:table-cell table:style-name="ce87"/>
          <table:table-cell office:value-type="float" office:value="1" table:style-name="ce122">
            <text:p>1</text:p>
          </table:table-cell>
          <table:table-cell office:value-type="string" table:style-name="ce89">
            <text:p>NONE</text:p>
          </table:table-cell>
          <table:table-cell table:style-name="ce87"/>
          <table:table-cell table:style-name="ce131"/>
          <table:table-cell table:style-name="ce87"/>
          <table:table-cell table:style-name="ce90"/>
          <table:table-cell table:number-columns-repeated="16358" table:style-name="ce85"/>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10">
            <text:p>b9ac8ecf-5902-408e-a9a6-604568b35e1e</text:p>
          </table:table-cell>
          <table:table-cell office:value-type="string" table:style-name="ce76">
            <text:p>ON*</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Lots Ids</text:p>
          </table:table-cell>
          <table:table-cell office:value-type="string" table:style-name="ce10">
            <text:p>[Criterion Property to group the list of Lot Ids]</text:p>
          </table:table-cell>
          <table:table-cell office:value-type="float" office:value="1" table:style-name="ce17">
            <text:p>1</text:p>
          </table:table-cell>
          <table:table-cell office:value-type="string" table:style-name="ce10">
            <text:p>IDENTIFIER</text:p>
          </table:table-cell>
          <table:table-cell office:value-type="string" table:style-name="ce18">
            <text:p><text:s/></text:p>
          </table:table-cell>
          <table:table-cell office:value-type="string" table:style-name="ce76">
            <text:p><text:s/></text:p>
          </table:table-cell>
          <table:table-cell office:value-type="string" table:style-name="ce29">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76">
            <text:p><text:s/></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Reference</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10">
            <text:p>c8ec5c30-2c17-4936-abbb-392523d873e5</text:p>
          </table:table-cell>
          <table:table-cell office:value-type="string" table:style-name="ce76">
            <text:p>ON*</text:p>
          </table:table-cell>
          <table:table-cell office:value-type="string" table:style-name="ce10">
            <text:p>This group contains all the information about one Reference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Reference description</text:p>
          </table:table-cell>
          <table:table-cell office:value-type="string" table:style-name="ce10">
            <text:p>DoD consultancy on IT convergence</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otal amount</text:p>
          </table:table-cell>
          <table:table-cell office:value-type="float" office:value="150000" table:style-name="ce10">
            <text:p>150000</text:p>
          </table:table-cell>
          <table:table-cell office:value-type="string" table:style-name="ce17">
            <text:p>0..1</text:p>
          </table:table-cell>
          <table:table-cell office:value-type="string" table:style-name="ce10">
            <text:p>AMOUNT</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Activity of the economic operator</text:p>
          </table:table-cell>
          <table:table-cell office:value-type="string" table:style-name="ce10">
            <text:p>Military satellite software development</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Specific amount</text:p>
          </table:table-cell>
          <table:table-cell office:value-type="float" office:value="7591212" table:style-name="ce10">
            <text:p>7591212</text:p>
          </table:table-cell>
          <table:table-cell office:value-type="string" table:style-name="ce17">
            <text:p>0..1</text:p>
          </table:table-cell>
          <table:table-cell office:value-type="string" table:style-name="ce10">
            <text:p>AMOUNT</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Period (Start and End dates)</text:p>
          </table:table-cell>
          <table:table-cell office:value-type="string" table:style-name="ce20">
            <text:p>2014-03-02</text:p>
          </table:table-cell>
          <table:table-cell office:value-type="string" table:style-name="ce17">
            <text:p>0..1</text:p>
          </table:table-cell>
          <table:table-cell office:value-type="string" table:style-name="ce10">
            <text:p>PERIOD</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Confidential</text:p>
          </table:table-cell>
          <table:table-cell office:value-type="string" table:style-name="ce20">
            <text:p>true</text:p>
          </table:table-cell>
          <table:table-cell office:value-type="string" table:style-name="ce17">
            <text:p>0..1</text:p>
          </table:table-cell>
          <table:table-cell office:value-type="string" table:style-name="ce10">
            <text:p>INDICATOR</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29">
            <text:p>Recipients</text:p>
          </table:table-cell>
          <table:table-cell office:value-type="string" table:style-name="ce10">
            <text:p><text:s/></text:p>
          </table:table-cell>
          <table:table-cell office:value-type="string" table:style-name="ce77">
            <text:p>0..n</text:p>
          </table:table-cell>
          <table:table-cell office:value-type="string" table:style-name="ce18">
            <text:p><text:s/></text:p>
          </table:table-cell>
          <table:table-cell office:value-type="string" table:style-name="ce10">
            <text:p>6afa7569-e4c4-4538-be89-84a82b2a301b</text:p>
          </table:table-cell>
          <table:table-cell office:value-type="string" table:style-name="ce76">
            <text:p>ON*</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Recipient name</text:p>
          </table:table-cell>
          <table:table-cell office:value-type="string" table:style-name="ce10">
            <text:p>USA Department of Defence</text:p>
          </table:table-cell>
          <table:table-cell office:value-type="string" table:style-name="ce17">
            <text:p>0..n</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Contact person name</text:p>
          </table:table-cell>
          <table:table-cell office:value-type="string" table:style-name="ce10">
            <text:p>General Patton Junior</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Contact email</text:p>
          </table:table-cell>
          <table:table-cell office:value-type="string" table:style-name="ce22">
            <text:p><text:a xlink:href="mailto:patton.junior@dod.gov.usa">patton junior@dod gov usa</text:a></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table:style-name="ce10"/>
          <table:table-cell office:value-type="string" table:style-name="ce17">
            <text:p>0..1</text:p>
          </table:table-cell>
          <table:table-cell office:value-type="string" table:style-name="ce18">
            <text:p><text:s/></text:p>
          </table:table-cell>
          <table:table-cell office:value-type="string" table:style-name="ce21">
            <text:p>9026e403-3eb6-4705-a9e9-e21a1efc867d</text:p>
          </table:table-cell>
          <table:table-cell office:value-type="string" table:style-name="ce76">
            <text:p>ON*</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7"/>
          <table:table-cell office:value-type="string" table:style-name="ce10">
            <text:p>If yes, use of evidence reference <text:s/>IF CONFIDENTIAL == TRUE (in Q18) THEN THE EVIDENCE's cbc:Confidential == true, TOO<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77">
            <text:p>ONTRUE</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dod.gov.usa/sat/it/soft/prk?id=1121233">http://dod gov usa/sat/it/soft/prk?id=1121233</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21">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21">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number-columns-repeated="2" table:style-name="ce26"/>
          <table:table-cell office:value-type="string" table:style-name="ce26">
            <text:p><text:s/></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8">
            <text:p>CRITERION}</text:p>
          </table:table-cell>
          <table:table-cell table:number-columns-repeated="18" table:style-name="ce8"/>
          <table:table-cell table:style-name="ce9"/>
          <table:table-cell table:number-columns-repeated="2" table:style-name="ce60"/>
          <table:table-cell table:style-name="ce9"/>
          <table:table-cell table:style-name="ce8"/>
          <table:table-cell table:style-name="ce4"/>
          <table:table-cell table:number-columns-repeated="16358" table:style-name="ce1"/>
        </table:table-row>
        <table:table-row table:number-rows-repeated="1048436" table:style-name="ro1">
          <table:table-cell table:number-columns-repeated="16384"/>
        </table:table-row>
      </table:table>
      <table:table table:name="SC-Abilities_1" table:style-name="ta1">
        <table:table-column table:style-name="co20" table:default-cell-style-name="ce53"/>
        <table:table-column table:style-name="co39" table:number-columns-repeated="6" table:default-cell-style-name="ce23"/>
        <table:table-column table:style-name="co3" table:number-columns-repeated="2" table:default-cell-style-name="ce23"/>
        <table:table-column table:style-name="co4" table:number-columns-repeated="2" table:default-cell-style-name="ce23"/>
        <table:table-column table:style-name="co62" table:number-columns-repeated="5" table:default-cell-style-name="ce23"/>
        <table:table-column table:style-name="co4" table:default-cell-style-name="ce23"/>
        <table:table-column table:style-name="co63" table:default-cell-style-name="ce23"/>
        <table:table-column table:style-name="co13" table:number-columns-repeated="4" table:default-cell-style-name="ce23"/>
        <table:table-column table:style-name="co64" table:default-cell-style-name="ce23"/>
        <table:table-column table:style-name="co13" table:number-columns-repeated="16361" table:default-cell-style-name="ce23"/>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style-name="ce23"/>
          <table:table-cell table:number-columns-repeated="16358" table:style-name="ce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style-name="ce23"/>
          <table:table-cell table:number-columns-repeated="16358" table:style-name="ce1"/>
        </table:table-row>
        <table:table-row table:style-name="ro1">
          <table:table-cell office:value-type="float" office:value="40" table:style-name="ce3">
            <text:p>40</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chnicians or technical bodies for quality control</text:p>
          </table:table-cell>
          <table:table-cell office:value-type="string" table:style-name="ce8">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3aaca389-4a7b-406b-a4b9-080845d127e7</text:p>
          </table:table-cell>
          <table:table-cell office:value-type="string" table:style-name="ce8">
            <text:p>CRITERION.SELECTION.TECHNICAL_PROFESSIONAL_ABILITY.TECHNICAL.TECHNICIANS_FOR_QUALITY_CONTROL</text:p>
          </table:table-cell>
          <table:table-cell office:value-type="string" table:style-name="ce8">
            <text:p>REGULATED_SC-Abilities_D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2"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2"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2">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text:s/>1e73d705-9dc1-43f1-9b5c-2d0deac7bc5f</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0"/>
          <table:table-cell table:style-name="ce71"/>
          <table:table-cell table:style-name="ce26"/>
          <table:table-cell office:value-type="string" table:style-name="ce74">
            <text:p>{REQUIREMENT}</text:p>
          </table:table-cell>
          <table:table-cell table:number-columns-repeated="14" table:style-name="ce26"/>
          <table:table-cell office:value-type="string" table:style-name="ce26">
            <text:p>Is this criterion weighted?</text:p>
          </table:table-cell>
          <table:table-cell office:value-type="string" table:style-name="ce26">
            <text:p>true</text:p>
          </table:table-cell>
          <table:table-cell office:value-type="float" office:value="1" table:style-name="ce40">
            <text:p>1</text:p>
          </table:table-cell>
          <table:table-cell office:value-type="string" table:style-name="ce26">
            <text:p>INDICATOR</text:p>
          </table:table-cell>
          <table:table-cell table:number-columns-repeated="3" table:style-name="ce26"/>
          <table:table-cell table:style-name="ce4"/>
          <table:table-cell table:number-columns-repeated="16358" table:style-name="ce1"/>
        </table:table-row>
        <table:table-row table:style-name="ro1">
          <table:table-cell table:style-name="ce10"/>
          <table:table-cell table:style-name="ce71"/>
          <table:table-cell table:style-name="ce26"/>
          <table:table-cell office:value-type="string" table:style-name="ce26">
            <text:p>{REQUIREMENT_SUBGROUP</text:p>
          </table:table-cell>
          <table:table-cell table:number-columns-repeated="16" table:style-name="ce26"/>
          <table:table-cell office:value-type="string" table:style-name="ce63">
            <text:p>1..n</text:p>
          </table:table-cell>
          <table:table-cell table:style-name="ce26"/>
          <table:table-cell office:value-type="string" table:style-name="ce26">
            <text:p>f156d97a-9700-4ad9-8d21-e3ac57102278</text:p>
          </table:table-cell>
          <table:table-cell office:value-type="string" table:style-name="ce26">
            <text:p>ON*</text:p>
          </table:table-cell>
          <table:table-cell office:value-type="string" table:style-name="ce26">
            <text:p>One or more instances per criteroin</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3" table:style-name="ce26"/>
          <table:table-cell office:value-type="string" table:style-name="ce26">
            <text:p>Requirement</text:p>
          </table:table-cell>
          <table:table-cell office:value-type="string" table:style-name="ce26">
            <text:p>Technical User Support Group</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609cc954-64be-4b4f-800a-f17589deb936</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ian</text:p>
          </table:table-cell>
          <table:table-cell office:value-type="string" table:style-name="ce33">
            <text:p><text:s/></text:p>
          </table:table-cell>
          <table:table-cell table:style-name="ce17"/>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First name</text:p>
          </table:table-cell>
          <table:table-cell office:value-type="string" table:style-name="ce33">
            <text:p>Paula</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Last name</text:p>
          </table:table-cell>
          <table:table-cell office:value-type="string" table:style-name="ce33">
            <text:p>Kee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Profession</text:p>
          </table:table-cell>
          <table:table-cell office:value-type="string" table:style-name="ce33">
            <text:p>IT Consultant</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text:p>
          </table:table-cell>
          <table:table-cell office:value-type="string" table:style-name="ce33">
            <text:p>21 years as IT Consultant for the Public Sector, namely for the European Commissio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text:s/></text:p>
          </table:table-cell>
          <table:table-cell office:value-type="string" table:style-name="ce17">
            <text:p>0..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How long with <text:s/>EO</text:p>
          </table:table-cell>
          <table:table-cell office:value-type="float" office:value="120" table:style-name="ce33">
            <text:p>120</text:p>
          </table:table-cell>
          <table:table-cell office:value-type="float" office:value="1" table:style-name="ce17">
            <text:p>1</text:p>
          </table:table-cell>
          <table:table-cell office:value-type="string" table:style-name="ce33">
            <text:p>QUANTITY_INTEGER</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http://dod gov usa/sat/it/soft/prk?id=1121233</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table:style-name="ce33"/>
          <table:table-cell table:style-name="ce71"/>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5" table:style-name="ce33"/>
          <table:table-cell table:style-name="ce17"/>
          <table:table-cell table:number-columns-repeated="4" table:style-name="ce33"/>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0..1</text:p>
          </table:table-cell>
          <table:table-cell office:value-type="string" table:style-name="ce33">
            <text:p><text:s/></text:p>
          </table:table-cell>
          <table:table-cell office:value-type="string" table:style-name="ce10">
            <text:p>45a67f48-d146-4faf-8239-dd6977dffe29</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al body</text:p>
          </table:table-cell>
          <table:table-cell office:value-type="string" table:style-name="ce33">
            <text:p><text:s/></text:p>
          </table:table-cell>
          <table:table-cell office:value-type="string" table:style-name="ce17">
            <text:p><text:s/></text:p>
          </table:table-cell>
          <table:table-cell office:value-type="string" table:style-name="ce33">
            <text:p>NONE</text:p>
          </table:table-cell>
          <table:table-cell office:value-type="string" table:style-name="ce10">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Name</text:p>
          </table:table-cell>
          <table:table-cell office:value-type="string" table:style-name="ce33">
            <text:p>[Name of the technical body]</text:p>
          </table:table-cell>
          <table:table-cell office:value-type="string" table:style-name="ce17">
            <text:p><text:s/></text:p>
          </table:table-cell>
          <table:table-cell office:value-type="string" table:style-name="ce33">
            <text:p>DESCRIPTION</text:p>
          </table:table-cell>
          <table:table-cell table:style-name="ce33"/>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 area</text:p>
          </table:table-cell>
          <table:table-cell office:value-type="string" table:style-name="ce33">
            <text:p>[Description <text:s/>of the area of expertise]</text:p>
          </table:table-cell>
          <table:table-cell office:value-type="string" table:style-name="ce17">
            <text:p><text:s/></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Additional information]</text:p>
          </table:table-cell>
          <table:table-cell office:value-type="string" table:style-name="ce17">
            <text:p><text:s/></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0">
            <text:p><text:s/></text:p>
          </table:table-cell>
          <table:table-cell table:style-name="ce71"/>
          <table:table-cell table:style-name="ce26"/>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8">
            <text:p>CRITERION}</text:p>
          </table:table-cell>
          <table:table-cell table:number-columns-repeated="18" table:style-name="ce8"/>
          <table:table-cell table:style-name="ce9"/>
          <table:table-cell table:number-columns-repeated="2" table:style-name="ce60"/>
          <table:table-cell table:number-columns-repeated="2" table:style-name="ce8"/>
          <table:table-cell table:style-name="ce4"/>
          <table:table-cell table:number-columns-repeated="16358" table:style-name="ce1"/>
        </table:table-row>
        <table:table-row table:style-name="ro1">
          <table:table-cell office:value-type="float" office:value="41" table:style-name="ce10">
            <text:p>4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or works contracts: technicians or technical bodies to carry out the work</text:p>
          </table:table-cell>
          <table:table-cell office:value-type="string" table:style-name="ce8">
            <text:p>In the case of public works contracts, the economic operator will be able to call on the following technicians or technical bodies to carry out the work:</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c599c130-b29f-461e-a187-4e16c7d40db7</text:p>
          </table:table-cell>
          <table:table-cell office:value-type="string" table:style-name="ce8">
            <text:p>CRITERION.SELECTION.TECHNICAL_PROFESSIONAL_ABILITY.TECHNICAL.TECHNICIANS_FOR_CARRYING_WORKS</text:p>
          </table:table-cell>
          <table:table-cell office:value-type="string" table:style-name="ce8">
            <text:p><text: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2"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2"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2">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text:s/>1e73d705-9dc1-43f1-9b5c-2d0deac7bc5f</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0"/>
          <table:table-cell table:style-name="ce71"/>
          <table:table-cell table:style-name="ce26"/>
          <table:table-cell office:value-type="string" table:style-name="ce74">
            <text:p>{REQUIREMENT}</text:p>
          </table:table-cell>
          <table:table-cell table:number-columns-repeated="14" table:style-name="ce26"/>
          <table:table-cell office:value-type="string" table:style-name="ce26">
            <text:p>Is this criterion weighted?</text:p>
          </table:table-cell>
          <table:table-cell office:value-type="string" table:style-name="ce26">
            <text:p>true</text:p>
          </table:table-cell>
          <table:table-cell office:value-type="float" office:value="1" table:style-name="ce40">
            <text:p>1</text:p>
          </table:table-cell>
          <table:table-cell office:value-type="string" table:style-name="ce26">
            <text:p>INDICATOR</text:p>
          </table:table-cell>
          <table:table-cell table:number-columns-repeated="3" table:style-name="ce26"/>
          <table:table-cell table:style-name="ce4"/>
          <table:table-cell table:number-columns-repeated="16358" table:style-name="ce1"/>
        </table:table-row>
        <table:table-row table:style-name="ro1">
          <table:table-cell table:style-name="ce10"/>
          <table:table-cell table:style-name="ce71"/>
          <table:table-cell table:style-name="ce26"/>
          <table:table-cell office:value-type="string" table:style-name="ce26">
            <text:p>{REQUIREMENT_SUBGROUP</text:p>
          </table:table-cell>
          <table:table-cell table:number-columns-repeated="16" table:style-name="ce26"/>
          <table:table-cell office:value-type="string" table:style-name="ce63">
            <text:p>1..n</text:p>
          </table:table-cell>
          <table:table-cell table:style-name="ce26"/>
          <table:table-cell office:value-type="string" table:style-name="ce26">
            <text:p>f156d97a-9700-4ad9-8d21-e3ac57102278</text:p>
          </table:table-cell>
          <table:table-cell office:value-type="string" table:style-name="ce26">
            <text:p>ON*</text:p>
          </table:table-cell>
          <table:table-cell office:value-type="string" table:style-name="ce26">
            <text:p>One or more instances per criteroin</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3" table:style-name="ce26"/>
          <table:table-cell office:value-type="string" table:style-name="ce26">
            <text:p>Requirement</text:p>
          </table:table-cell>
          <table:table-cell office:value-type="string" table:style-name="ce26">
            <text:p>Technical User Support Group</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609cc954-64be-4b4f-800a-f17589deb936</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ian</text:p>
          </table:table-cell>
          <table:table-cell office:value-type="string" table:style-name="ce33">
            <text:p><text:s/></text:p>
          </table:table-cell>
          <table:table-cell table:style-name="ce17"/>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First name</text:p>
          </table:table-cell>
          <table:table-cell office:value-type="string" table:style-name="ce33">
            <text:p>Paula</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Last name</text:p>
          </table:table-cell>
          <table:table-cell office:value-type="string" table:style-name="ce33">
            <text:p>Kee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Profession</text:p>
          </table:table-cell>
          <table:table-cell office:value-type="string" table:style-name="ce33">
            <text:p>IT Consultant</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text:p>
          </table:table-cell>
          <table:table-cell office:value-type="string" table:style-name="ce33">
            <text:p>21 years as IT Consultant for the Public Sector, namely for the European Commissio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text:s/></text:p>
          </table:table-cell>
          <table:table-cell office:value-type="string" table:style-name="ce17">
            <text:p>0..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How long with <text:s/>EO</text:p>
          </table:table-cell>
          <table:table-cell office:value-type="float" office:value="120" table:style-name="ce33">
            <text:p>120</text:p>
          </table:table-cell>
          <table:table-cell office:value-type="float" office:value="1" table:style-name="ce17">
            <text:p>1</text:p>
          </table:table-cell>
          <table:table-cell office:value-type="string" table:style-name="ce33">
            <text:p>QUANTITY_INTEGER</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http://dod gov usa/sat/it/soft/prk?id=1121233</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table:style-name="ce33"/>
          <table:table-cell table:style-name="ce71"/>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5" table:style-name="ce33"/>
          <table:table-cell table:style-name="ce17"/>
          <table:table-cell table:number-columns-repeated="4" table:style-name="ce33"/>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0..1</text:p>
          </table:table-cell>
          <table:table-cell office:value-type="string" table:style-name="ce33">
            <text:p><text:s/></text:p>
          </table:table-cell>
          <table:table-cell office:value-type="string" table:style-name="ce10">
            <text:p>45a67f48-d146-4faf-8239-dd6977dffe29</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al body</text:p>
          </table:table-cell>
          <table:table-cell office:value-type="string" table:style-name="ce33">
            <text:p><text:s/></text:p>
          </table:table-cell>
          <table:table-cell office:value-type="string" table:style-name="ce17">
            <text:p><text:s/></text:p>
          </table:table-cell>
          <table:table-cell office:value-type="string" table:style-name="ce33">
            <text:p>NONE</text:p>
          </table:table-cell>
          <table:table-cell office:value-type="string" table:style-name="ce10">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Name</text:p>
          </table:table-cell>
          <table:table-cell office:value-type="string" table:style-name="ce33">
            <text:p>[Name of the technical body]</text:p>
          </table:table-cell>
          <table:table-cell office:value-type="string" table:style-name="ce17">
            <text:p><text:s/></text:p>
          </table:table-cell>
          <table:table-cell office:value-type="string" table:style-name="ce33">
            <text:p>DESCRIPTION</text:p>
          </table:table-cell>
          <table:table-cell table:style-name="ce33"/>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 area</text:p>
          </table:table-cell>
          <table:table-cell office:value-type="string" table:style-name="ce33">
            <text:p>[Description <text:s/>of the area of expertise]</text:p>
          </table:table-cell>
          <table:table-cell office:value-type="string" table:style-name="ce17">
            <text:p><text:s/></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Additional information]</text:p>
          </table:table-cell>
          <table:table-cell office:value-type="string" table:style-name="ce17">
            <text:p><text:s/></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0">
            <text:p><text:s/></text:p>
          </table:table-cell>
          <table:table-cell table:style-name="ce71"/>
          <table:table-cell table:style-name="ce26"/>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8">
            <text:p>CRITERION}</text:p>
          </table:table-cell>
          <table:table-cell table:number-columns-repeated="18" table:style-name="ce8"/>
          <table:table-cell table:style-name="ce9"/>
          <table:table-cell table:number-columns-repeated="2" table:style-name="ce60"/>
          <table:table-cell table:number-columns-repeated="2" table:style-name="ce8"/>
          <table:table-cell table:style-name="ce4"/>
          <table:table-cell table:number-columns-repeated="16358" table:style-name="ce1"/>
        </table:table-row>
        <table:table-row table:style-name="ro1">
          <table:table-cell office:value-type="float" office:value="42" table:style-name="ce3">
            <text:p>4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chnical facilities and measures for ensuring quality</text:p>
          </table:table-cell>
          <table:table-cell office:value-type="string" table:style-name="ce8">
            <text:p>It uses the following technical facilities and measures for ensuring quality and its study and research facilities are as follow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4bf996d9-439c-40c6-9ab9-980a48cb55a1</text:p>
          </table:table-cell>
          <table:table-cell office:value-type="string" table:style-name="ce8">
            <text:p>CRITERION.SELECTION.TECHNICAL_PROFESSIONAL_ABILITY.TECHNICAL.FACILITIES_FOR_QUALITY_ENSURING</text:p>
          </table:table-cell>
          <table:table-cell office:value-type="string" table:style-name="ce8">
            <text:p><text: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2"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2"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2">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text:s/>1e73d705-9dc1-43f1-9b5c-2d0deac7bc5f</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0"/>
          <table:table-cell table:style-name="ce71"/>
          <table:table-cell table:style-name="ce26"/>
          <table:table-cell office:value-type="string" table:style-name="ce74">
            <text:p>{REQUIREMENT}</text:p>
          </table:table-cell>
          <table:table-cell table:number-columns-repeated="14" table:style-name="ce26"/>
          <table:table-cell office:value-type="string" table:style-name="ce26">
            <text:p>Is this criterion weighted?</text:p>
          </table:table-cell>
          <table:table-cell office:value-type="string" table:style-name="ce26">
            <text:p>true</text:p>
          </table:table-cell>
          <table:table-cell office:value-type="float" office:value="1" table:style-name="ce40">
            <text:p>1</text:p>
          </table:table-cell>
          <table:table-cell office:value-type="string" table:style-name="ce26">
            <text:p>INDICATOR</text:p>
          </table:table-cell>
          <table:table-cell table:number-columns-repeated="3" table:style-name="ce26"/>
          <table:table-cell table:style-name="ce4"/>
          <table:table-cell table:number-columns-repeated="16358" table:style-name="ce1"/>
        </table:table-row>
        <table:table-row table:style-name="ro1">
          <table:table-cell table:style-name="ce10"/>
          <table:table-cell table:style-name="ce71"/>
          <table:table-cell table:style-name="ce26"/>
          <table:table-cell office:value-type="string" table:style-name="ce26">
            <text:p>{REQUIREMENT_SUBGROUP</text:p>
          </table:table-cell>
          <table:table-cell table:number-columns-repeated="16" table:style-name="ce26"/>
          <table:table-cell office:value-type="string" table:style-name="ce63">
            <text:p>1..n</text:p>
          </table:table-cell>
          <table:table-cell table:style-name="ce26"/>
          <table:table-cell office:value-type="string" table:style-name="ce26">
            <text:p>f156d97a-9700-4ad9-8d21-e3ac57102278</text:p>
          </table:table-cell>
          <table:table-cell office:value-type="string" table:style-name="ce26">
            <text:p>ON*</text:p>
          </table:table-cell>
          <table:table-cell office:value-type="string" table:style-name="ce26">
            <text:p>One or more instances per criteroin</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3" table:style-name="ce26"/>
          <table:table-cell office:value-type="string" table:style-name="ce26">
            <text:p>Requirement</text:p>
          </table:table-cell>
          <table:table-cell office:value-type="string" table:style-name="ce26">
            <text:p>Technical User Support Group</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609cc954-64be-4b4f-800a-f17589deb936</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ian</text:p>
          </table:table-cell>
          <table:table-cell office:value-type="string" table:style-name="ce33">
            <text:p><text:s/></text:p>
          </table:table-cell>
          <table:table-cell table:style-name="ce17"/>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First name</text:p>
          </table:table-cell>
          <table:table-cell office:value-type="string" table:style-name="ce33">
            <text:p>Paula</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Last name</text:p>
          </table:table-cell>
          <table:table-cell office:value-type="string" table:style-name="ce33">
            <text:p>Kee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Profession</text:p>
          </table:table-cell>
          <table:table-cell office:value-type="string" table:style-name="ce33">
            <text:p>IT Consultant</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text:p>
          </table:table-cell>
          <table:table-cell office:value-type="string" table:style-name="ce33">
            <text:p>21 years as IT Consultant for the Public Sector, namely for the European Commissio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text:s/></text:p>
          </table:table-cell>
          <table:table-cell office:value-type="string" table:style-name="ce17">
            <text:p>0..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How long with <text:s/>EO</text:p>
          </table:table-cell>
          <table:table-cell office:value-type="float" office:value="120" table:style-name="ce33">
            <text:p>120</text:p>
          </table:table-cell>
          <table:table-cell office:value-type="float" office:value="1" table:style-name="ce17">
            <text:p>1</text:p>
          </table:table-cell>
          <table:table-cell office:value-type="string" table:style-name="ce33">
            <text:p>QUANTITY_INTEGER</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http://dod gov usa/sat/it/soft/prk?id=1121233</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table:style-name="ce33"/>
          <table:table-cell table:style-name="ce71"/>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5" table:style-name="ce33"/>
          <table:table-cell table:style-name="ce17"/>
          <table:table-cell table:number-columns-repeated="4" table:style-name="ce33"/>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0..1</text:p>
          </table:table-cell>
          <table:table-cell office:value-type="string" table:style-name="ce33">
            <text:p><text:s/></text:p>
          </table:table-cell>
          <table:table-cell office:value-type="string" table:style-name="ce10">
            <text:p>45a67f48-d146-4faf-8239-dd6977dffe29</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al body</text:p>
          </table:table-cell>
          <table:table-cell office:value-type="string" table:style-name="ce33">
            <text:p><text:s/></text:p>
          </table:table-cell>
          <table:table-cell office:value-type="string" table:style-name="ce17">
            <text:p><text:s/></text:p>
          </table:table-cell>
          <table:table-cell office:value-type="string" table:style-name="ce33">
            <text:p>NONE</text:p>
          </table:table-cell>
          <table:table-cell office:value-type="string" table:style-name="ce10">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Name</text:p>
          </table:table-cell>
          <table:table-cell office:value-type="string" table:style-name="ce33">
            <text:p>[Name of the technical body]</text:p>
          </table:table-cell>
          <table:table-cell office:value-type="string" table:style-name="ce17">
            <text:p><text:s/></text:p>
          </table:table-cell>
          <table:table-cell office:value-type="string" table:style-name="ce33">
            <text:p>DESCRIPTION</text:p>
          </table:table-cell>
          <table:table-cell table:style-name="ce33"/>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 area</text:p>
          </table:table-cell>
          <table:table-cell office:value-type="string" table:style-name="ce33">
            <text:p>[Description <text:s/>of the area of expertise]</text:p>
          </table:table-cell>
          <table:table-cell office:value-type="string" table:style-name="ce17">
            <text:p><text:s/></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Additional information]</text:p>
          </table:table-cell>
          <table:table-cell office:value-type="string" table:style-name="ce17">
            <text:p><text:s/></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0">
            <text:p><text:s/></text:p>
          </table:table-cell>
          <table:table-cell table:style-name="ce71"/>
          <table:table-cell table:style-name="ce26"/>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8">
            <text:p>CRITERION}</text:p>
          </table:table-cell>
          <table:table-cell table:number-columns-repeated="18" table:style-name="ce8"/>
          <table:table-cell table:style-name="ce9"/>
          <table:table-cell table:number-columns-repeated="2" table:style-name="ce60"/>
          <table:table-cell table:number-columns-repeated="2" table:style-name="ce8"/>
          <table:table-cell table:style-name="ce4"/>
          <table:table-cell table:number-columns-repeated="16358" table:style-name="ce1"/>
        </table:table-row>
        <table:table-row table:style-name="ro1">
          <table:table-cell office:value-type="float" office:value="43" table:style-name="ce3">
            <text:p>4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Study and research facilities</text:p>
          </table:table-cell>
          <table:table-cell office:value-type="string" table:style-name="ce8">
            <text:p>It uses the following study and research facilities are as follow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90a2e100-44cc-45d3-9970-69d6714f1596</text:p>
          </table:table-cell>
          <table:table-cell office:value-type="string" table:style-name="ce8">
            <text:p>CRITERION.SELECTION.TECHNICAL_PROFESSIONAL_ABILITY.TECHNICAL.FACILITIES_FOR_STUDY_RESEARCH</text:p>
          </table:table-cell>
          <table:table-cell office:value-type="string" table:style-name="ce8">
            <text:p><text: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2"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2"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2">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text:s/>1e73d705-9dc1-43f1-9b5c-2d0deac7bc5f</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0"/>
          <table:table-cell table:style-name="ce71"/>
          <table:table-cell table:style-name="ce26"/>
          <table:table-cell office:value-type="string" table:style-name="ce74">
            <text:p>{REQUIREMENT}</text:p>
          </table:table-cell>
          <table:table-cell table:number-columns-repeated="14" table:style-name="ce26"/>
          <table:table-cell office:value-type="string" table:style-name="ce26">
            <text:p>Is this criterion weighted?</text:p>
          </table:table-cell>
          <table:table-cell office:value-type="string" table:style-name="ce26">
            <text:p>true</text:p>
          </table:table-cell>
          <table:table-cell office:value-type="float" office:value="1" table:style-name="ce40">
            <text:p>1</text:p>
          </table:table-cell>
          <table:table-cell office:value-type="string" table:style-name="ce26">
            <text:p>INDICATOR</text:p>
          </table:table-cell>
          <table:table-cell table:number-columns-repeated="3" table:style-name="ce26"/>
          <table:table-cell table:style-name="ce4"/>
          <table:table-cell table:number-columns-repeated="16358" table:style-name="ce1"/>
        </table:table-row>
        <table:table-row table:style-name="ro1">
          <table:table-cell table:style-name="ce10"/>
          <table:table-cell table:style-name="ce71"/>
          <table:table-cell table:style-name="ce26"/>
          <table:table-cell office:value-type="string" table:style-name="ce26">
            <text:p>{REQUIREMENT_SUBGROUP</text:p>
          </table:table-cell>
          <table:table-cell table:number-columns-repeated="16" table:style-name="ce26"/>
          <table:table-cell office:value-type="string" table:style-name="ce63">
            <text:p>1..n</text:p>
          </table:table-cell>
          <table:table-cell table:style-name="ce26"/>
          <table:table-cell office:value-type="string" table:style-name="ce26">
            <text:p>f156d97a-9700-4ad9-8d21-e3ac57102278</text:p>
          </table:table-cell>
          <table:table-cell office:value-type="string" table:style-name="ce26">
            <text:p>ON*</text:p>
          </table:table-cell>
          <table:table-cell office:value-type="string" table:style-name="ce26">
            <text:p>One or more instances per criteroin</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3" table:style-name="ce26"/>
          <table:table-cell office:value-type="string" table:style-name="ce26">
            <text:p>Requirement</text:p>
          </table:table-cell>
          <table:table-cell office:value-type="string" table:style-name="ce26">
            <text:p>Technical User Support Group</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609cc954-64be-4b4f-800a-f17589deb936</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ian</text:p>
          </table:table-cell>
          <table:table-cell office:value-type="string" table:style-name="ce33">
            <text:p><text:s/></text:p>
          </table:table-cell>
          <table:table-cell table:style-name="ce17"/>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First name</text:p>
          </table:table-cell>
          <table:table-cell office:value-type="string" table:style-name="ce33">
            <text:p>Paula</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Last name</text:p>
          </table:table-cell>
          <table:table-cell office:value-type="string" table:style-name="ce33">
            <text:p>Kee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Profession</text:p>
          </table:table-cell>
          <table:table-cell office:value-type="string" table:style-name="ce33">
            <text:p>IT Consultant</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text:p>
          </table:table-cell>
          <table:table-cell office:value-type="string" table:style-name="ce33">
            <text:p>21 years as IT Consultant for the Public Sector, namely for the European Commissio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text:s/></text:p>
          </table:table-cell>
          <table:table-cell office:value-type="string" table:style-name="ce17">
            <text:p>0..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How long with <text:s/>EO</text:p>
          </table:table-cell>
          <table:table-cell office:value-type="float" office:value="120" table:style-name="ce33">
            <text:p>120</text:p>
          </table:table-cell>
          <table:table-cell office:value-type="float" office:value="1" table:style-name="ce17">
            <text:p>1</text:p>
          </table:table-cell>
          <table:table-cell office:value-type="string" table:style-name="ce33">
            <text:p>QUANTITY_INTEGER</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http://dod gov usa/sat/it/soft/prk?id=1121233</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table:style-name="ce33"/>
          <table:table-cell table:style-name="ce71"/>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5" table:style-name="ce33"/>
          <table:table-cell table:style-name="ce17"/>
          <table:table-cell table:number-columns-repeated="4" table:style-name="ce33"/>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0..1</text:p>
          </table:table-cell>
          <table:table-cell office:value-type="string" table:style-name="ce33">
            <text:p><text:s/></text:p>
          </table:table-cell>
          <table:table-cell office:value-type="string" table:style-name="ce10">
            <text:p>45a67f48-d146-4faf-8239-dd6977dffe29</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al body</text:p>
          </table:table-cell>
          <table:table-cell office:value-type="string" table:style-name="ce33">
            <text:p><text:s/></text:p>
          </table:table-cell>
          <table:table-cell office:value-type="string" table:style-name="ce17">
            <text:p><text:s/></text:p>
          </table:table-cell>
          <table:table-cell office:value-type="string" table:style-name="ce33">
            <text:p>NONE</text:p>
          </table:table-cell>
          <table:table-cell office:value-type="string" table:style-name="ce10">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Name</text:p>
          </table:table-cell>
          <table:table-cell office:value-type="string" table:style-name="ce33">
            <text:p>[Name of the technical body]</text:p>
          </table:table-cell>
          <table:table-cell office:value-type="string" table:style-name="ce17">
            <text:p><text:s/></text:p>
          </table:table-cell>
          <table:table-cell office:value-type="string" table:style-name="ce33">
            <text:p>DESCRIPTION</text:p>
          </table:table-cell>
          <table:table-cell table:style-name="ce33"/>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 area</text:p>
          </table:table-cell>
          <table:table-cell office:value-type="string" table:style-name="ce33">
            <text:p>[Description <text:s/>of the area of expertise]</text:p>
          </table:table-cell>
          <table:table-cell office:value-type="string" table:style-name="ce17">
            <text:p><text:s/></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Additional information]</text:p>
          </table:table-cell>
          <table:table-cell office:value-type="string" table:style-name="ce17">
            <text:p><text:s/></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0">
            <text:p><text:s/></text:p>
          </table:table-cell>
          <table:table-cell table:style-name="ce71"/>
          <table:table-cell table:style-name="ce26"/>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8">
            <text:p>CRITERION}</text:p>
          </table:table-cell>
          <table:table-cell table:number-columns-repeated="18" table:style-name="ce8"/>
          <table:table-cell table:style-name="ce9"/>
          <table:table-cell table:number-columns-repeated="2" table:style-name="ce60"/>
          <table:table-cell table:number-columns-repeated="2" table:style-name="ce8"/>
          <table:table-cell table:style-name="ce4"/>
          <table:table-cell table:number-columns-repeated="16358" table:style-name="ce1"/>
        </table:table-row>
        <table:table-row table:style-name="ro1">
          <table:table-cell office:value-type="float" office:value="44" table:style-name="ce3">
            <text:p>4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Supply chain management</text:p>
          </table:table-cell>
          <table:table-cell office:value-type="string" table:style-name="ce8">
            <text:p>It will be able to apply the following supply chain management and tracking systems when performing the contract:</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dc12a151-7fdf-4733-a8f0-30f667292e66</text:p>
          </table:table-cell>
          <table:table-cell office:value-type="string" table:style-name="ce8">
            <text:p>CRITERION.SELECTION.TECHNICAL_PROFESSIONAL_ABILITY.TECHNICAL.SUPPLY_CHAIN_MANAGEMENT</text:p>
          </table:table-cell>
          <table:table-cell office:value-type="string" table:style-name="ce8">
            <text:p><text: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2"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2"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2">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text:s/>1e73d705-9dc1-43f1-9b5c-2d0deac7bc5f</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0"/>
          <table:table-cell table:style-name="ce71"/>
          <table:table-cell table:style-name="ce26"/>
          <table:table-cell office:value-type="string" table:style-name="ce74">
            <text:p>{REQUIREMENT}</text:p>
          </table:table-cell>
          <table:table-cell table:number-columns-repeated="14" table:style-name="ce26"/>
          <table:table-cell office:value-type="string" table:style-name="ce26">
            <text:p>Is this criterion weighted?</text:p>
          </table:table-cell>
          <table:table-cell office:value-type="string" table:style-name="ce26">
            <text:p>true</text:p>
          </table:table-cell>
          <table:table-cell office:value-type="float" office:value="1" table:style-name="ce40">
            <text:p>1</text:p>
          </table:table-cell>
          <table:table-cell office:value-type="string" table:style-name="ce26">
            <text:p>INDICATOR</text:p>
          </table:table-cell>
          <table:table-cell table:number-columns-repeated="3" table:style-name="ce26"/>
          <table:table-cell table:style-name="ce4"/>
          <table:table-cell table:number-columns-repeated="16358" table:style-name="ce1"/>
        </table:table-row>
        <table:table-row table:style-name="ro1">
          <table:table-cell table:style-name="ce10"/>
          <table:table-cell table:style-name="ce71"/>
          <table:table-cell table:style-name="ce26"/>
          <table:table-cell office:value-type="string" table:style-name="ce26">
            <text:p>{REQUIREMENT_SUBGROUP</text:p>
          </table:table-cell>
          <table:table-cell table:number-columns-repeated="16" table:style-name="ce26"/>
          <table:table-cell office:value-type="string" table:style-name="ce63">
            <text:p>1..n</text:p>
          </table:table-cell>
          <table:table-cell table:style-name="ce26"/>
          <table:table-cell office:value-type="string" table:style-name="ce26">
            <text:p>f156d97a-9700-4ad9-8d21-e3ac57102278</text:p>
          </table:table-cell>
          <table:table-cell office:value-type="string" table:style-name="ce26">
            <text:p>ON*</text:p>
          </table:table-cell>
          <table:table-cell office:value-type="string" table:style-name="ce26">
            <text:p>One or more instances per criteroin</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3" table:style-name="ce26"/>
          <table:table-cell office:value-type="string" table:style-name="ce26">
            <text:p>Requirement</text:p>
          </table:table-cell>
          <table:table-cell office:value-type="string" table:style-name="ce26">
            <text:p>Technical User Support Group</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609cc954-64be-4b4f-800a-f17589deb936</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ian</text:p>
          </table:table-cell>
          <table:table-cell office:value-type="string" table:style-name="ce33">
            <text:p><text:s/></text:p>
          </table:table-cell>
          <table:table-cell table:style-name="ce17"/>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First name</text:p>
          </table:table-cell>
          <table:table-cell office:value-type="string" table:style-name="ce33">
            <text:p>Paula</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Last name</text:p>
          </table:table-cell>
          <table:table-cell office:value-type="string" table:style-name="ce33">
            <text:p>Kee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Profession</text:p>
          </table:table-cell>
          <table:table-cell office:value-type="string" table:style-name="ce33">
            <text:p>IT Consultant</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text:p>
          </table:table-cell>
          <table:table-cell office:value-type="string" table:style-name="ce33">
            <text:p>21 years as IT Consultant for the Public Sector, namely for the European Commissio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text:s/></text:p>
          </table:table-cell>
          <table:table-cell office:value-type="string" table:style-name="ce17">
            <text:p>0..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How long with <text:s/>EO</text:p>
          </table:table-cell>
          <table:table-cell office:value-type="float" office:value="120" table:style-name="ce33">
            <text:p>120</text:p>
          </table:table-cell>
          <table:table-cell office:value-type="float" office:value="1" table:style-name="ce17">
            <text:p>1</text:p>
          </table:table-cell>
          <table:table-cell office:value-type="string" table:style-name="ce33">
            <text:p>QUANTITY_INTEGER</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http://dod gov usa/sat/it/soft/prk?id=1121233</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table:style-name="ce33"/>
          <table:table-cell table:style-name="ce71"/>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5" table:style-name="ce33"/>
          <table:table-cell table:style-name="ce17"/>
          <table:table-cell table:number-columns-repeated="4" table:style-name="ce33"/>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0..1</text:p>
          </table:table-cell>
          <table:table-cell office:value-type="string" table:style-name="ce33">
            <text:p><text:s/></text:p>
          </table:table-cell>
          <table:table-cell office:value-type="string" table:style-name="ce10">
            <text:p>45a67f48-d146-4faf-8239-dd6977dffe29</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al body</text:p>
          </table:table-cell>
          <table:table-cell office:value-type="string" table:style-name="ce33">
            <text:p><text:s/></text:p>
          </table:table-cell>
          <table:table-cell office:value-type="string" table:style-name="ce17">
            <text:p><text:s/></text:p>
          </table:table-cell>
          <table:table-cell office:value-type="string" table:style-name="ce33">
            <text:p>NONE</text:p>
          </table:table-cell>
          <table:table-cell office:value-type="string" table:style-name="ce10">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Name</text:p>
          </table:table-cell>
          <table:table-cell office:value-type="string" table:style-name="ce33">
            <text:p>[Name of the technical body]</text:p>
          </table:table-cell>
          <table:table-cell office:value-type="string" table:style-name="ce17">
            <text:p><text:s/></text:p>
          </table:table-cell>
          <table:table-cell office:value-type="string" table:style-name="ce33">
            <text:p>DESCRIPTION</text:p>
          </table:table-cell>
          <table:table-cell table:style-name="ce33"/>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 area</text:p>
          </table:table-cell>
          <table:table-cell office:value-type="string" table:style-name="ce33">
            <text:p>[Description <text:s/>of the area of expertise]</text:p>
          </table:table-cell>
          <table:table-cell office:value-type="string" table:style-name="ce17">
            <text:p><text:s/></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Additional information]</text:p>
          </table:table-cell>
          <table:table-cell office:value-type="string" table:style-name="ce17">
            <text:p><text:s/></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0">
            <text:p><text:s/></text:p>
          </table:table-cell>
          <table:table-cell table:style-name="ce71"/>
          <table:table-cell table:style-name="ce26"/>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8">
            <text:p>CRITERION}</text:p>
          </table:table-cell>
          <table:table-cell table:number-columns-repeated="18" table:style-name="ce8"/>
          <table:table-cell table:style-name="ce9"/>
          <table:table-cell table:number-columns-repeated="2" table:style-name="ce60"/>
          <table:table-cell table:number-columns-repeated="2" table:style-name="ce8"/>
          <table:table-cell table:style-name="ce4"/>
          <table:table-cell table:number-columns-repeated="16358" table:style-name="ce1"/>
        </table:table-row>
        <table:table-row table:style-name="ro1">
          <table:table-cell office:value-type="float" office:value="45" table:style-name="ce3">
            <text:p>4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Educational and professional qualifications</text:p>
          </table:table-cell>
          <table:table-cell office:value-type="string" table:style-name="ce8">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07301031-2270-41af-8e7e-66fe0c777107</text:p>
          </table:table-cell>
          <table:table-cell office:value-type="string" table:style-name="ce8">
            <text:p>CRITERION.SELECTION.TECHNICAL_PROFESSIONAL_ABILITY.TECHNICAL.PROFESSIONAL_QUALIFICATIONS</text:p>
          </table:table-cell>
          <table:table-cell office:value-type="string" table:style-name="ce8">
            <text:p><text: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2"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2"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2">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text:s/>1e73d705-9dc1-43f1-9b5c-2d0deac7bc5f</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0"/>
          <table:table-cell table:style-name="ce71"/>
          <table:table-cell table:style-name="ce26"/>
          <table:table-cell office:value-type="string" table:style-name="ce74">
            <text:p>{REQUIREMENT}</text:p>
          </table:table-cell>
          <table:table-cell table:number-columns-repeated="14" table:style-name="ce26"/>
          <table:table-cell office:value-type="string" table:style-name="ce26">
            <text:p>Is this criterion weighted?</text:p>
          </table:table-cell>
          <table:table-cell office:value-type="string" table:style-name="ce26">
            <text:p>true</text:p>
          </table:table-cell>
          <table:table-cell office:value-type="float" office:value="1" table:style-name="ce40">
            <text:p>1</text:p>
          </table:table-cell>
          <table:table-cell office:value-type="string" table:style-name="ce26">
            <text:p>INDICATOR</text:p>
          </table:table-cell>
          <table:table-cell table:number-columns-repeated="3" table:style-name="ce26"/>
          <table:table-cell table:style-name="ce4"/>
          <table:table-cell table:number-columns-repeated="16358" table:style-name="ce1"/>
        </table:table-row>
        <table:table-row table:style-name="ro1">
          <table:table-cell table:style-name="ce10"/>
          <table:table-cell table:style-name="ce71"/>
          <table:table-cell table:style-name="ce26"/>
          <table:table-cell office:value-type="string" table:style-name="ce26">
            <text:p>{REQUIREMENT_SUBGROUP</text:p>
          </table:table-cell>
          <table:table-cell table:number-columns-repeated="16" table:style-name="ce26"/>
          <table:table-cell office:value-type="string" table:style-name="ce63">
            <text:p>1..n</text:p>
          </table:table-cell>
          <table:table-cell table:style-name="ce26"/>
          <table:table-cell office:value-type="string" table:style-name="ce26">
            <text:p>f156d97a-9700-4ad9-8d21-e3ac57102278</text:p>
          </table:table-cell>
          <table:table-cell office:value-type="string" table:style-name="ce26">
            <text:p>ON*</text:p>
          </table:table-cell>
          <table:table-cell office:value-type="string" table:style-name="ce26">
            <text:p>One or more instances per criteroin</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3" table:style-name="ce26"/>
          <table:table-cell office:value-type="string" table:style-name="ce26">
            <text:p>Requirement</text:p>
          </table:table-cell>
          <table:table-cell office:value-type="string" table:style-name="ce26">
            <text:p>Technical User Support Group</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609cc954-64be-4b4f-800a-f17589deb936</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ian</text:p>
          </table:table-cell>
          <table:table-cell office:value-type="string" table:style-name="ce33">
            <text:p><text:s/></text:p>
          </table:table-cell>
          <table:table-cell table:style-name="ce17"/>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First name</text:p>
          </table:table-cell>
          <table:table-cell office:value-type="string" table:style-name="ce33">
            <text:p>Paula</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Last name</text:p>
          </table:table-cell>
          <table:table-cell office:value-type="string" table:style-name="ce33">
            <text:p>Kee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Profession</text:p>
          </table:table-cell>
          <table:table-cell office:value-type="string" table:style-name="ce33">
            <text:p>IT Consultant</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text:p>
          </table:table-cell>
          <table:table-cell office:value-type="string" table:style-name="ce33">
            <text:p>21 years as IT Consultant for the Public Sector, namely for the European Commissio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text:s/></text:p>
          </table:table-cell>
          <table:table-cell office:value-type="string" table:style-name="ce17">
            <text:p>0..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How long with <text:s/>EO</text:p>
          </table:table-cell>
          <table:table-cell office:value-type="float" office:value="120" table:style-name="ce33">
            <text:p>120</text:p>
          </table:table-cell>
          <table:table-cell office:value-type="float" office:value="1" table:style-name="ce17">
            <text:p>1</text:p>
          </table:table-cell>
          <table:table-cell office:value-type="string" table:style-name="ce33">
            <text:p>QUANTITY_INTEGER</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http://dod gov usa/sat/it/soft/prk?id=1121233</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table:style-name="ce33"/>
          <table:table-cell table:style-name="ce71"/>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5" table:style-name="ce33"/>
          <table:table-cell table:style-name="ce17"/>
          <table:table-cell table:number-columns-repeated="4" table:style-name="ce33"/>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0..1</text:p>
          </table:table-cell>
          <table:table-cell office:value-type="string" table:style-name="ce33">
            <text:p><text:s/></text:p>
          </table:table-cell>
          <table:table-cell office:value-type="string" table:style-name="ce10">
            <text:p>45a67f48-d146-4faf-8239-dd6977dffe29</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al body</text:p>
          </table:table-cell>
          <table:table-cell office:value-type="string" table:style-name="ce33">
            <text:p><text:s/></text:p>
          </table:table-cell>
          <table:table-cell office:value-type="string" table:style-name="ce17">
            <text:p><text:s/></text:p>
          </table:table-cell>
          <table:table-cell office:value-type="string" table:style-name="ce33">
            <text:p>NONE</text:p>
          </table:table-cell>
          <table:table-cell office:value-type="string" table:style-name="ce10">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Name</text:p>
          </table:table-cell>
          <table:table-cell office:value-type="string" table:style-name="ce33">
            <text:p>[Name of the technical body]</text:p>
          </table:table-cell>
          <table:table-cell office:value-type="string" table:style-name="ce17">
            <text:p><text:s/></text:p>
          </table:table-cell>
          <table:table-cell office:value-type="string" table:style-name="ce33">
            <text:p>DESCRIPTION</text:p>
          </table:table-cell>
          <table:table-cell table:style-name="ce33"/>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 area</text:p>
          </table:table-cell>
          <table:table-cell office:value-type="string" table:style-name="ce33">
            <text:p>[Description <text:s/>of the area of expertise]</text:p>
          </table:table-cell>
          <table:table-cell office:value-type="string" table:style-name="ce17">
            <text:p><text:s/></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Additional information]</text:p>
          </table:table-cell>
          <table:table-cell office:value-type="string" table:style-name="ce17">
            <text:p><text:s/></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0">
            <text:p><text:s/></text:p>
          </table:table-cell>
          <table:table-cell table:style-name="ce71"/>
          <table:table-cell table:style-name="ce26"/>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8">
            <text:p>CRITERION}</text:p>
          </table:table-cell>
          <table:table-cell table:number-columns-repeated="18" table:style-name="ce8"/>
          <table:table-cell table:style-name="ce9"/>
          <table:table-cell table:number-columns-repeated="2" table:style-name="ce60"/>
          <table:table-cell table:number-columns-repeated="2" table:style-name="ce8"/>
          <table:table-cell table:style-name="ce4"/>
          <table:table-cell table:number-columns-repeated="16358" table:style-name="ce1"/>
        </table:table-row>
        <table:table-row table:style-name="ro1">
          <table:table-cell office:value-type="float" office:value="46" table:style-name="ce3">
            <text:p>4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Environmental management measures</text:p>
          </table:table-cell>
          <table:table-cell office:value-type="string" table:style-name="ce8">
            <text:p>The economic operator will be able to apply the following environmental management measures when performing the contract:</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9460457e-b43d-48a9-acd1-615de6ddd33e</text:p>
          </table:table-cell>
          <table:table-cell office:value-type="string" table:style-name="ce8">
            <text:p>CRITERION.SELECTION.TECHNICAL_PROFESSIONAL_ABILITY.TECHNICAL.ENVIRONMENTAL_MANAGEMENT_MEASURES</text:p>
          </table:table-cell>
          <table:table-cell office:value-type="string" table:style-name="ce8">
            <text:p><text: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2"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2"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2">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text:s/>1e73d705-9dc1-43f1-9b5c-2d0deac7bc5f</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0"/>
          <table:table-cell table:style-name="ce71"/>
          <table:table-cell table:style-name="ce26"/>
          <table:table-cell office:value-type="string" table:style-name="ce74">
            <text:p>{REQUIREMENT}</text:p>
          </table:table-cell>
          <table:table-cell table:number-columns-repeated="14" table:style-name="ce26"/>
          <table:table-cell office:value-type="string" table:style-name="ce26">
            <text:p>Is this criterion weighted?</text:p>
          </table:table-cell>
          <table:table-cell office:value-type="string" table:style-name="ce26">
            <text:p>true</text:p>
          </table:table-cell>
          <table:table-cell office:value-type="float" office:value="1" table:style-name="ce40">
            <text:p>1</text:p>
          </table:table-cell>
          <table:table-cell office:value-type="string" table:style-name="ce26">
            <text:p>INDICATOR</text:p>
          </table:table-cell>
          <table:table-cell table:number-columns-repeated="3" table:style-name="ce26"/>
          <table:table-cell table:style-name="ce4"/>
          <table:table-cell table:number-columns-repeated="16358" table:style-name="ce1"/>
        </table:table-row>
        <table:table-row table:style-name="ro1">
          <table:table-cell table:style-name="ce10"/>
          <table:table-cell table:style-name="ce71"/>
          <table:table-cell table:style-name="ce26"/>
          <table:table-cell office:value-type="string" table:style-name="ce26">
            <text:p>{REQUIREMENT_SUBGROUP</text:p>
          </table:table-cell>
          <table:table-cell table:number-columns-repeated="16" table:style-name="ce26"/>
          <table:table-cell office:value-type="string" table:style-name="ce63">
            <text:p>1..n</text:p>
          </table:table-cell>
          <table:table-cell table:style-name="ce26"/>
          <table:table-cell office:value-type="string" table:style-name="ce26">
            <text:p>f156d97a-9700-4ad9-8d21-e3ac57102278</text:p>
          </table:table-cell>
          <table:table-cell office:value-type="string" table:style-name="ce26">
            <text:p>ON*</text:p>
          </table:table-cell>
          <table:table-cell office:value-type="string" table:style-name="ce26">
            <text:p>One or more instances per criteroin</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3" table:style-name="ce26"/>
          <table:table-cell office:value-type="string" table:style-name="ce26">
            <text:p>Requirement</text:p>
          </table:table-cell>
          <table:table-cell office:value-type="string" table:style-name="ce26">
            <text:p>Technical User Support Group</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609cc954-64be-4b4f-800a-f17589deb936</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ian</text:p>
          </table:table-cell>
          <table:table-cell office:value-type="string" table:style-name="ce33">
            <text:p><text:s/></text:p>
          </table:table-cell>
          <table:table-cell table:style-name="ce17"/>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First name</text:p>
          </table:table-cell>
          <table:table-cell office:value-type="string" table:style-name="ce33">
            <text:p>Paula</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Last name</text:p>
          </table:table-cell>
          <table:table-cell office:value-type="string" table:style-name="ce33">
            <text:p>Kee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Profession</text:p>
          </table:table-cell>
          <table:table-cell office:value-type="string" table:style-name="ce33">
            <text:p>IT Consultant</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text:p>
          </table:table-cell>
          <table:table-cell office:value-type="string" table:style-name="ce33">
            <text:p>21 years as IT Consultant for the Public Sector, namely for the European Commissio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text:s/></text:p>
          </table:table-cell>
          <table:table-cell office:value-type="string" table:style-name="ce17">
            <text:p>0..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How long with <text:s/>EO</text:p>
          </table:table-cell>
          <table:table-cell office:value-type="float" office:value="120" table:style-name="ce33">
            <text:p>120</text:p>
          </table:table-cell>
          <table:table-cell office:value-type="float" office:value="1" table:style-name="ce17">
            <text:p>1</text:p>
          </table:table-cell>
          <table:table-cell office:value-type="string" table:style-name="ce33">
            <text:p>QUANTITY_INTEGER</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http://dod gov usa/sat/it/soft/prk?id=1121233</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table:style-name="ce33"/>
          <table:table-cell table:style-name="ce71"/>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5" table:style-name="ce33"/>
          <table:table-cell table:style-name="ce17"/>
          <table:table-cell table:number-columns-repeated="4" table:style-name="ce33"/>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0..1</text:p>
          </table:table-cell>
          <table:table-cell office:value-type="string" table:style-name="ce33">
            <text:p><text:s/></text:p>
          </table:table-cell>
          <table:table-cell office:value-type="string" table:style-name="ce10">
            <text:p>45a67f48-d146-4faf-8239-dd6977dffe29</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al body</text:p>
          </table:table-cell>
          <table:table-cell office:value-type="string" table:style-name="ce33">
            <text:p><text:s/></text:p>
          </table:table-cell>
          <table:table-cell office:value-type="string" table:style-name="ce17">
            <text:p><text:s/></text:p>
          </table:table-cell>
          <table:table-cell office:value-type="string" table:style-name="ce33">
            <text:p>NONE</text:p>
          </table:table-cell>
          <table:table-cell office:value-type="string" table:style-name="ce10">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Name</text:p>
          </table:table-cell>
          <table:table-cell office:value-type="string" table:style-name="ce33">
            <text:p>[Name of the technical body]</text:p>
          </table:table-cell>
          <table:table-cell office:value-type="string" table:style-name="ce17">
            <text:p><text:s/></text:p>
          </table:table-cell>
          <table:table-cell office:value-type="string" table:style-name="ce33">
            <text:p>DESCRIPTION</text:p>
          </table:table-cell>
          <table:table-cell table:style-name="ce33"/>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 area</text:p>
          </table:table-cell>
          <table:table-cell office:value-type="string" table:style-name="ce33">
            <text:p>[Description <text:s/>of the area of expertise]</text:p>
          </table:table-cell>
          <table:table-cell office:value-type="string" table:style-name="ce17">
            <text:p><text:s/></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Additional information]</text:p>
          </table:table-cell>
          <table:table-cell office:value-type="string" table:style-name="ce17">
            <text:p><text:s/></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0">
            <text:p><text:s/></text:p>
          </table:table-cell>
          <table:table-cell table:style-name="ce71"/>
          <table:table-cell table:style-name="ce26"/>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8">
            <text:p>CRITERION}</text:p>
          </table:table-cell>
          <table:table-cell table:number-columns-repeated="18" table:style-name="ce8"/>
          <table:table-cell table:style-name="ce9"/>
          <table:table-cell table:number-columns-repeated="2" table:style-name="ce60"/>
          <table:table-cell table:number-columns-repeated="2" table:style-name="ce8"/>
          <table:table-cell table:style-name="ce4"/>
          <table:table-cell table:number-columns-repeated="16358" table:style-name="ce1"/>
        </table:table-row>
        <table:table-row table:style-name="ro1">
          <table:table-cell office:value-type="float" office:value="47" table:style-name="ce3">
            <text:p>4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ools, plant or technical equipment</text:p>
          </table:table-cell>
          <table:table-cell office:value-type="string" table:style-name="ce8">
            <text:p>The following tools, plant or technical equipment will be available to it for performing the contract:</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cc18c023-211d-484d-a32e-52f3f970285f</text:p>
          </table:table-cell>
          <table:table-cell office:value-type="string" table:style-name="ce8">
            <text:p>CRITERION.SELECTION.TECHNICAL_PROFESSIONAL_ABILITY.TECHNICAL.EQUIPMENT</text:p>
          </table:table-cell>
          <table:table-cell office:value-type="string" table:style-name="ce8">
            <text:p><text: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2"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2"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2">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text:s/>1e73d705-9dc1-43f1-9b5c-2d0deac7bc5f</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0"/>
          <table:table-cell table:style-name="ce71"/>
          <table:table-cell table:style-name="ce26"/>
          <table:table-cell office:value-type="string" table:style-name="ce74">
            <text:p>{REQUIREMENT}</text:p>
          </table:table-cell>
          <table:table-cell table:number-columns-repeated="14" table:style-name="ce26"/>
          <table:table-cell office:value-type="string" table:style-name="ce26">
            <text:p>Is this criterion weighted?</text:p>
          </table:table-cell>
          <table:table-cell office:value-type="string" table:style-name="ce26">
            <text:p>true</text:p>
          </table:table-cell>
          <table:table-cell office:value-type="float" office:value="1" table:style-name="ce40">
            <text:p>1</text:p>
          </table:table-cell>
          <table:table-cell office:value-type="string" table:style-name="ce26">
            <text:p>INDICATOR</text:p>
          </table:table-cell>
          <table:table-cell table:number-columns-repeated="3" table:style-name="ce26"/>
          <table:table-cell table:style-name="ce4"/>
          <table:table-cell table:number-columns-repeated="16358" table:style-name="ce1"/>
        </table:table-row>
        <table:table-row table:style-name="ro1">
          <table:table-cell table:style-name="ce10"/>
          <table:table-cell table:style-name="ce71"/>
          <table:table-cell table:style-name="ce26"/>
          <table:table-cell office:value-type="string" table:style-name="ce26">
            <text:p>{REQUIREMENT_SUBGROUP</text:p>
          </table:table-cell>
          <table:table-cell table:number-columns-repeated="16" table:style-name="ce26"/>
          <table:table-cell office:value-type="string" table:style-name="ce63">
            <text:p>1..n</text:p>
          </table:table-cell>
          <table:table-cell table:style-name="ce26"/>
          <table:table-cell office:value-type="string" table:style-name="ce26">
            <text:p>f156d97a-9700-4ad9-8d21-e3ac57102278</text:p>
          </table:table-cell>
          <table:table-cell office:value-type="string" table:style-name="ce26">
            <text:p>ON*</text:p>
          </table:table-cell>
          <table:table-cell office:value-type="string" table:style-name="ce26">
            <text:p>One or more instances per criteroin</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3" table:style-name="ce26"/>
          <table:table-cell office:value-type="string" table:style-name="ce26">
            <text:p>Requirement</text:p>
          </table:table-cell>
          <table:table-cell office:value-type="string" table:style-name="ce26">
            <text:p>Technical User Support Group</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609cc954-64be-4b4f-800a-f17589deb936</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ian</text:p>
          </table:table-cell>
          <table:table-cell office:value-type="string" table:style-name="ce33">
            <text:p><text:s/></text:p>
          </table:table-cell>
          <table:table-cell table:style-name="ce17"/>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First name</text:p>
          </table:table-cell>
          <table:table-cell office:value-type="string" table:style-name="ce33">
            <text:p>Paula</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Last name</text:p>
          </table:table-cell>
          <table:table-cell office:value-type="string" table:style-name="ce33">
            <text:p>Kee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Profession</text:p>
          </table:table-cell>
          <table:table-cell office:value-type="string" table:style-name="ce33">
            <text:p>IT Consultant</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text:p>
          </table:table-cell>
          <table:table-cell office:value-type="string" table:style-name="ce33">
            <text:p>21 years as IT Consultant for the Public Sector, namely for the European Commissio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text:s/></text:p>
          </table:table-cell>
          <table:table-cell office:value-type="string" table:style-name="ce17">
            <text:p>0..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How long with <text:s/>EO</text:p>
          </table:table-cell>
          <table:table-cell office:value-type="float" office:value="120" table:style-name="ce33">
            <text:p>120</text:p>
          </table:table-cell>
          <table:table-cell office:value-type="float" office:value="1" table:style-name="ce17">
            <text:p>1</text:p>
          </table:table-cell>
          <table:table-cell office:value-type="string" table:style-name="ce33">
            <text:p>QUANTITY_INTEGER</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http://dod gov usa/sat/it/soft/prk?id=1121233</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table:style-name="ce33"/>
          <table:table-cell table:style-name="ce71"/>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5" table:style-name="ce33"/>
          <table:table-cell table:style-name="ce17"/>
          <table:table-cell table:number-columns-repeated="4" table:style-name="ce33"/>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0..1</text:p>
          </table:table-cell>
          <table:table-cell office:value-type="string" table:style-name="ce33">
            <text:p><text:s/></text:p>
          </table:table-cell>
          <table:table-cell office:value-type="string" table:style-name="ce10">
            <text:p>45a67f48-d146-4faf-8239-dd6977dffe29</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al body</text:p>
          </table:table-cell>
          <table:table-cell office:value-type="string" table:style-name="ce33">
            <text:p><text:s/></text:p>
          </table:table-cell>
          <table:table-cell office:value-type="string" table:style-name="ce17">
            <text:p><text:s/></text:p>
          </table:table-cell>
          <table:table-cell office:value-type="string" table:style-name="ce33">
            <text:p>NONE</text:p>
          </table:table-cell>
          <table:table-cell office:value-type="string" table:style-name="ce10">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Name</text:p>
          </table:table-cell>
          <table:table-cell office:value-type="string" table:style-name="ce33">
            <text:p>[Name of the technical body]</text:p>
          </table:table-cell>
          <table:table-cell office:value-type="string" table:style-name="ce17">
            <text:p><text:s/></text:p>
          </table:table-cell>
          <table:table-cell office:value-type="string" table:style-name="ce33">
            <text:p>DESCRIPTION</text:p>
          </table:table-cell>
          <table:table-cell table:style-name="ce33"/>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 area</text:p>
          </table:table-cell>
          <table:table-cell office:value-type="string" table:style-name="ce33">
            <text:p>[Description <text:s/>of the area of expertise]</text:p>
          </table:table-cell>
          <table:table-cell office:value-type="string" table:style-name="ce17">
            <text:p><text:s/></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Additional information]</text:p>
          </table:table-cell>
          <table:table-cell office:value-type="string" table:style-name="ce17">
            <text:p><text:s/></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0">
            <text:p><text:s/></text:p>
          </table:table-cell>
          <table:table-cell table:style-name="ce71"/>
          <table:table-cell table:style-name="ce26"/>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8">
            <text:p>CRITERION}</text:p>
          </table:table-cell>
          <table:table-cell table:number-columns-repeated="18" table:style-name="ce8"/>
          <table:table-cell table:style-name="ce9"/>
          <table:table-cell table:number-columns-repeated="2" table:style-name="ce60"/>
          <table:table-cell table:number-columns-repeated="2" table:style-name="ce8"/>
          <table:table-cell table:style-name="ce4"/>
          <table:table-cell table:number-columns-repeated="16358" table:style-name="ce1"/>
        </table:table-row>
        <table:table-row table:number-rows-repeated="1048190" table:style-name="ro1">
          <table:table-cell table:number-columns-repeated="16384"/>
        </table:table-row>
      </table:table>
      <table:table table:name="SC-Abilities_2_Checks" table:style-name="ta1">
        <table:table-column table:style-name="co26" table:default-cell-style-name="ce53"/>
        <table:table-column table:style-name="co2" table:number-columns-repeated="4" table:default-cell-style-name="ce23"/>
        <table:table-column table:style-name="co28" table:default-cell-style-name="ce23"/>
        <table:table-column table:style-name="co41" table:number-columns-repeated="3" table:default-cell-style-name="ce23" table:visibility="collapse"/>
        <table:table-column table:style-name="co35" table:number-columns-repeated="8" table:default-cell-style-name="ce23" table:visibility="collapse"/>
        <table:table-column table:style-name="co13" table:number-columns-repeated="16367" table:default-cell-style-name="ce23"/>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54">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style-name="ce23"/>
          <table:table-cell table:number-columns-repeated="16358" table:style-name="ce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style-name="ce23"/>
          <table:table-cell table:number-columns-repeated="16358" table:style-name="ce1"/>
        </table:table-row>
        <table:table-row table:style-name="ro1">
          <table:table-cell office:value-type="float" office:value="48" table:style-name="ce3">
            <text:p>48</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table:style-name="ce8"/>
          <table:table-cell office:value-type="string" table:style-name="ce8">
            <text:p><text:s/></text:p>
          </table:table-cell>
          <table:table-cell table:number-columns-repeated="10" table:style-name="ce8"/>
          <table:table-cell office:value-type="string" table:style-name="ce8">
            <text:p>Allowance of checks</text:p>
          </table:table-cell>
          <table:table-cell office:value-type="string" table:style-name="ce8">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c8809aa1-29b6-4f27-ae2f-27e612e394db</text:p>
          </table:table-cell>
          <table:table-cell office:value-type="string" table:style-name="ce8">
            <text:p>CRITERION.SELECTION.TECHNICAL_PROFESSIONAL_ABILITY.TECHNICAL.CHECKS.ALLOWANCE_OF_CHECKS</text:p>
          </table:table-cell>
          <table:table-cell office:value-type="string" table:style-name="ce8">
            <text:p>REGULATED_SC-Abilities_2_checks_DS</text:p>
          </table:table-cell>
          <table:table-cell table:number-columns-repeated="16359"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2"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2"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65">
            <text:p>0..n</text:p>
          </table:table-cell>
          <table:table-cell table:style-name="ce15"/>
          <table:table-cell office:value-type="string" table:style-name="ce15">
            <text:p>c753a2c5-59e6-4970-b6eb-27224e96bf76</text:p>
          </table:table-cell>
          <table:table-cell office:value-type="string" table:style-name="ce15">
            <text:p><text:s/></text:p>
          </table:table-cell>
          <table:table-cell table:style-name="ce15"/>
          <table:table-cell table:number-columns-repeated="16359"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26">
            <text:p>{REQUIREMENT_GROUP</text:p>
          </table:table-cell>
          <table:table-cell table:number-columns-repeated="17" table:style-name="ce26"/>
          <table:table-cell office:value-type="string" table:style-name="ce42">
            <text:p>1..n</text:p>
          </table:table-cell>
          <table:table-cell office:value-type="string" table:style-name="ce26">
            <text:p><text:s/></text:p>
          </table:table-cell>
          <table:table-cell office:value-type="string" table:style-name="ce26">
            <text:p>10822ddd-9ba6-42d5-9339-de0845aeafc9</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26">
            <text:p><text:s/></text:p>
          </table:table-cell>
          <table:table-cell office:value-type="string" table:style-name="ce26">
            <text:p>{REQUIREMENT}</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Requirement</text:p>
          </table:table-cell>
          <table:table-cell office:value-type="string" table:style-name="ce26">
            <text:p>The EO will allow the CA to visit the premises where the development is performed(upon pre-agreed calendar) in order to check the security measures undertaken by the EO.</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0"/>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4">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a3410620-8ed3-47f9-ab90-b5b1aeeff6a5</text:p>
          </table:table-cell>
          <table:table-cell office:value-type="string" table:style-name="ce10">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0"/>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Do you allow checks?</text:p>
          </table:table-cell>
          <table:table-cell office:value-type="string" table:style-name="ce4">
            <text:p><text:s/></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0"/>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4"/>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0"/>
          <table:table-cell office:value-type="string" table:style-name="ce33">
            <text:p><text:s/></text:p>
          </table:table-cell>
          <table:table-cell office:value-type="string" table:style-name="ce26">
            <text:p>REQUIREMENT_GROUP}</text:p>
          </table:table-cell>
          <table:table-cell table:number-columns-repeated="17" table:style-name="ce26"/>
          <table:table-cell table:style-name="ce40"/>
          <table:table-cell table:number-columns-repeated="4" table:style-name="ce26"/>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8"/>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number-rows-repeated="1048559" table:style-name="ro1">
          <table:table-cell table:number-columns-repeated="16384"/>
        </table:table-row>
      </table:table>
      <table:table table:name="SC-Abilities_3" table:style-name="ta1">
        <table:table-column table:style-name="co26" table:default-cell-style-name="ce53"/>
        <table:table-column table:style-name="co36" table:default-cell-style-name="ce23"/>
        <table:table-column table:style-name="co63" table:default-cell-style-name="ce23"/>
        <table:table-column table:style-name="co18" table:default-cell-style-name="ce23"/>
        <table:table-column table:style-name="co65" table:default-cell-style-name="ce23"/>
        <table:table-column table:style-name="co28" table:number-columns-repeated="3" table:default-cell-style-name="ce23"/>
        <table:table-column table:style-name="co41" table:default-cell-style-name="ce23" table:visibility="collapse"/>
        <table:table-column table:style-name="co35" table:number-columns-repeated="6" table:default-cell-style-name="ce23" table:visibility="collapse"/>
        <table:table-column table:style-name="co3" table:number-columns-repeated="2" table:default-cell-style-name="ce23"/>
        <table:table-column table:style-name="co13" table:default-cell-style-name="ce23"/>
        <table:table-column table:style-name="co66" table:default-cell-style-name="ce23"/>
        <table:table-column table:style-name="co13" table:number-columns-repeated="16365" table:default-cell-style-name="ce23"/>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54">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style-name="ce23"/>
          <table:table-cell table:number-columns-repeated="16358" table:style-name="ce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style-name="ce23"/>
          <table:table-cell table:number-columns-repeated="16358" table:style-name="ce1"/>
        </table:table-row>
        <table:table-row table:style-name="ro1">
          <table:table-cell office:value-type="float" office:value="49" table:style-name="ce3">
            <text:p>49</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umber of managerial staff</text:p>
          </table:table-cell>
          <table:table-cell office:value-type="string" table:style-name="ce8">
            <text:p>The economic operator’s number of managerial staff for the last three years were as follow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6346959b-e097-4ea1-89cd-d1b4c131ea4d</text:p>
          </table:table-cell>
          <table:table-cell office:value-type="string" table:style-name="ce8">
            <text:p>CRITERION.SELECTION.TECHNICAL_PROFESSIONAL_ABILITY.MANAGEMENT.MANAGERIAL_STAFF</text:p>
          </table:table-cell>
          <table:table-cell office:value-type="string" table:style-name="ce8">
            <text:p>REGULATED_SC-Abilities_3_DS</text:p>
          </table:table-cell>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3" table:style-name="ce11"/>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3" table:style-name="ce11"/>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65">
            <text:p>0..n</text:p>
          </table:table-cell>
          <table:table-cell table:style-name="ce15"/>
          <table:table-cell office:value-type="string" table:style-name="ce15">
            <text:p>c753a2c5-59e6-4970-b6eb-27224e96bf76</text:p>
          </table:table-cell>
          <table:table-cell office:value-type="string" table:style-name="ce15">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26">
            <text:p>{REQUIREMENT_GROUP</text:p>
          </table:table-cell>
          <table:table-cell table:number-columns-repeated="17" table:style-name="ce26"/>
          <table:table-cell office:value-type="float" office:value="1" table:style-name="ce40">
            <text:p>1</text:p>
          </table:table-cell>
          <table:table-cell office:value-type="string" table:style-name="ce26">
            <text:p><text:s/></text:p>
          </table:table-cell>
          <table:table-cell office:value-type="string" table:style-name="ce26">
            <text:p>10822ddd-9ba6-42d5-9339-de0845aeafc9</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table:style-name="ce33"/>
          <table:table-cell table:style-name="ce26"/>
          <table:table-cell office:value-type="string" table:style-name="ce26">
            <text:p>{REQUIREMENT}</text:p>
          </table:table-cell>
          <table:table-cell table:number-columns-repeated="14" table:style-name="ce26"/>
          <table:table-cell office:value-type="string" table:style-name="ce26">
            <text:p>Minum number of years</text:p>
          </table:table-cell>
          <table:table-cell office:value-type="float" office:value="3" table:style-name="ce26">
            <text:p>3</text:p>
          </table:table-cell>
          <table:table-cell office:value-type="float" office:value="1" table:style-name="ce40">
            <text:p>1</text:p>
          </table:table-cell>
          <table:table-cell office:value-type="string" table:style-name="ce26">
            <text:p>QUANTITY_INTEGER</text:p>
          </table:table-cell>
          <table:table-cell table:number-columns-repeated="3" table:style-name="ce26"/>
          <table:table-cell table:style-name="ce4"/>
          <table:table-cell table:number-columns-repeated="16358" table:style-name="ce1"/>
        </table:table-row>
        <table:table-row table:style-name="ro1">
          <table:table-cell table:style-name="ce3"/>
          <table:table-cell table:style-name="ce33"/>
          <table:table-cell table:style-name="ce26"/>
          <table:table-cell office:value-type="string" table:style-name="ce26">
            <text:p>{REQUIREMENT}</text:p>
          </table:table-cell>
          <table:table-cell table:number-columns-repeated="14" table:style-name="ce26"/>
          <table:table-cell office:value-type="string" table:style-name="ce26">
            <text:p>Additional information</text:p>
          </table:table-cell>
          <table:table-cell office:value-type="string" table:style-name="ce26">
            <text:p>[Additional information]</text:p>
          </table:table-cell>
          <table:table-cell office:value-type="string" table:style-name="ce40">
            <text:p>0..1</text:p>
          </table:table-cell>
          <table:table-cell office:value-type="string" table:style-name="ce26">
            <text:p>DESCRIPTION</text:p>
          </table:table-cell>
          <table:table-cell table:number-columns-repeated="3" table:style-name="ce26"/>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4" table:style-name="ce10"/>
          <table:table-cell office:value-type="string" table:style-name="ce4">
            <text:p><text:s/></text:p>
          </table:table-cell>
          <table:table-cell office:value-type="string" table:style-name="ce10">
            <text:p><text:s/></text:p>
          </table:table-cell>
          <table:table-cell office:value-type="string" table:style-name="ce52">
            <text:p>1..n</text:p>
          </table:table-cell>
          <table:table-cell office:value-type="string" table:style-name="ce10">
            <text:p><text:s/></text:p>
          </table:table-cell>
          <table:table-cell office:value-type="string" table:style-name="ce10">
            <text:p>96defecc-7d32-4957-82e9-aad5f3c5b736</text:p>
          </table:table-cell>
          <table:table-cell office:value-type="string" table:style-name="ce10">
            <text:p>ON*</text:p>
          </table:table-cell>
          <table:table-cell office:value-type="string" table:style-name="ce66">
            <text:p>Beware that this group is required 3 times by the ESPD Service</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3" table:style-name="ce10"/>
          <table:table-cell office:value-type="string" table:style-name="ce10">
            <text:p>Year</text:p>
          </table:table-cell>
          <table:table-cell office:value-type="string" table:style-name="ce10">
            <text:p><text:s/></text:p>
          </table:table-cell>
          <table:table-cell office:value-type="float" office:value="1" table:style-name="ce17">
            <text:p>1</text:p>
          </table:table-cell>
          <table:table-cell office:value-type="string" table:style-name="ce18">
            <text:p>QUANTITY_YEAR</text:p>
          </table:table-cell>
          <table:table-cell table:style-name="ce18"/>
          <table:table-cell office:value-type="string" table:style-name="ce18">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3" table:style-name="ce10"/>
          <table:table-cell office:value-type="string" table:style-name="ce10">
            <text:p>Number</text:p>
          </table:table-cell>
          <table:table-cell office:value-type="string" table:style-name="ce10">
            <text:p><text:s/></text:p>
          </table:table-cell>
          <table:table-cell office:value-type="float" office:value="1" table:style-name="ce17">
            <text:p>1</text:p>
          </table:table-cell>
          <table:table-cell office:value-type="string" table:style-name="ce18">
            <text:p>QUANTITY_INTEGER</text:p>
          </table:table-cell>
          <table:table-cell table:style-name="ce18"/>
          <table:table-cell office:value-type="string" table:style-name="ce18">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4"/>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table:style-name="ce3"/>
          <table:table-cell office:value-type="string" table:style-name="ce33">
            <text:p><text:s/></text:p>
          </table:table-cell>
          <table:table-cell office:value-type="string" table:style-name="ce26">
            <text:p>REQUIREMENT_GROUP}</text:p>
          </table:table-cell>
          <table:table-cell table:number-columns-repeated="17" table:style-name="ce26"/>
          <table:table-cell table:style-name="ce40"/>
          <table:table-cell table:number-columns-repeated="4" table:style-name="ce26"/>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style-name="ro1">
          <table:table-cell office:value-type="float" office:value="50" table:style-name="ce3">
            <text:p>50</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verage annual manpower</text:p>
          </table:table-cell>
          <table:table-cell office:value-type="string" table:style-name="ce8">
            <text:p>The economic operator’s average annual manpower for the last three years were as follow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1f49b3f0-d50f-43f6-8b30-4bafab108b9b</text:p>
          </table:table-cell>
          <table:table-cell office:value-type="string" table:style-name="ce8">
            <text:p>CRITERION.SELECTION.TECHNICAL_PROFESSIONAL_ABILITY.MANAGEMENT.AVERAGE_ANNUAL_MANPOWER</text:p>
          </table:table-cell>
          <table:table-cell office:value-type="string" table:style-name="ce8">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3" table:style-name="ce11"/>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3" table:style-name="ce11"/>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65">
            <text:p>0..n</text:p>
          </table:table-cell>
          <table:table-cell table:style-name="ce15"/>
          <table:table-cell office:value-type="string" table:style-name="ce15">
            <text:p>c753a2c5-59e6-4970-b6eb-27224e96bf76</text:p>
          </table:table-cell>
          <table:table-cell office:value-type="string" table:style-name="ce15">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26">
            <text:p>{REQUIREMENT_GROUP</text:p>
          </table:table-cell>
          <table:table-cell table:number-columns-repeated="17" table:style-name="ce26"/>
          <table:table-cell office:value-type="float" office:value="1" table:style-name="ce40">
            <text:p>1</text:p>
          </table:table-cell>
          <table:table-cell office:value-type="string" table:style-name="ce26">
            <text:p><text:s/></text:p>
          </table:table-cell>
          <table:table-cell office:value-type="string" table:style-name="ce26">
            <text:p>10822ddd-9ba6-42d5-9339-de0845aeafc9</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table:style-name="ce33"/>
          <table:table-cell table:style-name="ce26"/>
          <table:table-cell office:value-type="string" table:style-name="ce26">
            <text:p>{REQUIREMENT}</text:p>
          </table:table-cell>
          <table:table-cell table:number-columns-repeated="14" table:style-name="ce26"/>
          <table:table-cell office:value-type="string" table:style-name="ce26">
            <text:p>Minum number of years</text:p>
          </table:table-cell>
          <table:table-cell office:value-type="float" office:value="3" table:style-name="ce26">
            <text:p>3</text:p>
          </table:table-cell>
          <table:table-cell office:value-type="float" office:value="1" table:style-name="ce40">
            <text:p>1</text:p>
          </table:table-cell>
          <table:table-cell office:value-type="string" table:style-name="ce26">
            <text:p>QUANTITY_INTEGER</text:p>
          </table:table-cell>
          <table:table-cell table:number-columns-repeated="3" table:style-name="ce26"/>
          <table:table-cell table:style-name="ce4"/>
          <table:table-cell table:number-columns-repeated="16358" table:style-name="ce1"/>
        </table:table-row>
        <table:table-row table:style-name="ro1">
          <table:table-cell table:style-name="ce3"/>
          <table:table-cell table:style-name="ce33"/>
          <table:table-cell table:style-name="ce26"/>
          <table:table-cell office:value-type="string" table:style-name="ce26">
            <text:p>{REQUIREMENT}</text:p>
          </table:table-cell>
          <table:table-cell table:number-columns-repeated="14" table:style-name="ce26"/>
          <table:table-cell office:value-type="string" table:style-name="ce26">
            <text:p>Additional information</text:p>
          </table:table-cell>
          <table:table-cell office:value-type="string" table:style-name="ce26">
            <text:p>[Additional information]</text:p>
          </table:table-cell>
          <table:table-cell office:value-type="string" table:style-name="ce40">
            <text:p>0..1</text:p>
          </table:table-cell>
          <table:table-cell office:value-type="string" table:style-name="ce26">
            <text:p>DESCRIPTION</text:p>
          </table:table-cell>
          <table:table-cell table:number-columns-repeated="3" table:style-name="ce26"/>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4" table:style-name="ce10"/>
          <table:table-cell office:value-type="string" table:style-name="ce4">
            <text:p><text:s/></text:p>
          </table:table-cell>
          <table:table-cell office:value-type="string" table:style-name="ce10">
            <text:p><text:s/></text:p>
          </table:table-cell>
          <table:table-cell office:value-type="string" table:style-name="ce52">
            <text:p>1..n</text:p>
          </table:table-cell>
          <table:table-cell office:value-type="string" table:style-name="ce10">
            <text:p><text:s/></text:p>
          </table:table-cell>
          <table:table-cell office:value-type="string" table:style-name="ce10">
            <text:p>96defecc-7d32-4957-82e9-aad5f3c5b736</text:p>
          </table:table-cell>
          <table:table-cell office:value-type="string" table:style-name="ce10">
            <text:p>ON*</text:p>
          </table:table-cell>
          <table:table-cell office:value-type="string" table:style-name="ce66">
            <text:p>Beware that this group is required 3 times by the ESPD Service</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3" table:style-name="ce10"/>
          <table:table-cell office:value-type="string" table:style-name="ce10">
            <text:p>Year</text:p>
          </table:table-cell>
          <table:table-cell office:value-type="string" table:style-name="ce10">
            <text:p><text:s/></text:p>
          </table:table-cell>
          <table:table-cell office:value-type="float" office:value="1" table:style-name="ce17">
            <text:p>1</text:p>
          </table:table-cell>
          <table:table-cell office:value-type="string" table:style-name="ce18">
            <text:p>QUANTITY_YEAR</text:p>
          </table:table-cell>
          <table:table-cell table:style-name="ce18"/>
          <table:table-cell office:value-type="string" table:style-name="ce18">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3" table:style-name="ce10"/>
          <table:table-cell office:value-type="string" table:style-name="ce10">
            <text:p>Number</text:p>
          </table:table-cell>
          <table:table-cell office:value-type="string" table:style-name="ce10">
            <text:p><text:s/></text:p>
          </table:table-cell>
          <table:table-cell office:value-type="float" office:value="1" table:style-name="ce17">
            <text:p>1</text:p>
          </table:table-cell>
          <table:table-cell office:value-type="string" table:style-name="ce18">
            <text:p>QUANTITY_INTEGER</text:p>
          </table:table-cell>
          <table:table-cell table:style-name="ce18"/>
          <table:table-cell office:value-type="string" table:style-name="ce18">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4"/>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table:style-name="ce3"/>
          <table:table-cell office:value-type="string" table:style-name="ce33">
            <text:p><text:s/></text:p>
          </table:table-cell>
          <table:table-cell office:value-type="string" table:style-name="ce26">
            <text:p>REQUIREMENT_GROUP}</text:p>
          </table:table-cell>
          <table:table-cell table:number-columns-repeated="17" table:style-name="ce26"/>
          <table:table-cell table:style-name="ce40"/>
          <table:table-cell table:number-columns-repeated="4" table:style-name="ce26"/>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number-rows-repeated="12" table:style-name="ro1">
          <table:table-cell table:style-name="ce3"/>
          <table:table-cell table:number-columns-repeated="16383" table:style-name="ce23"/>
        </table:table-row>
        <table:table-row table:number-rows-repeated="33" table:style-name="ro1">
          <table:table-cell table:style-name="ce3"/>
          <table:table-cell table:number-columns-repeated="16383"/>
        </table:table-row>
        <table:table-row table:number-rows-repeated="1048495" table:style-name="ro1">
          <table:table-cell table:number-columns-repeated="16384"/>
        </table:table-row>
      </table:table>
      <table:table table:name="SC-Subcontracting_proportion" table:style-name="ta2">
        <table:table-column table:style-name="co26" table:default-cell-style-name="ce1"/>
        <table:table-column table:style-name="co67" table:default-cell-style-name="ce1"/>
        <table:table-column table:style-name="co68" table:default-cell-style-name="ce1"/>
        <table:table-column table:style-name="co18" table:default-cell-style-name="ce1"/>
        <table:table-column table:style-name="co28" table:number-columns-repeated="5" table:default-cell-style-name="ce1"/>
        <table:table-column table:style-name="co3" table:default-cell-style-name="ce1"/>
        <table:table-column table:style-name="co35" table:number-columns-repeated="6" table:default-cell-style-name="ce1" table:visibility="collapse"/>
        <table:table-column table:style-name="co3" table:default-cell-style-name="ce1"/>
        <table:table-column table:style-name="co13" table:number-columns-repeated="16367" table:default-cell-style-name="ce1"/>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number-columns-repeated="16359" table:style-name="ce23"/>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number-columns-repeated="16359" table:style-name="ce23"/>
        </table:table-row>
        <table:table-row table:style-name="ro1">
          <table:table-cell office:value-type="float" office:value="51" table:style-name="ce3">
            <text:p>51</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Subcontracting proportion</text:p>
          </table:table-cell>
          <table:table-cell office:value-type="string" table:style-name="ce8">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12a1625-118d-4ea4-a6db-413184e7c0a8</text:p>
          </table:table-cell>
          <table:table-cell office:value-type="string" table:style-name="ce61">
            <text:p>CRITERION.SELECTION.TECHNICAL_PROFESSIONAL_ABILITY.MANAGEMENT.SUBCONTRACTING_PROPORTION</text:p>
          </table:table-cell>
          <table:table-cell office:value-type="string" table:style-name="ce8">
            <text:p>REGULATED_SC-Subcontracting_proportion_DS</text:p>
          </table:table-cell>
          <table:table-cell table:number-columns-repeated="16359" table:style-name="ce23"/>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3" table:style-name="ce11"/>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3" table:style-name="ce11"/>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65">
            <text:p>0..n</text:p>
          </table:table-cell>
          <table:table-cell table:style-name="ce15"/>
          <table:table-cell office:value-type="string" table:style-name="ce15">
            <text:p>c753a2c5-59e6-4970-b6eb-27224e96bf76</text:p>
          </table:table-cell>
          <table:table-cell office:value-type="string" table:style-name="ce15">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68">
            <text:p><text:s/></text:p>
          </table:table-cell>
          <table:table-cell office:value-type="string" table:style-name="ce68">
            <text:p>{QUESTION_GROUP</text:p>
          </table:table-cell>
          <table:table-cell table:style-name="ce68"/>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0" table:style-name="ce68"/>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float" office:value="1" table:style-name="ce68">
            <text:p>1</text:p>
          </table:table-cell>
          <table:table-cell office:value-type="string" table:style-name="ce68">
            <text:p><text:s/></text:p>
          </table:table-cell>
          <table:table-cell office:value-type="string" table:style-name="ce68">
            <text:p>575f7550-8a2d-4bad-b9d8-be07ab570076</text:p>
          </table:table-cell>
          <table:table-cell office:value-type="string" table:style-name="ce68">
            <text:p>ON*</text:p>
          </table:table-cell>
          <table:table-cell office:value-type="string" table:style-name="ce68">
            <text:p><text:s/></text:p>
          </table:table-cell>
          <table:table-cell table:number-columns-repeated="16359" table:style-name="ce23"/>
        </table:table-row>
        <table:table-row table:style-name="ro1">
          <table:table-cell office:value-type="string" table:style-name="ce3">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0" table:style-name="ce68"/>
          <table:table-cell office:value-type="string" table:style-name="ce68">
            <text:p><text:s/></text:p>
          </table:table-cell>
          <table:table-cell office:value-type="string" table:style-name="ce68">
            <text:p>Please specify</text:p>
          </table:table-cell>
          <table:table-cell office:value-type="string" table:style-name="ce68">
            <text:p><text:s/></text:p>
          </table:table-cell>
          <table:table-cell office:value-type="float" office:value="1" table:style-name="ce68">
            <text:p>1</text:p>
          </table:table-cell>
          <table:table-cell office:value-type="string" table:style-name="ce69">
            <text:p>DESCRIPTION</text:p>
          </table:table-cell>
          <table:table-cell office:value-type="string" table:style-name="ce69">
            <text:p><text:s/></text:p>
          </table:table-cell>
          <table:table-cell office:value-type="string" table:style-name="ce69">
            <text:p><text:s/></text:p>
          </table:table-cell>
          <table:table-cell office:value-type="string" table:style-name="ce68">
            <text:p><text:s/></text:p>
          </table:table-cell>
          <table:table-cell table:number-columns-repeated="16359" table:style-name="ce23"/>
        </table:table-row>
        <table:table-row table:style-name="ro1">
          <table:table-cell office:value-type="string" table:style-name="ce3">
            <text:p><text:s/></text:p>
          </table:table-cell>
          <table:table-cell office:value-type="string" table:style-name="ce68">
            <text:p><text:s/></text:p>
          </table:table-cell>
          <table:table-cell office:value-type="string" table:style-name="ce68">
            <text:p>QUESTION_GROUP}</text:p>
          </table:table-cell>
          <table:table-cell table:style-name="ce70"/>
          <table:table-cell office:value-type="string" table:style-name="ce70">
            <text:p><text:s/></text:p>
          </table:table-cell>
          <table:table-cell office:value-type="string" table:style-name="ce70">
            <text:p><text:s/></text:p>
          </table:table-cell>
          <table:table-cell office:value-type="string" table:style-name="ce70">
            <text:p><text:s/></text:p>
          </table:table-cell>
          <table:table-cell table:number-columns-repeated="10" table:style-name="ce70"/>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table:number-columns-repeated="16359" table:style-name="ce23"/>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number-rows-repeated="1048562" table:style-name="ro1">
          <table:table-cell table:number-columns-repeated="16384"/>
        </table:table-row>
      </table:table>
      <table:table table:name="SC-Samples_certificates" table:style-name="ta2">
        <table:table-column table:style-name="co26" table:default-cell-style-name="ce53"/>
        <table:table-column table:style-name="co69" table:default-cell-style-name="ce23"/>
        <table:table-column table:style-name="co70" table:default-cell-style-name="ce23"/>
        <table:table-column table:style-name="co10" table:default-cell-style-name="ce23"/>
        <table:table-column table:style-name="co18" table:default-cell-style-name="ce23"/>
        <table:table-column table:style-name="co28" table:default-cell-style-name="ce23"/>
        <table:table-column table:style-name="co41" table:number-columns-repeated="3" table:default-cell-style-name="ce23" table:visibility="collapse"/>
        <table:table-column table:style-name="co35" table:number-columns-repeated="8" table:default-cell-style-name="ce23" table:visibility="collapse"/>
        <table:table-column table:style-name="co13" table:number-columns-repeated="16367" table:default-cell-style-name="ce23"/>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54">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style-name="ce23"/>
          <table:table-cell table:number-columns-repeated="16358" table:style-name="ce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style-name="ce23"/>
          <table:table-cell table:number-columns-repeated="16358" table:style-name="ce1"/>
        </table:table-row>
        <table:table-row table:style-name="ro1">
          <table:table-cell office:value-type="float" office:value="52" table:style-name="ce3">
            <text:p>52</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or supply contracts: samples, descriptions or photographs without certification of authenticity</text:p>
          </table:table-cell>
          <table:table-cell office:value-type="string" table:style-name="ce8">
            <text:p>For public supply contracts: The economic operator will supply the required samples, descriptions or photographs of the products to be supplied, which do not need to be accompanied by certifications of authenticity.</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bdf0601d-2480-4250-b870-658d0ee95be6</text:p>
          </table:table-cell>
          <table:table-cell office:value-type="string" table:style-name="ce8">
            <text:p>CRITERION.SELECTION.TECHNICAL_PROFESSIONAL_ABILITY.MANAGEMENT.ARTEFACTS.NO_AUTHENTICATED_ARTEFACTS</text:p>
          </table:table-cell>
          <table:table-cell office:value-type="string" table:style-name="ce8">
            <text:p><text:s/>REGULATED_SC-Samples_certificates_DS</text:p>
          </table:table-cell>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3" table:style-name="ce11"/>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3" table:style-name="ce11"/>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65">
            <text:p>0..n</text:p>
          </table:table-cell>
          <table:table-cell table:style-name="ce15"/>
          <table:table-cell office:value-type="string" table:style-name="ce15">
            <text:p>c753a2c5-59e6-4970-b6eb-27224e96bf76</text:p>
          </table:table-cell>
          <table:table-cell office:value-type="string" table:style-name="ce15">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4">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cb73544d-e8bb-4cc6-819b-b8e04f1e240e</text:p>
          </table:table-cell>
          <table:table-cell office:value-type="string" table:style-name="ce10">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4">
            <text:p><text:s/></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table:style-name="ce4"/>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8">
            <text:p><text:s/></text:p>
          </table:table-cell>
          <table:table-cell table:number-columns-repeated="16359" table:style-name="ce67"/>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8"/>
          <table:table-cell table:number-columns-repeated="16359" table:style-name="ce67"/>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number-columns-repeated="16359" table:style-name="ce67"/>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33">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8">
            <text:p><text:s/></text:p>
          </table:table-cell>
          <table:table-cell table:number-columns-repeated="16359" table:style-name="ce67"/>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8">
            <text:p><text:s/></text:p>
          </table:table-cell>
          <table:table-cell table:number-columns-repeated="16359" table:style-name="ce67"/>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style-name="ro1">
          <table:table-cell office:value-type="float" office:value="53" table:style-name="ce3">
            <text:p>5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or supply contracts: samples, descriptions or photographs with certification of authenticity</text:p>
          </table:table-cell>
          <table:table-cell office:value-type="string" table:style-name="ce8">
            <text:p>For public supply contracts: The economic operator will supply the required samples, descriptions or photographs of the products to be supplied and will provide certifications of authenticity where applicable.</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7662b7a9-bcb8-4763-a0a7-7505d8e8470d</text:p>
          </table:table-cell>
          <table:table-cell office:value-type="string" table:style-name="ce8">
            <text:p>CRITERION.SELECTION.TECHNICAL_PROFESSIONAL_ABILITY.MANAGEMENT.ARTEFACTS.AUTHENTICATED_ARTEFACTS</text:p>
          </table:table-cell>
          <table:table-cell office:value-type="string" table:style-name="ce8">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3" table:style-name="ce11"/>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3" table:style-name="ce11"/>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65">
            <text:p>0..n</text:p>
          </table:table-cell>
          <table:table-cell table:style-name="ce15"/>
          <table:table-cell office:value-type="string" table:style-name="ce15">
            <text:p>c753a2c5-59e6-4970-b6eb-27224e96bf76</text:p>
          </table:table-cell>
          <table:table-cell office:value-type="string" table:style-name="ce15">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4">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cb73544d-e8bb-4cc6-819b-b8e04f1e240e</text:p>
          </table:table-cell>
          <table:table-cell office:value-type="string" table:style-name="ce10">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4">
            <text:p><text:s/></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table:style-name="ce4"/>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8">
            <text:p><text:s/></text:p>
          </table:table-cell>
          <table:table-cell table:number-columns-repeated="16359" table:style-name="ce67"/>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8"/>
          <table:table-cell table:number-columns-repeated="16359" table:style-name="ce67"/>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number-columns-repeated="16359" table:style-name="ce67"/>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33">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8">
            <text:p><text:s/></text:p>
          </table:table-cell>
          <table:table-cell table:number-columns-repeated="16359" table:style-name="ce67"/>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8">
            <text:p><text:s/></text:p>
          </table:table-cell>
          <table:table-cell table:number-columns-repeated="16359" table:style-name="ce67"/>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number-rows-repeated="1048538" table:style-name="ro1">
          <table:table-cell table:number-columns-repeated="16384"/>
        </table:table-row>
      </table:table>
      <table:table table:name="SC-Quality_assurance" table:style-name="ta1">
        <table:table-column table:style-name="co26" table:default-cell-style-name="ce1"/>
        <table:table-column table:style-name="co52" table:default-cell-style-name="ce1"/>
        <table:table-column table:style-name="co63" table:default-cell-style-name="ce1"/>
        <table:table-column table:style-name="co31" table:default-cell-style-name="ce1"/>
        <table:table-column table:style-name="co18" table:default-cell-style-name="ce1"/>
        <table:table-column table:style-name="co71" table:default-cell-style-name="ce1"/>
        <table:table-column table:style-name="co72" table:default-cell-style-name="ce1"/>
        <table:table-column table:style-name="co41" table:number-columns-repeated="2" table:default-cell-style-name="ce1" table:visibility="collapse"/>
        <table:table-column table:style-name="co35" table:number-columns-repeated="6" table:default-cell-style-name="ce1" table:visibility="collapse"/>
        <table:table-column table:style-name="co35" table:number-columns-repeated="2" table:default-cell-style-name="ce1"/>
        <table:table-column table:style-name="co13" table:number-columns-repeated="3" table:default-cell-style-name="ce1"/>
        <table:table-column table:style-name="co13" table:default-cell-style-name="ce23"/>
        <table:table-column table:style-name="co13" table:number-columns-repeated="2" table:default-cell-style-name="ce1"/>
        <table:table-column table:style-name="co13" table:default-cell-style-name="ce23"/>
        <table:table-column table:style-name="co13" table:number-columns-repeated="16360" table:default-cell-style-name="ce1"/>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54">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75">
            <text:p>24</text:p>
          </table:table-cell>
          <table:table-cell office:value-type="float" office:value="25" table:style-name="ce30">
            <text:p>25</text:p>
          </table:table-cell>
          <table:table-cell table:number-columns-repeated="16359" table:style-name="ce23"/>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5">
            <text:p>Element Code</text:p>
          </table:table-cell>
          <table:table-cell office:value-type="string" table:style-name="ce2">
            <text:p>Comment</text:p>
          </table:table-cell>
          <table:table-cell table:number-columns-repeated="16359" table:style-name="ce23"/>
        </table:table-row>
        <table:table-row table:style-name="ro1">
          <table:table-cell office:value-type="float" office:value="54" table:style-name="ce3">
            <text:p>54</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or supply contracts: certificates by quality control institutes</text:p>
          </table:table-cell>
          <table:table-cell office:value-type="string" table:style-name="ce8">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a7669d7d-9297-43e1-9d10-691a1660187c</text:p>
          </table:table-cell>
          <table:table-cell office:value-type="string" table:style-name="ce9">
            <text:p>CRITERION.SELECTION.TECHNICAL_PROFESSIONAL_ABILITY.CERTIFICATES.QUALITY_ASSURANCE.QA_INSTITUTES_CERTIFICATE</text:p>
          </table:table-cell>
          <table:table-cell office:value-type="string" table:style-name="ce8">
            <text:p>REGULATED_SC-Quality_assurance_DS</text:p>
          </table:table-cell>
          <table:table-cell table:number-columns-repeated="16359" table:style-name="ce23"/>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3" table:style-name="ce11"/>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3" table:style-name="ce11"/>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8">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26">
            <text:p>{REQUIREMENT_GROUP</text:p>
          </table:table-cell>
          <table:table-cell table:number-columns-repeated="17" table:style-name="ce26"/>
          <table:table-cell office:value-type="string" table:style-name="ce79">
            <text:p>1..n</text:p>
          </table:table-cell>
          <table:table-cell office:value-type="string" table:style-name="ce26">
            <text:p><text:s/></text:p>
          </table:table-cell>
          <table:table-cell office:value-type="string" table:style-name="ce26">
            <text:p>612d99eb-ea3b-4275-ac06-0db05e039c8c</text:p>
          </table:table-cell>
          <table:table-cell office:value-type="string" table:style-name="ce40">
            <text:p>ON*</text:p>
          </table:table-cell>
          <table:table-cell office:value-type="string" table:style-name="ce26">
            <text:p><text:s/></text:p>
          </table:table-cell>
          <table:table-cell table:style-name="ce4"/>
          <table:table-cell table:number-columns-repeated="16358"/>
        </table:table-row>
        <table:table-row table:style-name="ro1">
          <table:table-cell table:style-name="ce3"/>
          <table:table-cell table:style-name="ce33"/>
          <table:table-cell table:style-name="ce26"/>
          <table:table-cell office:value-type="string" table:style-name="ce26">
            <text:p>{REQUIREMENT}</text:p>
          </table:table-cell>
          <table:table-cell table:number-columns-repeated="14" table:style-name="ce26"/>
          <table:table-cell office:value-type="string" table:style-name="ce26">
            <text:p>Requirement</text:p>
          </table:table-cell>
          <table:table-cell office:value-type="string" table:style-name="ce26">
            <text:p>ISO 9001</text:p>
          </table:table-cell>
          <table:table-cell office:value-type="float" office:value="1" table:style-name="ce40">
            <text:p>1</text:p>
          </table:table-cell>
          <table:table-cell office:value-type="string" table:style-name="ce74">
            <text:p>DESCRIPTION</text:p>
          </table:table-cell>
          <table:table-cell table:style-name="ce26"/>
          <table:table-cell table:style-name="ce40"/>
          <table:table-cell table:style-name="ce26"/>
          <table:table-cell table:style-name="ce4"/>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table:style-name="ce71"/>
          <table:table-cell office:value-type="string" table:style-name="ce10">
            <text:p>{QUESTION_SUBGROUP</text:p>
          </table:table-cell>
          <table:table-cell table:number-columns-repeated="14" table:style-name="ce10"/>
          <table:table-cell office:value-type="string" table:style-name="ce4">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4887c3d7-05fc-4e3e-b066-f338910f0c4c</text:p>
          </table:table-cell>
          <table:table-cell office:value-type="string" table:style-name="ce17">
            <text:p>ON*</text:p>
          </table:table-cell>
          <table:table-cell office:value-type="string" table:style-name="ce10">
            <text:p><text:s/></text:p>
          </table:table-cell>
          <table:table-cell table:number-columns-repeated="16359" table:style-name="ce23"/>
        </table:table-row>
        <table:table-row table:style-name="ro1">
          <table:table-cell office:value-type="string" table:style-name="ce3">
            <text:p><text:s/></text:p>
          </table:table-cell>
          <table:table-cell office:value-type="string" table:style-name="ce10">
            <text:p><text:s/></text:p>
          </table:table-cell>
          <table:table-cell table:style-name="ce71"/>
          <table:table-cell office:value-type="string" table:style-name="ce68">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1" table:style-name="ce10"/>
          <table:table-cell office:value-type="string" table:style-name="ce10">
            <text:p>Your answer?</text:p>
          </table:table-cell>
          <table:table-cell office:value-type="string" table:style-name="ce4">
            <text:p><text:s/></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76">
            <text:p><text:s/></text:p>
          </table:table-cell>
          <table:table-cell office:value-type="string" table:style-name="ce10">
            <text:p><text:s/></text:p>
          </table:table-cell>
          <table:table-cell table:number-columns-repeated="16359" table:style-name="ce23"/>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QUESTION_SUBGROUP</text:p>
          </table:table-cell>
          <table:table-cell table:number-columns-repeated="13" table:style-name="ce18"/>
          <table:table-cell table:style-name="ce10"/>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76">
            <text:p>ONTRUE</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7">
            <text:p><text:s/></text:p>
          </table:table-cell>
          <table:table-cell table:style-name="ce18"/>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77">
            <text:p>ONTRUE</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76">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10"/>
          <table:table-cell office:value-type="string" table:style-name="ce17">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QUESTION_SUBGROUP}</text:p>
          </table:table-cell>
          <table:table-cell table:number-columns-repeated="13" table:style-name="ce18"/>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10"/>
          <table:table-cell office:value-type="string" table:style-name="ce17">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text:s/></text:p>
          </table:table-cell>
          <table:table-cell office:value-type="string" table:style-name="ce10">
            <text:p>{QUESTION_SUBGROUP</text:p>
          </table:table-cell>
          <table:table-cell table:number-columns-repeated="15" table:style-name="ce10"/>
          <table:table-cell office:value-type="float" office:value="1" table:style-name="ce17">
            <text:p>1</text:p>
          </table:table-cell>
          <table:table-cell office:value-type="string" table:style-name="ce10">
            <text:p><text:s/></text:p>
          </table:table-cell>
          <table:table-cell office:value-type="string" table:style-name="ce10">
            <text:p>83f2f79e-0455-4918-89ff-d7829e8bf758</text:p>
          </table:table-cell>
          <table:table-cell office:value-type="string" table:style-name="ce77">
            <text:p>ONFALSE</text:p>
          </table:table-cell>
          <table:table-cell office:value-type="string" table:style-name="ce10">
            <text:p><text:s/></text:p>
          </table:table-cell>
          <table:table-cell office:value-type="string" table:style-name="ce10">
            <text:p>Beware that this group needs to be answered if the previous answer was<text:s/><text:span text:style-name="T2">FALSE</text:span>.</text:p>
          </table:table-cell>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2" table:style-name="ce10"/>
          <table:table-cell office:value-type="string" table:style-name="ce10">
            <text:p>If not, please explain why and state which other means of proof can be provided:</text:p>
          </table:table-cell>
          <table:table-cell table:style-name="ce10"/>
          <table:table-cell office:value-type="float" office:value="1" table:style-name="ce17">
            <text:p>1</text:p>
          </table:table-cell>
          <table:table-cell office:value-type="string" table:style-name="ce10">
            <text:p>DESCRIPTION</text:p>
          </table:table-cell>
          <table:table-cell table:style-name="ce10"/>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office:value-type="string" table:style-name="ce33">
            <text:p><text:s/></text:p>
          </table:table-cell>
          <table:table-cell office:value-type="string" table:style-name="ce26">
            <text:p>REQUIREMENT_GROUP}</text:p>
          </table:table-cell>
          <table:table-cell table:number-columns-repeated="17" table:style-name="ce26"/>
          <table:table-cell table:style-name="ce40"/>
          <table:table-cell table:number-columns-repeated="2" table:style-name="ce26"/>
          <table:table-cell table:style-name="ce40"/>
          <table:table-cell table:style-name="ce26"/>
          <table:table-cell table:style-name="ce4"/>
          <table:table-cell table:number-columns-repeated="16358"/>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number-columns-repeated="16359" table:style-name="ce4"/>
        </table:table-row>
        <table:table-row table:style-name="ro1">
          <table:table-cell office:value-type="float" office:value="55" table:style-name="ce3">
            <text:p>55</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Certificates by independent bodies about quality assurance standards</text:p>
          </table:table-cell>
          <table:table-cell office:value-type="string" table:style-name="ce8">
            <text:p>Will the economic operator be able to produce certificates drawn up by independent bodies attesting that the economic operator complies with the required quality assurance standards, including accessibility for disabled person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d726bac9-e153-4e75-bfca-c5385587766d</text:p>
          </table:table-cell>
          <table:table-cell office:value-type="string" table:style-name="ce9">
            <text:p>CRITERION.SELECTION.TECHNICAL_PROFESSIONAL_ABILITY.CERTIFICATES.QUALITY_ASSURANCE.QA_INDEPENDENT_CERTIFICATE</text:p>
          </table:table-cell>
          <table:table-cell office:value-type="string" table:style-name="ce8">
            <text:p><text:s/></text:p>
          </table:table-cell>
          <table:table-cell table:number-columns-repeated="16359" table:style-name="ce23"/>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3" table:style-name="ce11"/>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3" table:style-name="ce11"/>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8">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26">
            <text:p>{REQUIREMENT_GROUP</text:p>
          </table:table-cell>
          <table:table-cell table:number-columns-repeated="17" table:style-name="ce26"/>
          <table:table-cell office:value-type="string" table:style-name="ce79">
            <text:p>1..n</text:p>
          </table:table-cell>
          <table:table-cell office:value-type="string" table:style-name="ce26">
            <text:p><text:s/></text:p>
          </table:table-cell>
          <table:table-cell office:value-type="string" table:style-name="ce26">
            <text:p>612d99eb-ea3b-4275-ac06-0db05e039c8c</text:p>
          </table:table-cell>
          <table:table-cell office:value-type="string" table:style-name="ce40">
            <text:p>ON*</text:p>
          </table:table-cell>
          <table:table-cell office:value-type="string" table:style-name="ce26">
            <text:p><text:s/></text:p>
          </table:table-cell>
          <table:table-cell table:style-name="ce4"/>
          <table:table-cell table:number-columns-repeated="16358"/>
        </table:table-row>
        <table:table-row table:style-name="ro1">
          <table:table-cell table:style-name="ce3"/>
          <table:table-cell table:style-name="ce33"/>
          <table:table-cell table:style-name="ce26"/>
          <table:table-cell office:value-type="string" table:style-name="ce26">
            <text:p>{REQUIREMENT}</text:p>
          </table:table-cell>
          <table:table-cell table:number-columns-repeated="14" table:style-name="ce26"/>
          <table:table-cell office:value-type="string" table:style-name="ce26">
            <text:p>Requirement</text:p>
          </table:table-cell>
          <table:table-cell office:value-type="string" table:style-name="ce26">
            <text:p>ISO 9001</text:p>
          </table:table-cell>
          <table:table-cell office:value-type="float" office:value="1" table:style-name="ce40">
            <text:p>1</text:p>
          </table:table-cell>
          <table:table-cell office:value-type="string" table:style-name="ce74">
            <text:p>DESCRIPTION</text:p>
          </table:table-cell>
          <table:table-cell table:style-name="ce26"/>
          <table:table-cell table:style-name="ce40"/>
          <table:table-cell table:style-name="ce26"/>
          <table:table-cell table:style-name="ce4"/>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table:style-name="ce71"/>
          <table:table-cell office:value-type="string" table:style-name="ce10">
            <text:p>{QUESTION_SUBGROUP</text:p>
          </table:table-cell>
          <table:table-cell table:number-columns-repeated="14" table:style-name="ce10"/>
          <table:table-cell office:value-type="string" table:style-name="ce4">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4887c3d7-05fc-4e3e-b066-f338910f0c4c</text:p>
          </table:table-cell>
          <table:table-cell office:value-type="string" table:style-name="ce17">
            <text:p>ON*</text:p>
          </table:table-cell>
          <table:table-cell office:value-type="string" table:style-name="ce10">
            <text:p><text:s/></text:p>
          </table:table-cell>
          <table:table-cell table:number-columns-repeated="16359" table:style-name="ce23"/>
        </table:table-row>
        <table:table-row table:style-name="ro1">
          <table:table-cell office:value-type="string" table:style-name="ce3">
            <text:p><text:s/></text:p>
          </table:table-cell>
          <table:table-cell office:value-type="string" table:style-name="ce10">
            <text:p><text:s/></text:p>
          </table:table-cell>
          <table:table-cell table:style-name="ce71"/>
          <table:table-cell office:value-type="string" table:style-name="ce68">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1" table:style-name="ce10"/>
          <table:table-cell office:value-type="string" table:style-name="ce10">
            <text:p>Your answer?</text:p>
          </table:table-cell>
          <table:table-cell office:value-type="string" table:style-name="ce4">
            <text:p><text:s/></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76">
            <text:p><text:s/></text:p>
          </table:table-cell>
          <table:table-cell office:value-type="string" table:style-name="ce10">
            <text:p><text:s/></text:p>
          </table:table-cell>
          <table:table-cell table:number-columns-repeated="16359" table:style-name="ce23"/>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QUESTION_SUBGROUP</text:p>
          </table:table-cell>
          <table:table-cell table:number-columns-repeated="13" table:style-name="ce18"/>
          <table:table-cell table:style-name="ce10"/>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76">
            <text:p>ONTRUE</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7">
            <text:p><text:s/></text:p>
          </table:table-cell>
          <table:table-cell table:style-name="ce18"/>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77">
            <text:p>ONTRUE</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76">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10"/>
          <table:table-cell office:value-type="string" table:style-name="ce17">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QUESTION_SUBGROUP}</text:p>
          </table:table-cell>
          <table:table-cell table:number-columns-repeated="13" table:style-name="ce18"/>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10"/>
          <table:table-cell office:value-type="string" table:style-name="ce17">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text:s/></text:p>
          </table:table-cell>
          <table:table-cell office:value-type="string" table:style-name="ce10">
            <text:p>{QUESTION_SUBGROUP</text:p>
          </table:table-cell>
          <table:table-cell table:number-columns-repeated="15" table:style-name="ce10"/>
          <table:table-cell office:value-type="float" office:value="1" table:style-name="ce17">
            <text:p>1</text:p>
          </table:table-cell>
          <table:table-cell office:value-type="string" table:style-name="ce10">
            <text:p><text:s/></text:p>
          </table:table-cell>
          <table:table-cell office:value-type="string" table:style-name="ce10">
            <text:p>83f2f79e-0455-4918-89ff-d7829e8bf758</text:p>
          </table:table-cell>
          <table:table-cell office:value-type="string" table:style-name="ce77">
            <text:p>ONFALSE</text:p>
          </table:table-cell>
          <table:table-cell office:value-type="string" table:style-name="ce10">
            <text:p><text:s/></text:p>
          </table:table-cell>
          <table:table-cell office:value-type="string" table:style-name="ce10">
            <text:p>Beware that this group needs to be answered if the previous answer was<text:s/><text:span text:style-name="T2">FALSE</text:span>.</text:p>
          </table:table-cell>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2" table:style-name="ce10"/>
          <table:table-cell office:value-type="string" table:style-name="ce10">
            <text:p>If not, please explain why and state which other means of proof can be provided:</text:p>
          </table:table-cell>
          <table:table-cell table:style-name="ce10"/>
          <table:table-cell office:value-type="float" office:value="1" table:style-name="ce17">
            <text:p>1</text:p>
          </table:table-cell>
          <table:table-cell office:value-type="string" table:style-name="ce10">
            <text:p>DESCRIPTION</text:p>
          </table:table-cell>
          <table:table-cell table:style-name="ce10"/>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office:value-type="string" table:style-name="ce33">
            <text:p><text:s/></text:p>
          </table:table-cell>
          <table:table-cell office:value-type="string" table:style-name="ce26">
            <text:p>REQUIREMENT_GROUP}</text:p>
          </table:table-cell>
          <table:table-cell table:number-columns-repeated="17" table:style-name="ce26"/>
          <table:table-cell table:style-name="ce40"/>
          <table:table-cell table:number-columns-repeated="2" table:style-name="ce26"/>
          <table:table-cell table:style-name="ce40"/>
          <table:table-cell table:style-name="ce26"/>
          <table:table-cell table:style-name="ce4"/>
          <table:table-cell table:number-columns-repeated="16358"/>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number-columns-repeated="16359" table:style-name="ce4"/>
        </table:table-row>
        <table:table-row table:style-name="ro1">
          <table:table-cell office:value-type="float" office:value="56" table:style-name="ce3">
            <text:p>56</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Certificates by independent bodies about environmental management systems or standards</text:p>
          </table:table-cell>
          <table:table-cell office:value-type="string" table:style-name="ce8">
            <text:p>Will the economic operator be able to produce certificates drawn up by independent bodies attesting that the economic operator complies with the required environmental management systems or standard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8ed65e48-fd0d-444f-97bd-4f58da632999</text:p>
          </table:table-cell>
          <table:table-cell office:value-type="string" table:style-name="ce9">
            <text:p>CRITERION.SELECTION.TECHNICAL_PROFESSIONAL_ABILITY.CERTIFICATES.ENVIRONMENTAL_MANAGEMENT.ENV_INDEPENDENT_CERTIFICATE</text:p>
          </table:table-cell>
          <table:table-cell office:value-type="string" table:style-name="ce8">
            <text:p><text:s/></text:p>
          </table:table-cell>
          <table:table-cell table:number-columns-repeated="16359" table:style-name="ce23"/>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3" table:style-name="ce11"/>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3" table:style-name="ce11"/>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8">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26">
            <text:p>{REQUIREMENT_GROUP</text:p>
          </table:table-cell>
          <table:table-cell table:number-columns-repeated="17" table:style-name="ce26"/>
          <table:table-cell office:value-type="string" table:style-name="ce79">
            <text:p>1..n</text:p>
          </table:table-cell>
          <table:table-cell office:value-type="string" table:style-name="ce26">
            <text:p><text:s/></text:p>
          </table:table-cell>
          <table:table-cell office:value-type="string" table:style-name="ce26">
            <text:p>612d99eb-ea3b-4275-ac06-0db05e039c8c</text:p>
          </table:table-cell>
          <table:table-cell office:value-type="string" table:style-name="ce40">
            <text:p>ON*</text:p>
          </table:table-cell>
          <table:table-cell office:value-type="string" table:style-name="ce26">
            <text:p><text:s/></text:p>
          </table:table-cell>
          <table:table-cell table:style-name="ce4"/>
          <table:table-cell table:number-columns-repeated="16358"/>
        </table:table-row>
        <table:table-row table:style-name="ro1">
          <table:table-cell table:style-name="ce3"/>
          <table:table-cell table:style-name="ce33"/>
          <table:table-cell table:style-name="ce26"/>
          <table:table-cell office:value-type="string" table:style-name="ce26">
            <text:p>{REQUIREMENT}</text:p>
          </table:table-cell>
          <table:table-cell table:number-columns-repeated="14" table:style-name="ce26"/>
          <table:table-cell office:value-type="string" table:style-name="ce26">
            <text:p>Requirement</text:p>
          </table:table-cell>
          <table:table-cell office:value-type="string" table:style-name="ce26">
            <text:p>ISO 9001</text:p>
          </table:table-cell>
          <table:table-cell office:value-type="float" office:value="1" table:style-name="ce40">
            <text:p>1</text:p>
          </table:table-cell>
          <table:table-cell office:value-type="string" table:style-name="ce74">
            <text:p>DESCRIPTION</text:p>
          </table:table-cell>
          <table:table-cell table:style-name="ce26"/>
          <table:table-cell table:style-name="ce40"/>
          <table:table-cell table:style-name="ce26"/>
          <table:table-cell table:style-name="ce4"/>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table:style-name="ce71"/>
          <table:table-cell office:value-type="string" table:style-name="ce10">
            <text:p>{QUESTION_SUBGROUP</text:p>
          </table:table-cell>
          <table:table-cell table:number-columns-repeated="14" table:style-name="ce10"/>
          <table:table-cell office:value-type="string" table:style-name="ce4">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4887c3d7-05fc-4e3e-b066-f338910f0c4c</text:p>
          </table:table-cell>
          <table:table-cell office:value-type="string" table:style-name="ce17">
            <text:p>ON*</text:p>
          </table:table-cell>
          <table:table-cell office:value-type="string" table:style-name="ce10">
            <text:p><text:s/></text:p>
          </table:table-cell>
          <table:table-cell table:number-columns-repeated="16359" table:style-name="ce23"/>
        </table:table-row>
        <table:table-row table:style-name="ro1">
          <table:table-cell office:value-type="string" table:style-name="ce3">
            <text:p><text:s/></text:p>
          </table:table-cell>
          <table:table-cell office:value-type="string" table:style-name="ce10">
            <text:p><text:s/></text:p>
          </table:table-cell>
          <table:table-cell table:style-name="ce71"/>
          <table:table-cell office:value-type="string" table:style-name="ce68">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1" table:style-name="ce10"/>
          <table:table-cell office:value-type="string" table:style-name="ce10">
            <text:p>Your answer?</text:p>
          </table:table-cell>
          <table:table-cell office:value-type="string" table:style-name="ce4">
            <text:p><text:s/></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76">
            <text:p><text:s/></text:p>
          </table:table-cell>
          <table:table-cell office:value-type="string" table:style-name="ce10">
            <text:p><text:s/></text:p>
          </table:table-cell>
          <table:table-cell table:number-columns-repeated="16359" table:style-name="ce23"/>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QUESTION_SUBGROUP</text:p>
          </table:table-cell>
          <table:table-cell table:number-columns-repeated="13" table:style-name="ce18"/>
          <table:table-cell table:style-name="ce10"/>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76">
            <text:p>ONTRUE</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7">
            <text:p><text:s/></text:p>
          </table:table-cell>
          <table:table-cell table:style-name="ce18"/>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77">
            <text:p>ONTRUE</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76">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10"/>
          <table:table-cell office:value-type="string" table:style-name="ce17">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QUESTION_SUBGROUP}</text:p>
          </table:table-cell>
          <table:table-cell table:number-columns-repeated="13" table:style-name="ce18"/>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10"/>
          <table:table-cell office:value-type="string" table:style-name="ce17">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text:s/></text:p>
          </table:table-cell>
          <table:table-cell office:value-type="string" table:style-name="ce10">
            <text:p>{QUESTION_SUBGROUP</text:p>
          </table:table-cell>
          <table:table-cell table:number-columns-repeated="15" table:style-name="ce10"/>
          <table:table-cell office:value-type="float" office:value="1" table:style-name="ce17">
            <text:p>1</text:p>
          </table:table-cell>
          <table:table-cell office:value-type="string" table:style-name="ce10">
            <text:p><text:s/></text:p>
          </table:table-cell>
          <table:table-cell office:value-type="string" table:style-name="ce10">
            <text:p>83f2f79e-0455-4918-89ff-d7829e8bf758</text:p>
          </table:table-cell>
          <table:table-cell office:value-type="string" table:style-name="ce77">
            <text:p>ONFALSE</text:p>
          </table:table-cell>
          <table:table-cell office:value-type="string" table:style-name="ce10">
            <text:p><text:s/></text:p>
          </table:table-cell>
          <table:table-cell office:value-type="string" table:style-name="ce10">
            <text:p>Beware that this group needs to be answered if the previous answer was<text:s/><text:span text:style-name="T2">FALSE</text:span>.</text:p>
          </table:table-cell>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2" table:style-name="ce10"/>
          <table:table-cell office:value-type="string" table:style-name="ce10">
            <text:p>If not, please explain why and state which other means of proof can be provided:</text:p>
          </table:table-cell>
          <table:table-cell table:style-name="ce10"/>
          <table:table-cell office:value-type="float" office:value="1" table:style-name="ce17">
            <text:p>1</text:p>
          </table:table-cell>
          <table:table-cell office:value-type="string" table:style-name="ce10">
            <text:p>DESCRIPTION</text:p>
          </table:table-cell>
          <table:table-cell table:style-name="ce10"/>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office:value-type="string" table:style-name="ce33">
            <text:p><text:s/></text:p>
          </table:table-cell>
          <table:table-cell office:value-type="string" table:style-name="ce26">
            <text:p>REQUIREMENT_GROUP}</text:p>
          </table:table-cell>
          <table:table-cell table:number-columns-repeated="17" table:style-name="ce26"/>
          <table:table-cell table:style-name="ce40"/>
          <table:table-cell table:number-columns-repeated="2" table:style-name="ce26"/>
          <table:table-cell table:style-name="ce40"/>
          <table:table-cell table:style-name="ce26"/>
          <table:table-cell table:style-name="ce4"/>
          <table:table-cell table:number-columns-repeated="16358"/>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number-columns-repeated="16359" table:style-name="ce4"/>
        </table:table-row>
        <table:table-row table:number-rows-repeated="104850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number:date-style style:name="N21">
      <number:day number:style="long"/>
      <number:text>-</number:text>
      <number:month number:textual="true"/>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1" style:display-name="Títul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Enric Staromiejski Torregrosa</meta:initial-creator>
    <dc:creator>Enric Staromiejski Torregrosa</dc:creator>
    <meta:creation-date>2016-06-17T16:26:17Z</meta:creation-date>
    <dc:date>2017-09-10T17:45:00Z</dc:date>
  </office:meta>
</office:document-meta>
</file>